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pitals" svg:font-family="Capitals" style:font-family-generic="roman" style:font-pitch="variable"/>
    <style:font-face style:name="Courier" svg:font-family="Courier" style:font-family-generic="roman" style:font-pitch="variable"/>
    <style:font-face style:name="Geneva" svg:font-family="Genev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justify" style:justify-single-word="false" fo:text-indent="1.27cm" style:auto-text-indent="false"/>
      <style:text-properties fo:color="#000000" style:font-name="Lato" fo:font-size="11pt" fo:language="tr" fo:country="TR" style:font-size-asian="11pt"/>
    </style:style>
    <style:style style:name="P2" style:family="paragraph" style:parent-style-name="Standard">
      <style:paragraph-properties fo:margin-left="0cm" fo:margin-right="0.3cm" fo:line-height="0.564cm" fo:text-align="justify" style:justify-single-word="false" fo:text-indent="1.27cm" style:auto-text-indent="false"/>
      <style:text-properties fo:text-transform="uppercase" fo:color="#000000" style:font-name="Lato" fo:font-size="11pt" fo:language="tr" fo:country="TR" style:text-underline-style="solid" style:text-underline-width="auto" style:text-underline-color="font-color" style:font-size-asian="11pt"/>
    </style:style>
    <style:style style:name="P3" style:family="paragraph" style:parent-style-name="Standard">
      <style:paragraph-properties fo:margin-left="0cm" fo:margin-right="0.3cm" fo:line-height="0.564cm" fo:text-align="justify" style:justify-single-word="false" fo:text-indent="1.27cm" style:auto-text-indent="false"/>
      <style:text-properties style:font-name="Lato" fo:font-size="11pt" fo:language="tr" fo:country="TR" style:font-size-asian="11pt"/>
    </style:style>
    <style:style style:name="P4" style:family="paragraph" style:parent-style-name="Standard">
      <style:paragraph-properties fo:margin-left="0cm" fo:margin-right="0.3cm" fo:line-height="0.564cm" fo:text-align="justify" style:justify-single-word="false" fo:text-indent="1.27cm" style:auto-text-indent="false">
        <style:tab-stops>
          <style:tab-stop style:position="0.499cm"/>
        </style:tab-stops>
      </style:paragraph-properties>
      <style:text-properties style:font-name="Lato" fo:font-size="11pt" fo:language="tr" fo:country="TR" style:font-size-asian="11pt"/>
    </style:style>
    <style:style style:name="P5" style:family="paragraph" style:parent-style-name="Standard">
      <style:paragraph-properties fo:margin-left="0cm" fo:margin-right="0.3cm" fo:line-height="0.564cm" fo:text-align="center" style:justify-single-word="false" fo:text-indent="1.27cm" style:auto-text-indent="false"/>
      <style:text-properties style:font-name="Lato" fo:font-size="11pt" fo:language="tr" fo:country="TR" style:font-size-asian="11pt"/>
    </style:style>
    <style:style style:name="P6" style:family="paragraph" style:parent-style-name="Standard">
      <style:paragraph-properties fo:margin-left="0cm" fo:margin-right="0.3cm" fo:text-align="justify" style:justify-single-word="false" fo:text-indent="1.27cm" style:auto-text-indent="false"/>
      <style:text-properties style:font-name="Lato" fo:font-size="11pt" fo:language="tr" fo:country="TR" style:font-size-asian="11pt"/>
    </style:style>
    <style:style style:name="P7" style:family="paragraph" style:parent-style-name="Standard">
      <style:paragraph-properties fo:margin-left="0cm" fo:margin-right="0.3cm" fo:line-height="0.564cm" fo:text-align="center" style:justify-single-word="false" fo:text-indent="1.27cm" style:auto-text-indent="false"/>
      <style:text-properties style:font-name="Lato" fo:font-size="11pt" fo:language="tr" fo:country="TR" fo:font-weight="bold" style:font-size-asian="11pt" style:font-weight-asian="bold"/>
    </style:style>
    <style:style style:name="P8" style:family="paragraph" style:parent-style-name="Standard">
      <style:paragraph-properties fo:margin-left="0cm" fo:margin-right="0.3cm" fo:line-height="0.564cm" fo:text-align="justify" style:justify-single-word="false" fo:text-indent="1.27cm" style:auto-text-indent="false"/>
      <style:text-properties style:font-name="Lato" fo:font-size="11pt" fo:language="tr" fo:country="TR" fo:font-weight="bold" style:font-size-asian="11pt" style:font-weight-asian="bold"/>
    </style:style>
    <style:style style:name="P9" style:family="paragraph" style:parent-style-name="Standard">
      <style:paragraph-properties fo:margin-left="0cm" fo:margin-right="0.3cm" fo:line-height="0.564cm" fo:text-align="justify" style:justify-single-word="false" fo:text-indent="1.27cm" style:auto-text-indent="false"/>
      <style:text-properties style:font-name="Lato" fo:font-size="11pt" fo:language="tr" fo:country="TR" style:text-underline-style="solid" style:text-underline-width="auto" style:text-underline-color="font-color" style:font-size-asian="11pt"/>
    </style:style>
    <style:style style:name="P10" style:family="paragraph" style:parent-style-name="Standard">
      <style:paragraph-properties fo:margin-left="0cm" fo:margin-right="0.3cm" fo:line-height="0.564cm" fo:text-align="justify" style:justify-single-word="false" fo:text-indent="1.27cm" style:auto-text-indent="false"/>
      <style:text-properties style:font-name="Lato" fo:font-size="11pt" fo:language="tr" fo:country="TR" style:text-underline-style="solid" style:text-underline-width="auto" style:text-underline-color="font-color" style:font-name-asian="MS Mincho" style:font-size-asian="11pt" style:font-name-complex="Times New Roman1"/>
    </style:style>
    <style:style style:name="P11" style:family="paragraph" style:parent-style-name="Standard">
      <style:paragraph-properties fo:margin-left="0cm" fo:margin-right="0.3cm" fo:line-height="0.564cm" fo:text-align="justify" style:justify-single-word="false" fo:text-indent="1.27cm" style:auto-text-indent="false"/>
      <style:text-properties style:font-name="Lato" fo:font-size="11pt" fo:language="tr" fo:country="TR" style:font-name-asian="MS Mincho" style:font-size-asian="11pt" style:font-name-complex="Times New Roman1"/>
    </style:style>
    <style:style style:name="P12" style:family="paragraph" style:parent-style-name="Standard">
      <style:paragraph-properties fo:margin-left="0cm" fo:margin-right="0.3cm" fo:line-height="0.564cm" fo:text-align="center" style:justify-single-word="false" fo:text-indent="1.27cm" style:auto-text-indent="false"/>
      <style:text-properties style:font-name="Lato" fo:font-size="11pt" fo:letter-spacing="0.071cm" fo:language="tr" fo:country="TR" style:font-size-asian="11pt"/>
    </style:style>
    <style:style style:name="P13" style:family="paragraph" style:parent-style-name="Standard">
      <style:paragraph-properties fo:margin-left="0cm" fo:margin-right="0.3cm" fo:line-height="0.564cm" fo:text-align="justify" style:justify-single-word="false" fo:text-indent="1.27cm" style:auto-text-indent="false"/>
      <style:text-properties style:font-name="Lato" fo:font-size="11pt" fo:letter-spacing="0.035cm" fo:language="tr" fo:country="TR" style:font-size-asian="11pt"/>
    </style:style>
    <style:style style:name="P14" style:family="paragraph" style:parent-style-name="Standard">
      <style:paragraph-properties fo:margin-left="0cm" fo:margin-right="0.3cm" fo:text-align="center" style:justify-single-word="false" fo:text-indent="1.27cm" style:auto-text-indent="false"/>
      <style:text-properties style:font-name="Lato" fo:font-size="26pt" fo:letter-spacing="0.026cm" fo:language="tr" fo:country="TR" fo:font-weight="bold" style:font-size-asian="26pt" style:font-weight-asian="bold"/>
    </style:style>
    <style:style style:name="P15" style:family="paragraph" style:parent-style-name="Standard">
      <style:paragraph-properties fo:margin-left="0cm" fo:margin-right="0.3cm" fo:text-align="center" style:justify-single-word="false" fo:text-indent="1.27cm" style:auto-text-indent="false"/>
      <style:text-properties style:font-name="Lato" fo:font-size="26pt" fo:language="tr" fo:country="TR" fo:font-weight="bold" style:font-size-asian="26pt" style:font-weight-asian="bold"/>
    </style:style>
    <style:style style:name="P16" style:family="paragraph" style:parent-style-name="Standard">
      <style:paragraph-properties fo:margin-left="0cm" fo:margin-right="0.3cm" fo:text-align="center" style:justify-single-word="false" fo:text-indent="1.27cm" style:auto-text-indent="false"/>
      <style:text-properties style:font-name="Lato" fo:font-size="36pt" fo:language="tr" fo:country="TR" fo:font-weight="bold" style:font-size-asian="36pt" style:font-weight-asian="bold"/>
    </style:style>
    <style:style style:name="P17" style:family="paragraph" style:parent-style-name="Standard">
      <style:paragraph-properties fo:margin-left="0cm" fo:margin-right="0.3cm" fo:text-align="center" style:justify-single-word="false" fo:text-indent="1.27cm" style:auto-text-indent="false"/>
      <style:text-properties style:font-name="Lato" fo:font-size="36pt" fo:language="tr" fo:country="TR" style:font-size-asian="36pt"/>
    </style:style>
    <style:style style:name="P18" style:family="paragraph" style:parent-style-name="Standard">
      <style:paragraph-properties fo:margin-left="0cm" fo:margin-right="0.3cm" fo:line-height="0.564cm" fo:text-align="center" style:justify-single-word="false" fo:text-indent="1.27cm" style:auto-text-indent="false"/>
      <style:text-properties style:font-name="Lato" fo:language="tr" fo:country="TR"/>
    </style:style>
    <style:style style:name="P19" style:family="paragraph" style:parent-style-name="Standard">
      <style:paragraph-properties fo:margin-left="0cm" fo:margin-right="0.3cm" fo:line-height="0.564cm" fo:text-align="justify" style:justify-single-word="false" fo:text-indent="1.27cm" style:auto-text-indent="false"/>
      <style:text-properties style:font-name="Lato" fo:language="tr" fo:country="TR"/>
    </style:style>
    <style:style style:name="P20" style:family="paragraph" style:parent-style-name="Standard">
      <style:paragraph-properties fo:margin-left="0cm" fo:margin-right="0.3cm" fo:text-align="justify" style:justify-single-word="false" fo:text-indent="1.27cm" style:auto-text-indent="false"/>
      <style:text-properties style:font-name="Lato" fo:language="tr" fo:country="TR"/>
    </style:style>
    <style:style style:name="P21" style:family="paragraph" style:parent-style-name="Standard">
      <style:paragraph-properties fo:margin-left="0cm" fo:margin-right="0.3cm" fo:text-align="center" style:justify-single-word="false" fo:text-indent="1.27cm" style:auto-text-indent="false"/>
      <style:text-properties style:font-name="Lato" fo:language="tr" fo:country="TR"/>
    </style:style>
    <style:style style:name="P22" style:family="paragraph" style:parent-style-name="Standard">
      <style:paragraph-properties fo:margin-left="0cm" fo:margin-right="0.3cm" fo:line-height="0.564cm" fo:text-align="justify" style:justify-single-word="false" fo:text-indent="1.27cm" style:auto-text-indent="false"/>
      <style:text-properties style:font-name="Lato"/>
    </style:style>
    <style:style style:name="P23" style:family="paragraph" style:parent-style-name="Standard">
      <style:paragraph-properties fo:margin-left="0cm" fo:margin-right="0.3cm" fo:line-height="0.564cm" fo:text-align="center" style:justify-single-word="false" fo:text-indent="1.27cm" style:auto-text-indent="false" fo:break-before="page"/>
      <style:text-properties style:font-name="Lato" fo:font-size="11pt" fo:language="tr" fo:country="TR" style:font-size-asian="11pt"/>
    </style:style>
    <style:style style:name="P24" style:family="paragraph" style:parent-style-name="Standard">
      <style:paragraph-properties fo:margin-left="0cm" fo:margin-right="0.3cm" fo:text-align="justify" style:justify-single-word="false" fo:text-indent="1.27cm" style:auto-text-indent="false" fo:break-before="page"/>
      <style:text-properties style:font-name="Lato" fo:font-size="18pt" fo:language="tr" fo:country="TR" fo:font-weight="bold" style:font-size-asian="18pt" style:font-weight-asian="bold"/>
    </style:style>
    <style:style style:name="P25" style:family="paragraph" style:parent-style-name="Standard">
      <style:paragraph-properties fo:margin-left="0cm" fo:margin-right="0.3cm" fo:text-align="center" style:justify-single-word="false" fo:text-indent="1.27cm" style:auto-text-indent="false" fo:break-before="page"/>
      <style:text-properties style:font-name="Lato" fo:font-size="18pt" fo:language="tr" fo:country="TR" fo:font-weight="bold" style:font-size-asian="18pt" style:font-weight-asian="bold"/>
    </style:style>
    <style:style style:name="P26" style:family="paragraph" style:parent-style-name="Standard">
      <style:paragraph-properties fo:margin-left="0cm" fo:margin-right="0.3cm" fo:line-height="0.564cm" fo:text-align="justify" style:justify-single-word="false" fo:text-indent="1.27cm" style:auto-text-indent="false" fo:break-before="page"/>
      <style:text-properties style:font-name="Lato" fo:language="tr" fo:country="TR" style:font-name-asian="MS Mincho"/>
    </style:style>
    <style:style style:name="P27" style:family="paragraph" style:parent-style-name="Heading_20_3">
      <style:paragraph-properties fo:margin-left="0cm" fo:margin-right="0.3cm" fo:text-align="justify" style:justify-single-word="false" fo:text-indent="1.27cm" style:auto-text-indent="false" fo:break-before="page"/>
      <style:text-properties style:font-name="Lato" fo:font-size="18pt" fo:font-weight="bold" style:font-size-asian="18pt" style:font-weight-asian="bold"/>
    </style:style>
    <style:style style:name="P28" style:family="paragraph" style:parent-style-name="Heading_20_1">
      <style:paragraph-properties fo:margin-left="0cm" fo:margin-right="0.3cm" fo:text-indent="1.27cm" style:auto-text-indent="false" fo:break-before="page"/>
      <style:text-properties style:font-name="Lato" fo:font-size="18pt" fo:language="tr" fo:country="TR" style:font-size-asian="18pt"/>
    </style:style>
    <style:style style:name="P29" style:family="paragraph" style:parent-style-name="Heading_20_1">
      <style:paragraph-properties fo:margin-left="0cm" fo:margin-right="0.3cm" fo:text-indent="1.27cm" style:auto-text-indent="false" fo:break-before="page"/>
      <style:text-properties style:font-name="Lato" fo:font-size="18pt" fo:language="tr" fo:country="TR" style:font-name-asian="MS Mincho" style:font-size-asian="18pt" style:font-name-complex="Times New Roman1"/>
    </style:style>
    <style:style style:name="P30" style:family="paragraph" style:parent-style-name="ANA_20_METIN">
      <style:paragraph-properties fo:margin-left="0cm" fo:margin-right="0.3cm" fo:line-height="0.564cm" fo:text-indent="1.27cm" style:auto-text-indent="false" fo:break-before="page"/>
      <style:text-properties style:font-name="Lato"/>
    </style:style>
    <style:style style:name="P31" style:family="paragraph" style:parent-style-name="site_20_adi">
      <style:paragraph-properties fo:margin-left="0cm" fo:margin-right="0.3cm" fo:line-height="0.564cm" fo:text-indent="1.27cm" style:auto-text-indent="false" fo:break-before="page"/>
      <style:text-properties fo:color="#000000" style:font-name="Lato" fo:font-size="11pt" fo:language="tr" fo:country="TR" style:text-underline-style="solid" style:text-underline-width="auto" style:text-underline-color="font-color" style:font-size-asian="11pt"/>
    </style:style>
    <style:style style:name="P32" style:family="paragraph" style:parent-style-name="Body_20_Text_20_2">
      <style:paragraph-properties fo:margin-left="0cm" fo:margin-right="0.3cm" fo:text-indent="1.27cm" style:auto-text-indent="false" fo:break-before="page"/>
      <style:text-properties style:font-name="Lato" fo:font-size="18pt" fo:language="tr" fo:country="TR" style:font-size-asian="18pt"/>
    </style:style>
    <style:style style:name="P33" style:family="paragraph" style:parent-style-name="mektubu_20_yazan">
      <style:paragraph-properties fo:margin-left="0cm" fo:margin-right="0.3cm" fo:line-height="0.564cm" fo:text-align="justify" style:justify-single-word="false" fo:text-indent="1.27cm" style:auto-text-indent="false" fo:break-before="page"/>
      <style:text-properties fo:font-variant="small-caps" style:font-name="Lato" fo:language="tr" fo:country="TR" fo:font-weight="bold" style:font-weight-asian="bold"/>
    </style:style>
    <style:style style:name="P34" style:family="paragraph" style:parent-style-name="Title">
      <style:paragraph-properties fo:margin-left="0cm" fo:margin-right="0.3cm" fo:text-indent="1.27cm" style:auto-text-indent="false" fo:break-before="page"/>
      <style:text-properties style:font-name="Lato" fo:font-size="18pt" fo:language="tr" fo:country="TR" fo:font-weight="bold" style:font-size-asian="18pt" style:font-weight-asian="bold"/>
    </style:style>
    <style:style style:name="P35" style:family="paragraph" style:parent-style-name="Plain_20_Text">
      <style:paragraph-properties fo:margin-left="0cm" fo:margin-right="0.3cm" fo:text-align="center" style:justify-single-word="false" fo:text-indent="1.27cm" style:auto-text-indent="false" fo:break-before="page"/>
      <style:text-properties style:font-name="Lato" fo:font-size="18pt" fo:font-weight="bold" style:font-name-asian="MS Mincho" style:font-size-asian="18pt" style:font-weight-asian="bold" style:font-name-complex="Times New Roman1"/>
    </style:style>
    <style:style style:name="P36" style:family="paragraph" style:parent-style-name="Plain_20_Text">
      <style:paragraph-properties fo:margin-left="0cm" fo:margin-right="0.3cm" fo:line-height="0.564cm" fo:text-align="justify" style:justify-single-word="false" fo:text-indent="1.27cm" style:auto-text-indent="false" fo:break-before="page"/>
      <style:text-properties style:font-name="Lato" fo:font-size="11pt" style:font-name-asian="MS Mincho" style:font-size-asian="11pt" style:font-name-complex="Times New Roman1"/>
    </style:style>
    <style:style style:name="P37" style:family="paragraph" style:parent-style-name="Plain_20_Text">
      <style:paragraph-properties fo:margin-left="0cm" fo:margin-right="0.3cm" fo:line-height="0.564cm" fo:text-align="justify" style:justify-single-word="false" fo:text-indent="1.27cm" style:auto-text-indent="false" fo:break-before="page"/>
      <style:text-properties style:font-name="Lato" fo:font-size="11pt" style:text-underline-style="solid" style:text-underline-width="auto" style:text-underline-color="font-color" style:font-name-asian="MS Mincho" style:font-size-asian="11pt" style:font-name-complex="Times New Roman1"/>
    </style:style>
    <style:style style:name="P38" style:family="paragraph" style:parent-style-name="Plain_20_Text">
      <style:paragraph-properties fo:margin-left="0cm" fo:margin-right="0.3cm" fo:text-align="justify" style:justify-single-word="false" fo:text-indent="1.27cm" style:auto-text-indent="false" fo:break-before="page"/>
      <style:text-properties style:font-name="Lato" fo:font-size="16pt" fo:font-weight="bold" style:font-name-asian="MS Mincho" style:font-size-asian="16pt" style:font-weight-asian="bold" style:font-name-complex="Times New Roman1"/>
    </style:style>
    <style:style style:name="P39" style:family="paragraph" style:parent-style-name="Heading_20_3">
      <style:paragraph-properties fo:margin-left="0cm" fo:margin-right="0.3cm" fo:text-align="justify" style:justify-single-word="false" fo:text-indent="1.27cm" style:auto-text-indent="false"/>
      <style:text-properties style:font-name="Lato"/>
    </style:style>
    <style:style style:name="P40" style:family="paragraph" style:parent-style-name="Heading_20_2">
      <style:paragraph-properties fo:margin-left="0cm" fo:margin-right="0.3cm" fo:line-height="0.564cm" fo:text-align="justify" style:justify-single-word="false" fo:text-indent="1.27cm" style:auto-text-indent="false"/>
      <style:text-properties style:font-name="Lato" fo:font-size="11pt" fo:language="tr" fo:country="TR" style:font-size-asian="11pt"/>
    </style:style>
    <style:style style:name="P41" style:family="paragraph" style:parent-style-name="Heading_20_2">
      <style:paragraph-properties fo:margin-left="0cm" fo:margin-right="0.3cm" fo:line-height="0.564cm" fo:text-align="justify" style:justify-single-word="false" fo:text-indent="1.27cm" style:auto-text-indent="false"/>
      <style:text-properties style:font-name="Lato" fo:font-size="11pt" fo:language="tr" fo:country="TR" style:font-name-asian="MS Mincho" style:font-size-asian="11pt" style:font-name-complex="Times New Roman1"/>
    </style:style>
    <style:style style:name="P42" style:family="paragraph" style:parent-style-name="Heading_20_2">
      <style:paragraph-properties fo:margin-left="0cm" fo:margin-right="0.3cm" fo:text-align="justify" style:justify-single-word="false" fo:text-indent="1.27cm" style:auto-text-indent="false"/>
      <style:text-properties style:font-name="Lato" fo:font-size="16pt" fo:language="tr" fo:country="TR" fo:font-weight="bold" style:font-size-asian="16pt" style:font-weight-asian="bold"/>
    </style:style>
    <style:style style:name="P43" style:family="paragraph" style:parent-style-name="Heading_20_2">
      <style:paragraph-properties fo:margin-left="0cm" fo:margin-right="0.3cm" fo:text-align="justify" style:justify-single-word="false" fo:text-indent="1.27cm" style:auto-text-indent="false"/>
      <style:text-properties style:font-name="Lato"/>
    </style:style>
    <style:style style:name="P44" style:family="paragraph" style:parent-style-name="Heading_20_1">
      <style:paragraph-properties fo:margin-left="0cm" fo:margin-right="0.3cm" fo:text-align="justify" style:justify-single-word="false" fo:text-indent="1.27cm" style:auto-text-indent="false"/>
      <style:text-properties style:font-name="Lato" fo:font-size="16pt" fo:language="tr" fo:country="TR" style:font-size-asian="16pt"/>
    </style:style>
    <style:style style:name="P45" style:family="paragraph" style:parent-style-name="Heading_20_1">
      <style:paragraph-properties fo:margin-left="0cm" fo:margin-right="0.3cm" fo:text-align="justify" style:justify-single-word="false" fo:text-indent="1.27cm" style:auto-text-indent="false"/>
      <style:text-properties style:font-name="Lato" fo:font-size="16pt" fo:language="tr" fo:country="TR" style:font-name-asian="MS Mincho" style:font-size-asian="16pt" style:font-name-complex="Times New Roman1"/>
    </style:style>
    <style:style style:name="P46" style:family="paragraph" style:parent-style-name="Heading_20_1">
      <style:paragraph-properties fo:margin-left="0cm" fo:margin-right="0.3cm" fo:text-indent="1.27cm" style:auto-text-indent="false"/>
      <style:text-properties style:font-name="Lato" fo:language="tr" fo:country="TR"/>
    </style:style>
    <style:style style:name="P47" style:family="paragraph" style:parent-style-name="Heading_20_1">
      <style:paragraph-properties fo:margin-left="0cm" fo:margin-right="0.3cm" fo:text-indent="1.27cm" style:auto-text-indent="false"/>
      <style:text-properties style:font-name="Lato" fo:font-size="18pt" fo:language="tr" fo:country="TR" style:font-name-asian="MS Mincho" style:font-size-asian="18pt" style:font-name-complex="Times New Roman1"/>
    </style:style>
    <style:style style:name="P48" style:family="paragraph" style:parent-style-name="Heading_20_1">
      <style:paragraph-properties fo:margin-left="0cm" fo:margin-right="0.3cm" fo:line-height="0.564cm" fo:text-align="justify" style:justify-single-word="false" fo:text-indent="1.27cm" style:auto-text-indent="false"/>
      <style:text-properties style:font-name="Lato" fo:font-size="11pt" fo:language="tr" fo:country="TR" style:font-name-asian="MS Mincho" style:font-size-asian="11pt" style:font-name-complex="Times New Roman1"/>
    </style:style>
    <style:style style:name="P49" style:family="paragraph" style:parent-style-name="Heading_20_1">
      <style:paragraph-properties fo:margin-left="0cm" fo:margin-right="0.3cm" fo:line-height="0.564cm" fo:text-align="justify" style:justify-single-word="false" fo:text-indent="1.27cm" style:auto-text-indent="false"/>
      <style:text-properties style:font-name="Lato" fo:font-size="11pt" fo:language="tr" fo:country="TR" style:text-underline-style="solid" style:text-underline-width="auto" style:text-underline-color="font-color" style:font-name-asian="MS Mincho" style:font-size-asian="11pt" style:font-name-complex="Times New Roman1"/>
    </style:style>
    <style:style style:name="P50" style:family="paragraph" style:parent-style-name="Heading_20_4">
      <style:paragraph-properties fo:margin-left="0cm" fo:margin-right="0.3cm" fo:line-height="0.564cm" fo:text-align="justify" style:justify-single-word="false" fo:text-indent="1.27cm" style:auto-text-indent="false"/>
      <style:text-properties style:font-name="Lato" fo:font-size="11pt" style:font-size-asian="11pt"/>
    </style:style>
    <style:style style:name="P51" style:family="paragraph" style:parent-style-name="ARA_20_BASLIK">
      <style:paragraph-properties fo:margin-left="0cm" fo:margin-right="0.3cm" fo:margin-top="0cm" fo:margin-bottom="0cm" loext:contextual-spacing="false" fo:text-indent="1.27cm" style:auto-text-indent="false" fo:break-before="page"/>
      <style:text-properties style:font-name="Lato" fo:font-size="18pt" fo:language="tr" fo:country="TR" style:font-size-asian="18pt"/>
    </style:style>
    <style:style style:name="P52" style:family="paragraph" style:parent-style-name="metin_20_2">
      <style:paragraph-properties fo:margin-left="0cm" fo:margin-right="0.3cm" fo:margin-top="0cm" fo:margin-bottom="0cm" loext:contextual-spacing="false" fo:text-align="center" style:justify-single-word="false" fo:text-indent="1.27cm" style:auto-text-indent="false" fo:break-before="page"/>
      <style:text-properties style:font-name="Lato"/>
    </style:style>
    <style:style style:name="P53" style:family="paragraph" style:parent-style-name="metin">
      <style:paragraph-properties fo:margin-left="0cm" fo:margin-right="0.3cm" fo:margin-top="0cm" fo:margin-bottom="0cm" loext:contextual-spacing="false" fo:line-height="0.564cm" fo:text-indent="1.27cm" style:auto-text-indent="false" fo:break-before="page"/>
      <style:text-properties style:font-name="Lato" fo:font-size="11pt" fo:language="tr" fo:country="TR" style:font-size-asian="11pt"/>
    </style:style>
    <style:style style:name="P54" style:family="paragraph" style:parent-style-name="BASLIK">
      <style:paragraph-properties fo:margin-left="0cm" fo:margin-right="0.3cm" fo:margin-top="0cm" fo:margin-bottom="0cm" loext:contextual-spacing="false" fo:line-height="0.564cm" fo:text-align="justify" style:justify-single-word="false" fo:text-indent="1.27cm" style:auto-text-indent="false" fo:break-before="page"/>
      <style:text-properties fo:color="#000000" style:font-name="Lato" fo:font-size="11pt" fo:language="tr" fo:country="TR" style:font-size-asian="11pt"/>
    </style:style>
    <style:style style:name="P55" style:family="paragraph" style:parent-style-name="BASLIK">
      <style:paragraph-properties fo:margin-left="0cm" fo:margin-right="0.3cm" fo:margin-top="0cm" fo:margin-bottom="0cm" loext:contextual-spacing="false" fo:line-height="0.564cm" fo:text-align="justify" style:justify-single-word="false" fo:text-indent="1.27cm" style:auto-text-indent="false" fo:break-before="page"/>
      <style:text-properties fo:color="#000000" style:font-name="Lato" fo:font-size="11pt" fo:letter-spacing="-0.018cm" fo:language="tr" fo:country="TR" style:font-size-asian="11pt"/>
    </style:style>
    <style:style style:name="P56" style:family="paragraph" style:parent-style-name="BASLIK">
      <style:paragraph-properties fo:margin-left="0cm" fo:margin-right="0.3cm" fo:margin-top="0cm" fo:margin-bottom="0cm" loext:contextual-spacing="false" fo:line-height="0.564cm" fo:text-align="justify" style:justify-single-word="false" fo:text-indent="1.27cm" style:auto-text-indent="false" fo:break-before="page"/>
      <style:text-properties style:font-name="Lato" fo:font-size="11pt" fo:language="tr" fo:country="TR" style:font-size-asian="11pt"/>
    </style:style>
    <style:style style:name="P57" style:family="paragraph" style:parent-style-name="ULKE_20_ADI_20_ÝSÝM">
      <style:paragraph-properties fo:margin-left="0cm" fo:margin-right="0.3cm" fo:margin-top="0cm" fo:margin-bottom="0cm" loext:contextual-spacing="false" fo:line-height="0.564cm" fo:text-align="justify" style:justify-single-word="false" fo:text-indent="1.27cm" style:auto-text-indent="false" fo:break-before="page"/>
      <style:text-properties style:font-name="Lato" fo:font-size="11pt" fo:language="tr" fo:country="TR" style:font-size-asian="11pt"/>
    </style:style>
    <style:style style:name="P58" style:family="paragraph" style:parent-style-name="ARA_20_BASLIK">
      <style:paragraph-properties fo:margin-left="0cm" fo:margin-right="0.3cm" fo:margin-top="0cm" fo:margin-bottom="0cm" loext:contextual-spacing="false" fo:text-indent="1.27cm" style:auto-text-indent="false"/>
      <style:text-properties style:font-name="Lato" fo:language="tr" fo:country="TR"/>
    </style:style>
    <style:style style:name="P59" style:family="paragraph" style:parent-style-name="buyuk_20_baslik">
      <style:paragraph-properties fo:margin-left="0cm" fo:margin-right="0.3cm" fo:margin-top="0cm" fo:margin-bottom="0cm" loext:contextual-spacing="false" fo:line-height="0.564cm" fo:text-align="justify" style:justify-single-word="false" fo:text-indent="1.27cm" style:auto-text-indent="false"/>
      <style:text-properties style:font-name="Lato" fo:font-size="11pt" fo:language="tr" fo:country="TR" style:font-size-asian="11pt"/>
    </style:style>
    <style:style style:name="P60" style:family="paragraph" style:parent-style-name="buyuk_20_baslik">
      <style:paragraph-properties fo:margin-left="0cm" fo:margin-right="0.3cm" fo:margin-top="0cm" fo:margin-bottom="0cm" loext:contextual-spacing="false" fo:text-indent="1.27cm" style:auto-text-indent="false"/>
      <style:text-properties style:font-name="Lato" fo:font-size="18pt" fo:language="tr" fo:country="TR" fo:font-weight="bold" style:font-size-asian="18pt" style:font-weight-asian="bold"/>
    </style:style>
    <style:style style:name="P61" style:family="paragraph" style:parent-style-name="alinti">
      <style:paragraph-properties fo:margin-left="0cm" fo:margin-right="0.3cm" fo:margin-top="0cm" fo:margin-bottom="0cm" loext:contextual-spacing="false" fo:line-height="0.564cm" fo:text-indent="1.27cm" style:auto-text-indent="false"/>
      <style:text-properties style:font-name="Lato" fo:font-size="11pt" fo:language="tr" fo:country="TR" style:font-size-asian="11pt"/>
    </style:style>
    <style:style style:name="P62" style:family="paragraph" style:parent-style-name="alinti">
      <style:paragraph-properties fo:margin-left="0cm" fo:margin-right="0.3cm" fo:margin-top="0cm" fo:margin-bottom="0cm" loext:contextual-spacing="false" fo:line-height="0.564cm" fo:text-indent="1.27cm" style:auto-text-indent="false"/>
      <style:text-properties style:font-name="Lato" fo:font-size="11pt" fo:letter-spacing="-0.009cm" fo:language="tr" fo:country="TR" style:font-size-asian="11pt"/>
    </style:style>
    <style:style style:name="P63" style:family="paragraph" style:parent-style-name="alinti">
      <style:paragraph-properties fo:margin-left="0cm" fo:margin-right="0.3cm" fo:margin-top="0cm" fo:margin-bottom="0cm" loext:contextual-spacing="false" fo:line-height="0.564cm" fo:text-indent="1.27cm" style:auto-text-indent="false"/>
      <style:text-properties style:font-name="Lato"/>
    </style:style>
    <style:style style:name="P64" style:family="paragraph" style:parent-style-name="metin_20_2">
      <style:paragraph-properties fo:margin-left="0cm" fo:margin-right="0.3cm" fo:margin-top="0cm" fo:margin-bottom="0cm" loext:contextual-spacing="false" fo:line-height="0.564cm" fo:text-indent="1.27cm" style:auto-text-indent="false"/>
      <style:text-properties fo:color="#000000" style:font-name="Lato" fo:font-size="11pt" fo:language="tr" fo:country="TR" style:font-size-asian="11pt"/>
    </style:style>
    <style:style style:name="P65" style:family="paragraph" style:parent-style-name="metin_20_2">
      <style:paragraph-properties fo:margin-left="0cm" fo:margin-right="0.3cm" fo:margin-top="0cm" fo:margin-bottom="0cm" loext:contextual-spacing="false" fo:line-height="0.564cm" fo:text-indent="1.27cm" style:auto-text-indent="false"/>
      <style:text-properties fo:color="#000000" style:font-name="Lato" fo:font-size="11pt" fo:letter-spacing="0.291cm" fo:language="tr" fo:country="TR" style:font-size-asian="11pt"/>
    </style:style>
    <style:style style:name="P66" style:family="paragraph" style:parent-style-name="metin_20_2">
      <style:paragraph-properties fo:margin-left="0cm" fo:margin-right="0.3cm" fo:margin-top="0cm" fo:margin-bottom="0cm" loext:contextual-spacing="false" fo:text-indent="1.27cm" style:auto-text-indent="false"/>
      <style:text-properties fo:color="#000000" style:font-name="Lato" fo:font-size="16pt" fo:language="tr" fo:country="TR" fo:font-weight="bold" style:font-size-asian="16pt" style:font-weight-asian="bold"/>
    </style:style>
    <style:style style:name="P67" style:family="paragraph" style:parent-style-name="metin_20_2">
      <style:paragraph-properties fo:margin-left="0cm" fo:margin-right="0.3cm" fo:margin-top="0cm" fo:margin-bottom="0cm" loext:contextual-spacing="false" fo:line-height="0.564cm" fo:text-indent="1.27cm" style:auto-text-indent="false"/>
      <style:text-properties style:font-name="Lato"/>
    </style:style>
    <style:style style:name="P68" style:family="paragraph" style:parent-style-name="metin_20_2">
      <style:paragraph-properties fo:margin-left="0cm" fo:margin-right="0.3cm" fo:margin-top="0cm" fo:margin-bottom="0cm" loext:contextual-spacing="false" fo:line-height="0.564cm" fo:text-indent="1.27cm" style:auto-text-indent="false"/>
      <style:text-properties style:font-name="Lato" fo:font-size="11pt" fo:letter-spacing="0.494cm" fo:language="tr" fo:country="TR" style:font-size-asian="11pt"/>
    </style:style>
    <style:style style:name="P69" style:family="paragraph" style:parent-style-name="metin_20_2">
      <style:paragraph-properties fo:margin-left="0cm" fo:margin-right="0.3cm" fo:margin-top="0cm" fo:margin-bottom="0cm" loext:contextual-spacing="false" fo:line-height="0.564cm" fo:text-indent="1.27cm" style:auto-text-indent="false"/>
      <style:text-properties style:font-name="Lato" fo:font-size="11pt" fo:language="tr" fo:country="TR" style:font-size-asian="11pt"/>
    </style:style>
    <style:style style:name="P70" style:family="paragraph" style:parent-style-name="metin_20_2">
      <style:paragraph-properties fo:margin-left="0cm" fo:margin-right="0.3cm" fo:margin-top="0cm" fo:margin-bottom="0cm" loext:contextual-spacing="false" fo:text-align="center" style:justify-single-word="false" fo:text-indent="1.27cm" style:auto-text-indent="false"/>
      <style:text-properties style:font-name="Lato" fo:language="tr" fo:country="TR"/>
    </style:style>
    <style:style style:name="P71" style:family="paragraph" style:parent-style-name="metin">
      <style:paragraph-properties fo:margin-left="0cm" fo:margin-right="0.3cm" fo:margin-top="0cm" fo:margin-bottom="0cm" loext:contextual-spacing="false" fo:line-height="0.564cm" fo:text-indent="1.27cm" style:auto-text-indent="false"/>
      <style:text-properties style:font-name="Lato" fo:language="tr" fo:country="TR"/>
    </style:style>
    <style:style style:name="P72" style:family="paragraph" style:parent-style-name="metin">
      <style:paragraph-properties fo:margin-left="0cm" fo:margin-right="0.3cm" fo:margin-top="0cm" fo:margin-bottom="0cm" loext:contextual-spacing="false" fo:line-height="0.564cm" fo:text-indent="1.27cm" style:auto-text-indent="false"/>
      <style:text-properties style:font-name="Lato" fo:font-size="11pt" fo:language="tr" fo:country="TR" style:font-size-asian="11pt"/>
    </style:style>
    <style:style style:name="P73"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fo:color="#000000" style:font-name="Lato" fo:font-size="11pt" fo:language="tr" fo:country="TR" style:font-size-asian="11pt"/>
    </style:style>
    <style:style style:name="P74"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fo:color="#000000" style:font-name="Lato" fo:font-size="11pt" fo:language="tr" fo:country="TR" style:text-underline-style="none" fo:font-weight="bold" style:font-size-asian="11pt" style:font-weight-asian="bold"/>
    </style:style>
    <style:style style:name="P75"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fo:color="#000000" style:font-name="Lato" fo:font-size="11pt" fo:language="tr" fo:country="TR" style:text-underline-style="none" style:font-size-asian="11pt"/>
    </style:style>
    <style:style style:name="P76"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style:font-name="Lato"/>
    </style:style>
    <style:style style:name="P77"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style:font-name="Lato" fo:font-size="11pt" fo:language="tr" fo:country="TR" style:font-size-asian="11pt"/>
    </style:style>
    <style:style style:name="P78"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style:font-name="Lato" fo:font-size="11pt" fo:language="tr" fo:country="TR" style:text-underline-style="none" style:font-size-asian="11pt"/>
    </style:style>
    <style:style style:name="P79"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style:font-name="Lato" fo:font-size="11pt" fo:letter-spacing="-0.018cm" fo:language="tr" fo:country="TR" style:text-underline-style="none" fo:font-weight="bold" style:font-size-asian="11pt" style:font-weight-asian="bold"/>
    </style:style>
    <style:style style:name="P80"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style:font-name="Lato" fo:language="tr" fo:country="TR"/>
    </style:style>
    <style:style style:name="P81"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fo:font-variant="normal" fo:text-transform="none" style:font-name="Lato" fo:font-size="11pt" fo:language="tr" fo:country="TR" style:font-size-asian="11pt"/>
    </style:style>
    <style:style style:name="P82" style:family="paragraph" style:parent-style-name="BASLIK">
      <style:paragraph-properties fo:margin-left="0cm" fo:margin-right="0.3cm" fo:margin-top="0cm" fo:margin-bottom="0cm" loext:contextual-spacing="false" fo:line-height="0.564cm" fo:text-align="justify" style:justify-single-word="false" fo:text-indent="1.27cm" style:auto-text-indent="false"/>
      <style:text-properties fo:font-variant="normal" fo:text-transform="none" fo:color="#000000" style:font-name="Lato" fo:font-size="11pt" fo:language="tr" fo:country="TR" style:font-size-asian="11pt"/>
    </style:style>
    <style:style style:name="P83" style:family="paragraph" style:parent-style-name="ALINTI">
      <style:paragraph-properties fo:margin-left="0cm" fo:margin-right="0.3cm" fo:margin-top="0cm" fo:margin-bottom="0cm" loext:contextual-spacing="false" fo:line-height="0.564cm" fo:text-indent="1.27cm" style:auto-text-indent="false"/>
      <style:text-properties fo:color="#000000" style:font-name="Lato" fo:font-size="11pt" fo:language="tr" fo:country="TR" style:font-size-asian="11pt"/>
    </style:style>
    <style:style style:name="P84" style:family="paragraph" style:parent-style-name="ALINTI">
      <style:paragraph-properties fo:margin-left="0cm" fo:margin-right="0.3cm" fo:margin-top="0cm" fo:margin-bottom="0cm" loext:contextual-spacing="false" fo:line-height="0.564cm" fo:text-indent="1.27cm" style:auto-text-indent="false"/>
      <style:text-properties fo:text-transform="uppercase" fo:color="#000000" style:font-name="Lato" fo:font-size="11pt" fo:language="tr" fo:country="TR" style:text-underline-style="solid" style:text-underline-width="auto" style:text-underline-color="font-color" style:font-size-asian="11pt"/>
    </style:style>
    <style:style style:name="P85" style:family="paragraph" style:parent-style-name="ALINTI">
      <style:paragraph-properties fo:margin-left="0cm" fo:margin-right="0.3cm" fo:margin-top="0cm" fo:margin-bottom="0cm" loext:contextual-spacing="false" fo:line-height="0.564cm" fo:text-indent="1.27cm" style:auto-text-indent="false"/>
      <style:text-properties style:font-name="Lato" fo:font-size="11pt" fo:language="tr" fo:country="TR" style:font-size-asian="11pt"/>
    </style:style>
    <style:style style:name="P86" style:family="paragraph" style:parent-style-name="ALINTI">
      <style:paragraph-properties fo:margin-left="0cm" fo:margin-right="0.3cm" fo:margin-top="0cm" fo:margin-bottom="0cm" loext:contextual-spacing="false" fo:line-height="0.564cm" fo:text-indent="1.27cm" style:auto-text-indent="false"/>
      <style:text-properties style:font-name="Lato"/>
    </style:style>
    <style:style style:name="P87" style:family="paragraph" style:parent-style-name="ULKE_20_ADI_20_ÝSÝM">
      <style:paragraph-properties fo:margin-left="0cm" fo:margin-right="0.3cm" fo:margin-top="0cm" fo:margin-bottom="0cm" loext:contextual-spacing="false" fo:line-height="0.564cm" fo:text-align="justify" style:justify-single-word="false" fo:text-indent="1.27cm" style:auto-text-indent="false"/>
      <style:text-properties style:font-name="Lato" fo:font-size="11pt" fo:language="tr" fo:country="TR" style:font-size-asian="11pt"/>
    </style:style>
    <style:style style:name="P88" style:family="paragraph" style:parent-style-name="ULKE_20_ADI_20_ÝSÝM">
      <style:paragraph-properties fo:margin-left="0cm" fo:margin-right="0.3cm" fo:margin-top="0cm" fo:margin-bottom="0cm" loext:contextual-spacing="false" fo:line-height="0.564cm" fo:text-align="justify" style:justify-single-word="false" fo:text-indent="1.27cm" style:auto-text-indent="false"/>
      <style:text-properties style:font-name="Lato" fo:language="tr" fo:country="TR"/>
    </style:style>
    <style:style style:name="P89" style:family="paragraph" style:parent-style-name="BUYUKBASLIK">
      <style:paragraph-properties fo:margin-left="0cm" fo:margin-right="0.3cm" fo:margin-top="0cm" fo:margin-bottom="0cm" loext:contextual-spacing="false" fo:line-height="0.564cm" fo:text-align="justify" style:justify-single-word="false" fo:text-indent="1.27cm" style:auto-text-indent="false"/>
      <style:text-properties style:font-name="Lato" fo:font-size="11pt" fo:language="tr" fo:country="TR" style:font-size-asian="11pt"/>
    </style:style>
    <style:style style:name="P90" style:family="paragraph" style:parent-style-name="ANA_20_METIN">
      <style:paragraph-properties fo:margin-left="0cm" fo:margin-right="0.3cm" fo:line-height="0.564cm" fo:text-indent="1.27cm" style:auto-text-indent="false"/>
      <style:text-properties fo:color="#000000" style:font-name="Lato" fo:font-size="11pt" fo:language="tr" fo:country="TR" style:font-size-asian="11pt"/>
    </style:style>
    <style:style style:name="P91" style:family="paragraph" style:parent-style-name="ANA_20_METIN">
      <style:paragraph-properties fo:margin-left="0cm" fo:margin-right="0.3cm" fo:line-height="0.564cm" fo:text-indent="1.27cm" style:auto-text-indent="false"/>
      <style:text-properties fo:color="#000000" style:font-name="Lato" fo:font-size="11pt" fo:language="tr" fo:country="TR" style:text-underline-style="solid" style:text-underline-width="auto" style:text-underline-color="font-color" style:font-size-asian="11pt"/>
    </style:style>
    <style:style style:name="P92" style:family="paragraph" style:parent-style-name="ANA_20_METIN">
      <style:paragraph-properties fo:margin-left="0cm" fo:margin-right="0.3cm" fo:line-height="0.564cm" fo:text-indent="1.27cm" style:auto-text-indent="false"/>
      <style:text-properties fo:text-transform="uppercase" fo:color="#000000" style:font-name="Lato" fo:font-size="11pt" fo:language="tr" fo:country="TR" style:text-underline-style="solid" style:text-underline-width="auto" style:text-underline-color="font-color" style:font-size-asian="11pt"/>
    </style:style>
    <style:style style:name="P93" style:family="paragraph" style:parent-style-name="ANA_20_METIN">
      <style:paragraph-properties fo:margin-left="0cm" fo:margin-right="0.3cm" fo:text-indent="1.27cm" style:auto-text-indent="false"/>
      <style:text-properties style:font-name="Lato" fo:font-size="11pt" fo:language="tr" fo:country="TR" style:font-size-asian="11pt"/>
    </style:style>
    <style:style style:name="P94" style:family="paragraph" style:parent-style-name="ANA_20_METIN">
      <style:paragraph-properties fo:margin-left="0cm" fo:margin-right="0.3cm" fo:line-height="0.564cm" fo:text-indent="1.27cm" style:auto-text-indent="false"/>
      <style:text-properties style:font-name="Lato" fo:font-size="11pt" fo:language="tr" fo:country="TR" style:font-size-asian="11pt"/>
    </style:style>
    <style:style style:name="P95" style:family="paragraph" style:parent-style-name="ANA_20_METIN">
      <style:paragraph-properties fo:margin-left="0cm" fo:margin-right="0.3cm" fo:line-height="0.564cm" fo:text-indent="1.27cm" style:auto-text-indent="false"/>
      <style:text-properties style:font-name="Lato" fo:font-size="11pt" fo:language="tr" fo:country="TR" fo:font-style="italic" style:font-size-asian="11pt" style:font-style-asian="italic"/>
    </style:style>
    <style:style style:name="P96" style:family="paragraph" style:parent-style-name="ANA_20_METIN">
      <style:paragraph-properties fo:margin-left="0cm" fo:margin-right="0.3cm" fo:line-height="0.564cm" fo:text-indent="1.27cm" style:auto-text-indent="false"/>
      <style:text-properties style:font-name="Lato" fo:font-size="11pt" fo:language="tr" fo:country="TR" style:text-underline-style="solid" style:text-underline-width="auto" style:text-underline-color="font-color" style:font-size-asian="11pt"/>
    </style:style>
    <style:style style:name="P97" style:family="paragraph" style:parent-style-name="ANA_20_METIN">
      <style:paragraph-properties fo:margin-left="0cm" fo:margin-right="0.3cm" fo:line-height="0.564cm" fo:text-indent="1.27cm" style:auto-text-indent="false"/>
      <style:text-properties style:font-name="Lato" fo:font-size="11pt" fo:language="tr" fo:country="TR" fo:font-weight="bold" style:font-size-asian="11pt" style:font-weight-asian="bold"/>
    </style:style>
    <style:style style:name="P98" style:family="paragraph" style:parent-style-name="ANA_20_METIN">
      <style:paragraph-properties fo:margin-left="0cm" fo:margin-right="0.3cm" fo:line-height="0.564cm" fo:text-indent="1.27cm" style:auto-text-indent="false"/>
      <style:text-properties style:font-name="Lato" fo:font-size="11pt" fo:letter-spacing="-0.009cm" fo:language="tr" fo:country="TR" style:font-size-asian="11pt"/>
    </style:style>
    <style:style style:name="P99" style:family="paragraph" style:parent-style-name="ANA_20_METIN">
      <style:paragraph-properties fo:margin-left="0cm" fo:margin-right="0.3cm" fo:line-height="0.564cm" fo:text-indent="1.27cm" style:auto-text-indent="false"/>
      <style:text-properties style:font-name="Lato" fo:font-size="11pt" fo:letter-spacing="-0.009cm" fo:language="tr" fo:country="TR" fo:font-style="italic" style:font-size-asian="11pt" style:font-style-asian="italic"/>
    </style:style>
    <style:style style:name="P100" style:family="paragraph" style:parent-style-name="ANA_20_METIN">
      <style:paragraph-properties fo:margin-left="0cm" fo:margin-right="0.3cm" fo:line-height="0.564cm" fo:text-indent="1.27cm" style:auto-text-indent="false"/>
      <style:text-properties style:font-name="Lato"/>
    </style:style>
    <style:style style:name="P101" style:family="paragraph" style:parent-style-name="ANA_20_METIN">
      <style:paragraph-properties fo:margin-left="0cm" fo:margin-right="0.3cm" fo:line-height="0.564cm" fo:text-indent="1.27cm" style:auto-text-indent="false"/>
      <style:text-properties style:font-name="Lato" fo:language="tr" fo:country="TR"/>
    </style:style>
    <style:style style:name="P102" style:family="paragraph" style:parent-style-name="RESIM_20_ALTI">
      <style:paragraph-properties fo:margin-left="0cm" fo:margin-right="0.3cm" fo:line-height="0.564cm" fo:text-align="justify" style:justify-single-word="false" fo:text-indent="1.27cm" style:auto-text-indent="false"/>
      <style:text-properties fo:color="#000000" style:font-name="Lato" fo:font-size="11pt" fo:language="tr" fo:country="TR" fo:font-weight="normal" style:font-size-asian="11pt" style:font-weight-asian="normal"/>
    </style:style>
    <style:style style:name="P103" style:family="paragraph" style:parent-style-name="RESIM_20_ALTI">
      <style:paragraph-properties fo:margin-left="0cm" fo:margin-right="0.3cm" fo:line-height="0.564cm" fo:text-align="justify" style:justify-single-word="false" fo:text-indent="1.27cm" style:auto-text-indent="false"/>
      <style:text-properties fo:color="#000000" style:font-name="Lato" fo:font-size="11pt" fo:language="tr" fo:country="TR" style:font-size-asian="11pt"/>
    </style:style>
    <style:style style:name="P104" style:family="paragraph" style:parent-style-name="RESIM_20_ALTI">
      <style:paragraph-properties fo:margin-left="0cm" fo:margin-right="0.3cm" fo:line-height="0.564cm" fo:text-align="justify" style:justify-single-word="false" fo:text-indent="1.27cm" style:auto-text-indent="false"/>
      <style:text-properties style:font-name="Lato" fo:font-size="11pt" fo:language="tr" fo:country="TR" fo:font-weight="normal" style:font-size-asian="11pt" style:font-weight-asian="normal"/>
    </style:style>
    <style:style style:name="P105" style:family="paragraph" style:parent-style-name="site_20_adi">
      <style:paragraph-properties fo:margin-left="0cm" fo:margin-right="0.3cm" fo:line-height="0.564cm" fo:text-indent="1.27cm" style:auto-text-indent="false"/>
      <style:text-properties fo:color="#000000" style:font-name="Lato" fo:font-size="11pt" fo:language="tr" fo:country="TR" style:text-underline-style="solid" style:text-underline-width="auto" style:text-underline-color="font-color" style:font-size-asian="11pt"/>
    </style:style>
    <style:style style:name="P106" style:family="paragraph" style:parent-style-name="site_20_adi">
      <style:paragraph-properties fo:margin-left="0cm" fo:margin-right="0.3cm" fo:line-height="0.564cm" fo:text-indent="1.27cm" style:auto-text-indent="false"/>
      <style:text-properties fo:color="#000000" style:font-name="Lato" fo:font-size="11pt" fo:language="tr" fo:country="TR" style:font-size-asian="11pt"/>
    </style:style>
    <style:style style:name="P107" style:family="paragraph" style:parent-style-name="site_20_adi">
      <style:paragraph-properties fo:margin-left="0cm" fo:margin-right="0.3cm" fo:line-height="0.564cm" fo:text-indent="1.27cm" style:auto-text-indent="false"/>
      <style:text-properties style:font-name="Lato" fo:language="tr" fo:country="TR"/>
    </style:style>
    <style:style style:name="P108" style:family="paragraph" style:parent-style-name="site_20_adii">
      <style:paragraph-properties fo:margin-left="0cm" fo:margin-right="0.3cm" fo:line-height="0.564cm" fo:text-indent="1.27cm" style:auto-text-indent="false"/>
      <style:text-properties fo:color="#000000" style:font-name="Lato" fo:font-size="11pt" fo:language="tr" fo:country="TR" style:text-underline-style="solid" style:text-underline-width="auto" style:text-underline-color="font-color" style:font-size-asian="11pt"/>
    </style:style>
    <style:style style:name="P109" style:family="paragraph" style:parent-style-name="site_20_adii">
      <style:paragraph-properties fo:margin-left="0cm" fo:margin-right="0.3cm" fo:line-height="0.564cm" fo:text-indent="1.27cm" style:auto-text-indent="false"/>
      <style:text-properties fo:color="#000000" style:font-name="Lato" fo:font-size="11pt" fo:language="tr" fo:country="TR" style:font-size-asian="11pt"/>
    </style:style>
    <style:style style:name="P110" style:family="paragraph" style:parent-style-name="birch_20_karakteri">
      <style:paragraph-properties fo:margin-left="0cm" fo:margin-right="0.3cm" fo:line-height="0.564cm" fo:text-indent="1.27cm" style:auto-text-indent="false"/>
      <style:text-properties fo:text-transform="uppercase" style:font-name="Lato" fo:font-size="11pt" fo:language="tr" fo:country="TR" fo:font-weight="bold" style:font-size-asian="11pt" style:font-weight-asian="bold"/>
    </style:style>
    <style:style style:name="P111" style:family="paragraph" style:parent-style-name="birch_20_karakteri">
      <style:paragraph-properties fo:margin-left="0cm" fo:margin-right="0.3cm" fo:line-height="0.564cm" fo:text-indent="1.27cm" style:auto-text-indent="false"/>
      <style:text-properties style:font-name="Lato"/>
    </style:style>
    <style:style style:name="P112" style:family="paragraph" style:parent-style-name="birch_20_karakteri">
      <style:paragraph-properties fo:margin-left="0cm" fo:margin-right="0.3cm" fo:line-height="0.564cm" fo:text-indent="1.27cm" style:auto-text-indent="false"/>
      <style:text-properties style:font-name="Lato" fo:font-size="11pt" fo:language="tr" fo:country="TR" fo:font-weight="bold" style:font-size-asian="11pt" style:font-weight-asian="bold"/>
    </style:style>
    <style:style style:name="P113" style:family="paragraph" style:parent-style-name="birch_20_karakteri">
      <style:paragraph-properties fo:margin-left="0cm" fo:margin-right="0.3cm" fo:line-height="0.564cm" fo:text-indent="1.27cm" style:auto-text-indent="false"/>
      <style:text-properties style:font-name="Lato" fo:font-size="11pt" fo:language="tr" fo:country="TR" style:font-size-asian="11pt"/>
    </style:style>
    <style:style style:name="P114" style:family="paragraph" style:parent-style-name="birch_20_karakteri">
      <style:paragraph-properties fo:margin-left="0cm" fo:margin-right="0.3cm" fo:line-height="0.564cm" fo:text-indent="1.27cm" style:auto-text-indent="false"/>
      <style:text-properties style:font-name="Lato" fo:font-size="11pt" fo:language="tr" fo:country="TR" fo:font-style="italic" style:font-size-asian="11pt" style:font-style-asian="italic"/>
    </style:style>
    <style:style style:name="P115" style:family="paragraph" style:parent-style-name="Body_20_Text_20_2">
      <style:paragraph-properties fo:margin-left="0cm" fo:margin-right="0.3cm" fo:text-indent="1.27cm" style:auto-text-indent="false"/>
      <style:text-properties style:font-name="Lato" fo:language="tr" fo:country="TR"/>
    </style:style>
    <style:style style:name="P116" style:family="paragraph" style:parent-style-name="Body_20_Text_20_2">
      <style:paragraph-properties fo:margin-left="0cm" fo:margin-right="0.3cm" fo:text-indent="1.27cm" style:auto-text-indent="false"/>
      <style:text-properties style:font-name="Lato" fo:font-size="18pt" fo:language="tr" fo:country="TR" style:font-size-asian="18pt"/>
    </style:style>
    <style:style style:name="P117" style:family="paragraph" style:parent-style-name="YAZAN_20_ISMI">
      <style:paragraph-properties fo:margin-left="0cm" fo:margin-right="0.3cm" fo:line-height="0.564cm" fo:text-align="justify" style:justify-single-word="false" fo:text-indent="1.27cm" style:auto-text-indent="false"/>
      <style:text-properties style:font-name="Lato" fo:font-size="11pt" fo:language="tr" fo:country="TR" style:font-size-asian="11pt"/>
    </style:style>
    <style:style style:name="P118" style:family="paragraph" style:parent-style-name="YAZIOZET">
      <style:paragraph-properties fo:margin-left="0cm" fo:margin-right="0.3cm" fo:line-height="0.564cm" fo:text-indent="1.27cm" style:auto-text-indent="false"/>
      <style:text-properties fo:text-transform="uppercase" style:font-name="Lato" fo:language="tr" fo:country="TR"/>
    </style:style>
    <style:style style:name="P119" style:family="paragraph" style:parent-style-name="YAZIOZET">
      <style:paragraph-properties fo:margin-left="0cm" fo:margin-right="0.3cm" fo:line-height="0.564cm" fo:text-indent="1.27cm" style:auto-text-indent="false"/>
      <style:text-properties style:font-name="Lato" fo:language="tr" fo:country="TR"/>
    </style:style>
    <style:style style:name="P120" style:family="paragraph" style:parent-style-name="YAZIOZET">
      <style:paragraph-properties fo:margin-left="0cm" fo:margin-right="0.3cm" fo:line-height="0.564cm" fo:text-indent="1.27cm" style:auto-text-indent="false"/>
      <style:text-properties style:font-name="Lato"/>
    </style:style>
    <style:style style:name="P121" style:family="paragraph" style:parent-style-name="mektubu_20_yazan">
      <style:paragraph-properties fo:margin-left="0cm" fo:margin-right="0.3cm" fo:line-height="0.564cm" fo:text-align="justify" style:justify-single-word="false" fo:text-indent="1.27cm" style:auto-text-indent="false"/>
      <style:text-properties fo:text-transform="uppercase" style:font-name="Lato" fo:language="tr" fo:country="TR"/>
    </style:style>
    <style:style style:name="P122" style:family="paragraph" style:parent-style-name="mektubu_20_yazan">
      <style:paragraph-properties fo:margin-left="0cm" fo:margin-right="0.3cm" fo:line-height="0.564cm" fo:text-align="justify" style:justify-single-word="false" fo:text-indent="1.27cm" style:auto-text-indent="false"/>
      <style:text-properties fo:text-transform="uppercase" style:font-name="Lato" fo:language="tr" fo:country="TR" fo:font-weight="bold" style:font-weight-asian="bold"/>
    </style:style>
    <style:style style:name="P123" style:family="paragraph" style:parent-style-name="mektubu_20_yazan">
      <style:paragraph-properties fo:margin-left="0cm" fo:margin-right="0.3cm" fo:line-height="0.564cm" fo:text-align="justify" style:justify-single-word="false" fo:text-indent="1.27cm" style:auto-text-indent="false"/>
      <style:text-properties fo:font-variant="small-caps" style:font-name="Lato" fo:language="tr" fo:country="TR" fo:font-weight="bold" style:font-weight-asian="bold"/>
    </style:style>
    <style:style style:name="P124" style:family="paragraph" style:parent-style-name="mektubu_20_yazan">
      <style:paragraph-properties fo:margin-left="0cm" fo:margin-right="0.3cm" fo:line-height="0.564cm" fo:text-align="justify" style:justify-single-word="false" fo:text-indent="1.27cm" style:auto-text-indent="false"/>
      <style:text-properties style:font-name="Lato"/>
    </style:style>
    <style:style style:name="P125" style:family="paragraph" style:parent-style-name="mektubu_20_yazan">
      <style:paragraph-properties fo:margin-left="0cm" fo:margin-right="0.3cm" fo:line-height="0.564cm" fo:text-align="justify" style:justify-single-word="false" fo:text-indent="1.27cm" style:auto-text-indent="false"/>
      <style:text-properties style:font-name="Lato" fo:letter-spacing="normal" fo:language="tr" fo:country="TR"/>
    </style:style>
    <style:style style:name="P126" style:family="paragraph" style:parent-style-name="mektubu_20_yazan">
      <style:paragraph-properties fo:margin-left="0cm" fo:margin-right="0.3cm" fo:line-height="0.564cm" fo:text-align="justify" style:justify-single-word="false" fo:text-indent="1.27cm" style:auto-text-indent="false"/>
      <style:text-properties style:font-name="Lato" fo:language="tr" fo:country="TR" fo:font-weight="bold" style:font-weight-asian="bold"/>
    </style:style>
    <style:style style:name="P127" style:family="paragraph" style:parent-style-name="mektubu_20_yazan">
      <style:paragraph-properties fo:margin-left="0cm" fo:margin-right="0.3cm" fo:line-height="0.564cm" fo:text-align="justify" style:justify-single-word="false" fo:text-indent="1.27cm" style:auto-text-indent="false"/>
      <style:text-properties style:font-name="Lato" fo:language="tr" fo:country="TR"/>
    </style:style>
    <style:style style:name="P128" style:family="paragraph" style:parent-style-name="ovgumetin">
      <style:paragraph-properties fo:margin-left="0cm" fo:margin-right="0.3cm" fo:line-height="0.564cm" fo:text-indent="1.27cm" style:auto-text-indent="false"/>
      <style:text-properties style:font-name="Lato"/>
    </style:style>
    <style:style style:name="P129" style:family="paragraph" style:parent-style-name="ovgumetin">
      <style:paragraph-properties fo:margin-left="0cm" fo:margin-right="0.3cm" fo:line-height="0.564cm" fo:text-indent="1.27cm" style:auto-text-indent="false"/>
      <style:text-properties style:font-name="Lato" fo:font-size="11pt" fo:language="tr" fo:country="TR" style:font-size-asian="11pt"/>
    </style:style>
    <style:style style:name="P130" style:family="paragraph" style:parent-style-name="ovgumetin">
      <style:paragraph-properties fo:margin-left="0cm" fo:margin-right="0.3cm" fo:line-height="0.564cm" fo:text-indent="1.27cm" style:auto-text-indent="false"/>
      <style:text-properties style:font-name="Lato" fo:font-size="11pt" fo:language="tr" fo:country="TR" fo:font-style="italic" style:font-size-asian="11pt" style:font-style-asian="italic"/>
    </style:style>
    <style:style style:name="P131" style:family="paragraph" style:parent-style-name="baslýk">
      <style:paragraph-properties fo:margin-left="0cm" fo:margin-right="0.3cm" fo:line-height="0.564cm" fo:text-align="justify" style:justify-single-word="false" fo:text-indent="1.27cm" style:auto-text-indent="false"/>
      <style:text-properties fo:text-transform="uppercase" style:font-name="Lato" fo:font-size="11pt" fo:language="tr" fo:country="TR" style:font-size-asian="11pt"/>
    </style:style>
    <style:style style:name="P132" style:family="paragraph" style:parent-style-name="baslýk">
      <style:paragraph-properties fo:margin-left="0cm" fo:margin-right="0.3cm" fo:line-height="0.564cm" fo:text-align="justify" style:justify-single-word="false" fo:text-indent="1.27cm" style:auto-text-indent="false"/>
      <style:text-properties fo:color="#000000" style:font-name="Lato" fo:font-size="11pt" fo:language="tr" fo:country="TR" style:text-underline-style="solid" style:text-underline-width="auto" style:text-underline-color="font-color" fo:font-weight="bold" style:font-size-asian="11pt" style:font-weight-asian="bold"/>
    </style:style>
    <style:style style:name="P133" style:family="paragraph" style:parent-style-name="baslýk">
      <style:paragraph-properties fo:margin-left="0cm" fo:margin-right="0.3cm" fo:line-height="0.564cm" fo:text-align="justify" style:justify-single-word="false" fo:text-indent="1.27cm" style:auto-text-indent="false"/>
      <style:text-properties fo:color="#000000" style:font-name="Lato" fo:font-size="11pt" fo:language="tr" fo:country="TR" style:font-size-asian="11pt"/>
    </style:style>
    <style:style style:name="P134" style:family="paragraph" style:parent-style-name="baslýk">
      <style:paragraph-properties fo:margin-left="0cm" fo:margin-right="0.3cm" fo:line-height="0.564cm" fo:text-align="justify" style:justify-single-word="false" fo:text-indent="1.27cm" style:auto-text-indent="false"/>
      <style:text-properties style:font-name="Lato" fo:font-size="11pt" fo:language="tr" fo:country="TR" style:font-size-asian="11pt"/>
    </style:style>
    <style:style style:name="P135" style:family="paragraph" style:parent-style-name="baslýk">
      <style:paragraph-properties fo:margin-left="0cm" fo:margin-right="0.3cm" fo:line-height="0.564cm" fo:text-align="justify" style:justify-single-word="false" fo:text-indent="1.27cm" style:auto-text-indent="false"/>
      <style:text-properties style:font-name="Lato"/>
    </style:style>
    <style:style style:name="P136" style:family="paragraph" style:parent-style-name="Title">
      <style:paragraph-properties fo:margin-left="0cm" fo:margin-right="0.3cm" fo:line-height="0.564cm" fo:text-align="justify" style:justify-single-word="false" fo:text-indent="1.27cm" style:auto-text-indent="false"/>
      <style:text-properties style:font-name="Lato" fo:font-size="11pt" fo:language="tr" fo:country="TR" style:font-size-asian="11pt"/>
    </style:style>
    <style:style style:name="P137" style:family="paragraph" style:parent-style-name="Title">
      <style:paragraph-properties fo:margin-left="0cm" fo:margin-right="0.3cm" fo:text-indent="1.27cm" style:auto-text-indent="false"/>
      <style:text-properties style:font-name="Lato" fo:language="tr" fo:country="TR"/>
    </style:style>
    <style:style style:name="P138" style:family="paragraph" style:parent-style-name="ANAMETÝN_20_BAZEN_20_ÝLK_20_SATIR">
      <style:paragraph-properties fo:margin-left="0cm" fo:margin-right="0.3cm" fo:line-height="0.564cm" fo:text-indent="1.27cm" style:auto-text-indent="false"/>
      <style:text-properties style:font-name="Lato"/>
    </style:style>
    <style:style style:name="P139" style:family="paragraph" style:parent-style-name="Plain_20_Text">
      <style:paragraph-properties fo:margin-left="0cm" fo:margin-right="0.3cm" fo:line-height="0.564cm" fo:text-align="justify" style:justify-single-word="false" fo:text-indent="1.27cm" style:auto-text-indent="false"/>
      <style:text-properties style:font-name="Lato" fo:font-size="11pt" style:font-name-asian="MS Mincho" style:font-size-asian="11pt" style:font-name-complex="Times New Roman1"/>
    </style:style>
    <style:style style:name="P140" style:family="paragraph" style:parent-style-name="Plain_20_Text">
      <style:paragraph-properties fo:margin-left="0cm" fo:margin-right="0.3cm" fo:text-align="justify" style:justify-single-word="false" fo:text-indent="1.27cm" style:auto-text-indent="false"/>
      <style:text-properties style:font-name="Lato" fo:font-size="11pt" style:font-name-asian="MS Mincho" style:font-size-asian="11pt" style:font-name-complex="Times New Roman1"/>
    </style:style>
    <style:style style:name="P141" style:family="paragraph" style:parent-style-name="Plain_20_Text">
      <style:paragraph-properties fo:margin-left="0cm" fo:margin-right="0.3cm" fo:line-height="0.564cm" fo:text-align="justify" style:justify-single-word="false" fo:text-indent="1.27cm" style:auto-text-indent="false"/>
      <style:text-properties style:font-name="Lato" fo:font-size="11pt" style:text-underline-style="solid" style:text-underline-width="auto" style:text-underline-color="font-color" style:font-name-asian="MS Mincho" style:font-size-asian="11pt" style:font-name-complex="Times New Roman1"/>
    </style:style>
    <style:style style:name="P142" style:family="paragraph" style:parent-style-name="Plain_20_Text">
      <style:paragraph-properties fo:margin-left="0cm" fo:margin-right="0.3cm" fo:line-height="0.564cm" fo:text-align="justify" style:justify-single-word="false" fo:text-indent="1.27cm" style:auto-text-indent="false"/>
      <style:text-properties style:font-name="Lato" fo:font-size="11pt" fo:font-weight="bold" style:font-name-asian="MS Mincho" style:font-size-asian="11pt" style:font-weight-asian="bold" style:font-name-complex="Times New Roman1"/>
    </style:style>
    <style:style style:name="P143" style:family="paragraph" style:parent-style-name="Plain_20_Text">
      <style:paragraph-properties fo:margin-left="0cm" fo:margin-right="0.3cm" fo:line-height="0.564cm" fo:text-align="center" style:justify-single-word="false" fo:text-indent="1.27cm" style:auto-text-indent="false"/>
      <style:text-properties style:font-name="Lato" fo:font-size="11pt" fo:font-weight="bold" style:font-name-asian="MS Mincho" style:font-size-asian="11pt" style:font-weight-asian="bold" style:font-name-complex="Times New Roman1"/>
    </style:style>
    <style:style style:name="P144" style:family="paragraph" style:parent-style-name="Plain_20_Text">
      <style:paragraph-properties fo:margin-left="0cm" fo:margin-right="0.3cm" fo:text-align="center" style:justify-single-word="false" fo:text-indent="1.27cm" style:auto-text-indent="false"/>
      <style:text-properties style:font-name="Lato"/>
    </style:style>
    <style:style style:name="P145" style:family="paragraph" style:parent-style-name="Plain_20_Text">
      <style:paragraph-properties fo:margin-left="0cm" fo:margin-right="0.3cm" fo:text-align="center" style:justify-single-word="false" fo:text-indent="1.27cm" style:auto-text-indent="false"/>
      <style:text-properties style:font-name="Lato" fo:font-size="18pt" fo:font-weight="bold" style:font-name-asian="MS Mincho" style:font-size-asian="18pt" style:font-weight-asian="bold" style:font-name-complex="Times New Roman1"/>
    </style:style>
    <style:style style:name="P146" style:family="paragraph" style:parent-style-name="Plain_20_Text">
      <style:paragraph-properties fo:margin-left="0cm" fo:margin-right="0.3cm" fo:line-height="0.564cm" fo:text-align="justify" style:justify-single-word="false" fo:text-indent="1.27cm" style:auto-text-indent="false"/>
      <style:text-properties style:font-name="Lato"/>
    </style:style>
    <style:style style:name="P147" style:family="paragraph" style:parent-style-name="Plain_20_Text">
      <style:paragraph-properties fo:margin-left="0cm" fo:margin-right="0.3cm" fo:text-align="justify" style:justify-single-word="false" fo:text-indent="1.27cm" style:auto-text-indent="false"/>
      <style:text-properties style:font-name="Lato" fo:font-size="16pt" fo:font-weight="bold" style:font-name-asian="MS Mincho" style:font-size-asian="16pt" style:font-weight-asian="bold" style:font-name-complex="Times New Roman1"/>
    </style:style>
    <style:style style:name="P148" style:family="paragraph" style:parent-style-name="Plain_20_Text">
      <style:paragraph-properties fo:margin-left="0cm" fo:margin-right="0.3cm" fo:line-height="0.564cm" fo:text-align="justify" style:justify-single-word="false" fo:text-indent="1.27cm" style:auto-text-indent="false"/>
      <style:text-properties style:font-name="Lato" fo:font-size="14pt" fo:font-weight="bold" style:font-name-asian="MS Mincho" style:font-size-asian="14pt" style:font-weight-asian="bold" style:font-name-complex="Times New Roman1"/>
    </style:style>
    <style:style style:name="P149" style:family="paragraph" style:parent-style-name="Plain_20_Text">
      <style:paragraph-properties fo:margin-left="0cm" fo:margin-right="0.3cm" fo:text-align="justify" style:justify-single-word="false" fo:text-indent="1.27cm" style:auto-text-indent="false"/>
      <style:text-properties style:font-name="Lato"/>
    </style:style>
    <style:style style:name="P150" style:family="paragraph" style:parent-style-name="Document_20_Map">
      <style:paragraph-properties fo:margin-left="0cm" fo:margin-right="0.3cm" fo:line-height="0.564cm" fo:text-align="justify" style:justify-single-word="false" fo:text-indent="1.27cm" style:auto-text-indent="false"/>
      <style:text-properties style:font-name="Lato" fo:font-size="11pt" style:font-size-asian="11pt"/>
    </style:style>
    <style:style style:name="P151" style:family="paragraph" style:parent-style-name="Standard">
      <style:paragraph-properties fo:margin-left="0cm" fo:margin-right="0.3cm" fo:line-height="0.564cm" fo:text-align="justify" style:justify-single-word="false" fo:text-indent="0cm" style:auto-text-indent="false"/>
      <style:text-properties style:font-name="Lato" fo:font-size="11pt" fo:language="tr" fo:country="TR" style:font-size-asian="11pt"/>
    </style:style>
    <style:style style:name="P152" style:family="paragraph" style:parent-style-name="mektubu_20_yazan">
      <style:paragraph-properties fo:margin-left="0cm" fo:margin-right="0.3cm" fo:line-height="0.564cm" fo:text-align="justify" style:justify-single-word="false" fo:text-indent="0cm" style:auto-text-indent="false"/>
      <style:text-properties fo:text-transform="uppercase" style:font-name="Lato" fo:language="tr" fo:country="TR"/>
    </style:style>
    <style:style style:name="P153" style:family="paragraph" style:parent-style-name="Plain_20_Text">
      <style:paragraph-properties fo:margin-left="1.27cm" fo:margin-right="0.3cm" fo:line-height="0.564cm" fo:text-align="justify" style:justify-single-word="false" fo:text-indent="0cm" style:auto-text-indent="false"/>
      <style:text-properties style:font-name="Lato" fo:font-size="11pt" style:font-name-asian="MS Mincho" style:font-size-asian="11pt" style:font-name-complex="Times New Roman1"/>
    </style:style>
    <style:style style:name="P154" style:family="paragraph" style:parent-style-name="Standard" style:master-page-name="Standard">
      <style:paragraph-properties fo:margin-left="0cm" fo:margin-right="0.3cm" fo:line-height="0.564cm" fo:text-align="justify" style:justify-single-word="false" fo:text-indent="1.27cm" style:auto-text-indent="false" style:page-number="1"/>
      <style:text-properties style:font-name="Lato" fo:font-size="11pt" fo:language="tr" fo:country="TR" style:font-size-asian="11pt"/>
    </style:style>
    <style:style style:name="P155" style:family="paragraph" style:parent-style-name="ANA_20_METIN">
      <style:paragraph-properties fo:margin-left="0cm" fo:margin-right="0.3cm" fo:line-height="0.564cm" fo:text-indent="1.27cm" style:auto-text-indent="false"/>
      <style:text-properties style:font-name="Lato" fo:font-size="11pt" fo:language="tr" fo:country="TR" style:font-size-asian="11pt"/>
    </style:style>
    <style:style style:name="P156" style:family="paragraph" style:parent-style-name="ANA_20_METIN">
      <style:paragraph-properties fo:margin-left="0cm" fo:margin-right="0.3cm" fo:line-height="0.564cm" fo:text-indent="1.27cm" style:auto-text-indent="false" fo:break-before="page"/>
      <style:text-properties style:font-name="Lato" fo:font-size="11pt" fo:language="tr" fo:country="TR" style:font-size-asian="11pt"/>
    </style:style>
    <style:style style:name="P157" style:family="paragraph" style:parent-style-name="ovgumetin">
      <style:paragraph-properties fo:margin-left="0cm" fo:margin-right="0.3cm" fo:line-height="0.564cm" fo:text-indent="1.27cm" style:auto-text-indent="false"/>
      <style:text-properties style:font-name="Lato" fo:font-size="11pt" fo:language="tr" fo:country="TR" style:font-size-asian="11pt"/>
    </style:style>
    <style:style style:name="T1" style:family="text">
      <style:text-properties fo:language="tr" fo:country="TR"/>
    </style:style>
    <style:style style:name="T2" style:family="text">
      <style:text-properties fo:color="#000000" fo:font-size="11pt" fo:language="tr" fo:country="TR" style:font-name-asian="Times New Roman1" style:font-size-asian="11pt" style:font-name-complex="Times New Roman1"/>
    </style:style>
    <style:style style:name="T3" style:family="text">
      <style:text-properties fo:color="#000000" fo:font-size="11pt" fo:language="tr" fo:country="TR" style:font-size-asian="11pt"/>
    </style:style>
    <style:style style:name="T4" style:family="text">
      <style:text-properties fo:color="#000000" fo:font-size="11pt" fo:language="tr" fo:country="TR" fo:font-style="italic" style:font-size-asian="11pt" style:font-style-asian="italic"/>
    </style:style>
    <style:style style:name="T5" style:family="text">
      <style:text-properties fo:color="#000000" fo:font-size="11pt" fo:language="tr" fo:country="TR" fo:font-style="italic" style:font-name-asian="Times New Roman1" style:font-size-asian="11pt" style:font-style-asian="italic" style:font-name-complex="Times New Roman1"/>
    </style:style>
    <style:style style:name="T6" style:family="text">
      <style:text-properties fo:color="#000000" fo:font-size="11pt" fo:language="tr" fo:country="TR" style:text-underline-style="solid" style:text-underline-width="auto" style:text-underline-color="font-color" style:font-size-asian="11pt"/>
    </style:style>
    <style:style style:name="T7" style:family="text">
      <style:text-properties fo:color="#000000" fo:font-size="11pt" fo:language="tr" fo:country="TR" style:text-underline-style="solid" style:text-underline-width="auto" style:text-underline-color="font-color" fo:font-weight="bold" style:font-size-asian="11pt" style:font-weight-asian="bold"/>
    </style:style>
    <style:style style:name="T8" style:family="text">
      <style:text-properties fo:color="#000000" fo:font-size="11pt" fo:language="tr" fo:country="TR" fo:font-style="normal" style:font-size-asian="11pt" style:font-style-asian="normal"/>
    </style:style>
    <style:style style:name="T9" style:family="text">
      <style:text-properties fo:color="#000000" fo:font-size="11pt" fo:letter-spacing="0.494cm" fo:language="tr" fo:country="TR" style:font-size-asian="11pt"/>
    </style:style>
    <style:style style:name="T10" style:family="text">
      <style:text-properties fo:color="#000000" fo:font-size="11pt" fo:letter-spacing="0.494cm" fo:language="tr" fo:country="TR" fo:font-style="italic" style:font-size-asian="11pt" style:font-style-asian="italic"/>
    </style:style>
    <style:style style:name="T11" style:family="text">
      <style:text-properties fo:color="#000000" fo:font-size="11pt" fo:letter-spacing="-0.009cm" fo:language="tr" fo:country="TR" style:font-size-asian="11pt"/>
    </style:style>
    <style:style style:name="T12" style:family="text">
      <style:text-properties fo:color="#000000" fo:font-size="11pt" fo:letter-spacing="-0.009cm" fo:language="tr" fo:country="TR" fo:font-style="italic" style:font-size-asian="11pt" style:font-style-asian="italic"/>
    </style:style>
    <style:style style:name="T13" style:family="text">
      <style:text-properties fo:text-transform="uppercase" fo:language="tr" fo:country="TR"/>
    </style:style>
    <style:style style:name="T14" style:family="text">
      <style:text-properties fo:text-transform="uppercase" fo:font-size="16pt" fo:language="tr" fo:country="TR" fo:font-weight="bold" style:font-name-asian="MS Mincho" style:font-size-asian="16pt" style:font-weight-asian="bold" style:font-name-complex="Times New Roman1"/>
    </style:style>
    <style:style style:name="T15" style:family="text">
      <style:text-properties fo:font-variant="normal" fo:text-transform="none" fo:color="#000000" fo:font-size="11pt" fo:language="tr" fo:country="TR" style:font-size-asian="11pt"/>
    </style:style>
    <style:style style:name="T16" style:family="text">
      <style:text-properties fo:font-variant="normal" fo:text-transform="none" fo:font-size="11pt" fo:letter-spacing="-0.018cm" fo:language="tr" fo:country="TR" style:text-underline-style="none" fo:font-weight="bold" style:font-size-asian="11pt" style:font-weight-asian="bold"/>
    </style:style>
    <style:style style:name="T17" style:family="text">
      <style:text-properties fo:font-variant="normal" fo:text-transform="none" fo:font-size="11pt" fo:language="tr" fo:country="TR" style:font-size-asian="11pt"/>
    </style:style>
    <style:style style:name="T18" style:family="text">
      <style:text-properties fo:font-size="11pt" fo:letter-spacing="0.026cm" fo:language="tr" fo:country="TR" style:font-size-asian="11pt"/>
    </style:style>
    <style:style style:name="T19" style:family="text">
      <style:text-properties fo:font-size="11pt" fo:letter-spacing="0.026cm" fo:language="tr" fo:country="TR" fo:font-style="italic" style:font-size-asian="11pt" style:font-style-asian="italic"/>
    </style:style>
    <style:style style:name="T20" style:family="text">
      <style:text-properties fo:font-size="11pt" fo:language="tr" fo:country="TR" style:font-size-asian="11pt"/>
    </style:style>
    <style:style style:name="T21" style:family="text">
      <style:text-properties fo:font-size="11pt" fo:language="tr" fo:country="TR" fo:font-style="italic" style:font-size-asian="11pt" style:font-style-asian="italic"/>
    </style:style>
    <style:style style:name="T22" style:family="text">
      <style:text-properties fo:font-size="11pt" fo:language="tr" fo:country="TR" fo:font-style="italic" fo:font-weight="bold" style:font-size-asian="11pt" style:font-style-asian="italic" style:font-weight-asian="bold"/>
    </style:style>
    <style:style style:name="T23" style:family="text">
      <style:text-properties fo:font-size="11pt" fo:language="tr" fo:country="TR" fo:font-weight="bold" style:font-size-asian="11pt" style:font-weight-asian="bold"/>
    </style:style>
    <style:style style:name="T24" style:family="text">
      <style:text-properties fo:font-size="11pt" fo:letter-spacing="-0.009cm" fo:language="tr" fo:country="TR" style:font-size-asian="11pt"/>
    </style:style>
    <style:style style:name="T25" style:family="text">
      <style:text-properties fo:font-size="11pt" fo:letter-spacing="-0.009cm" fo:language="tr" fo:country="TR" fo:font-weight="bold" style:font-size-asian="11pt" style:font-weight-asian="bold"/>
    </style:style>
    <style:style style:name="T26" style:family="text">
      <style:text-properties fo:font-size="11pt" fo:letter-spacing="-0.009cm" fo:language="tr" fo:country="TR" fo:font-style="italic" style:font-size-asian="11pt" style:font-style-asian="italic"/>
    </style:style>
    <style:style style:name="T27" style:family="text">
      <style:text-properties fo:font-size="11pt" fo:letter-spacing="0.018cm" fo:language="tr" fo:country="TR" style:font-size-asian="11pt"/>
    </style:style>
    <style:style style:name="T28" style:family="text">
      <style:text-properties fo:font-size="11pt" fo:letter-spacing="0.044cm" fo:language="tr" fo:country="TR" style:font-size-asian="11pt"/>
    </style:style>
    <style:style style:name="T29" style:family="text">
      <style:text-properties fo:font-size="11pt" fo:letter-spacing="0.053cm" fo:language="tr" fo:country="TR" style:font-size-asian="11pt"/>
    </style:style>
    <style:style style:name="T30" style:family="text">
      <style:text-properties fo:font-size="11pt" fo:letter-spacing="0.035cm" fo:language="tr" fo:country="TR" style:font-size-asian="11pt"/>
    </style:style>
    <style:style style:name="T31" style:family="text">
      <style:text-properties fo:font-size="11pt" fo:letter-spacing="0.494cm" fo:language="tr" fo:country="TR" style:font-size-asian="11pt"/>
    </style:style>
    <style:style style:name="T32" style:family="text">
      <style:text-properties fo:font-size="11pt" fo:letter-spacing="0.185cm" fo:language="tr" fo:country="TR" style:font-size-asian="11pt"/>
    </style:style>
    <style:style style:name="T33" style:family="text">
      <style:text-properties fo:font-size="11pt" fo:letter-spacing="0.318cm" fo:language="tr" fo:country="TR" style:font-size-asian="11pt"/>
    </style:style>
    <style:style style:name="T34" style:family="text">
      <style:text-properties fo:font-size="11pt" fo:letter-spacing="-0.018cm" fo:language="tr" fo:country="TR" style:text-underline-style="none" fo:font-weight="bold" style:font-size-asian="11pt" style:font-weight-asian="bold"/>
    </style:style>
    <style:style style:name="T35" style:family="text">
      <style:text-properties fo:font-size="18pt" fo:language="tr" fo:country="TR" fo:font-weight="bold" style:font-size-asian="18pt" style:font-weight-asian="bold"/>
    </style:style>
    <style:style style:name="T36" style:family="text">
      <style:text-properties fo:font-size="18pt" fo:letter-spacing="-0.009cm" fo:language="tr" fo:country="TR" fo:font-weight="bold" style:font-size-asian="18pt" style:font-weight-asian="bold"/>
    </style:style>
    <style:style style:name="T37" style:family="text">
      <style:text-properties fo:font-size="16pt" fo:language="tr" fo:country="TR" fo:font-weight="bold" style:font-name-asian="MS Mincho" style:font-size-asian="16pt" style:font-weight-asian="bold"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
      <text:p text:style-name="P3"/>
      <text:p text:style-name="P14"/>
      <text:p text:style-name="P14"/>
      <text:p text:style-name="P14"/>
      <text:p text:style-name="P14"/>
      <text:p text:style-name="P14">Harun Yahya'nın</text:p>
      <text:p text:style-name="P14">Eserleri Hakkında</text:p>
      <text:p text:style-name="P5"/>
      <text:p text:style-name="P7"/>
      <text:p text:style-name="P7"/>
      <text:p text:style-name="P7"/>
      <text:p text:style-name="P16">DÜNYADAN</text:p>
      <text:p text:style-name="P16">YANKILAR</text:p>
      <text:p text:style-name="P15"/>
      <text:p text:style-name="P16">-2-</text:p>
      <text:p text:style-name="P16"/>
      <text:p text:style-name="P15">Araştırma Yayıncılık</text:p>
      <text:p text:style-name="P17"/>
      <text:p text:style-name="P18"/>
      <text:p text:style-name="P23"/>
      <text:p text:style-name="P5"/>
      <text:p text:style-name="P5"/>
      <text:p text:style-name="P5"/>
      <text:p text:style-name="P5"/>
      <text:p text:style-name="P5"/>
      <text:p text:style-name="P5"/>
      <text:p text:style-name="P5"/>
      <text:p text:style-name="P5"/>
      <text:p text:style-name="P5">Birinci Baskı: Mart 2005</text:p>
      <text:p text:style-name="P7"/>
      <text:p text:style-name="P7"/>
      <text:p text:style-name="P7">ARAŞTIRMA</text:p>
      <text:p text:style-name="P7">YAYINCILIK</text:p>
      <text:p text:style-name="P5"/>
      <text:p text:style-name="P5"/>
      <text:p text:style-name="P5">Kartaltepe Mah. Belediye Caddesi</text:p>
      <text:p text:style-name="P5">Limanoğlu İş Merkezi No: 3/64</text:p>
      <text:p text:style-name="P5">Sefaköy/İstanbul</text:p>
      <text:p text:style-name="P5">Tel: 0212 580 32 25</text:p>
      <text:p text:style-name="P5"/>
      <text:p text:style-name="P5"/>
      <text:p text:style-name="P5">Baskı: Seçil Ofset</text:p>
      <text:p text:style-name="P5">100 Yıl Mahallesi MAS-SİT Matbaacılar Sitesi</text:p>
      <text:p text:style-name="P5">4. Cadde No: 77 Bağcılar-İstanbul</text:p>
      <text:p text:style-name="P5">Tel: (0 212) 629 06 15</text:p>
      <text:p text:style-name="P5"/>
      <text:p text:style-name="P5"/>
      <text:p text:style-name="P12">www.harunyahya.org - www.harunyahya.net</text:p>
      <text:p text:style-name="P3"/>
      <text:p text:style-name="P3"/>
      <text:p text:style-name="P3"/>
      <text:p text:style-name="P3"/>
      <text:p text:style-name="P3"/>
      <text:h text:style-name="P39" text:outline-level="3"/>
      <text:h text:style-name="P27" text:outline-level="3">İçindekiler</text:h>
      <text:p text:style-name="P13"/>
      <text:p text:style-name="P13"/>
      <text:p text:style-name="P8">GİRİŞ<text:tab/><text:tab/><text:tab/><text:tab/></text:p>
      <text:p text:style-name="P3"/>
      <text:p text:style-name="P8">1. BÖLÜM <text:tab/><text:tab/><text:tab/></text:p>
      <text:p text:style-name="P3">Dünya Basınında Çıkan İlanlar ve Haberler</text:p>
      <text:p text:style-name="P4">Harun Yahya'yı ve eserlerini tanıtan çeşitli gazete ilanları ve haberler </text:p>
      <text:p text:style-name="P3"/>
      <text:p text:style-name="P8">2. BÖLÜM <text:tab/><text:tab/><text:tab/></text:p>
      <text:p text:style-name="P3">Mektuplar</text:p>
      <text:p text:style-name="P4">Yurt dışındaki okuyucularından Harun Yahya'ya gelen mektuplar</text:p>
      <text:p text:style-name="P3"/>
      <text:p text:style-name="P8">3. BÖLÜM <text:tab/><text:tab/><text:tab/></text:p>
      <text:p text:style-name="P3">Konferanslar ve Fuarlar</text:p>
      <text:p text:style-name="P4">Harun Yahya’nın eserleri kaynak alınarak dünyanın çeşitli ülkelerinde </text:p>
      <text:p text:style-name="P4">düzenlenen konferans ve fuarlar</text:p>
      <text:p text:style-name="P3"/>
      <text:p text:style-name="P8">4. BÖLÜM <text:tab/><text:tab/><text:tab/></text:p>
      <text:p text:style-name="P3">Makaleler</text:p>
      <text:p text:style-name="P4">Dünyanın çeşitli gazete ve dergilerinde yayınlanan Harun Yahya makaleleri</text:p>
      <text:p text:style-name="P3"/>
      <text:p text:style-name="P8">5. BÖLÜM <text:tab/><text:tab/><text:tab/></text:p>
      <text:p text:style-name="P3">Harun Yahya Belgeselleri ve Ses Kasetleri</text:p>
      <text:p text:style-name="P4">Dünya televizyonlarında ve radyolarında yayınlanan onlarca farklı dilde </text:p>
      <text:p text:style-name="P4">Harun Yahya belgeselleri ve ses kasetleri</text:p>
      <text:p text:style-name="P4"><text:s/></text:p>
      <text:p text:style-name="P8">6. BÖLÜM <text:tab/><text:tab/><text:tab/></text:p>
      <text:p text:style-name="P3">Harun Yahya İnternet Siteleri</text:p>
      <text:p text:style-name="P4">Harun Yahya’nın eserlerinden </text:p>
      <text:p text:style-name="P4">hazırlanan onlarca dilde 100’ü aşkın internet sitesi</text:p>
      <text:p text:style-name="P3"/>
      <text:p text:style-name="P8">7. BÖLÜM <text:tab/><text:tab/><text:tab/></text:p>
      <text:p text:style-name="P3">Harun Yahya’nın Çalışmalarına Yer Veren İnternet Siteleri</text:p>
      <text:p text:style-name="P4">Harun Yahya’nın eserlerine yer veren çeşitli dillerdeki diğer internet siteleri</text:p>
      <text:p text:style-name="P58"/>
      <text:p text:style-name="P51">Yazar ve Eserleri Hakkında</text:p>
      <text:p text:style-name="P94"/>
      <text:p text:style-name="P94"/>
      <text:p text:style-name="P94">Harun Yahya müstear ismini kullanan yaz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9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9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9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9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94">Kuşkusuz bu özellikler, Kuran'ın hikmet ve anlatım çarpıcılığından kaynaklanmaktadır. Yazarın kendisi bu eserlerden dolayı bir övünme içinde değildir; yalnızca Allah'ın hidayetine vesile olmaya niyet <text:soft-page-break/>etmiştir. Ayrıca bu eserlerin basımında ve yayınlanmasında herhangi bir maddi kazanç hedeflenmemektedir.</text:p>
      <text:p text:style-name="P94">Bu gerçekler göz önünde bulundurulduğunda, insanların görmediklerini görmelerini sağlayan, hidayetlerine vesile olan bu eserlerin okunmasını teşvik etmenin de, çok önemli bir hizmet olduğu ortaya çıkmaktadır.</text:p>
      <text:p text:style-name="P9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9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94">Bu önemli hizmette öncü rolü üstlenmiş olan Harun Yahya külliyatı, Allah'ın izniyle, 21. yüzyılda dünya insanlarını Kuran'da tarif edilen huzur ve barışa, doğruluk ve adalete, güzellik ve mutluluğa taşımaya bir vesile olacaktır.</text:p>
      <text:p text:style-name="P3"/>
      <text:p text:style-name="P3"/>
      <text:p text:style-name="P4"/>
      <text:p text:style-name="P4"/>
      <text:p text:style-name="P20"/>
      <text:p text:style-name="P24">GİRİŞ</text:p>
      <text:p text:style-name="P150"/>
      <text:p text:style-name="P3"/>
      <text:p text:style-name="P100"><text:span text:style-name="T18">H</text:span><text:span text:style-name="T20">arun Yahya'nın eserlerinin dünya üzerindeki etkisini gözler önüne seren bu kitap, </text:span><text:span text:style-name="T21">Dünyadan Yankılar</text:span><text:span text:style-name="T20"> kitabının ikinci cildidir. Kitabın ilk cildinin hazırlanış tarihi olan Mart 2002'den bugüne Harun Yahya'nın eserlerinin sayısı, eserlerin çevrildiği dillerin miktarı, makalelerin yayınlandığı dergi ve gazetelerin, belgesellerin yayınlandığı televizyon ve internet sayfalarının adedi katlanarak artmıştır. </text:span></text:p>
      <text:p text:style-name="P94">Bu ilginin temel nedenlerinden biri Harun Yahya'nın bilimsel, imani ve siyasi konulardaki 200'den fazla eserinden her birinin insanların dünyaya bakış açılarını değiştirecek özellikte olmasıdır. Harun Yahya, kainattaki yaratılış delillerini gözler önüne serdiği bilimsel kitaplarıyla, İslam ahlakını Kuran ayetleri doğrultusunda anlattığı eserleriyle ve dünya üzerindeki siyasi gelişmelerin ve tarihi olayların perde arkasında kalmış gizli yönlerini ortaya koyduğu siyasi kitaplarıyla, her ülkeden, her dil ve dinden milyonlarca insana hitap etmektedir. Bu yönüyle Harun Yahya külliyatı tüm dünyada geniş yankı uyandırmaktadır.</text:p>
      <text:p text:style-name="P94">Amerika, İngiltere, Rusya, Kazakistan, Güney Afrika, Brezilya, Endonezya, Singapur, Malezya, Fransa, Nijerya, Kanada, Lübnan gibi dünyanın herhangi bir ülkesindeki kitapçılarda Harun Yahya'nın kitaplarını, dergi ve gazetelerde de farklı dillerdeki makalelerini görmek mümkündür. Yazarın eserlerinden faydalanılarak hazırlanan belgesel ve sesli anlatımlar da dünyanın dört bir yanında yayın yapan radyo ve televizyon kanallarında çok yoğun ilgi görmektedir. </text:p>
      <text:p text:style-name="P94">Yazarın eserleri İngilizce, Fransızca, Almanca, İtalyanca, Rusça, Arnavutça, İspanyolca, Portekizce, Lehçe, Boşnakça, Endonezyaca, Malayca, Urduca, Estonyaca, Arapça, Kishwahili, Hausa, Bulgarca, Sırpça, Uygurca ve Bengoli gibi dillere çevrilmiştir. Daha pek çok dilde yapılan çeviriler hızla devam etmektedir. Hedef, tüm kitapların dünyanın dört bir yanına dağıtılması ve tüm insanların Allah'ın varlığından, Kuran ahlakının güzelliklerinden, ahiretin varlığından ve Darwinizm yalanından haberdar olmalarının sağlanmasıdır.</text:p>
      <text:p text:style-name="P94">Harun Yahya, Kuran'ın tebliğini tüm dünyaya ulaştırmak ve böylelikle insanları Allah'ın varlığı ve birliği gibi imani konularda düşünmeye sevk etmek amacıyla yazdığı eserlerinin, insanlar tarafından kolaylıkla okunmasını hedeflemektedir. Bu amaçla açılan internet siteleri her gün binlerce insana hizmet vermektedir. Bu sitelerde, Harun Yahya'nın kaleme almış olduğu 200'den fazla kitabın tam metninin ve resimlerinin yanı sıra, sesli anlatımlar ve belgesel filmler de internet kullanıcılarına ücretsiz olarak sunulmaktadır. Bu, internet üzerinde eşine rastlanmayan bir hizmettir. Çünkü kitap tanıtımı yapan diğer sitelerde, kitapların sadece kısa bir özeti verilmekte ya da ana başlıkları sıralanmakta, tam metinleri istisnai durumlar dışında ücretsiz olarak verilmemektedir. Oysa Harun Yahya sitelerinde tüm çalışmalar dileyen herkesin kolayca ulaşabileceği şekildedir ve bu çalışmalarla ilgili hiçbir maddi kazanç hedeflenmemektedir. </text:p>
      <text:p text:style-name="P94">Elinizdeki bu kitabın hazırlanmasındaki amaç ise kitaplardan belgesel filmlere kadar çok geniş bir yelpazede yer alan Harun Yahya külliyatının dünyadaki etkileri hakkında insanları bilgilendirmektir. Harun Yahya'nın eserlerinin yer aldığı İslami organizasyonların, bilimsel kuruluşların ve çeşitli üniversitelerin internet sayfalarını, dünyanın dört bir yanından gelen okur mektuplarını, Harun Yahya eserlerinin sergilendiği fuarlarda ve konferanslarda oluşan büyük etkinin yankılarını bulabileceğiniz bu <text:soft-page-break/>kitapta, belli sayıda kaynağa yer verilebilmiştir. Gerçekte ise bu etki tahmin edilenin çok daha üstündedir. </text:p>
      <text:p text:style-name="P59"/>
      <text:p text:style-name="P60">HARUN YAHYA'NIN ESERLERİNİN VESİLE OLMASIYLA İMAN EDENLER VE İMANİ </text:p>
      <text:p text:style-name="P60">BAĞLILIĞI GÜÇLENENLER</text:p>
      <text:p text:style-name="P93"/>
      <text:p text:style-name="P93"/>
      <text:p text:style-name="P94">Harun Yahya’nın çalışmalarının dünya çapındaki etkisini gözler önüne seren en önemli hususlardan biri de, bu çalışmalar vesilesiyle iman eden veya imanı güçlenen çok fazla sayıda insan olmasıdır. Bununla ilgili olarak pek çok okur mektubu ve mesajı ulaşmaktadır. Burada sadece az bir kısmına yer verdiğimiz bu mesajlar, Harun Yahya’nın eserlerinin oluşturduğu büyük etkinin sadece birkaç örneğidir.</text:p>
      <text:p text:style-name="P94"/>
      <text:p text:style-name="P22"><text:span text:style-name="T20">Sizin Rusça her kitabınızı okuyorum. Sibirya'da yaşıyorum. Eşim Rus. </text:span><text:span text:style-name="T23">Sizin kitaplarınızın ve Kuran'ın yardımıyla din olarak kendine Müslümanlığı seçti.</text:span><text:span text:style-name="T20"> Dinimizi Kuran ayetleriyle açıklayıp bize doğru yolu gösteren, böyle güzel bir insan olduğu için çok mutluyum. Allah çabalarınızı artırsın ve insanlığa çok daha etkili kılsın.</text:span></text:p>
      <text:p text:style-name="P94">Mohammad Arif – Riyad</text:p>
      <text:p text:style-name="P94"/>
      <text:p text:style-name="P100"><text:span text:style-name="T23">Müslüman olarak imanım her zaman kitaplarınız sayesinde güçlendi. </text:span><text:span text:style-name="T20">Allah sizi ödüllendirsin. Öğrendiklerimi milyonlarca İngilizce bilmeyen Müslüman kardeşlerimle paylaşmak istiyorum. Bu yüzden sizden çalışmalarınızı Hausa diline çevirmek için izin istiyorum. Bir avukatım ve izninize ihtiyacım var. Selamlar...</text:span></text:p>
      <text:p text:style-name="P94">Nuraddeen Ayagi - Nijerya</text:p>
      <text:p text:style-name="P94"/>
      <text:p text:style-name="P100"><text:span text:style-name="T20">Selam. Ben Kosova'dan bir Müslümanım. </text:span><text:span text:style-name="T23">Daha önceki hayatımın nasıl olduğu önemli değil. Ama Harun Yahya'nın kitapları sayesinde kendimi "daha da fazla" Müslüman hissediyorum. Bu şekilde düzenli olarak namaz kılmaya başladım. </text:span><text:span text:style-name="T20">Daha önce düzenli olarak namaz kılmıyordum. Karanlığa doğru giderken kendimi daha doğruya giderken görüyorum. Harun Yahya'nın kitapları sayesinde artık dünyayı çok farklı görüyorum. Allah'ın yardımıyla kitabın İngilizce'den Arnavutça'ya tercümesini yapıyorum. Size göndereceğim, böylece Arnavutluk’tan okuyucular faydalanabilirler. Size herşeyin en iyisini dilerim. </text:span></text:p>
      <text:p text:style-name="P94">Ali Avdiu - Kosova</text:p>
      <text:p text:style-name="P94"/>
      <text:p text:style-name="P100"><text:span text:style-name="T23">Harun Yahya'nın bazı kitaplarının tercümesini bizzat tamamladıktan sonra imanımın kuvvetlendiğini hissettim ve kendimi Harun Yahya gibi Allah'a adamak için söz verdim.</text:span><text:span text:style-name="T20"> İnşaAllah birkaç yıl içinde Türkiye'deki toplumda nasıl değişiklikler olduysa, Harun Yahya eserleri Tayland'da da bir değişiklik yaratacak.</text:span></text:p>
      <text:p text:style-name="P94">Zaki - Tayland</text:p>
      <text:p text:style-name="P94"><text:soft-page-break/></text:p>
      <text:p text:style-name="P101"/>
      <text:p text:style-name="P30"><text:span text:style-name="T20">Merhabalar, </text:span><text:span text:style-name="T23">İslam dinine yeni döndüm, Allah'a şükürler olsun. Bunda Sayın Yahya'nın çalışmalarının payı çok büyük. </text:span><text:span text:style-name="T20">Bu nedenle minnettarlığımı iletmek isterim... Harun Yahya'nın açıkladığı konular vesilesiyle kazandığım netlik sayesinde şaşkınlık içindeyim, ki bu konuda milyarlarca insanın kafası karışık durumda... Zamanınız için teşekkür ederim.</text:span></text:p>
      <text:p text:style-name="P94">Tom Malies</text:p>
      <text:p text:style-name="P94"/>
      <text:p text:style-name="P100"><text:span text:style-name="T20">Şimdi </text:span><text:span text:style-name="T21">Evrim Teorisinin Çöküşü</text:span><text:span text:style-name="T20">'nü okudum ve harika. Düşündüğüm her soru (lisede biyoloji dersinde okuduğum konularla ilgili kafama takılan) ve cevabını bulamadığım sorular cevaplandı. En belirgini bakterilerin antibiyotiklere karşı bağışıklık kazanması. Bu kitabı bu kadar açık ve ücretsiz yaptığınız için çok teşekkürler. </text:span><text:span text:style-name="T23">Bu çalışma sayesinde Allah'a olan inancım çok daha kuvvetlendi. </text:span></text:p>
      <text:p text:style-name="P94">Christopher</text:p>
      <text:p text:style-name="P94"/>
      <text:p text:style-name="P100"><text:span text:style-name="T20">Bu güzel bir internet sitesi. Maşa- Allah. </text:span><text:span text:style-name="T23">Çalışmalarınız bana çok faydalı oldu. Özellikle de </text:span><text:span text:style-name="T22">Dünya Hayatının Gerçeği</text:span><text:span text:style-name="T23"> adlı kitabınız. Bana Allah'a bağlanmam konusunda ilham verdi.</text:span><text:span text:style-name="T20"> Bence videolar, kasetler ve kitaplar hazırlayıp bunları ücretsiz olarak sunmanız çok asil bir davranış. Birçok kişi Allah'a daha fazla yakınlaşmak istiyor, ama bu bilgiye ulaşmaya paraları yetmiyordu. Allah sizi yaptıklarınıza karşılık olmak üzere fazla fazla ödüllendirsin. Size, İslam'ı dünyanın her köşesine yaymak için güç ve yetenek vermeyi sürdürsün.</text:span></text:p>
      <text:p text:style-name="P94">Sr. Rahmah - Nijerya</text:p>
      <text:p text:style-name="P94"/>
      <text:p text:style-name="P100"><text:span text:style-name="T20">Çalışmalarınızın büyük bir kısmını okudum ve bunlara şahit oldum. Yıllardır doğruyu arıyordum, ama bulmayı başaramamıştım... Birçok insan birçok şey söyledi, ama hiçbiri bir anlam ifade etmedi. </text:span><text:span text:style-name="T23">Ama sizin kitaplarınız ve makaleleriniz çok fazla şey ifade etti... </text:span><text:span text:style-name="T20">Size ve sizinle birlikte çalışan kişilere teşekkür etmek istiyorum... Bize göremediğimiz, ama aslında var olan şeyleri gösterdikleri için... Dinim için yaptığınız herşey için teşekkürler. Allah sizi korusun, sizi ve hepimizi sadıklardan kılsın. Hepimiz Kuran'ın ışığını görelim ve İslam dünyayı yönetsin. </text:span></text:p>
      <text:p text:style-name="P94">Sardar Umair Ali Khan Saddozai Pakistan</text:p>
      <text:p text:style-name="P94"/>
      <text:p text:style-name="P100"><text:span text:style-name="T20">Selam, size ilk kez yazmaktan ve size her konuda yardım etmek istediğimi bildirmekten mutluluk duyuyorum. </text:span><text:span text:style-name="T23">Bunu yapmak istememin nedeni kişisel olarak Harun Yahya'nın eserlerinden çok fazla istifade etmiş olmamdır.</text:span><text:span text:style-name="T20"> Şu ana kadar 30'dan fazla kitabınızı bilgisayarıma yükledim. Onları sürekli olarak ve severek okuyorum. </text:span><text:span text:style-name="T23">Benim Allah'a olan imanım üzerinde çok büyük etkileri oldu. </text:span><text:span text:style-name="T20">Kuran ve sünnet hakkında çok fazla bilgim olmasına, İslami halk konuşmalarına katılmama rağmen, beş vakit namazlarımı yaptığım şeye inandığım için yapmıyordum. Ama Allah'ın bana bir gün gerçekleri göstereceğini umuyordum. </text:span><text:span text:style-name="T23">Darwinistlerin ortaya attığı varsayımlar kafamı çok karıştırmıştı ve ikileme düşmüştüm. Ama şimdi, Allah'ın rahmeti sayesinde, Harun Yahya'nın kitaplarıyla Allah'a olan güçlü ve tam imanımı geriye kazanmayı başardım. </text:span><text:span text:style-name="T20">Bunun ardından aklımdaki boş, birbiriyle çelişen iddiaları bir kenara attım. Bundan sonra benim ahlaki yükümlülüğüm başkalarının da bunlardan istifade etmelerini sağlamak ve onların Yaratıcımız olan Allah ile içten bir bağ kurmalarına vesile olmak. İlk teşebbüs olarak Nijerya Öğrenciler Birliği Başkanı ile irtibat kuracağım ve bu kitapları ülke genelindeki liselerdeki </text:span><text:soft-page-break/><text:span text:style-name="T20">öğrencilere tanıtma ve duyurma konusunda bana nasıl yardımcı olabileceğine bakacağım. Bence bu iyi bir başlangıç olacaktır. Bundan başka Nijerya'da konuşulan birçok dile çeviri yapabilecek çok sayıda arkadaşım var. Bunda bir sorun olmayacaktır. </text:span></text:p>
      <text:p text:style-name="P94">Musa Dayyib Harun - Nijerya</text:p>
      <text:p text:style-name="P94"/>
      <text:p text:style-name="P100"><text:span text:style-name="T20">Selam, siteniz </text:span><text:span text:style-name="T23">evrenin Yaratıcısı olan Allah'la olan bağlantımın kurulmasına yardımcı oldu ve imanımı pekiştirdi </text:span><text:span text:style-name="T20">ve hayatın gerçeğini anlamamı sağladı. Yüce Allah sizi bu çalışmalarınızdan dolayı nimetlendirsin.</text:span></text:p>
      <text:p text:style-name="P94">Adam Elder - ABD</text:p>
      <text:p text:style-name="P94"/>
      <text:p text:style-name="P100"><text:span text:style-name="T20">Arkadaşlarım dahil, </text:span><text:span text:style-name="T23">bizler 2 ay öncesine kadar çok günahkar insanlardık. Hep nefislerimize yeniliyorduk. Ama bir gün Harun Yahya'nın sitesine denk geldim</text:span><text:span text:style-name="T20"> ve araştırdım, hatta Türkiye'den VCD'lerini ısmarladım ve arkadaşlarımla beraber izledik. Hepimiz yanlış yaptığımızı anladık. Ve sonuç, Cenab-ı Allah kalplerimize ışık serpti. </text:span><text:span text:style-name="T23">Bizler de herşeye tevbe edip bundan sonrası için sadece Allah'a kul olabilmek icin yaşayacağımıza karar verdik.</text:span></text:p>
      <text:p text:style-name="P94">İsviçre</text:p>
      <text:p text:style-name="P94"/>
      <text:p text:style-name="P100"><text:span text:style-name="T20">Selam Sevgili Harun Yahya. Lütfen bu mesajımızı kardeşim Harun Yahya'ya iletin. Teşekkürler. Çalışmalarınız ve eserlerinizi gerçekten takdir ediyorum ve bedava olarak yükleme fırsatı verdiğiniz filmleri seyretmeyi çok seviyorum. Allah tüm çabalarınız için sizi ödüllendirsin ve size cennetini versin. Sadece sizin için değil, eserleriniz konusunda size yardımcı olan herkes için dua ediyorum. Fark edeceğiniz gibi ben zaten bir Müslümanım ve </text:span><text:span text:style-name="T23">eserlerinizin benim üzerimde çok fazla etkisi oldu. Allah'ın Yüceliğine ve Dünya'nın yaratılışındaki kusursuzluğa olan imanımı güçlendirdiler.</text:span><text:span text:style-name="T20"> Kitaplarınız çok özlü ve kolay anlaşılabilir bilgi ile dolu. MaşaAllah. </text:span></text:p>
      <text:p text:style-name="P94">Bilal Chbib - Almanya</text:p>
      <text:p text:style-name="P94"/>
      <text:p text:style-name="P100"><text:span text:style-name="T20">Allah'ın rahmeti üzerinize olsun. Arnavutluk'ta yaşıyorum. İnternet siteniz sayesinde eserlerinizle tanıştım. </text:span><text:span text:style-name="T23">Bu eserler benim dünyamı değiştiriyor. </text:span><text:span text:style-name="T20">Gerçekten çok ilgi çekiciler ve gerçekçiler. Beni etkileyen Kuran'ın ışığı ile ilham bulmuş yaşamın farklı yönlerine olan yaklaşımınız. </text:span><text:span text:style-name="T23">Bize şimdiye kadar bilmediğimiz çok fazla şey öğrettiniz ve gerçek imanı daha iyi anlamamızı sağladınız.</text:span><text:span text:style-name="T20"> Kuran'ı uygulamamıza yardımcı oldunuz. Çalışmanız gerçekten muhteşem ve sizi bu konuda teşvik etmek istiyorum. Allah size tüm nimetlerini bağışlasın ve doğru yoluna sizi iletsin. </text:span></text:p>
      <text:p text:style-name="P100"><text:span text:style-name="T23">Sizin çalışmalarınız, şimdiye kadar rastladığım kaynaklar içerisinde bana ve tüm Arnavutluk’taki insanlara Allah'ı tanımak ve O'nun büyüklüğünü kavramak için en büyük yardımı yapıyor. </text:span><text:span text:style-name="T20">Belki biliyorsunuzdur Arnavutluk'ta, medya ve televizyon en dejenere ahlaki eğitimi veriyor ve bu da en çok çocukları etkiliyor. Bu alanda bence sizin materyalleriniz olabilecek en uygun çözüm. Bugünlerde internetten yüklediğim çocuklarla ilgili eserlerinizi okuyacağım. Bunları çevirmeyi istiyorum. </text:span></text:p>
      <text:p text:style-name="P94">Altin - Arnavutluk</text:p>
      <text:p text:style-name="P94"/>
      <text:p text:style-name="P100"><text:soft-page-break/><text:span text:style-name="T20">Selamun Aleyküm! </text:span><text:span text:style-name="T23">Harun Yahya'nın eserlerinden bir bölüm okuduğumda ve birkaç videosunu izlediğimde uzun zamandır aradığım gerçeği bulduğumu anladım ve iman ettim. </text:span><text:span text:style-name="T20">Daha önce Türkler hakkında birtakım önyargılara sahiptim ve onların İslam'ı iyi temsil etmediklerine inanırdım. Ta ki Harun Yahya'yı tanıyana kadar… Harun Yahya imanlı bir Türk. Umarım Allah daha pek çok insanı sizin yolunuza sevk eder. Allah Harun Yahya'ya ve yardımcılarına güç kuvvet versin. Allah inananları korusun. Allah'ın selamı üzerinize olsun.</text:span></text:p>
      <text:p text:style-name="P94">Redouan - Almanya </text:p>
      <text:p text:style-name="P94"/>
      <text:p text:style-name="P100"><text:span text:style-name="T20">Sizin eserlerinizden çok ilham alıyorum. </text:span><text:span text:style-name="T23">Benim Allah'a olan inancımı büyük ölçüde artırdılar. </text:span><text:span text:style-name="T20">Eserlerinizin İngilizce olanlarının tümünü satın almak istiyorum. Bunun için bana yol gösterebilir misiniz? </text:span></text:p>
      <text:p text:style-name="P94">Shamil Khan - İngiltere </text:p>
      <text:p text:style-name="P94"/>
      <text:p text:style-name="P100"><text:span text:style-name="T20">Tüm Müslüman kardeşlerime selam. </text:span><text:span text:style-name="T23">Burası, benim farklı düşünmemi ve gerçeği görmemi sağlayan hayranlık uyandırıcı bir sayfa.</text:span><text:span text:style-name="T20"> Yazara böyle bir internet sitesi hazırladığı ve insanların hayatlarını değiştirdiği için teşekkürler. İnşaAllah çok daha fazla insan gerçeği kavrayacaktır. Allah'tan başka İlah yoktur ve Hz. Muhammed (sav) O'nun Elçisidir. </text:span></text:p>
      <text:p text:style-name="P94">Noor-nahar Hoque - İngiltere</text:p>
      <text:p text:style-name="P94"/>
      <text:p text:style-name="P100"><text:span text:style-name="T20">Kardeşimiz Harun Yahya'yı tanımanın bana ne kadar mutluluk verdiğini sizlere anlatamam. </text:span><text:span text:style-name="T23">Ben Katolik bir aileden geliyorum Elhamdülillah 7 sene evvel Müslüman oldum. Benim gerçeği bulmamda Harun Yahya'nın makalelerinin çok büyük yardımı oldu.</text:span></text:p>
      <text:p text:style-name="P94">Jalil Al Biruani - Peru</text:p>
      <text:p text:style-name="P94"/>
      <text:p text:style-name="P100"><text:span text:style-name="T20">Merhaba. İsmim Amir Afridi. Pakistanlıyım. Eserinizi gördüm ve inanın ki hayatımda ilk defa böyle bir çalışma gördüğüm için gözlerime inanamadım. Televizyonda sadece dolaşırken Indus Vision kanalında sizin programınıza rastladım. Böyle bir çalışmanın İslam için yapılabileceğini tahmin edemezdim. Çünkü bugün gördüğümüz sadece bazı sıkıcı programlar televizyonda ve okumayacağımız kitaplar... Yirmiiki yaşındayım ve okuduklarımdan dolayı iki tane problemim vardı ve artık Hz. İsa'nın yeryüzüne bir daha geri gelmeyeceğine ve her canlının evrim sürecinden geçtiğine inanmaya başlamıştım. Ancak programda sizin internet sitenizi not ettim ve benim konumla ilgili bazı kitapları bilgisayarıma yükledim. Harun Yahya'ya nasıl teşekkür edeceğimi bilemiyorum. </text:span><text:span text:style-name="T23">Hz. İsa ve Darwinizm konusunda kitaplarını okudum. Beni tam olarak değiştirdiler diyebilirim. Eserleri mükemmel.</text:span><text:span text:style-name="T20"> İlk olarak size ve arkanızdaki ekibe teşekkür ederim. Lütfen bana İslam için ne yapabilirim söyleyin.</text:span><text:span text:style-name="T23"> Ve son olarak lütfen Harun Yahya'ya benden bahsedin. Eserleri ile nasıl bir insanı Müslüman yaptığını anlatın.</text:span><text:span text:style-name="T20"> Bir insan yaptıklarınızın karşılığını veremez sadece Allah verir. Allah sizi korusun. Hayranınız ve köleniz Amir Afridi</text:span></text:p>
      <text:p text:style-name="P94">Amir Afridi - Pakistan</text:p>
      <text:p text:style-name="P94"/>
      <text:p text:style-name="P94">Muhterem mümin kardeşlerimiz. Rusya'da yaşayan Müslüman kardeşler adına size yürek dolusu selamlar gönderiyoruz. </text:p>
      <text:p text:style-name="P100"><text:soft-page-break/><text:span text:style-name="T20">Yetmiş yıllık komünizm zulmünden kurtulduktan sonra Rusya'da yaşayan Müslümanlar kendi kimliklerini buldular. İslam'ın ve Müslümanca yaşamanın ne olduğunu anladılar. Ama, imanı kuvvetlendirmek için yeterli bilgiler ve bilge kişiler bulunmadığı için, Rusya Müslümanları çok çileli günler yaşadı. </text:span><text:span text:style-name="T23">Allah'a hamdu senalar olsun sizin kitaplar Rusça'ya tercüme edildikten sonra, insanlar imanlarını ilmi deliller ışığında kuvvetlendirmeye başladılar. Gayrimüslim kişiler kitaplarınızı okuduktan sonra İslam'ı kabulleniyor, İslam hakkında önyargıları bulunan (etnik) Müslümanlar ise önyargılarının ne kadar yanlış olduğunu anlıyorlar... Allah Celle-Celaluhu sizi bu insanlara bir hidayet vesilesi olarak göndermiş, kitaplarınızın Rusça'ya tercümesi de insanların aydınlanma ve hidayete gelme vesilesi olmuştur. </text:span><text:span text:style-name="T20">Eserlerinizdeki ihlas ve samimiyet kalbleri aydınlatıyor, yıllarca birikmiş kirleri silip atıyor ve nurlandırıyor. Rusya'da İslam'ı kendine hayat tarzı edinen kişilerin sayısı günden güne artmakta, bunun yanı sıra İslam'ı kendi amaç ve çıkarlarında kullanan kişiler de az değil. Bu yazdıklarımız şikayet mahiyetinde değil, sadece İslam camiasını aydınlatmak maksadıyladır. Rusya'da yaşayan Müslümanlar olarak bizim İslami literatüre ihtiyacımız belki de diğer ülkelerden daha fazladır. Rusça elimizde bulunan literatür ya çok az bilgi içeriyor ya da tercüme hataları bulunmaktadır. Şu an Arap ülkelerinde tahsil görmüş arkadaşlar maddi sıkıntı yüzünden büyük şehirlere göç etmekte, oralarda camilerde ve medreselerde ders vermektedir. Başkırdistan, doğasıyla zengin fakat fakir bir cumhuriyettir. Müslüman camialar maddi sıkıntı yüzünden İslami eğitim verememekte veya yüklenen ağır vergiler yüzünden kısa bir süre içinde kapatılmaktadır. Elimizde bulunan literatürü değerlendirerek insanları aydınlatmaya çalışıyoruz. Ancak hizmetimizi daha canlı tutmak ve daha geniş kitlelere yaymak icin sizden yardımda bulunmanızı rica ediyoruz. Mümkünse bize Rusça tercüme edilmiş eserlerinizden, video ve ses kasetlerinizden göndermenizi istirham ediyoruz. Burada, Turkiye'de eğitim alan Azeri bir din kardeşimiz var ve onun sayesinde bazı Türkçe eserleri okuyup anlamaktayız. Rusça'ya tercüme edilmemiş Türkçe eserlerinizi de gönderirseniz memnun oluruz. Sizden bir daha rica ediyoruz, bizi yanlış anlamayın, bizi anlayışla karşılayın. </text:span></text:p>
      <text:p text:style-name="P94">Şimdiden herşey için size derin teşekkürlerimizi ve saygılarımızı bildiriyoruz. Allah'ın rahmeti ve bereketi üzerinize olsun.</text:p>
      <text:p text:style-name="P94">Biktashev Ilgız (Abdulhakk) - Rusya</text:p>
      <text:p text:style-name="P94"/>
      <text:p text:style-name="P100"><text:span text:style-name="T20">Burnley, İngiltere'den bu mesajı yazıyorum. Harun Yahya'nın eserleri bana ilham veriyor. Ne var ki </text:span><text:span text:style-name="T23">bir süre önce doğru yoldan ayrılmıştım. Harun kardeşimizin internet sitesi sayesinde yeniden doğru yola yöneldim.</text:span><text:span text:style-name="T20"> Kendisini şahsen tanımayı ve ona teşekkür etmeyi çok istiyorum. Allah razı olsun. </text:span></text:p>
      <text:p text:style-name="P94">Sami - İngiltere </text:p>
      <text:p text:style-name="P94"/>
      <text:p text:style-name="P100"><text:span text:style-name="T24">İslam dinini kabul eden biri olarak bana bu site tavsiye edildi. Bu gerçekten harika bir site ve harika bilgilerle dolu. </text:span><text:span text:style-name="T25">Harun Yahya, İslam'a dönüş sürecimi kesinlikle çok kolaylaştırdı. </text:span></text:p>
      <text:p text:style-name="P94">Joshua Wilson - İngiltere</text:p>
      <text:p text:style-name="P8"/>
      <text:p text:style-name="P8"/>
      <text:p text:style-name="P115"/>
      <text:p text:style-name="P32">DÜNYA BASININDA ÇIKAN</text:p>
      <text:p text:style-name="P116">İLANLAR VE HABERLER</text:p>
      <text:p text:style-name="P3"/>
      <text:p text:style-name="P3"/>
      <text:h text:style-name="P44" text:outline-level="1">DÜNYA BASININDA YER ALAN İLANLAR</text:h>
      <text:p text:style-name="P3"/>
      <text:p text:style-name="P100"><text:span text:style-name="T21">Time, Newsweek </text:span><text:span text:style-name="T20">gibi dünyanın pek çok ülkesinde dağıtımı yapılan büyük gazete ve dergilerde, Harun Yahya'nın eserleriyle ilgili çeşitli ilanlar yayınlanmaktadır. Bu ilanların yanı sıra, dünyanın çeşitli ülkelerinde yayınlanan İslami gazete ve dergilerde de Harun Yahya'nın farklı eserlerini tanıtan ilanlar ve haberlere sık sık yer verilmektedir.</text:span></text:p>
      <text:p text:style-name="P3"/>
      <text:h text:style-name="P50" text:outline-level="4">AVRUPA – TİME DERGİSİ</text:h>
      <text:p text:style-name="P9"/>
      <text:p text:style-name="P9">ABD – NEWSWEEK DERGİSİ</text:p>
      <text:p text:style-name="P9"/>
      <text:p text:style-name="P105">ABD - THE WASHINGTON REPORT ON MIDDLE EAST AFFAIRS</text:p>
      <text:p text:style-name="P3"/>
      <text:p text:style-name="P100"><text:span text:style-name="T20">Ortadoğu'daki siyasi gelişmeler ve ilişkiler üzerine yayın yapan </text:span><text:span text:style-name="T21">The Washington Report </text:span><text:span text:style-name="T20">dergisinde, </text:span><text:span text:style-name="T21">İslam Terörü Lanetler </text:span><text:span text:style-name="T20">ve </text:span><text:span text:style-name="T21">Filistin</text:span><text:span text:style-name="T20"> kitapları ile internet sitelerinin tanıtımını içeren ilan, Aralık 2003 sayısında yayınlanmıştır. </text:span></text:p>
      <text:p text:style-name="P104"/>
      <text:p text:style-name="P100"><text:span text:style-name="T20">Ayrıca derginin Temmuz 2000 sayısında Harun Yahya'nın </text:span><text:span text:style-name="T21">Kavimlerin Helakı, Dünya Hayatının Gerçeği</text:span><text:span text:style-name="T20"> ve </text:span><text:span text:style-name="T21">Evrim Aldatmacası</text:span><text:span text:style-name="T20"> adlı eserlerinin tanıtımı yayınlanmıştır. </text:span></text:p>
      <text:p text:style-name="P94"/>
      <text:p text:style-name="P105">İNGİLTERE - AMALPRESS YAYINEVİ</text:p>
      <text:p text:style-name="P106"/>
      <text:p text:style-name="P100"><text:span text:style-name="T21">İslam Terörü Lanetler</text:span><text:span text:style-name="T20"> kitabının İngilizce baskısını yapan İngiliz Amalpress Yayınevi tarafından hazırlanan bu posterde kitabın tanıtımı yapılmıştır. Dünya çapında yayıncı ve kitabevlerine dağıtılan bu posterde, Harun Yahya ve diğer eserleri de tanıtılmaktadır. </text:span></text:p>
      <text:p text:style-name="P106"/>
      <text:p text:style-name="P105">AZERBAYCAN - KHAZAR DERGİSİ</text:p>
      <text:p text:style-name="P95"/>
      <text:p text:style-name="P100"><text:span text:style-name="T21">Khazar View</text:span><text:span text:style-name="T20"> haber dergisinde Harun Yahya'nın Hazar Üniversitesi'nin kütüphanesine eklenen iki yeni kitabı tanıtılmaktadır. Bunlar Azerice'ye tercüme edilmiş olan </text:span><text:span text:style-name="T21">Müslümanın 24 Saati </text:span><text:span text:style-name="T20">ve</text:span><text:span text:style-name="T21"> Örnek Müslüman Kadın: Hz. Meryem </text:span><text:span text:style-name="T20">kitaplarıdır.</text:span></text:p>
      <text:p text:style-name="P104"/>
      <text:p text:style-name="P107"/>
      <text:p text:style-name="P31">AFRİKA - AFRICA PERSPECTIVES GAZETESİ</text:p>
      <text:p text:style-name="P106"/>
      <text:p text:style-name="P100"><text:span text:style-name="T24">Afrika'da yayınlanan </text:span><text:span text:style-name="T26">Africa</text:span><text:span text:style-name="T24"> </text:span><text:span text:style-name="T26">Perspectives</text:span><text:span text:style-name="T24"> gazetesinde, Harun Yahya'nın kitaplarının satışını yapan IDM Bookshop tarafından, yazarın İngilizce eserlerinden 12 tanesinin tanıtımı yapılmıştır. Reklamda yazar ve eserleri hakkında şu sözler kullanılmıştır: </text:span><text:span text:style-name="T25">"Dinamik yazar Harun Yahya'dan... İyi sunumlu, mükemmel tasarım ve resimler... Her yaşa uygun..."</text:span></text:p>
      <text:p text:style-name="P3"/>
      <text:p text:style-name="P105">BANGLADEŞ - ITTEFAQ GAZETESİ</text:p>
      <text:p text:style-name="P106"/>
      <text:p text:style-name="P98">Harun Yahya'nın Bangladeş'te "Signs of the Creator" (Yaratıcı’nın Delilleri) başlıklı 6 farklı filmden oluşan VCD belgesel seti hazırlanmıştır. Bangladeş'te bir ilk olan bu çalışma ile, ilgili ülkenin en çok okunan günlük gazetesi İttifak'ta yayınlanan ilanda şunlar yazılmıştır: </text:p>
      <text:p text:style-name="P61">"Signs of the Creator" (Yaratıcı’nın Delilleri) isimli bu belgesel seti Kuran ve bilime dayalı anlatımlar içermektedir. Bu, dünya çapında Bengoli dilinde bu türde yapılan ilk çalışmadır. Bu film vesilesiyle hem ülkemizdeki hem de medya aracılığıyla ülke dışındaki milyonlarca insana, Allah'ı ve O'nun sonsuz ilmini tanıtabileceğiz. Bu belgesel filmlerin basım ve dağıtımı arifesindeki şu günlerde bu projenin konusunu Bangladeş halkına anlatmak için başkent Dhaka'da resmi açılış töreni ve çeşitli kentlerde seminerler düzenlenecektir."</text:p>
      <text:p text:style-name="P61"/>
      <text:p text:style-name="P105">SUUDİ ARABİSTAN - AL-BİLAD DERGİSİ</text:p>
      <text:p text:style-name="P106"/>
      <text:p text:style-name="P100"><text:span text:style-name="T20">Suudi Arabistan'da yayınlanan Arapça </text:span><text:span text:style-name="T21">El-Bilad</text:span><text:span text:style-name="T20"> dergisinde Harun Yahya'nın eserlerinden derlenerek hazırlanan belgesellerin tanıtımı yayınlanmıştır.</text:span></text:p>
      <text:p text:style-name="P106"/>
      <text:p text:style-name="P105">HİNDİSTAN - AL RISALA DERGİSİ</text:p>
      <text:p text:style-name="P105"/>
      <text:p text:style-name="P100"><text:span text:style-name="T20">Hindistan'da yayınlanan </text:span><text:span text:style-name="T21">Al-Risala</text:span><text:span text:style-name="T20"> dergisinde Harun Yahya'nın pek çok İngilizce kitabının reklamı çeşitli kereler yayınlanmıştır. Bu kitaplar arasında </text:span><text:span text:style-name="T21">Allah Akılla Bilinir, Kuran'da Temel Kavramlar, Karınca'daki Mucize</text:span><text:span text:style-name="T20"> adlı eserler vardır. </text:span></text:p>
      <text:p text:style-name="P104"/>
      <text:p text:style-name="P105">HİNDİSTAN - BOOKS TODAY KİTAP KATALOĞU</text:p>
      <text:p text:style-name="P106"/>
      <text:p text:style-name="P100"><text:span text:style-name="T20">Hindistan, Yeni Delhi'de yayınlanan </text:span><text:span text:style-name="T21">Books Today </text:span><text:span text:style-name="T20">isimli kitap kataloğunun Eylül-Ekim 2000 tarihli sayısında Harun Yahya'nın </text:span><text:span text:style-name="T21">Allah Akılla Bilinir </text:span><text:span text:style-name="T20">isimli kitabının tanıtımı yapılmıştır. Aynı kataloğun Kasım-Aralık 2000 tarihli sayısında da bu eser "EN ÇOK SATILAN" kitaplar arasında yer almıştır.</text:span></text:p>
      <text:p text:style-name="P3"/>
      <text:p text:style-name="P105">AVUSTRALYA - BROTHERHOOD GAZETESİ</text:p>
      <text:p text:style-name="P104"/>
      <text:p text:style-name="P100"><text:span text:style-name="T20">Avustralya'da yayınlanan </text:span><text:span text:style-name="T21">Brotherhood</text:span><text:span text:style-name="T20"> isimli aylık İslami gazetede 2001 yılında Harun Yahya'nın iki ilanı yayınlanmıştır. "Zulme Göz Yummak Buna Destek Olmak Demektir" başlıklı ilanda Doğu </text:span><text:soft-page-break/><text:span text:style-name="T20">Türkistan örneğinden yola çıkan herkesin, Müslümanlara yönelik zulme karşı fikri mücadele içinde olması gerektiği yazılmıştır. Bu zulmün sona ermesinin de tek çözümü insanlar arasında Kuran ahlakının yerleşik kılınmasıdır. </text:span></text:p>
      <text:p text:style-name="P105"/>
      <text:p text:style-name="P105">SRİ LANKA - ISLAMIC STUDIES VAKFININ YAYINI </text:p>
      <text:p text:style-name="P105"/>
      <text:p text:style-name="P100"><text:span text:style-name="T20">Sri Lanka'da Center for Islamic Studies adlı vakıf, tanıtım broşüründe "Kitapevimiz" başlığı altında Harun Yahya'nın, </text:span><text:span text:style-name="T21">Hz. İsa Gelecek, Hz. Musa, Akılsız Kuran'ı Nasıl Yorumlar?</text:span><text:span text:style-name="T20"> gibi pek çok eseri sergilenmiştir. </text:span></text:p>
      <text:p text:style-name="P3"/>
      <text:p text:style-name="P105">HİNDİSTAN - GOODWORD KİTAP KATALOĞU</text:p>
      <text:p text:style-name="P106"/>
      <text:p text:style-name="P94">Harun Yahya'nın Hindistan'daki kitaplarının yayıncısı olan Goodword, kitap kataloğunda yazarın pek çok eserinin tanıtımını yapmıştır. </text:p>
      <text:p text:style-name="P94"/>
      <text:p text:style-name="P105">İNGİLTERE - THE ISLAMIC FOUNDATION KİTAP KATALOĞU</text:p>
      <text:p text:style-name="P106"/>
      <text:p text:style-name="P100"><text:span text:style-name="T24">İngiltere'de faaliyet gösteren The Islamic Foundation adlı kuruluşun 2002-2003 yılına ait kitap kataloğunda </text:span><text:span text:style-name="T26">Harun Yahya Serisi</text:span><text:span text:style-name="T24"> başlığı altında yazarın 6 İngilizce eserinin tanıtımı yapılmıştır. </text:span></text:p>
      <text:p text:style-name="P3"/>
      <text:p text:style-name="P105">HİNDİSTAN - THE MİLLİ GAZETTE</text:p>
      <text:p text:style-name="P105"/>
      <text:p text:style-name="P100"><text:span text:style-name="T20">Hindistan'ın önde gelen İngilizce gazetelerden biri olan </text:span><text:span text:style-name="T21">The Milli Gazette</text:span><text:span text:style-name="T20">'de Harun Yahya'nın kitaplarının tanıtımı çeşitli kereler yayınlanmıştır. </text:span></text:p>
      <text:p text:style-name="P94"/>
      <text:p text:style-name="P100"><text:span text:style-name="T20">Harun Yahya'nın </text:span><text:span text:style-name="T21">İslam Terörü Lanetler, Hz. İsa Gelecek</text:span><text:span text:style-name="T20"> ve </text:span><text:span text:style-name="T21">Evrim Aldatmacası</text:span><text:span text:style-name="T20"> adlı eserlerinin tanıtımının yapıldığı bu ilanda, yazarın kitaplarının ücretsiz olarak okunabileceği internet sitesinin de tanıtımı yapılmaktadır. </text:span></text:p>
      <text:p text:style-name="P104"/>
      <text:p text:style-name="P94">Üstte Harun Yahya'nın Hindistan'da satılan, İngilizce'ye tercüme edilmiş eserlerinin tanıtımı yer almaktadır. </text:p>
      <text:p text:style-name="P94"/>
      <text:p text:style-name="P105">AMERİKA - THE MUSLIM OBSERVER GAZETESİ</text:p>
      <text:p text:style-name="P105"/>
      <text:p text:style-name="P100"><text:span text:style-name="T20">Amerika'nın en ünlü haftalık İslami haber gazetelerinden </text:span><text:span text:style-name="T21">The</text:span><text:span text:style-name="T20"> </text:span><text:span text:style-name="T21">Muslim Observer'</text:span><text:span text:style-name="T20">da Harun Yahya'nın kitaplarının tanıtımı, "Hayata Bakışınızı Değiştirecek Eserler" başlığıyla pek çok kereler yayınlanmıştır. </text:span></text:p>
      <text:p text:style-name="P3"/>
      <text:p text:style-name="P105">İNGİLTERE - THE MUSLIM NEWS GAZETESİ</text:p>
      <text:p text:style-name="P106"/>
      <text:p text:style-name="P100"><text:soft-page-break/><text:span text:style-name="T20">İngiltere'nin en önemli İslami gazetelerinden olan The </text:span><text:span text:style-name="T21">Muslim News</text:span><text:span text:style-name="T20">'ta Harun Yahya'nın İngiltere'de basılan kitaplarının reklamları ve tanıtımları yayınlanmıştır. </text:span><text:span text:style-name="T21">Derin Düşünmek, Evrim Aldatmacası, Kavimlerin Helakı, Dünya Hayatının Gerçeği </text:span><text:span text:style-name="T20">ve </text:span><text:span text:style-name="T21">Düşünen İnsanlar İçin</text:span><text:span text:style-name="T20"> adlı kitaplarla ilgili tanıtımlar aşağıda görülmektedir: </text:span></text:p>
      <text:p text:style-name="P104"/>
      <text:p text:style-name="P100"><text:span text:style-name="T20">"Yaratılış Harikası" başlığıyla Ruqaiyyah Waris Maqsood isimli bir yazar tarafından Harun Yahya'nın </text:span><text:span text:style-name="T21">Karıncadaki Mucize</text:span><text:span text:style-name="T20"> adlı eserinin incelemesi yazılmıştır. Burada yazar, Harun Yahya'nın karınca üzerinde odaklanarak Allah'ın en mükemmel yaratılış mucizelerinden birini ortaya koyduğunu yazmaktadır. </text:span></text:p>
      <text:p text:style-name="P9"/>
      <text:p text:style-name="P105">MALEZYA - NUR DERGİSİ</text:p>
      <text:p text:style-name="P105"/>
      <text:p text:style-name="P100"><text:span text:style-name="T20">Malezya'da yayınlanan </text:span><text:span text:style-name="T21">Nur</text:span><text:span text:style-name="T20"> dergisinin Ocak 2003 sayısında Harun Yahya'nın </text:span><text:span text:style-name="T21">Maddenin Ardındaki Sır, Evrim Teorisinin Çöküşü, Evrenin Yaratılışı, Yaratılış Gerçeği, Hücredeki Mucize</text:span><text:span text:style-name="T20"> ve </text:span><text:span text:style-name="T21">Kuran Mucizeleri </text:span><text:span text:style-name="T20">adlı Malezyaca belgesel filmlerinin tanıtımları yayınlanmıştır. </text:span></text:p>
      <text:p text:style-name="P100"><text:span text:style-name="T20">Derginin Aralık 2002 sayısında da Harun Yahya’nın Malezyaca </text:span><text:span text:style-name="T21">Evrim Aldatmacası</text:span><text:span text:style-name="T20"> adlı eseri hakkında okuyuculara bilgi verilmiştir. </text:span></text:p>
      <text:p text:style-name="P94"/>
      <text:p text:style-name="P105">HOLLANDA - ONZE OEMMA</text:p>
      <text:p text:style-name="P105"/>
      <text:p text:style-name="P100"><text:span text:style-name="T20">Hollanda'da yayınlanan </text:span><text:span text:style-name="T21">Onze Oemma</text:span><text:span text:style-name="T20"> adlı Müslüman çocuklara yönelik dergide Harun Yahya'nın </text:span><text:span text:style-name="T21">Dinimizi Ögrenelim</text:span><text:span text:style-name="T20"> adlı kitabının tanıtımı yapılmıştır. </text:span></text:p>
      <text:p text:style-name="P9"/>
      <text:p text:style-name="P105">ABD - VOICE OF ISLAM GAZETESİ</text:p>
      <text:p text:style-name="P104"/>
      <text:p text:style-name="P100"><text:span text:style-name="T20">Amerika'da yayınlanan </text:span><text:span text:style-name="T21">Voice of Islam</text:span><text:span text:style-name="T20"> gazetesinde Harun Yahya'nın birçok kitabının reklamı yayınlanmıştır. Bu kitaplar arasında </text:span><text:span text:style-name="T21">Evrenin Yaratılışı, Pişman Olmadan Önce, Kuran Mucizeleri, Çocuklar; Darwin Yalan Söyledi</text:span><text:span text:style-name="T20"> gibi eserler bulunmaktadır. </text:span></text:p>
      <text:p text:style-name="P94"/>
      <text:p text:style-name="P105">SOUND VISION KİTAP KATALOĞU</text:p>
      <text:p text:style-name="P105"/>
      <text:p text:style-name="P100"><text:span text:style-name="T20">İslami yayınların dağıtımını yapan ve Amerika'nın en yaygın dağıtım ağına sahip olan Sound Vision'ın kitap kataloğunda Harun Yahya'nın</text:span><text:span text:style-name="T21"> Evrim Aldatmacası, Kavimlerin Helakı</text:span><text:span text:style-name="T20"> ve </text:span><text:span text:style-name="T21">Dünya Hayatının Gerçeği </text:span><text:span text:style-name="T20">adlı eserlerinin de tanıtımı yapılmaktadır. </text:span></text:p>
      <text:p text:style-name="P94"/>
      <text:p text:style-name="P105">MALEZYA - SABA ISLAMIC MEDIA</text:p>
      <text:p text:style-name="P9"/>
      <text:p text:style-name="P94">Harun Yahya'nın Malezya'daki yayıncısı olan Saba Islamic Media, çeşitli kampanyalar ve reklam çalışmalarıyla Harun Yahya eserlerinin tanıtımı yapmıştır. </text:p>
      <text:p text:style-name="P94"/>
      <text:p text:style-name="P94"><text:soft-page-break/>Malezya'da düzenlenen "Bir Milyon Harun Yahya Projesi" isimli kampanya çerçevesinde ülke çapında Harun Yahya'nın eserlerinin anlatıldığı çeşitli seminerler düzenlenmiştir. Bu seminerlerde Harun Yahya'nın belgesel filmlerinin biraraya getirildiği "Yaratıcının Delilleri" isimli setin de tanıtımı yapılmıştır. </text:p>
      <text:p text:style-name="P100"><text:span text:style-name="T20">Harun Yahya belgesel filmleri Malezya’da</text:span><text:span text:style-name="T21"> "</text:span><text:span text:style-name="T20">Signs of the Creator" (Yaratıcının Delilleri) adı altında bir set olarak hazırlanmıştır. Üstteki posterde bu belgesel filmler tanıtılmaktadır. </text:span></text:p>
      <text:p text:style-name="P100"><text:span text:style-name="T20">Saba Islamic Media 2003 Ürün Kataloğunda yer alan Harun Yahya eserlerinden bazıları: </text:span><text:span text:style-name="T21">Global Masonluk, Kuran'ın Bazı Sırları, Pişman Olmadan Önce.</text:span><text:span text:style-name="T20"> </text:span></text:p>
      <text:p text:style-name="P94"/>
      <text:p text:style-name="P105">İNGİLTERE - TAHA YAYINEVİ</text:p>
      <text:p text:style-name="P106"/>
      <text:p text:style-name="P94">İngiltere’de dağıtımı yapılan bu posterlerde Harun Yahya’nın belgesel filmleri, ses kasetleri ve çocuklar için hazırladığı kitapların tanıtımı yapılmaktadır. </text:p>
      <text:p text:style-name="P94"/>
      <text:p text:style-name="P105">İNGİLTERE - Q-NEWS DERGİSİ</text:p>
      <text:p text:style-name="P104"/>
      <text:p text:style-name="P100"><text:span text:style-name="T24">İngiltere’de yayınlanan </text:span><text:span text:style-name="T26">Q-News</text:span><text:span text:style-name="T24"> adlı dergide Harun Yahya’nın kitaplarının reklamları birçok kez yayınlanmıştır. Reklamda kitaplar şöyle tanıtılmıştır: </text:span></text:p>
      <text:p text:style-name="P99">Harun Yahya'nın kitabı günümüzün geleneksel anlayışını sorgulayarak, bize doğru ve doğal olarak kabul ettirilen kavramların ne kadar yanlış yönlendirici olduğunu ortaya çıkarıyor. Harun Yahya'nın çeşitli kitapları bugüne kadar 20 dile çevrilmiştir ve yayınlandığı her ülkede büyük bir etki uyandırmıştır. Bu kitapları okumalısınız: Sizi tümüyle farklı bir dünyaya götürecek kapıyı açacaktır.</text:p>
      <text:p text:style-name="P96"/>
      <text:p text:style-name="P105">İNGİLTERE - THE MUSLIM WEEKLY DERGİSİ</text:p>
      <text:p text:style-name="P106"/>
      <text:p text:style-name="P100"><text:span text:style-name="T20">İngiltere'de yayınlanan </text:span><text:span text:style-name="T21">The</text:span><text:span text:style-name="T20"> </text:span><text:span text:style-name="T21">Muslim News</text:span><text:span text:style-name="T20"> dergisinde Harun Yahya'nın </text:span><text:span text:style-name="T21">Derin Düşünmek</text:span><text:span text:style-name="T20"> adlı kitabının ilanı yayınlanmıştır. </text:span></text:p>
      <text:p text:style-name="P9"/>
      <text:p text:style-name="P105">ABD - ASTROLABE</text:p>
      <text:p text:style-name="P106"/>
      <text:p text:style-name="P100"><text:span text:style-name="T20">Amerika'nın en büyük İslami kitapçılarından biri olan Astrolobe'un kitap kataloğunda Harun Yahya'nın </text:span><text:span text:style-name="T21">Karıncadaki Mucize</text:span><text:span text:style-name="T20"> ve </text:span><text:span text:style-name="T21">Allah Akılla Bilinir</text:span><text:span text:style-name="T20"> kitaplarına yer verilmiştir. </text:span></text:p>
      <text:p text:style-name="P104"/>
      <text:p text:style-name="P105">TANZANYA - DAR ITRAH DERGİSİ </text:p>
      <text:p text:style-name="P106"/>
      <text:p text:style-name="P100"><text:span text:style-name="T20">Tanzanya’da yayınlanan </text:span><text:span text:style-name="T21">Dar Itrah</text:span><text:span text:style-name="T20"> dergisinde Harun Yahya’nın </text:span><text:span text:style-name="T21">Hayatın Gerçek Kökeni </text:span><text:span text:style-name="T20">adlı eserinin reklamı yayınlanmıştır.</text:span></text:p>
      <text:p text:style-name="P3"/>
      <text:p text:style-name="P105">ENDONEZYA - DZIKRA YAYINEVİ</text:p>
      <text:p text:style-name="P106"/>
      <text:p text:style-name="P100"><text:soft-page-break/><text:span text:style-name="T20">Harun Yahya’nın </text:span><text:span text:style-name="T21">Evrim Aldatmacası</text:span><text:span text:style-name="T20"> adlı kitabını Endonezya’da Endonezyaca olarak yayınlayan Dzikra Yayınevi, bu kitabı tanıtmak amacıyla konferanslar düzenlemiştir. Bu çerçevede çeşitli tanıtım posterleri, broşürler ve takvimler hazırlamıştır. </text:span></text:p>
      <text:p text:style-name="P3"/>
      <text:p text:style-name="P107"/>
      <text:p text:style-name="P31">ENDONEZYA - TARBAWI DERGİSİ</text:p>
      <text:p text:style-name="P104"/>
      <text:p text:style-name="P100"><text:span text:style-name="T20">Endonezya'da yayınlanan </text:span><text:span text:style-name="T21">Tarbawi</text:span><text:span text:style-name="T20"> dergisinde Harun Yahya'nın kitaplarının ve belgesel filmlerinin tam sayfa reklamları yayınlanmıştır. </text:span></text:p>
      <text:p text:style-name="P94"/>
      <text:p text:style-name="P105">ALMANYA - SKD YAYINEVİ</text:p>
      <text:p text:style-name="P106"/>
      <text:p text:style-name="P100"><text:span text:style-name="T20">(Solda) </text:span><text:span text:style-name="T21">İslam Terörü Lanetler</text:span><text:span text:style-name="T20"> isimli sunumun yapılacağını gösteren tanıtım, (sağda) SKD Yayınevi'nin hazırlamış olduğu ve üzerinde Harun Yahya'nın </text:span><text:span text:style-name="T21">Evrim Aldatmacası </text:span><text:span text:style-name="T20">kitabının tanıtımının bulunduğu kitap ayracı görülmektedir. </text:span></text:p>
      <text:p text:style-name="P3"/>
      <text:p text:style-name="P3"/>
      <text:h text:style-name="P44" text:outline-level="1">DÜNYA BASININDA YER ALAN HABERLER</text:h>
      <text:p text:style-name="P3"/>
      <text:p text:style-name="P94">Harun Yahya'nın, evrim teorisinin bir aldatmaca olduğunu ortaya koymak için hazırladığı eserler, yabancı basının da dikkatini çekmiştir. Bazı basın kuruluşları, hazırladıkları haberlerde bu faaliyetlere geniş yer vermişlerdir. Kimi, evrimin 20. yüzyıl bilimi tarafından çökertilen bir teori olduğunu konu alan konferanslara ve kitaplara, kimi de bu kitapların tanıtımlarına yer vererek Harun Yahya'nın çalışmalarını okuyucularına aktarmışlardır. Ayrıca yazarın diğer tüm konulardaki eserleri de çeşitli yayın organlarında haber olarak okuyuculara sunulmuştur.</text:p>
      <text:p text:style-name="P94"/>
      <text:p text:style-name="P108">ABD - NATIONAL GEOGRAPHIC DERGİSİ</text:p>
      <text:p text:style-name="P104"/>
      <text:p text:style-name="P100"><text:span text:style-name="T20">Ünlü </text:span><text:span text:style-name="T21">National Geographic</text:span><text:span text:style-name="T20"> dergisinin Kasım 2004 sayısının İngilizce ve Almanca baskısında, "Was Darwin Wrong?" (Darwin Yanılmış mıydı?) başlıklı kapak haberi yer almıştır. Bu haberde evrim teorisinin yanılgılarını ortaya koyan kişi ve gruplara dikkat çekilirken, Harun Yahya ve çalışmalarından da bahsedilmiştir. Harun Yahya'nın çalışmalarının Darwinist çevrelerde büyük rahatsızlık meydana getirdiğini açıkça ortaya koyan bu haberde, şu ifadelere yer verilmiştir:</text:span></text:p>
      <text:p text:style-name="P63"><text:span text:style-name="T20">Kuran'da bildirildiği gibi evrenin altı günde yaratılmış olduğunun belirtildiği </text:span><text:span text:style-name="T21">Evrim Aldatmacası</text:span><text:span text:style-name="T20"> kitabının yazarı İslami yaratılışçı Harun Yahya, evrim teorisini şöyle tanımlıyor: Bu teori, dünya sistemini yönlendiren güçler tarafından bizlere empoze edilmeye çalışılan bir aldatmacadan başka birşey değildir. </text:span></text:p>
      <text:p text:style-name="P3"/>
      <text:p text:style-name="P108">ABD - SCIENCE</text:p>
      <text:p text:style-name="P109"/>
      <text:p text:style-name="P100"><text:span text:style-name="T20">Harun Yahya'nın evrim konulu eserlerinin ve özellikle de dünyaca ünlü </text:span><text:span text:style-name="T21">Evrim Aldatmacası</text:span><text:span text:style-name="T20"> kitabının uluslararası etkisinin yansımaları evrimci yayınlarıyla ünlü bilim dergisi </text:span><text:span text:style-name="T21">Science</text:span><text:span text:style-name="T20">'da da görüldü. </text:span></text:p>
      <text:p text:style-name="P100"><text:span text:style-name="T21">Science</text:span><text:span text:style-name="T20"> dergisinin 18 Mayıs 2001 tarihli sayısında yayınlanan Robert Koenig imzalı ve </text:span><text:span text:style-name="T23">"Creationism Take Root Where Europe, Asia Meet"</text:span><text:span text:style-name="T22"> </text:span><text:span text:style-name="T20">(Avrupa ile Asya'nın Buluştuğu Yerde Yaratılışçılık Kökleniyor) başlıklı yazıda, Harun Yahya'nın evrim teorisinin aldatmacalarına karşı yaptığı bilimsel mücadeleye, </text:span><text:span text:style-name="T21">Evrim Aldatmacası</text:span><text:span text:style-name="T20"> isimli kitabın uluslararası başarısına ve Türkiye'deki evrimcilerin </text:span><text:soft-page-break/><text:span text:style-name="T20">çaresizliklerine geniş yer verildi. Yazıda evrim teorisini bilimsel anlamda çürütmeyi hedefleyen bu geniş çaplı akademik hareketin </text:span><text:span text:style-name="T23">"Kuzey Amerika dışında, dünyanın en kuvvetli anti-evrimci hareketi"</text:span><text:span text:style-name="T20"> olduğunun ve </text:span><text:span text:style-name="T23">"diğer Müslüman ülkelere de hızla yayıldığının" </text:span><text:span text:style-name="T20">altı çizildi.</text:span></text:p>
      <text:p text:style-name="P100"><text:span text:style-name="T20">Yazıda üzerinde durulan bir diğer konu ise </text:span><text:span text:style-name="T21">Evrim Aldatmacası</text:span><text:span text:style-name="T20"> kitabının uluslararası başarısı ve bazı Türk evrimci bilim adamlarının </text:span><text:span text:style-name="T23">"bu kitapların ülkenin bazı bölgelerinde okullarda okutulan ders kitaplarından daha etkin olduğundan şikayet ettikleri"</text:span><text:span text:style-name="T20"> şeklindeydi. Türk evrimcilerin endişeleri makalede "... Buradaki birçok (evrimci) bilim adamı, </text:span><text:span text:style-name="T23">evrimcilerin kamuoyu nezdinde Türk yaratılışçılarının karşısında itibar kaybetmelerinden</text:span><text:span text:style-name="T20"> endişe duyuyor" cümleleriyle yer aldı.</text:span></text:p>
      <text:p text:style-name="P3"/>
      <text:p text:style-name="P108">ABD - NCSE REPORTS DERGİSİ</text:p>
      <text:p text:style-name="P3"/>
      <text:p text:style-name="P100"><text:span text:style-name="T21">NSCE Reports</text:span><text:span text:style-name="T20">, National Center for Science Education (Ulusal Bilim Eğitimi Merkezi) isimli, merkezi Berkeley'de bulunan, bir eğitim merkezinin çıkardığı dergidir. Amerikan Bilimler Akademisi tarafından desteklenen dergi, aslen evrim taraftarı olmasına rağmen, Kasım-Aralık 1999 tarihli sayısını, Harun Yahya'nın evrim teorisinin çöküşü konulu çalışmalarına ayırdı. "Islamic Scientific Creationism in Turkey" (Türkiye'de İslami Bilimsel Yaratılışçılık) başlığıyla kapaktan verilen haberde şu yorumlar yer almıştır:</text:span></text:p>
      <text:p text:style-name="P63"><text:span text:style-name="T20">... En tipik olan Harun Yahya'nın </text:span><text:span text:style-name="T21">Evrim Aldatmacası</text:span><text:span text:style-name="T20"> kitabıdır. Kitap iki versiyonda çıktı; bol renkli resimli ve parlak kapaklı, 370 sayfalık, kapsamlı, etkileyici cilt (Yahya 1997) ve halka parasız olarak yaygın bir biçimde dağıtılan özet olarak hazırlanmış, daha az resimli 128 sayfalık broşür (Yahya 1998)…</text:span></text:p>
      <text:p text:style-name="P61">Doğanın müthiş ve düzen içindeki unsurlarını -gökler, yeryüzünün dengesi, şimşek ve yağmur, faydalı bitki ve meyveler vs.- gözlemleyerek sağduyuyu harekete geçirerek, bütün bunların bir amaç üzerine olduğu sonucuna vardırır. (Rad Suresi 2-3; Rum Suresi 20-27)...</text:p>
      <text:p text:style-name="P3"/>
      <text:p text:style-name="P111"><text:span text:style-name="T23">HARUN YAHYA KİMDİR? </text:span><text:span text:style-name="T20">Harun Yahya müstear ismini kullanan Adnan Oktar, hayatını Allah'ın varlığını ve birliğini, Kuran'ın ahlaki değerinin büyüklüğünü açıklamaya adadı. Genç yaşlarından itibaren bu amaca hizmet etti. Zorluklar karşısında yılmadı. Biyografi, Oktar'ın 1979'da üniversiteye girdiğini ve 1986'dan beri 100'den fazla kitap yazdığını belirtiyor. Tek bir kişi için bu gerçekten mükemmel bir verim.</text:span></text:p>
      <text:p text:style-name="P109"/>
      <text:p text:style-name="P108">İNGİLTERE - NEW SCIENTIST DERGİSİ</text:p>
      <text:p text:style-name="P3"/>
      <text:p text:style-name="P100"><text:span text:style-name="T20">Dünyaca ünlü </text:span><text:span text:style-name="T21">New Scientist </text:span><text:span text:style-name="T20">dergisi, 22 Nisan 2000 tarihli sayısında dünyadaki yaratılışçı hareketler incelenmiş, Harun Yahya ve kitapları hakkında da şu yorumda bulunulmuştur:</text:span></text:p>
      <text:p text:style-name="P61">Harun Yahya uluslararası bir kahraman haline geldi. Kitapları İslam dünyasının dört bir yanına dağılmış durumda. Kendi İslami yaratılışçılığını oluşturdu.</text:p>
      <text:p text:style-name="P106"/>
      <text:p text:style-name="P105">İNGİLTERE - STUDENT BRITISH MEDICAL JOURNAL</text:p>
      <text:p text:style-name="P106"/>
      <text:p text:style-name="P111"><text:span text:style-name="T27">İ</text:span><text:span text:style-name="T20">ngiltere'de yayınlanan </text:span><text:span text:style-name="T21">Student British Medical Journal</text:span><text:span text:style-name="T20">, 27 farklı yayını olan İngiliz Tıp Birliği'nin öğrenciler için hazırladığı uluslararası aylık tıp dergisidir. Derginin Haziran 2001 sayısındaki kitap </text:span><text:soft-page-break/><text:span text:style-name="T20">incelemeleri bölümünde Harun Yahya'nın </text:span><text:span text:style-name="T21">Evrim Aldatmacası </text:span><text:span text:style-name="T20">adlı kitabı hakkında bir yorum yayınlanmıştır. Dört yıldızlı mükemmel kitap olarak tanıtılan </text:span><text:span text:style-name="T21">bu eser </text:span><text:span text:style-name="T20">için Manchester Üniversitesi tıp öğrencisi Amina Rahman'ın değerlendirmelerinden bir bölümü şöyledir:</text:span></text:p>
      <text:p text:style-name="P100"><text:span text:style-name="T24">"</text:span><text:span text:style-name="T26">Evrim Aldatmacası,</text:span><text:span text:style-name="T24"> evrim teorisini saran hikayeleri bilimsel araştırmaya ve bilgiye dayalı kanıtlarla çürütüyor..."</text:span></text:p>
      <text:p text:style-name="P98">"Son yüzyılda bilimin hızla ilerlemesi hayatın kökeni sorununa çözüm sunmak yerine, bu konu hakkındaki sorunlara daha iyi bir bakış açısı sağlamıştır. Özellikle ABD ve Avrupa olmak üzere dünyanın pek çok yerindeki binlerce bilim adamı evrim teorisini reddetmiş ve bu teorinin geçersizliği hakkında birçok kitap yazmışlardır. Bu da o kitaplardan biridir."</text:p>
      <text:p text:style-name="P94">"Kitapta çok güzel fosil ve vahşi yaşam resimlerinin yanı sıra, ünlü bilim adamlarının resimleri de yer alıyor." </text:p>
      <text:p text:style-name="P94">"Kitabın sonunda kolay anlaşılır, fakat sıra dışı konusuyla zihni açan bir bölüm var." </text:p>
      <text:p text:style-name="P94">"Bu kitap hayatın nasıl ortaya çıktığı konusuyla ilgilenen ve konuya açık bir zihinle yaklaşanlar içindir."</text:p>
      <text:p text:style-name="P106"/>
      <text:p text:style-name="P105">THE MUSLIM WORLD KİTAP DEĞERLENDİRMELERİ</text:p>
      <text:p text:style-name="P104"/>
      <text:p text:style-name="P100"><text:span text:style-name="T24">Islamic Foundation ve The International Institute of Islamic Thought vakıfları tarafından yayınlanan kitap incelemelerinin yer aldığı bu kitapçıkta Harun Yahya'nın </text:span><text:span text:style-name="T26">Evrim Aldatmacası</text:span><text:span text:style-name="T24"> adlı kitabı hakkında şunlar yazılmıştır:</text:span></text:p>
      <text:p text:style-name="P61">"Bu kitabın en çarpıcı bölümlerinden biri insanın hayvan kökenli olduğunun reddedildiği bölümdür. Yazar oldukça ikna edici bir şekilde, en eski fosil kayıtlarına dayanarak insanın eksiksiz olarak bugünkü haliyle yaratılmış olduğunu ve yarı maymun bir canlıdan ortaya çıkmadığını bilimsel olarak ortaya koymaktadır..."</text:p>
      <text:p text:style-name="P3"/>
      <text:p text:style-name="P105">AL WATAN GAZETESİ</text:p>
      <text:p text:style-name="P106"/>
      <text:p text:style-name="P100"><text:span text:style-name="T21">Al Watan</text:span><text:span text:style-name="T20"> gazetesinde, 10 Ekim 2003 tarihinde yayınlanan makalede, Harun Yahya’nın Arapça’ya çevrilen </text:span><text:span text:style-name="T21">Mucizeler Zinciri</text:span><text:span text:style-name="T20"> kitabı ile ilgili geniş bir haber yer almıştır. Haberde Allah’ın kainatta var ettiği mucizelerin detaylı olarak gözler önüne serildiği vurgulanmaktadır. Haberde ayrıca Harun Yahya’nın hayatı hakkında da bilgiler verilmekte, bu kitabın yazılma amacı ise kitaptan alınan bir bölümle dile getirilmektedir:</text:span></text:p>
      <text:p text:style-name="P61">Bu kitapta, canlı cansız kainattan çeşitli örnekler verdik; bizim hedefimiz, insanların kainata bakıp bu örneklerden ibret ve ders almalarına vesile olmaktır. Gerçekte bunlar sadece bazı damlalardır, çünkü evrenin her tarafı bu mucizelerle doludur. Bu görünen ayetler, müminlerin Allah’a hidayetleri için bir yoldur. </text:p>
      <text:p text:style-name="P106"/>
      <text:p text:style-name="P105">ALMANYA - MATEMATİK ANSİKLOPEDİSİ</text:p>
      <text:p text:style-name="P106"/>
      <text:p text:style-name="P94"><text:soft-page-break/>Almanca Matematik Ansiklopedisi sitesinde "Yaratılış" başlığı altında İslam dünyasında evrim teorisi konusu işlenmektedir. Bu bölümde Harun Yahya’nın eserleri hakkında bilgiler verilmektedir. Harun Yahya’nın eserlerinin özellikle en büyük İslam ülkeleri olma özelliği taşıyan Endonezya ve Malezya’da çok geniş okuyucu kitlesine sahip olduğu belirtilmektedir. </text:p>
      <text:p text:style-name="P3"/>
      <text:p text:style-name="P105">AZERBAYCAN - ULUS GAZETESİ</text:p>
      <text:p text:style-name="P106"/>
      <text:p text:style-name="P100"><text:span text:style-name="T20">Azerbaycan’da yayınlanan </text:span><text:span text:style-name="T21">Ulus </text:span><text:span text:style-name="T20">adlı gazetede Hasret Rüstemov imzalı bir haber yayınlandı. Haberde Harun Yahya’nın </text:span><text:span text:style-name="T21">Kavimlerin Helakı</text:span><text:span text:style-name="T20"> isimli kitabı tanıtılıyordu. "Kuran’ın Hikmetine Dair Yeni Kitap" başlıklı yazıda Rüstemov, Harun Yahya ve eserleri hakkında şunları ifade ediyordu:</text:span></text:p>
      <text:p text:style-name="P62">(...) Böyle bir zamanda, Kuran’ı temel alan ilmi literatürle karşılaşmak hakikaten çok zordur. Yazar bu kitabında Kuran’da önceleri mevcut olmuş eski medeniyetlerin aniden helak olması ve halkların yeryüzünden silinmesiyle ilgili ayetleri arkeoloji, coğrafya, tarih ve diğer bilimlerin son araştırmaları sonucunda anlatarak Kuran'ın Allah'ın gönderdiği bir kitap olduğunu ve hakikate uymanın yolu olduğunu defalarca kaydediyor. Halkların yeryüzünden silinmesiyle ilgili Batı bilginlerinin birçok kitapları basılmıştır. Fakat hakkında konuştuğumuz kitabın diğerlerinden farklı özelliği halkların helak olmasının sebeplerini araştırmak değil, sadece Kuran’da bu olaylarda yazılanların daha anlaşılır olarak okura ulaştırılmasıdır.</text:p>
      <text:p text:style-name="P61">... Sadece bu eseriyle tanışmak bile onun gayesine ulaşması konusunda nasıl fedakarcasına çalıştığını gösteriyor. Zannımca, Harun Yahya’nın bu eseri sadece dinle ilgilenenler için değil, sosyoloji, tarih ve felsefeyle ilgilenenler için de oldukça ilgi çekici bulunacaktır.</text:p>
      <text:p text:style-name="P3"/>
      <text:p text:style-name="P106">IBERR - EĞİTİM ARAŞTIRMALARI VE KAYNAKLARI </text:p>
      <text:p text:style-name="P105">ULUSLARARASI KURULU YAYINI</text:p>
      <text:p text:style-name="P104"/>
      <text:p text:style-name="P94">Kuzey Amerika, İngiltere, Güney Afrika ve diğer ülkelerdeki Müslüman eğitim kurumlarını temsil eden uluslararası bir kuruluş olan IBERR’in yayınladığı aylık bültende, Harun Yahya ile ilgili bir makale yayınlanmıştır. Başkanlığını sonradan İslam'ı seçen Yusuf İslam’ın yaptığı IBERR, dünya genelindeki İslami okulların müfredatlarının belirlenmesinde çok önemli bir rol oynamakta, bu çalışmalarında Harun Yahya’nın eserlerinden de faydalanmaktadır. Haberde Harun Yahya’nın eserleri şu şekilde tanıtılmaktadır:</text:p>
      <text:p text:style-name="P94"/>
      <text:p text:style-name="P112">HARUN YAHYA: OLAĞANÜSTÜ İSLAMİ YAZAR</text:p>
      <text:p text:style-name="P111"><text:span text:style-name="T28">Y</text:span><text:span text:style-name="T20">azar, Harun Yahya müstear ismiyle, imani konularla ilgili yüzden fazla eser yazmıştır. Çalışmalarının önemli bir bölümü materyalist dünya görüşü ve bunun dünya tarihi ve siyasetindeki etkisiyle ilgilidir.</text:span></text:p>
      <text:p text:style-name="P113">Harun Yahya’nın geniş yelpazedeki kitapları, Allah’ın mesajını insanlara iletme konusu üzerinde güçlü bir şekilde yoğunlaşmıştır. Sağlam bir şekilde Kuran’a dayanarak ve son bilimsel yöntemlerini kullanarak, Allah’ın yaratış mucizesini ve bize bahşettiği sayısız nimetlerini dile getirmektedir. Tüm bu deliller ikna edici bir şekilde biraraya getiriliyor ve derin tefekkürlerle bize sunuluyor. Kitaplarda yer alan <text:soft-page-break/>nefes kesici renklerdeki fotoğraflar, grafikler ve berrak anlatım stili ile okuyucunun dikkatini Allah’ın sonsuz merhametine çekiyor!</text:p>
      <text:p text:style-name="P3"/>
      <text:p text:style-name="P94">IBERR'in 2004 yılında Katar'da yapılan toplantısında ise Harun Yahya'nın çalışmaları daha yakından incelenmiştir. IBERR'e bağlı dünyanın farklı bölgelerindeki okullarda, Harun Yahya kitaplarının müfredata dahil edilmesi görüşülmüştür. Toplantıya katılan konuşmacılar çeşitli okullarda, örneğin Nijerya'daki İslami okullarda, Harun Yahya'nın çalışmalarının, müfredatın önemli bir parçası olduğunu dile getirmişlerdir. Harun Yahya'nın eserleri hem öğrenciler hem de öğretmenler tarafından büyük ilgi görmektedir. </text:p>
      <text:p text:style-name="P3"/>
      <text:p text:style-name="P105">HOLLANDA - ISIM NEWSLETTER</text:p>
      <text:p text:style-name="P104"/>
      <text:p text:style-name="P100"><text:span text:style-name="T24">Hollanda’da merkezi bulunan, Uluslararası Modern Dünyada İslam Çalışmaları Enstitüsü (International Institute for the Study of Islam in the Modern World) tarafından her ay yayınlanan </text:span><text:span text:style-name="T26">ISIM Newsletter</text:span><text:span text:style-name="T24">’ın</text:span><text:span text:style-name="T26"> </text:span><text:span text:style-name="T24">Aralık 2002 tarihli sayısında Freiburg Üniversitesi’nden Dr. Martin Riexinger imzalı bir yazı, Harun Yahya’nın çalışmalarını ele alıyordu. "Harun Yahya’nın İslami Yaratılışçılığı" başlıklı yazıda, yazarın eserlerinin dünya üzerindeki etkisini ifade eden bazı cümleler şu şekildedir:</text:span></text:p>
      <text:p text:style-name="P61">Belli bir süre, Batı’daki yayınlar kötü İngilizceyle kalitesiz kağıda basılı broşürlerden ibaretti. Ancak İngiltere’deki kitapçılarda biraz dolaşıldığında bu durumun değiştiğini hemen anlayabiliyoruz. Uygun fiyatlarda son derece güzel hazırlanmış kitaplar bunların yerini almış durumda. Bu yayınların büyük çoğunluğu İslam'ı, Hıristiyanlığa ve materyalizme karşı savunur nitelikte. Bu yeni akım içerisinde en önemli yeri, çoğu Darwinizm’i çürütmek amacıyla yazılmış 180’in üzerinde kitabın yazarı olan ünlü ve saygın Türk yazar Harun Yahya’ya ait.</text:p>
      <text:p text:style-name="P61">Harun Yahya’nın kitapları son derece güzel resimlerle bezenmiş ve en temel konu evrim teorisinin çöküşü. Burada evrim teorisine din ve modern bilim ile verilmiş cevaplar var ki, bu konu İslami çalışmalarda ciddi anlamda ihmal edilmişti... Makaleleri çok fazla kişisel sitede ve çeşitli organizasyonlara ait İslami internet sitelerinde yer alıyor. Uluslararası ünü, internetin yoğun kullanımı sonucunda gerçekleşti. Harun Yahya, kariyerini teknolojiyi en üst düzeyde kullanarak geliştirmiş ilk İslam aydını olarak kabul edilebilir.</text:p>
      <text:p text:style-name="P106"/>
      <text:p text:style-name="P105">RUSYA - ISLAM.RU HABER AJANSI</text:p>
      <text:p text:style-name="P104"/>
      <text:p text:style-name="P94">Rusya’dan yayınlanmakta olan ve internetin en büyük İslami haber sitelerinden biri olan www.islam.ru sitesinde, Harun Yahya’nın eserlerine olan büyük ilgi şu şekilde haberleştirilmiştir:</text:p>
      <text:p text:style-name="P94"/>
      <text:p text:style-name="P110">Devlet Parlamentosu (Duma) </text:p>
      <text:p text:style-name="P110">Harun Yahya’nIn kİtaplarInI okuyor</text:p>
      <text:p text:style-name="P111"><text:span text:style-name="T18">H</text:span><text:span text:style-name="T20">arun Yahya’nın akademik araştırmalarını yürüten vakıf</text:span><text:span text:style-name="T21"> İslam Terörü Lanetler </text:span><text:span text:style-name="T20">isimli kitabının Rusça baskısını hazırladı. Bu baskının yapılmasının altında yatan sebep, kitle iletişim organları ve çeşitli siyasi çevreler tarafından desteklenen toplumun artan İslamofobisi. Barış ve iyilik dini olan İslam’a olan </text:span><text:soft-page-break/><text:span text:style-name="T20">tavrı değiştirmek için, kitabın 1.000’in üzerinde kopyası çeşitli hükümet teşekkülleri, devlet organizasyonları ve eğitim kurumlarının başkanlarına gönderildi. Kitap, Devlet Parlamentosu (Duma) delegeleri, İçişleri Bakanlığı temsilcileri, Savunma Bakanlığı, birçok televizyon kanalı ve ayrıca Rus kitle iletişimine gönderilmiştir.</text:span></text:p>
      <text:p text:style-name="P113">Vakıf temsilcileri, kitabın oluşturduğu güçlü ilginin, birçok siyasi ve kamu görevlisinin İslam ve Müslümanların ahlak normlarına bakış açılarının değişmesine yol açtığını bildirdiler. Bu bağlamda, Harun Yahya’nın vakfının temsilcileri ile hükümet yetkililerinin Rusya’daki İslami geleneksel kuralları tartışmak üzere toplantılar düzenlemeleri planlanıyor.</text:p>
      <text:p text:style-name="P113">Şu da belirtilmelidir ki "İslam Terörü Lanetler" isimli belgesel ve bir yıl önce basılan kitap, hem Amerika hem de bazı Avrupa ülkeleri dahil olmak üzere dünya çapında olumlu tepki ve destek görmüştür.</text:p>
      <text:p text:style-name="P3"/>
      <text:p text:style-name="P107"/>
      <text:p text:style-name="P31">BOSNA - OSLOBODJENJE GAZETESİ</text:p>
      <text:p text:style-name="P3"/>
      <text:p text:style-name="P100"><text:span text:style-name="T20">Bosna’nın en büyük gazetelerinden biri olan </text:span><text:span text:style-name="T21">Oslobodjenje</text:span><text:span text:style-name="T20">’nin 24 Haziran 2003 tarihli sayısında yer alan aşağıdaki haberde, Harun Yahya’nın Boşnakça’ya da çevrilen </text:span><text:span text:style-name="T21">Evrim Aldatmacası</text:span><text:span text:style-name="T20"> isimli eseri anlatılmaktadır. Haberde özetle şu bilgiler yer alıyor:</text:span></text:p>
      <text:p text:style-name="P63"><text:span text:style-name="T21">Evrim Aldatmacası</text:span><text:span text:style-name="T20"> adlı eserinde Harun Yahya Darwinizm’in geçersizliğinden ve onun diğer çeşitli ideolojilerle bağlantısından bahsediyor... Teorinin kısa tarihinden sonra, bilimsel gerçekleri sıralayarak, yazar teoriyi hem fosillerde bulunan gerçeklerle hem de moleküler biyoloji açısından çökertmeye geçiyor... Aynı şekilde, hiçbir bilimsel dayanağı olmadığını göstererek yazar, ilkel hayatın denizlerde ortaya çıktığı ve sonra evrimleştiği gibi evrim teorisinin ürettiği senaryoları ve evrimci tüm iddiaları kesin bir şekilde çürütüyor... Harun Yahya müstear ismini kullanan yazar, 1956 yılında Ankara’da doğmuş, İstanbul Mimar Sinan Üniversitesi Güzel Sanatlar Fakültesi’nde ve İstanbul Üniversitesi Felsefe Bölümü’nde öğrenim görmüştür. 1980’li yıllardan bu yana, imani, bilimsel ve siyasi konularda pek çok eser vermiştir.</text:span></text:p>
      <text:p text:style-name="P106"/>
      <text:p text:style-name="P105">SUUDİ ARABİSTAN - AL RİYADH GAZETESİ</text:p>
      <text:p text:style-name="P3"/>
      <text:p text:style-name="P100"><text:span text:style-name="T20">Suudi Arabistan’da yayınlanan günlük </text:span><text:span text:style-name="T21">Al Riyadh</text:span><text:span text:style-name="T20"> gazetesinde Harun Yahya, Türkiye’nin en önemli düşünürlerinden biri olarak tanıtılmaktadır. Yazarın internet sitesinin tanıtıldığı bu yazıda özetle şu bilgiler yer almaktadır:</text:span></text:p>
      <text:p text:style-name="P110"/>
      <text:p text:style-name="P110">Harun Yahya’nIn sİtesİnde </text:p>
      <text:p text:style-name="P110">bİr Yolculuk</text:p>
      <text:p text:style-name="P111"><text:span text:style-name="T18">H</text:span><text:span text:style-name="T20">arun Yahya, Türkiye’nin en tanınmış ve önemli düşünürlerinden biridir. Yazdığı kitapları, makaleleri ve çok sayıda belgesel filmleri mevcuttur. Bu eserlerinde Harun Yahya, Kuran-ı Kerim ve Peygamberimiz (sav)’in sünnetinde yer alan hadislerin ışığında, kainatın mucizevi yönlerinden bahsetmektedir. Bu eserler, herkesin okuyabilmesi ve elde edebilmesi için yazarın internet sitesinde ücretsiz olarak sunulmuştur. Gerçekten de bu site çok faydalı ve önemli bir sitedir. Dünyanın her tarafında okunmaktadır. Sadece Türkçe değil, Arapça, Boşnakça, Endonezyaca, Almanca, Fransızca, Rusça ve Malayca da hazırlanmıştır. Video bölümünde, ziyaretçilere bu mucizeler sesli ve görüntülü olarak anlatılmaktadır. Son olarak, Harun Yahya’nın yazdığı bütün eserler bir fihristte listelenmiştir. Bu eserlerden, herkes bedava olarak istifade edebilmektedir.</text:span></text:p>
      <text:p text:style-name="P3"/>
      <text:p text:style-name="P105">MOHEET INTERNET SİTESİ</text:p>
      <text:p text:style-name="P106"/>
      <text:p text:style-name="P100"><text:span text:style-name="T20">Radhwan Adem tarafından, uluslararası haber sitesi Moheet'de Harun Yahya'nın </text:span><text:span text:style-name="T21">Bitkilerdeki Yaratılış Mucizesi </text:span><text:span text:style-name="T20">isimli eseriyle ilgili bir yorum yayınlanmıştır. Bu yorumda şu ifadelere yer verilmiştir:</text:span></text:p>
      <text:p text:style-name="P100"><text:span text:style-name="T24">"Geçen dönemde, er-Risale yayınevinden, Harun Yahya’nın </text:span><text:span text:style-name="T26">Bitkilerdeki Yaratılış Mucizesi</text:span><text:span text:style-name="T24"> kitabı çıktı. Yazar bu kitabında, bitkilerin sırları ve ilginç mucizelerinden bahsetmektedir. Yazar, kitabın girişinde bitkilerin oluşumunu anlatmış, bitkilerdeki yaratılışın kompleksliğinden bahsetmiştir. Bitkilerin, görünüşte basit </text:span><text:soft-page-break/><text:span text:style-name="T24">olduğunu zannediyoruz; halbuki gerçekte çok detaylı ve mucizevi bir yaratılışa sahipler. Tabii ki bu bitkiler tesadüfen oluşmamış, Allah’ın kudret ve tasarımıyla ortaya çıkmıştır; tıpkı diğer tüm canlıların yaratılışı gibi. Bu kitaplar, insanların Allah’a iman etmeleri ve Allah’ın yoluna davet etmelerinde çok faydalıdır. Bu kitapların kolay ve mantıklı üslubu ile büyük başarılar gerçekleşiyor. Okuyucu, bu gibi kitapları okuduktan sonra, aklında ve kalbinde hiçbir tereddüdü kalmaz; diğer maddi felsefeleri mutlaka terk eder. Çünkü bu kitaplar, o maddi felsefeleri ve düşünceleri temelinden çökertmektedir. Bu alanda, gerçekten Harun Yahya ve arkadaşları önemli bir görevi üstlendiler. Bu kitaplar Allah’ın izniyle 21. yüzyılda bütün insanlara, Kuran-ı Kerim’de vaad edildiği gibi barış, güven, adalet ve saadet sağlayacaktır. Harun Yahya, bütün kitapların sonlarında evrim teorisi için özel bir kısım tahsis etmiştir. Bunun sebebi ise, geçmişte ve günümüzde dünyada olup biten felaketler bu teoriden kaynaklanmaktadır. Demek ki bu korkunç felsefeler ve düşünceler bu teori üzerine tesis edilmiştir. Geçen 140 yıl boyunca, Darwinizmin, insanların Allah’ın varlığını inkar etmesinde ya da varlığından şüpheye düşmesinde büyük rolü olmuştur. Bu yüzden bu teorinin reddedilmesi bizim için çok büyük bir görev olmalıdır. Bu değerli eserleri toplumun bütün tabakaları tarafından okunabilir, ondan faydalanabilir. İhtiva ettiği gerçekleri de hiç kimse inkar edemez. </text:span></text:p>
      <text:p text:style-name="P9"/>
      <text:p text:style-name="P105">ENDONEZYA - MINDA DERGİSİ</text:p>
      <text:p text:style-name="P104"/>
      <text:p text:style-name="P100"><text:span text:style-name="T21">Minda</text:span><text:span text:style-name="T20"> dergisi Endonezya'da yayınlanan yüksek tirajlı dergilerden biridir. Derginin Eylül 2004 tarihli sayısında ise Harun Yahya'nın, </text:span><text:span text:style-name="T21">Pişman Olmadan Önce</text:span><text:span text:style-name="T20"> isimli kitabıyla ilgili bir yorum yazısına yer verilmiştir. </text:span></text:p>
      <text:p text:style-name="P94">Yazıda ayrıca "Harun Yahya Kimdir?" başlığı altında, Harun Yahya'nın yaşam hikayesinden de bahsedilmiştir. </text:p>
      <text:p text:style-name="P3"/>
      <text:p text:style-name="P105">VENEZUELA - VENEZUELA'S ELECTRONIC NEWS SİTESİ</text:p>
      <text:p text:style-name="P106"/>
      <text:p text:style-name="P100"><text:span text:style-name="T21">Venezuela’s Electronic News</text:span><text:span text:style-name="T20"> isimli internet üzerinden yayın yapan bir haber ajansında, Harun Yahya’nın </text:span><text:span text:style-name="T21">İslam Terörü Lanetler </text:span><text:span text:style-name="T20">kitabına gösterilen yoğun ilgiyi anlatan bir haber yayınlandı. Haberde "Venezuelalı Müslümanların Harun Yahya’nın yeni kitabı </text:span><text:span text:style-name="T21">İslam Terörü Lanetler</text:span><text:span text:style-name="T20">’i okumak için internete akın ettikleri" belirtildi. Haberde Harun Yahya ve birçok dile çevrilen önemli eseri İ</text:span><text:span text:style-name="T21">slam Terörü Lanetler </text:span><text:span text:style-name="T20">için şunlar ifade edildi:</text:span></text:p>
      <text:p text:style-name="P61">Tüm dünyada çok büyük ilgi gören Müslüman alim Harun Yahya tarafından yazılmış olan bu kitap, tam da dünya çapında bir karışıklık ve İslam dinine yönelik yanlış anlaşılmaların yer aldığı sırada ortaya çıktı. Yahya bu kitabında, İslam dininin gerçekte ne öğrettiğini ve Müslümanların da gerçek dinin ne olduğunu insanlara anlatmaları gerektiğini söylüyor. </text:p>
      <text:p text:style-name="P63"><text:span text:style-name="T20">Harun Yahya </text:span><text:span text:style-name="T21">İslam Terörü Lanetler</text:span><text:span text:style-name="T20"> isimli kitabında bu konudaki fikri mücadelesini sürdüreceğini bildiriyor. Tüm dünyadaki kitap eleştirmenleri de bu kitap için, İslam’ın rolü ve Amerika Birleşik Devletleri’ndeki 11 Eylül terörist saldırıları arkasındaki gerçekleri öğrenmek isteyen herkes için "mutlaka okunması gereken" bir kitap olduğunu söylüyorlar.</text:span></text:p>
      <text:p text:style-name="P106"/>
      <text:p text:style-name="P107"/>
      <text:p text:style-name="P31">ENDONEZYA - PIKIRAN RAKYAT DERGİSİ</text:p>
      <text:p text:style-name="P104"/>
      <text:p text:style-name="P100"><text:span text:style-name="T20">Endonezya'da yayınlanan </text:span><text:span text:style-name="T21">Pikiran Rakyat</text:span><text:span text:style-name="T20"> dergisinde Harun Yahya'nın </text:span><text:span text:style-name="T21">Evrim Aldatmacası</text:span><text:span text:style-name="T20"> isimli kitabıyla ilgili bir tanıtım yazısı yayınlanmıştır. Ağustos 2001 tarihinde yayınlanan bu yazıda, bu kitabın içerdiği bilgilerin önemine dikkat çekilmektedir. </text:span></text:p>
      <text:p text:style-name="P3"/>
      <text:p text:style-name="P105">KANADA - THE AMBITION MONTHLY</text:p>
      <text:p text:style-name="P3"/>
      <text:p text:style-name="P100"><text:span text:style-name="T24">Kanada'daki genç Müslümanlara yönelik olan ve 1987 yılından beri yayınına devam eden </text:span><text:span text:style-name="T26">The Ambition Monthly</text:span><text:span text:style-name="T24"> gazetesinde, Harun Yahya'nın </text:span><text:span text:style-name="T26">Kavimlerin Helakı</text:span><text:span text:style-name="T24"> ve </text:span><text:span text:style-name="T26">Çözüm Kuran Ahlakı </text:span><text:span text:style-name="T24">isimli eserleri için tanıtım yazısı yayınlanmıştır. </text:span></text:p>
      <text:p text:style-name="P94"/>
      <text:h text:style-name="P40" text:outline-level="2">Çözüm Kuran Ahlakı</text:h>
      <text:p text:style-name="P113">"Hepimiz vicdanımızın sesini dinleyip, zulüm içindeki insanlar için fikri mücadele yürütmeli ve dünyayı barışın, adaletin, güvenliğin, huzur ve refahın yaşandığı bir yer haline getirmeliyiz. Vicdanlı olmanın tek yolu imandır. Bu nedenle yeryüzündeki adaletsizlik, kaos, terör, soykırım, açlık ve baskının tek çözümü Kuran ahlakını yaşamaktır. "</text:p>
      <text:p text:style-name="P106"/>
      <text:p text:style-name="P105">KANADA - YOUNG MUSLIM VAKFI’NIN DUYURUSU</text:p>
      <text:p text:style-name="P106"/>
      <text:p text:style-name="P100"><text:span text:style-name="T20">Kanada'da faaliyet gösteren </text:span><text:span text:style-name="T21">Young Muslim</text:span><text:span text:style-name="T20"> adlı vakfın, kendi üyeleri için hazırladığı duyuruda, gençlere birtakım kitaplar tavsiye edilmektedir. Bu kitaplar arasında Harun Yahya'nın </text:span><text:span text:style-name="T21">Evrim Aldatmacası</text:span><text:span text:style-name="T20"> adlı kitabı da yer almaktadır. Duyuruda tavsiye edilen kitaplar şöyle tanıtılmaktadır:</text:span></text:p>
      <text:p text:style-name="P95">"Aşağıdaki kitaplardan bir kısmı çok fazla sayıda insanın hayatının </text:p>
      <text:p text:style-name="P95">değişmesine vesile </text:p>
      <text:p text:style-name="P95">olmuştur." </text:p>
      <text:p text:style-name="P113"/>
      <text:p text:style-name="P100"><text:span text:style-name="T29">H</text:span><text:span text:style-name="T20">arun Yahya'nın sitesine gelen mesajlar da duyurudaki sözleri doğrulamaktadır. Bu mesajlardan birkaçında okuyucular duygularını şöyle ifade etmişlerdir: </text:span></text:p>
      <text:p text:style-name="P94">"Harun Yahya'nın Allah'ın mesajına güvenmeleri sağlayacak şekilde biraraya getirdiği bilgi inanılmaz. Herkesin iyiliği için Allah'ın kelimesini yaymayı görev edinmiş Harun Yahya gibi insanlara ihtiyacımız var. Allah sizi korusun." </text:p>
      <text:p text:style-name="P100"><text:span text:style-name="T21">Samer Ayoubi</text:span><text:span text:style-name="T20"> - ABD</text:span></text:p>
      <text:p text:style-name="P100"><text:span text:style-name="T20">"Eserleriniz için size teşekkür ederim. Onlar sayesinde imanım güçlendi." </text:span><text:span text:style-name="T21">Hameed Shahul, 14 Eylül 2002</text:span></text:p>
      <text:p text:style-name="P100"><text:span text:style-name="T20">"Çalışmalarınız kesinlikle imanımı artırıyor." </text:span><text:span text:style-name="T21">Aysha Ghar, Hindistan, 7 Ocak 2003</text:span></text:p>
      <text:p text:style-name="P100"><text:span text:style-name="T20">"İslam dinini yeni kabul eden biri olarak siteniz bana tavsiye edildi. Harun Yahya benim İslam'a geçişimi çok daha kolay hale getirdi." </text:span><text:span text:style-name="T21">Joshua Wilson, İngiltere, 25 Şubat 2003</text:span></text:p>
      <text:p text:style-name="P9"/>
      <text:p text:style-name="P107"/>
      <text:p text:style-name="P31">İNGİLTERE - CRESCENT INTERNATIONAL GAZETESİ</text:p>
      <text:p text:style-name="P105"/>
      <text:p text:style-name="P100"><text:span text:style-name="T20">İngiltere'de yayınlanan </text:span><text:span text:style-name="T21">Crescent International</text:span><text:span text:style-name="T20"> isimli İslami gazetede Harun Yahya'nın çeşitli kitapları hakkında yorumlar yayınlanmıştır. Bu eserler arasında </text:span><text:span text:style-name="T21">Dünya Hayatının Gerçeği, Karıncadaki Mucize</text:span><text:span text:style-name="T20"> ve </text:span><text:span text:style-name="T21">Çözüm</text:span><text:span text:style-name="T20"> </text:span><text:span text:style-name="T21">Kuran Ahlakı</text:span><text:span text:style-name="T20"> vardır.</text:span></text:p>
      <text:p text:style-name="P94"/>
      <text:p text:style-name="P111"><text:span text:style-name="T27">"H</text:span><text:span text:style-name="T20">arun Yahya’nın </text:span><text:span text:style-name="T21">Evrim Aldatmacası</text:span><text:span text:style-name="T20"> adlı kitabı fizik, kimya ve genetik alandaki bilimsel gelişmelerle güvenilirliği ortadan kalkan modern evrim teorisine bilimsel, entellektüel ve akademik alanda ölümcül bir darbe yapmıştır." </text:span></text:p>
      <text:p text:style-name="P113"/>
      <text:p text:style-name="P111"><text:span text:style-name="T19">"H</text:span><text:span text:style-name="T21">arun Yahya’nın geniş çaplı araştırması, </text:span></text:p>
      <text:p text:style-name="P114">evrim mitini harap etmiştir. </text:p>
      <text:p text:style-name="P114">Harun Yahya'nın kalemi üretkenlikten çok daha fazlasını taşımaktadır." Crescent International</text:p>
      <text:p text:style-name="P113"/>
      <text:p text:style-name="P100"><text:span text:style-name="T21">Islamic Institute of the Americas</text:span><text:span text:style-name="T20"> adlı vakfın üyesi Hector Abu Dharr Manzolillo tarafından yazılan bu yazıda, Harun Yahya'nın </text:span><text:span text:style-name="T21">Evrim Aldatmacası</text:span><text:span text:style-name="T20"> adlı eseri detaylı olarak incelenmektedir. Bu önemli eserin hem Batılı toplumlarda hem de Müslüman dünyasındaki etkileri incelenmiş ve kitabın, evrim teorisini çıkmaza götüren yolda önemli bir güce sahip olduğu belirtilmiştir.</text:span></text:p>
      <text:p text:style-name="P3"/>
      <text:p text:style-name="P111"><text:span text:style-name="T30">"K</text:span><text:span text:style-name="T20">itabın metni çok açık, okunaklı ve ayrıca Kuran ayetlerinin kullanılması oldukça etkileyici olmuş. Bunun yanı sıra kitap, içindeki onlarca renkli fotoğraf, çizim ve şemalarla, estetik tasarımı ve kağıt kalitesiyle çok mükemmel bir şekilde sunulmuştur. </text:span></text:p>
      <text:p text:style-name="P113">Bu kitap Batı propagandasının etkisi altında kalmış Müslüman veya gayri müslim şüpheci okuyucuları da ikna edebilen birkaç eserden biridir." (16-31 Mart 2000)</text:p>
      <text:p text:style-name="P113"/>
      <text:p text:style-name="P100"><text:span text:style-name="T21">Crescent International </text:span><text:span text:style-name="T20">gazetesinde Harun Yahya'nın </text:span><text:span text:style-name="T21">Evrim Aldatmacası</text:span><text:span text:style-name="T20"> kitabının tanıtımını okuyan bir okuyucudan gelen mesaj şöyledir:</text:span></text:p>
      <text:p text:style-name="P61">"Son sayınızdaki Harun Yahya'nın kitabı ile ilgili olan yorum harikaydı. Yahya'nın kitabı hayatın gerçek doğası hakkında bir hatırlatmadır. Ayrıca çok iyi yazılmış ve basılmış. Batı sisteminde eğitim gören genç Müslümanlar için oldukça çekici ve ikna edici. Benim çocuklarımın her ikisi de kitaptan çok etkilendiler." Mona Qureshi, İngiltere (01-15 Nisan 2000)</text:p>
      <text:p text:style-name="P61"/>
      <text:p text:style-name="P94">Karıncadaki Mucize kitabının tanıtımda ise Harun Yahya, evrim teorisinin asılsızlığını ortaya koyan en sebatkar kişi olarak tanıtılmaktadır. (16-30 Ekim 2000)</text:p>
      <text:p text:style-name="P3"/>
      <text:p text:style-name="P105">PAKİSTAN - İSLAMİ ARAŞTIRMALAR ENSTİTÜSÜ SİTESİ</text:p>
      <text:p text:style-name="P94"/>
      <text:p text:style-name="P94">Pakistan Devlet Üniversitesi, Zooloji Fakültesi’nden Prof. Abdul Majid’in "Evrim Teorisine Müslümanların Cevapları" başlıklı makalesinde Harun Yahya’nın evrim konulu çalışmaları incelenmiştir. <text:soft-page-break/>İslami Araştırmalar Enstitüsü’nün internet sitesinde de yayınlanan makalede Harun Yahya için şunlar söylenmektedir:</text:p>
      <text:p text:style-name="P63"><text:span text:style-name="T20">Harun Yahya, evrim ve yaratılış üzerine çeşitli kitaplar yazmış önemli bir Türk alimidir... İnternet sitesi www.harunyahya.com'da çok etkileyici bir kitap yelpazesi var ve Harun Yahya’nın, hayatını Allah’ın varlığı ve birliğini açıklamaya adayan Adnan Oktar’ın müstear ismi olduğu bildiriliyor. İki önemli kitabı olan </text:span><text:span text:style-name="T21">Evrim Aldatmacası </text:span><text:span text:style-name="T20">ve </text:span><text:span text:style-name="T21">Allah Akılla Bilinir</text:span><text:span text:style-name="T20">, Darwinizm’in çürütülmesi üzerine kuruludur... Harun Yahya’nın </text:span><text:span text:style-name="T21">Evrim Aldatmacası</text:span><text:span text:style-name="T20"> kitabı aslında Darwinizm’i çökertmek ve reddetmek için kaleme alınmış bilimsel bir yaklaşımdır.</text:span></text:p>
      <text:p text:style-name="P3"/>
      <text:p text:style-name="P105">ABD - WIKIPEDIA ENCYLOPEDIA</text:p>
      <text:p text:style-name="P106"/>
      <text:p text:style-name="P94">50 dilde hizmet sunan, yaklaşık 1 milyon makalenin yer aldığı ücretsiz internet ansiklopedisi www.wikipedia.com sitesinde Harun Yahya ve eserleri şöyle tanıtılmaktadır:</text:p>
      <text:p text:style-name="P61">Harun Yahya, Türk yaratılışçılığının önde gelen şahsiyetlerinden ve yaratılış-evrim tartışmalarının ateşli yaratılış savunucularından biridir... Yaratılışı savunan önde gelen Müslüman olarak tanınmaktadır.</text:p>
      <text:p text:style-name="P61"/>
      <text:p text:style-name="P105">ABD - GULF TODAY</text:p>
      <text:p text:style-name="P106"/>
      <text:p text:style-name="P100"><text:span text:style-name="T20">Birleşik Arap Emirlikleri’nin günlük gazetelerinden olan </text:span><text:span text:style-name="T21">The Gulf Today</text:span><text:span text:style-name="T20">’de, Sharjah’daki Dünya kitap fuarında en çok satan yabancı yazarın Harun Yahya olduğu haberi şöyle yayınlanmıştır:</text:span></text:p>
      <text:p text:style-name="P62">Sharjah Fuar Merkezindeki Dünya Kitap Fuarında Harun Yahya, en çok satan yabancı yazar oldu. Harun Yahya, geçtiğimiz 20 yıldır 200’ün üzerinde eser yazdı. Book Mall’dan Rashid Siddiqui, Harun Yahya’nın çalışmalarının BAE’nde dağıtılmasının önemli olduğunu, bu eserlerin insanların imanlarını temel inanç esasları doğrultusunda güçlendirdiğini belirtti. "Harun Yahya’nın çalışmaları çeşitli konuları İslam’a bağlı olarak anlatmaktadır. İster İslam’a göre terör anlatılsın ister, doğadaki iman hakikatleri anlatılsın, Harun Yahya’nın çalışmaları Allah’ın heryeri sarıp kuşatan ihtişamını gözler önüne sermektedir.</text:p>
      <text:p text:style-name="P3"/>
      <text:p text:style-name="P3"/>
      <text:p text:style-name="P21"/>
      <text:p text:style-name="P25">MEKTUPLAR</text:p>
      <text:p text:style-name="P8"/>
      <text:p text:style-name="P3"/>
      <text:p text:style-name="P117">RUSYA, Dr. Levin Zalman İsaakoviç</text:p>
      <text:p text:style-name="P117"/>
      <text:p text:style-name="P118">Harun Yahya, genİŞ okuyucu kİtlesİne hitap eden (ve sadece Müslümanlara hİtap etmekle sInIrlı kalmayan) bİrçok kİtabIN yazarIdIr ve çalIŞmalarInda dünyadakİ tüm İnkarcI ve ateİst İdeolojİlerİn temellerİnİ FİKREN yIkmayI amaçlamaktadIr. </text:p>
      <text:p text:style-name="P119"/>
      <text:p text:style-name="P67"><text:span text:style-name="T31">H</text:span><text:span text:style-name="T20">arun Yahya, geniş okuyucu kitlesine hitap eden (ve sadece Müslümanlara hitap etmekle sınırlı kalmayan) birçok kitabın yazarıdır ve çalışmalarında dünyadaki tüm inkarcı ve ateist ideolojilerin temellerini fikren yıkmayı amaçlamaktadır. Sekülerizm ve bilim hakimiyeti altında yaşayan dünyada iman temellerini pekiştirmeye çalışan Müslüman aydınlarından biridir. Rusça olarak şu ana kadar yayınlanan ve daha sonra yayınlanması planlanan tüm kitaplar Allah'ın yaratılış muzicelerini gösteren "bilimin ispatladığı gerçekleri" içermektedir. </text:span></text:p>
      <text:p text:style-name="P94">'İslam Terorü Lanetler' kitabı da aynı seridendir. Yazar Kuran'ın inananlara her tür baskı ve şiddeti kesinlikle yasakladığını, insanlara barış, tolerans, refah ve adalet getirdiğini göstermekte ve samimi olarak barış isteyen Kitap Ehli'nin -Müslüman, Yahudi ve Ortodoksların- ortak değerlere sahip olduklarını vurgulamaktadır. </text:p>
      <text:p text:style-name="P94">Bu bağlamda yazarın "cihat" kavramının yorumu dikkati çekmektedir. Bilindiği gibi, yani toplumdaki geniş manada kullanılan 'cihat' kelimesi İslam yolunda, herşeyden önce inkarcılara karşı yürütülen mukaddes savaş anlamını taşımaktadır. Yazar ise 'cihat'ın inkarcı doktrinlere karşı yürütülen sadece fikri bir mücadele olduğunu ve en büyük 'cihat'ın ise "insanın içindeki kötülüklere karşı yürüttüğü bir mücadele" olduğunu vurgulamaktadır. Fiziksel "cihat" ile de ahlaki ve insani prensiplerin sıkı uygulanmasıyla yürütülen savunma amaçlı savaşı kastetmektedir. </text:p>
      <text:p text:style-name="P94">Terör olayı ise teröristlerin Kuran'daki "cihat" kavramını kasıtlı olarak tahrif etmeleriyle ortaya çıkmaktadır.</text:p>
      <text:p text:style-name="P94">Kitabın son bölümü terör olaylarının kökenlerini araştırmaktadır. Yazar terörün kaynağını Darwinizm ve materyalizm ideolojilerinde görmektedir. Hayatın tesadüfler ve sürekli bir yaşama mücadelesi sonucunda ortaya çıktığını iddia eden Darwin teorisinin geçersizliğini ispatlamaktadır. Yazarın fikrine göre Darwinizm, Malthus teorisini, ırkçılık ve faşizmi sözde yasal ve haklı ideolojiler olarak göstermektedir. Ama terorizm ve aşırılığın arttığı bu dönemde, hatta nerdeyse dünya toplumunda aşırılık ve terörizmin İslamla bağdaştırılmaya çalışıldığı bu dönemde, bu tarz kitapların yayınlanması en büyük desteklere layıktır. </text:p>
      <text:p text:style-name="P124"><text:span text:style-name="T13">Rusya Federasyonu Bİl</text:span><text:span text:style-name="T1">İ</text:span><text:span text:style-name="T13">mler Akademİsİ nezdİnde ŞarkIyat Enstİtüsü</text:span></text:p>
      <text:p text:style-name="P121">Tarİhİ Bİlİmler Doktoru </text:p>
      <text:p text:style-name="P121">Levin Zalman İsaakoviç </text:p>
      <text:p text:style-name="P3"/>
      <text:p text:style-name="P3"/>
      <text:p text:style-name="P71"><text:soft-page-break/></text:p>
      <text:p text:style-name="P53">ABD, Saleh Surasit Issarachai</text:p>
      <text:p text:style-name="P72"/>
      <text:p text:style-name="P118">Harun Yahya'nIn kİtaplarInI okuduğum zaman Allah'a çok Şükrettİm ve bu kİtaplarIn İslamİyet'İ temsİl etmenİn çok güzel bİr Şeklİ olduĞunu düŞündüm.</text:p>
      <text:p text:style-name="P119"/>
      <text:p text:style-name="P67"><text:span text:style-name="T31">S</text:span><text:span text:style-name="T20">evgili İslam kardeşlerim, Harun Yahya ve çalışma arkadaşları, Eserleriniz İslam gerçeğini, bugüne kadar okuduğum başka yazarlardan çok farklı bir şekilde ifade ediyor. Kitaplarınızdan birkaç tanesini okumuş bulunmaktayım.</text:span></text:p>
      <text:p text:style-name="P94">Bir Müslüman olarak, İslam'ın Kuran'ı ve sünneti esas aldığını ve tüm insanlık için gerçek bir rehber olduğunu anlamış bulunuyorum. Birçok bilimsel olay, bundan 1400 yıl önce Kuran'da bildirilmiş bulunmakta. Günümüz bilminin sahip olduğu yöntem ve teknolojisine daha önce sahip olunmadığından, bugüne kadar insanoğlu bazı ayetlerin hikmetini kavrayamamış bulunmaktaydı. Harun Yahya'nın kitaplarını okuduğum zaman Allah'a çok şükrettim ve bu kitapların İslamiyet'i temsil etmenin çok güzel bir şekli olduğunu düşündüm. Kitaplarının bazılarında Harun Yahya, bilimsel verilerin anlaşılmasını kolaylaştırmak adına Kuran ayetleri eşliğinde resimler ve şemalar kullanmakta. Kuran her zaman tek gerçektir, ancak zamanımıza ait bilimsel birikim ve yöntemler ayetleri kanıtlamakta yeterli olmayabilmektedir. Kuran'daki bazı ayetlerde açıkça tarif edilen, embrioloji, dalgalar, dağlar gibi mucizeler son 100 yıldan daha az bir zamanda katedilen bilimsel gelişmelerle de kanıtlanmıştır. Bu kitapları okumak düşüncelerimi berraklaştırmama ve Allah'ın varlığını hatırlamama vesile olmuştur.</text:p>
      <text:p text:style-name="P94">Kitaplarınızdan, İslam gerçeğini Müslüman olan ve olmayan kimselere anlatmakta ve birçok konuyu aydınlatmakta faydalandık. Bu kitaplar ayrıca Tayland'da karşılaştırmalı dinler konusunda çalışmalarını yürüten birçok öğrenciye de faydalı olmuştur. Onlar Kuran'la beraber bu kitapları, Müslüman olmayanlarla yaptıkları konuşmalarda kullanmaktadırlar.</text:p>
      <text:p text:style-name="P94">Kuran'ı ve sünneti temel alarak yapılan her çalışma, Allah'ın izniyle İslamiyeti ve birbirimizi anlamakta çok faydalı olacaktır. Allah sizlere bu dünyada ve ahirette İslamiyet gerçeğini samimi bir şekilde anlatmanın ödülünü versin.</text:p>
      <text:p text:style-name="P94">Allah hepimize doğru yolu göstersin.</text:p>
      <text:p text:style-name="P94">Selamlar.</text:p>
      <text:p text:style-name="P121">WASHINGTON ÜNİVERSİTESİ TIP FAKÜLTESİ HEMATOLOJİ BÖLÜMÜ</text:p>
      <text:p text:style-name="P121">SALEH SURASİT ISSARACHAİ</text:p>
      <text:p text:style-name="P3"/>
      <text:p text:style-name="P72"/>
      <text:p text:style-name="P72">ENDONEZYA, Maulwi Saelan</text:p>
      <text:p text:style-name="P72"/>
      <text:p text:style-name="P131">İslamİyetle baĞlantIlI olarak bİlİm dünyasInI mükemmelleŞtİrmeye olan katkInIzdan dolayI sİze en İçten tebrİk dİleklerimi sunarIm.</text:p>
      <text:p text:style-name="P68"/>
      <text:p text:style-name="P67"><text:span text:style-name="T31">O</text:span><text:span text:style-name="T20">ncelikle kendimi Al Azhar Syifa Budi Vakfı'nın kurucusu ve başkanı Maulwi Saelan olarak tanıtarak mektubuma başlamak isterim. </text:span></text:p>
      <text:p text:style-name="P94"><text:soft-page-break/>Esas görevi 3-19 yaş arası çocuklara ve ailelerine İslam ahlakının gerçeklerini anlatmak olan kuruluşumuz; Endonezya, Jakarta'da 20 yıldır eğitim alanında görev yapmaktadır.</text:p>
      <text:p text:style-name="P94">Günümüz dünyasını ve eriştiği noktayı göz önüne alarak, İslamiyetle bağlantılı olarak bilim dünyasını mükemmelleştirmeye olan katkınızdan dolayı size en içten tebrik dileklerimi sunarım. Kitaplarınız, "Mümtaz Okul Programımız" çerçevesinde eğitim değerlerimizi geliştirmekte çok önemli bir kolaylaştırıcı etken olmuşlardır.</text:p>
      <text:p text:style-name="P94">Nitekim, ekibinizle birlikte çalışma fırsatını elde etmiş olarak, kültürlerimiz arasında kültürel eğitim alışverişini artırmayı kuvvetle umud ediyorum</text:p>
      <text:p text:style-name="P94">Son olarak lütfen en içten dileklerimi kabul buyrun, dikkatiniz ve desteğiniz için size tekrar teşekkürlerimi sunuyorum</text:p>
      <text:p text:style-name="P121">SyIfa VakfI BaŞkanI</text:p>
      <text:p text:style-name="P121">H. MaulwI SaelaI</text:p>
      <text:p text:style-name="P134"/>
      <text:p text:style-name="P87"/>
      <text:p text:style-name="P87">MALEZYA , Zaidnuddin Alang Mamat</text:p>
      <text:p text:style-name="P87"/>
      <text:p text:style-name="P118">böyle harİka bİr İsİmle ve daha önce görülmemİŞ, eŞsİz ve çok İhtİyaç duyulan İslamİ İlİmle İŞbİrlİğİ yapmaktan duyduĞumuz memnuniyetİ İfade etmeme İzİn verİn.</text:p>
      <text:p text:style-name="P119"/>
      <text:p text:style-name="P67"><text:span text:style-name="T31">H</text:span><text:span text:style-name="T20">arun Yahya kardeşimizin makalelerini içeren ekteki </text:span><text:span text:style-name="T21">Al-Nidaa </text:span><text:span text:style-name="T20">dergisi ve broşürleri göndermek bizim için çok büyük bir memnuniyet. Lütfen çalışmalarını kullanmamıza izin verdiği için, en içten minnettarlığımızı Harun Yahya kardeşimize ve vakfınıza iletin.</text:span></text:p>
      <text:p text:style-name="P94">Broşürler özellikle birkaç ay evvel yapılan dinlerarası diyalog için basıldı ve gelecekte de uygun fırsatlarda kullanacağız inşaAllah. Her iki ayda bir yayınlanan dergimizde Harun Yahya'nın makalelerini yayınlamaya başladık.</text:p>
      <text:p text:style-name="P94">Harun Yahya ismi burada –basılı yayınlarda ve internet ortamlarında- genel olarak bilinmesine rağmen, broşürümüzde yayınlanması ününü genişletecek ve en azından bizim kardeşliğimiz çerçevesinde, buradaki İslami ortama yeni bir esinti getirecektir. İslam'ın bilimsel yönünün daha iyi bilinmesi için önümüzdeki sayılarda da yazılarından yayınlayacağız inşaAllah.</text:p>
      <text:p text:style-name="P94">Bana bir kez daha, böyle harika bir isimle ve daha önce görülmemiş, eşsiz ve çok ihtiyaç duyulan İslami ilimle işbirliği yapmaktan duyduğumuz memnuniyeti ifade etmeme izin verin.</text:p>
      <text:p text:style-name="P94">Teşekkür ederiz.</text:p>
      <text:p text:style-name="P121">Al Nidaa Dergİsİ Yönetİcİsİ</text:p>
      <text:p text:style-name="P121">ZIanuddIn Alang Mamat</text:p>
      <text:p text:style-name="P87"/>
      <text:p text:style-name="P88"/>
      <text:p text:style-name="P57">İSRAİL, Ben-Ami Shillony</text:p>
      <text:p text:style-name="P118"/>
      <text:p text:style-name="P120"><text:span text:style-name="T13">Yahudİlerİ ve MüslümanlarI bİraraya getİrmek giBİ çok asİl bİr amaç İçİn çalIŞIyorsunuz. Şunu belİrtmeme İzİn verİn, İçİnde bulunduĞumuz dönemde yapIlmasI gereken en önemlİ İŞlerden bİrİnİ yapIyorsunuz.</text:span><text:span text:style-name="T1"> </text:span></text:p>
      <text:p text:style-name="P119"/>
      <text:p text:style-name="P67"><text:span text:style-name="T32">Y</text:span><text:span text:style-name="T20"> ahudileri ve Müslümanları biraraya getirmek gibi çok asil bir amaç için çalışıyorsunuz. Şunu belirtmeme izin verin, içinde bulunduğumuz dönemde yapılması gereken en önemli işlerden birini yapıyorsunuz. </text:span></text:p>
      <text:p text:style-name="P94">Bu iki İlahi din, İslam ve Yahudilik, barış ve sevgi dinidir ve iki dinin mensupları asırlarca birarada barış içinde yaşamışlardır. 20. yüzyılda Araplar ve İsrailliler atalarının topraklarında yeni siyasi devletler oluşturmuşlardır. Ne var ki, bu devletlerin kurulduğu günden beri, Arap devletleri ve İsrail arasında trajik ve kanlı bir tartışma süregitmektedir. Her iki taraf da, kendilerinin Allah için ortaya çıktıklarını iddia etmekte, diğer tarafın haklarına, isteklerine ve hassasiyetlerine önem vermemektedir. </text:p>
      <text:p text:style-name="P94">Her iki toplumun da aydın din adamlarının birbirleriyle buluşup Ortadoğu'daki acıya son verme ve barışı tesis etme vakti çoktan gelmiştir. Allah, kullarının birbirlerine saygı ve sevgi duymalarını, birbirlerini öldürmemelerini bildirmiştir. Bunun din adamları tarafından ifade edilmesi gerekir. Bu girişimin, Ortadoğu'yu asırlar boyunca barış ve huzur içinde yönetmiş bir ülke olan Türkiye'den gelmesinden mutluyum. Size başarılar diliyorum.</text:p>
      <text:p text:style-name="P121">Kudüs İbranİ Ünİversİtesİ</text:p>
      <text:p text:style-name="P121">Ben -AmI ShIlonny</text:p>
      <text:p text:style-name="P69"/>
      <text:p text:style-name="P3"/>
      <text:p text:style-name="P117">PAKİSTAN, A. Hakeem Malik</text:p>
      <text:p text:style-name="P117"/>
      <text:p text:style-name="P118">eserlerİnİz sadece bİrçok İnsanIn Allah'a İman etmesİne vesİle olmakla kalmayIp aynI zamanda bİrçok İnsanIn da İslam hakkInda derİn bİr kavrayIŞa sahİp olmasIna yardImcI oluyor.</text:p>
      <text:p text:style-name="P68"/>
      <text:p text:style-name="P67"><text:span text:style-name="T31">P</text:span><text:span text:style-name="T20">akistan'dan gelen bu mektubun sizi şaşırtacağını düşünüyorum. Araştırma çalışmalarınızın ve Kuran-ı Kerim'i anlamamız yolundaki katkılarınızın bir hayranıyım. </text:span></text:p>
      <text:p text:style-name="P94">Kütüphanemizin çok gerekli bir parçasını oluşturan eserleriniz sadece birçok insanın Allah'a iman etmesine vesile olmakla kalmayıp aynı zamanda birçok insanın da İslam hakkında derin bir kavrayışa sahip olmasına yardımcı oluyor.</text:p>
      <text:p text:style-name="P94">Adresiniz bana İngiltere'deki Müslüman bir kardeşim tarafından verildi. Bu vesileyle size "Qur'anic Prism" adlı çalışmamı (tüm Kuran-ı Kerim'in üç dilde hazırlanmış bir Konu Fihristi) sunma fırsatı buldum. </text:p>
      <text:p text:style-name="P101"/>
      <text:p text:style-name="P156">Bu çalışmam hakkındaki değerli görüşlerinizi, ve tarafınıza ulaştığına dair teyidinizi, bekliyorum.</text:p>
      <text:p text:style-name="P94">Saygılarımla,</text:p>
      <text:p text:style-name="P121">Genel Müdür</text:p>
      <text:p text:style-name="P121">İslamİ AraŞtIrma VakfI</text:p>
      <text:p text:style-name="P121">A. Hakeem Malik</text:p>
      <text:p text:style-name="P152"/>
      <text:p text:style-name="P152"/>
      <text:p text:style-name="P117">ENDONEZYA, Tyas U. Soekarsano</text:p>
      <text:p text:style-name="P117"/>
      <text:p text:style-name="P120"><text:span text:style-name="T13">anlatImlar hem öğrencİler hem de bİzİm İçİn son derece aydInlatIcI ve düŞünmeye yönlendİrİcİydİ.</text:span><text:span text:style-name="T1"> </text:span></text:p>
      <text:p text:style-name="P94"/>
      <text:p text:style-name="P94">12 Mart 2003 tarihinde Endonezya Üniversitesi'nde gerçekleştirilen, "Evrim Teorisinin Çöküşü ve Yaratılış Gerçeği" konferansına katılan akademisyenlere ve katkılarından dolayı Sayın Adnan Oktar'a teşekkür ederiz. Slayt sunumlarıyla desteklenen anlatımlar hem öğrenciler hem de bizim için son derece aydınlatıcı ve düşünmeye yönlendiriciydi. </text:p>
      <text:p text:style-name="P94">Saygılarımla.</text:p>
      <text:p text:style-name="P121">Endonezya Üniversİtesİ Ekonomİ Fakültesİ </text:p>
      <text:p text:style-name="P121">KOBİ Merkezi BaŞkanlIĞI</text:p>
      <text:p text:style-name="P121">Tyas U. Soekarsano</text:p>
      <text:p text:style-name="P3"/>
      <text:p text:style-name="P3"/>
      <text:p text:style-name="P117">İNGİLTERE, Dr. İmran Ali</text:p>
      <text:p text:style-name="P68"/>
      <text:p text:style-name="P67"><text:span text:style-name="T31">G</text:span><text:span text:style-name="T20">eçtiğimiz yılın sonlarına doğru Islamic Society of Britain (İngiltere İslam Topluluğu) "Evrim Teorisinin Çöküşü ve Yaratılış Gerçeği" başlıklıbir konferans düzenlemiştir. 200'den fazla kişi konferansa katılmıştır. Aynı gün konuşmaların yanı sıra bir sergi ve slayt gösterisi de düzenlenmiştir. Konuşmaları yapan akademisyenlere ve Sayın Adnan Oktar'a bilim ve eğitime katkılarından dolayı teşekkür ederiz. </text:span></text:p>
      <text:p text:style-name="P121">Islamıc Socıety of Brıtaın</text:p>
      <text:p text:style-name="P121">Dr. İmran Ali </text:p>
      <text:p text:style-name="P121">Event Co Ordinator</text:p>
      <text:p text:style-name="P94"/>
      <text:p text:style-name="P94"/>
      <text:p text:style-name="P117">ENDONEZYA, Teddy Trilaksono</text:p>
      <text:p text:style-name="P117"/>
      <text:p text:style-name="P118">Harun Yahya ve arkadaŞlarIna teŞekkürlerİmİ sunmayI bİr borç bİlİrİm. YaratIlIŞ gerçeĞİnİ gözler önüne seren bu çalIŞmalar, Endonezya halkInIn önüne yenİ bİr ufuk açtI. </text:p>
      <text:p text:style-name="P119"/>
      <text:p text:style-name="P67"><text:soft-page-break/><text:span text:style-name="T33">E</text:span><text:span text:style-name="T20">lektronik ve basılı kitle iletişim araçları aracılığıyla, kitaplar, belgesel filmler, internet siteleri hazırlayarak bilime ve eğitime katkıda bulunan Harun Yahya ve arkadaşlarına teşekkürlerimi sunmayı bir borç bilirim. Yaratılış gerçeğini gözler önüne seren bu çalışmalar, Endonezya halkının önüne yeni bir ufuk açtı. Özellikle benim için, bunları hem kendimin sindirmesi hem de başkalarıyla paylaşmanın çok kolay olduğunu belirtmem gerekir. </text:span></text:p>
      <text:p text:style-name="P94">Bu vesileyle, 22 Eylül 2003'de Bandung'da düzenlenen "Evrim Teorisinin Çöküşü ve Yaratılış Gerçeği" başlıklı konferans ve konferans sırasında sunumu yapılan slayt gösterisi için akademisyenlere teşekkür ederim. </text:p>
      <text:p text:style-name="P94">Bu sunumlar katılımcıların merakını fazlasıyla uyandırdı. Bu çalışmalar, gelecekte Endonezya halkının daha eğitimli olması için önemli bir araçtır. </text:p>
      <text:p text:style-name="P94">Saygılarımla. </text:p>
      <text:p text:style-name="P121">TEDDY TRILAKSONO</text:p>
      <text:p text:style-name="P121">PROJE MÜDÜRÜ</text:p>
      <text:p text:style-name="P68"/>
      <text:p text:style-name="P68"/>
      <text:p text:style-name="P70"/>
      <text:p text:style-name="P52"><text:span text:style-name="T35">Harun Yahya'nın Kitaplarına Gelen </text:span><text:span text:style-name="T36">Övgü Mektupları</text:span></text:p>
      <text:p text:style-name="P69"/>
      <text:p text:style-name="P69"/>
      <text:p text:style-name="P123">İNGİLTERE BAŞBAKANLIĞI</text:p>
      <text:p text:style-name="P125"/>
      <text:p text:style-name="P128"><text:span text:style-name="T20">Başbakanımız adına, yollamış olduğunuz ve ilk fırsatta okumayı dört gözle beklediği </text:span><text:span text:style-name="T21">Evrim Aldatmacası</text:span><text:span text:style-name="T20"> kitabı için teşekkür ederim.</text:span></text:p>
      <text:p text:style-name="P129">Emma McEwan</text:p>
      <text:p text:style-name="P129"/>
      <text:p text:style-name="P126"/>
      <text:p text:style-name="P126">SİNGAPUR BAŞBAKAN YARDIMCILIĞI </text:p>
      <text:p text:style-name="P125"/>
      <text:p text:style-name="P129">Başbakanımız Lee Hsien Loong kendisine yolladığınız Harun Yahya kitapları için teşekkürlerini iletmemi rica etti.</text:p>
      <text:p text:style-name="P129">Ongye Kung</text:p>
      <text:p text:style-name="P129">Başbakan Yardımcısı Özel Sekreteri</text:p>
      <text:p text:style-name="P125"/>
      <text:p text:style-name="P3"/>
      <text:p text:style-name="P126">HOLLANDA KRALLIĞI </text:p>
      <text:p text:style-name="P3"/>
      <text:p text:style-name="P129">Saygıdeğer kraliçemize yollamış olduğunuz, Sayın Harun Yahya'nın İslam kültürü hakkında yazmış olduğu eserleri tanıtan nazik mektubunuz için teşekkür ederiz.</text:p>
      <text:p text:style-name="P129">Bu düşünceli hareketinizi takdir ediyoruz.</text:p>
      <text:p text:style-name="P129">Samimi dileklerimizle,</text:p>
      <text:p text:style-name="P129">A.M. Leendertse</text:p>
      <text:p text:style-name="P129">Kral ve Kraliçe Özel Sekreteri</text:p>
      <text:p text:style-name="P129"/>
      <text:p text:style-name="P129"/>
      <text:p text:style-name="P123">İSPANYA SAVUNMA BAKANLIĞI</text:p>
      <text:p text:style-name="P125"/>
      <text:p text:style-name="P128"><text:span text:style-name="T20">Tarafıma göndermiş olduğunuz </text:span><text:span text:style-name="T21">Evrim Aldatmacası </text:span><text:span text:style-name="T20">adlı ilgi çekici bilimsel kitap için size teşekkür ederim.</text:span></text:p>
      <text:p text:style-name="P129">Federico Trillo Fifueroa</text:p>
      <text:p text:style-name="P3"/>
      <text:p text:style-name="P3"/>
      <text:p text:style-name="P126">FİLİPİNLER </text:p>
      <text:p text:style-name="P126">CUMHURİYET SENATOSU</text:p>
      <text:p text:style-name="P3"/>
      <text:p text:style-name="P129">Gönderdiğiniz 5 adet Harun Yahya kitabı için çok teşekkürler. </text:p>
      <text:p text:style-name="P129">Bu kitapları incelemek ve öğrenmek için sabırsızlanıyorum.</text:p>
      <text:p text:style-name="P129"><text:soft-page-break/>En iyi dileklerimle,</text:p>
      <text:p text:style-name="P129">Juan M. Flavier</text:p>
      <text:p text:style-name="P129">Senatör</text:p>
      <text:p text:style-name="P3"/>
      <text:p text:style-name="P3"/>
      <text:p text:style-name="P123">YENİ DELHİ PARLAMENTOSU</text:p>
      <text:p text:style-name="P3"/>
      <text:p text:style-name="P129">7 Ağustos 2002 tarihli mektubunuzu ve Harun Yahya tarafından yazılmış olan imani ve ilgili konuları açıklayan konularda yazılmış kitapları almış bulunuyorum.</text:p>
      <text:p text:style-name="P129">Eğer O, hepimizin Rabbi ise, bizler neden hepimizin bir olduğunu fark etmiyoruz?</text:p>
      <text:p text:style-name="P129">Kailash Joshi</text:p>
      <text:p text:style-name="P129">Parlamento Başkanı</text:p>
      <text:p text:style-name="P3"/>
      <text:p text:style-name="P3"/>
      <text:p text:style-name="P126">SUUDİ ARABİSTAN KRALLIĞI BÜYÜKELÇİLİĞİ</text:p>
      <text:p text:style-name="P3"/>
      <text:p text:style-name="P129">Harun Yahya'nın 4 İslami kitabıyla birlikte, Suudi Arabistan Krallığı Enformasyon Bakanlığı'na göndermiş olduğunuz mektubunuzla ilgili, Ankara'daki Suudi Arabistan Krallığı Elçiliği olarak, Enformasyon Bakanlığı'nda ilgili yetkililerin bu kitapları incelediklerini; kitapların değerli olduklarını düşündüklerini, bunların tutarlı ve bilimsel bir dilde yazıldığı, Kur'an-ı Kerim'in ayetlerine dayandırıldığı ve yaşam şekilleriyle ilgili olduğu fikrinde olduklarını size bildirmek isteriz.</text:p>
      <text:p text:style-name="P129">Ayrıca yazarın, görüşlerini ifade etmede mütevazi bir üslup izlediği, bunları bilimsel ve gerçekçi örneklerin yanı sıra dini örneklerle de desteklediği düşüncesindeler. Suudi Enformasyon Bakanlığı adına Elçilik olarak, yayıncıya bu kıymetli hediyesinden dolayı sonsuz teşekkürlerimizi sunuyoruz. </text:p>
      <text:p text:style-name="P6"/>
      <text:p text:style-name="P6"/>
      <text:p text:style-name="P123">PORTEKİZ CUMHURBAŞKANLIĞI</text:p>
      <text:p text:style-name="P3"/>
      <text:p text:style-name="P129">Yollamış olduğunuz Harun Yahya'nın 5 adet kitabı için çok teşekkür derim.</text:p>
      <text:p text:style-name="P129">Kültürler ve uygarlıklar arasındaki diyaloğun ve anlayışın geliştirilmesine dair hedeflerinize tamamen katılıyorum.</text:p>
      <text:p text:style-name="P129">Joao Boscomato Amaral</text:p>
      <text:p text:style-name="P6"/>
      <text:p text:style-name="P6"/>
      <text:p text:style-name="P126">ABD KONGRESİ</text:p>
      <text:p text:style-name="P3"/>
      <text:p text:style-name="P128"><text:span text:style-name="T20">Tarafıma yolladığınız </text:span><text:span text:style-name="T21">Evrim Aldatmacası </text:span><text:span text:style-name="T20">kitabı için teşekkür ederim.</text:span></text:p>
      <text:p text:style-name="P129">Bu düşünceli davranışınız için teşekkürler.</text:p>
      <text:p text:style-name="P129">Saygılarımla,</text:p>
      <text:p text:style-name="P129">Dan Burton </text:p>
      <text:p text:style-name="P129">Kongre Üyesi</text:p>
      <text:p text:style-name="P123"><text:soft-page-break/>AVUSTRALYA TEMSİLCİLER MECLİSİ VE</text:p>
      <text:p text:style-name="P123">PARLAMENTOSU</text:p>
      <text:p text:style-name="P125"/>
      <text:p text:style-name="P129">Temsilciler Meclisi Sözcüsü ve parlamento üyesi sayın Hon Neil Andrew benden Harun Yahya'nın yazmış olduğu beş kitabın alındığnı bildiren bir mektup yazmamı istedi.</text:p>
      <text:p text:style-name="P129">Sayın sözcü kendisine bu ilginç eserleri kazandırdığnız için takdirlerini iletmemi rica etti.</text:p>
      <text:p text:style-name="P129">Ayrıca benden teröristler ve terörizmi kınadığınız için övgülerini iletmemi ve terörizmi dünyamızdan defedebilmek için tüm kültür ve dinlerden insanların işbirliği yapması gerektiğine dair düşüncelerinize destek verdiği konusunda sizi temin etmemi istedi. Söz konusu eserler birbirimizin inançlarını anlamaya ve bu amacı gerçekleştirmeye doğru önemli bir adım, bu açıdan Bay Harun Yahya'nın bu kitapları şüphesiz pozitif bir katkı sağlayacaktır. </text:p>
      <text:p text:style-name="P129">Sayın Sözcüye bu kitapları gönderdiğiniz için nezaketiniz ve cömertliğinize tekrar teşekkür ederiz.</text:p>
      <text:p text:style-name="P129">Saygılarımızla,</text:p>
      <text:p text:style-name="P129">Pauline M. Osmond</text:p>
      <text:p text:style-name="P129">Avustralya Temsilciler Meclisi Sözcüsü Danışmanı</text:p>
      <text:p text:style-name="P123"/>
      <text:p text:style-name="P123"/>
      <text:p text:style-name="P123">BAHREYN TARIM VE </text:p>
      <text:p text:style-name="P123">SOSYAL İŞLER BAKANLIĞI</text:p>
      <text:p text:style-name="P3"/>
      <text:p text:style-name="P129">Bana Harun Yahya'nın 4 kitabını hediye olarak göndermiş olduğunuz için sizlere teşekkür ve takdirlerimi sunmak istiyorum. </text:p>
      <text:p text:style-name="P129">Bu kitapların İslami inançları gayri-müslimlere daha pozitif bir şekilde ifade edebilme yolunda bir adım olduğunu düşünüyorum. </text:p>
      <text:p text:style-name="P129">Bir kez daha teşekkür ederim.</text:p>
      <text:p text:style-name="P129">Abdulnabi A. Al Shoa'la</text:p>
      <text:p text:style-name="P129">Tarım ve Sosyal İşler Bakanı</text:p>
      <text:p text:style-name="P3"/>
      <text:p text:style-name="P129"/>
      <text:p text:style-name="P123">MALEZYA DIŞİŞLERİ BAKANLIĞI</text:p>
      <text:p text:style-name="P125"/>
      <text:p text:style-name="P129">27 Temmuz 2002 tarihli mektubunuz için teşekkür ederiz. Sayın Bay Harun'un yazılarını okudum; çoğunluğunun uyum içinde olduğunu ve bu kitapların okurlarını, Kuran ayetleri ışığında, İslamiyet hakkında daha iyi bilgiler edinmesini sağladıklarını gözlemledim.</text:p>
      <text:p text:style-name="P128"><text:span text:style-name="T20">Şahsi fikrim,</text:span><text:span text:style-name="T21"> İslam Terörü Lanetler</text:span><text:span text:style-name="T20"> kitaplarının içinde en başarılı olanıdır. İş arkadaşlarım arasında çok fazla ilgi uyandırdığından, bu kitaptan kütüphanemize eklememiz için başka bir kopya daha gödermenizi rica edeceğim.</text:span></text:p>
      <text:p text:style-name="P129">Syed Hamid Albar</text:p>
      <text:p text:style-name="P129">Dış İşleri Bakanı</text:p>
      <text:p text:style-name="P3"><text:soft-page-break/></text:p>
      <text:p text:style-name="P123">ENDONEZYA SAVUNMA BAKANLIĞI</text:p>
      <text:p text:style-name="P125"/>
      <text:p text:style-name="P129">Endonezya Cumhuriyeti Savunma Bakanı'nın şahsında H. E. H. Matori Abdul Djalil olarak Sayın Harun Yahya tarafından yazılan </text:p>
      <text:p text:style-name="P130">1. Kur'an Mucizeleri</text:p>
      <text:p text:style-name="P130">2. İslam Terörü Lanetler</text:p>
      <text:p text:style-name="P130">3. Kavimlerin Helakı</text:p>
      <text:p text:style-name="P130">4. Darwinizmin Kanlı İdeolojisi Faşizm</text:p>
      <text:p text:style-name="P130">5. Evrim Aldatmacası</text:p>
      <text:p text:style-name="P130">6. Hayalin Diğer Adı: Madde</text:p>
      <text:p text:style-name="P129">isimli kitapları göndermenizden dolayı özel teşekkürlerimi bildirir, yine nazik ilginizden dolayı teşekkür eder, ilerleyen yıllarda da başarınızın devamını dilerim.</text:p>
      <text:p text:style-name="P129">B.G. Prasetyo</text:p>
      <text:p text:style-name="P129">Bakanlık Sekreteri</text:p>
      <text:p text:style-name="P125"/>
      <text:p text:style-name="P125"/>
      <text:p text:style-name="P123">BAHREYN CUMHURİYETİ EĞİTİM BAKANLIĞI</text:p>
      <text:p text:style-name="P3"/>
      <text:p text:style-name="P128"><text:span text:style-name="T20">27 Temmuz 2002 tarihli mektubunuz ve ekinde yollamış olduğunuz Harun Yahya'nın </text:span><text:span text:style-name="T21">İslam Terörü Lanetler, Evrim Aldatmacası, Madde: Hayalin Diğer Adı ve Kuran Mucizeleri </text:span><text:span text:style-name="T20">adlı kitaplarınız için çok teşekkür ederim.</text:span></text:p>
      <text:p text:style-name="P129">Okuması son derece ilgi çekici olan bu kitaplar, İslamiyet'in terörle bağdaştırılmasına ait yanlış önyargıları silmede ve İslam dünyasına dair derin bir bilgi edinmede çok faydalılar. Ayrıca son derece eğitici olan bu kitaplar dünyada mümkün olduğunca çok sayıda insana ulaştırılmalıdır.</text:p>
      <text:p text:style-name="P129">Yolladığınız bu kitaplar için tekrar teşekkür eder, Sayın Harun Yahya'ya günümüz toplumunda İslamiyet'e yaptığı bu samimi katkılarından dolayı övgülerimi sunarım.</text:p>
      <text:p text:style-name="P129">Dr. Mohammed J. K. Alghatam</text:p>
      <text:p text:style-name="P129">Eğitim Bakanı</text:p>
      <text:p text:style-name="P3"/>
      <text:p text:style-name="P3"/>
      <text:p text:style-name="P123">SEYŞEL CUMHURİYETİ</text:p>
      <text:p text:style-name="P123">SOSYAL İLİŞKİLER VE İSTİHDAM BAKANLIĞI</text:p>
      <text:p text:style-name="P125"/>
      <text:p text:style-name="P129">29 Temmuz 2002 tarihli mektubunuz ve beraberinde yolladığınız Harun Yahya tarafından yazılmış, çok başarılı bilimsel araştırmaların ürünü olan eserler için teşekkür ederim.</text:p>
      <text:p text:style-name="P129">Darwin'in evrim teorisini çürüten ve yeryüzündeki hayatın "Üstün bir Akıl" ürünü olduğu doktrinini savunan Sayın Harun Yahya'nın bu değerli eserlerini tanıma fırsatını elde ettiğim için çok mutluyum.</text:p>
      <text:p text:style-name="P129"><text:soft-page-break/>Çalışmaların çok önemli düşüncelerle dolu olduğuna ve şevkle okuyacağım bu eserlerin yeryüzündeki canlılık tarihi ile ilgili, bana en doğru ve tarafsız bilgiyi ulaştıracağına eminim. </text:p>
      <text:p text:style-name="P129">Ayrıca, dünyanın terörün vahşi eylemlerinden kurtarılması için tüm din ve inanışların birleşmesinin vakti geldiği fikrini de derinden paylaşmaktayım.</text:p>
      <text:p text:style-name="P129">Dolor C. Ernesta</text:p>
      <text:p text:style-name="P129">Sosyal İlişkiler ve İstihdam Bakanı</text:p>
      <text:p text:style-name="P125"/>
      <text:p text:style-name="P3"/>
      <text:p text:style-name="P123">İRAN CUMHURBAŞKANLIĞI</text:p>
      <text:p text:style-name="P125"/>
      <text:p text:style-name="P128"><text:span text:style-name="T20">Zat-ı alinizin İran İslam Cumhuriyeti Cumhurbaşkanlığı makamına gönderdiğiniz </text:span><text:span text:style-name="T21">Evrim Aldatmacası</text:span><text:span text:style-name="T20"> adlı kitabınız Cumhurbaşkanı Sayın Seyed Mohammed Hatemi'ye takdim edilmiştir. Cumhurbaşkanlığı Özel Kalem Müdürü'nün söz konusu kitabın alındığını bildiren ve zat-ı alinize teşekkürlerini sunan yazısı ilişikte sunulmuştur. </text:span></text:p>
      <text:p text:style-name="P129"/>
      <text:p text:style-name="P129"/>
      <text:p text:style-name="P123">TAYVAN ADALET BAKANLIĞI</text:p>
      <text:p text:style-name="P129"/>
      <text:p text:style-name="P128"><text:span text:style-name="T20">Tarafıma yollamış olduğunuz </text:span><text:span text:style-name="T21">İslam Terörü Lanetler</text:span><text:span text:style-name="T20">, </text:span><text:span text:style-name="T21">Faşizm: Darwinizm'in Kanlı İdeolojisi</text:span><text:span text:style-name="T20">, </text:span><text:span text:style-name="T21">Evrim Aldatmacası, Madde: Hayalin Diğer Adı</text:span><text:span text:style-name="T20"> ve </text:span><text:span text:style-name="T21">Kuran Mucizeleri </text:span><text:span text:style-name="T20">başlıklı kitaplar için teşekkür ederim. Bu kitaplar sadece Müslüman zihniyetini daha iyi anlamama yardımcı olmakla kalmamakta, dininizi daha iyi tanımama da vesile olmaktadırlar.</text:span></text:p>
      <text:p text:style-name="P129">Terorizme karşı gösterdiğiniz çabadan çok etkilendiğimi ve bu asil davranışınıza duyduğum saygıyı belirtmek isterim. </text:p>
      <text:p text:style-name="P129">Ding-Nan Chen</text:p>
      <text:p text:style-name="P129">Adalet Bakanı</text:p>
      <text:p text:style-name="P129"/>
      <text:p text:style-name="P3"/>
      <text:p text:style-name="P123">ABD KONGRE KÜTÜPHANESİ</text:p>
      <text:p text:style-name="P3"/>
      <text:p text:style-name="P129">Kongre Kütüphanesi adına aşağıda ismi belirtilen kitapları aldığımızı belirtir nazik hediyeleriniz için teşekkür ederiz.</text:p>
      <text:p text:style-name="P129">Kitap Listesi:</text:p>
      <text:p text:style-name="P130">Derin Düşünmek</text:p>
      <text:p text:style-name="P130">Kuran'ı Bilmenin Önemi</text:p>
      <text:p text:style-name="P130">Allah'ın Renk Sanatı</text:p>
      <text:p text:style-name="P130">Sakın Anlamazlıktan Gelmeyin</text:p>
      <text:p text:style-name="P130">Evrim Aldatmacası</text:p>
      <text:p text:style-name="P130">Dünya Hayatının Gerçeği</text:p>
      <text:p text:style-name="P130">Düşünen İnsanlar İçin</text:p>
      <text:p text:style-name="P130"><text:soft-page-break/>Kavimlerin Helakı</text:p>
      <text:p text:style-name="P130">Pişman Olmadan Önce</text:p>
      <text:p text:style-name="P130">Darwinizm'in İnsanlığa Getirdiği Felaketler</text:p>
      <text:p text:style-name="P130">Evrenin Yaratılışı</text:p>
      <text:p text:style-name="P130">Karınca'daki Mucize</text:p>
      <text:p text:style-name="P129">Çalışmalarınız kütüphanedeki koleksiyonumuzu zenginleştirecektir. Ulusal kütüphanemize yolladığınız kitaplar için tekrar teşekkür ederiz.</text:p>
      <text:p text:style-name="P129">Elena Zahirpour</text:p>
      <text:p text:style-name="P3"/>
      <text:p text:style-name="P3"/>
      <text:p text:style-name="P123">ÇİN CUMHURİYETİ ÇEVRE KORUMA BAKANLIĞI </text:p>
      <text:p text:style-name="P3"/>
      <text:p text:style-name="P129">Yöneticimiz Hau Lung-bin'e göndermiş olduğunuz Harun Yahya'nın beş adet kitabını almış bulunmaktayız.</text:p>
      <text:p text:style-name="P129">Günümüzün çok önemli meselelerini konu alan bu kitaplar için size teşekkür ederiz. Kütüphanemizde çok değerli katkıları olacağına eminiz.</text:p>
      <text:p text:style-name="P129">En iyi temmennilerimizle,</text:p>
      <text:p text:style-name="P129">Gwo-Dong Roam</text:p>
      <text:p text:style-name="P129">Bilim ve Teknoloji Danışmanlığı Ofisi</text:p>
      <text:p text:style-name="P129">Genel Müdür</text:p>
      <text:p text:style-name="P129"><text:s/></text:p>
      <text:p text:style-name="P129"/>
      <text:p text:style-name="P123">FİLİPİNLER CUMHURİYETİ </text:p>
      <text:p text:style-name="P123">TEMSİLCİLER MECLİSİ</text:p>
      <text:p text:style-name="P125"/>
      <text:p text:style-name="P129">Temsilciler Meclisi yollamış olduğunuz 5 adet kitapla ilgili derin teşekkürlerinin kabulünü rica eder.</text:p>
      <text:p text:style-name="P129">Kainatın bu bölümünde bizler, İslamiyet hakkında sınırlı bilgiye sahip bulunmaktayız. Bu yüzden bu kitapların, İslamiyet'in ne olduğu, kültürü, inananları ve doktrinleri hakkında derin bilgiler vereceğine inanıyoruz.</text:p>
      <text:p text:style-name="P129">Okumak en kuvvetli öğrenme ve aydınlanma yoludur.</text:p>
      <text:p text:style-name="P129">Son olarak, yayınevinizde çalışan bay ve bayanların, insanlar arasında renk ayrımı gözetmeden herkese Müslümanlığın sesini duyurup, iyiliği ve hoşgörüyü yaymak için gösterdikleri çabayı övgüye değer bulmaktayım.</text:p>
      <text:p text:style-name="P129">Generoso D.C. Tulagam</text:p>
      <text:p text:style-name="P129">Pangasinan Milletvekili</text:p>
      <text:p text:style-name="P3"/>
      <text:p text:style-name="P3"/>
      <text:p text:style-name="P123">KATAR EMİRLİĞİ</text:p>
      <text:p text:style-name="P125"/>
      <text:p text:style-name="P128"><text:soft-page-break/><text:span text:style-name="T20">Global Yayıncılık tarafından Ekselansları Katar Devleti Emiri'ne gönderilen mektup ve beraberinde hediye olarak sunulan yazarı olduğunuz (3) kitaba (</text:span><text:span text:style-name="T21">İslam Terörü Lanetler, Evrim Aldatmacası, Haylin Diğer Adı: Madde</text:span><text:span text:style-name="T20">) atfen,</text:span></text:p>
      <text:p text:style-name="P129">Ülkemizin Emiri Ekselanslarının en en güzel selamlarını ve halisane teşekkürlerini bildirmekten onur duymaktayım, ayrıca kendisi, bu değerli kitaplarınız vasıtasıyla insanlığın fikrini zenginleştiren çalışmalarınızda da zat-ı alinize başarılar dilemektedir.</text:p>
      <text:p text:style-name="P129">En güzel başarı dileklerimle,</text:p>
      <text:p text:style-name="P129">Katar Emirliği özel Kalem Müdürü</text:p>
      <text:p text:style-name="P125"/>
      <text:p text:style-name="P125"/>
      <text:p text:style-name="P123">ÜRDÜN ÇALIŞMA VE</text:p>
      <text:p text:style-name="P123">İSKAN BAKANLIĞI</text:p>
      <text:p text:style-name="P125"/>
      <text:p text:style-name="P128"><text:span text:style-name="T20">Ürdün Çalışma ve İskan Bakanlığı adına, tarafımıza gönderdiğiniz cömert hediyeniz, </text:span><text:span text:style-name="T21">İslam Terörü Lanetler, Kavimlerin Helakı, Madde: Hayalin Diğer Adı </text:span><text:span text:style-name="T20">ve </text:span><text:span text:style-name="T21">Kuran Mucizeleri</text:span><text:span text:style-name="T20"> kitapları için teşekkür ederim.</text:span></text:p>
      <text:p text:style-name="P129">Bu kitapları okuyarak hepimizin büyük faydalar elde edeceğinden eminiz. Kitapları, herkesin okuyup faydalanabilmesi için bakanlığımızın kütüphanesinde saklayacağız. Tekrar teşekkür ediyor ve sizleri Ürdün'de görebilmeyi ümid ediyorum. Ayrıca sizlere yeni eserlerinizde başarılar diliyor, tüm Müslümanların güvenliği için Allah'ın sizlere merhamet kanatlarını germesini temenni ediyorum.</text:p>
      <text:p text:style-name="P129">Hüsnü Abu Gida</text:p>
      <text:p text:style-name="P129">Çalışma ve İskan Bakanlığı</text:p>
      <text:p text:style-name="P123"/>
      <text:p text:style-name="P123"/>
      <text:p text:style-name="P123">KIBRIS RUM KESİMİ İÇ İŞLERİ BAKANLIĞI</text:p>
      <text:p text:style-name="P125"/>
      <text:p text:style-name="P128"><text:span text:style-name="T20">1 Ağustos 2002 tarihli mektubunuzla ilgili olarak, bana Harun Yahya'nın </text:span><text:span text:style-name="T21">İslam Terörü Lanetler, Evrim Aldatmacası, Madde: Hayalin Diğer Adı </text:span><text:span text:style-name="T20">ve </text:span><text:span text:style-name="T21">Kuran Mucizeleri </text:span><text:span text:style-name="T20">adındaki 4 eseri kazandırdığınız için teşekkür ederim. </text:span></text:p>
      <text:p text:style-name="P129">Söz konusu kitaplarda, etkili felsefe ve ideolojiler ile inanç ve bilim konulu başlıklar açık ve berrak bir biçimde aktarılmış ve insanı kesinlikle düşünmeye sevkediyor.</text:p>
      <text:p text:style-name="P129">Dr. Andreas Panayiotou</text:p>
      <text:p text:style-name="P129">İç İşleri Bakanı </text:p>
      <text:p text:style-name="P3"/>
      <text:p text:style-name="P3"/>
      <text:p text:style-name="P123">HİNDİSTAN TEKNOLOJİ ENSTİTÜSÜ</text:p>
      <text:p text:style-name="P3"/>
      <text:p text:style-name="P128"><text:span text:style-name="T20">Bombay'daki Hindistan Teknoloji Enstitüsü Merkez Kütüphanesi, göndermiş olduğunuz 8 Ağustos 2002 tarihli mektubunuzu ve aşağıda belirtilen yayınları teslim aldığını bildirir ve teşekkür eder. </text:span><text:span text:style-name="T21">İslam Terörü Lanetler,</text:span></text:p>
      <text:p text:style-name="P130">Faşizm: Darwinizm'in Kanlı İdeolojisi</text:p>
      <text:p text:style-name="P130"><text:soft-page-break/>Evrim Aldatmacası</text:p>
      <text:p text:style-name="P130">Madde: Hayalin Diğer Adı</text:p>
      <text:p text:style-name="P130">Kuran Mucizeleri</text:p>
      <text:p text:style-name="P129">Söz konusu yayınlar, fakülte üyeleri, öğrenciler ve enstitünün diğer üyelerinin kullanımına sunulmak üzere Merkez Kütüphanesi kolleksiyonuna eklenmiştir. </text:p>
      <text:p text:style-name="P129">Dr. H.Z. Waydance</text:p>
      <text:p text:style-name="P129">Kütüphane Sorumlusu</text:p>
      <text:p text:style-name="P3"/>
      <text:p text:style-name="P3"/>
      <text:p text:style-name="P123">HİNDİSTAN, JAWAHARLAL NEHRU ÜNİVERSİTESİ</text:p>
      <text:p text:style-name="P3"/>
      <text:p text:style-name="P129">Bu mektupla , göndermiş olduğunuz Harun Yahya tarafından yazılmış olan kitapları aldığımızı teyid eder, teşekkür ederim. İlk aşamada içeriklerinden anladığım kadarıyla kitaplar, farklı konularda değerli bilgiler içermektedir.</text:p>
      <text:p text:style-name="P129">Prof. G.K. Chadha</text:p>
      <text:p text:style-name="P129">Rektör</text:p>
      <text:p text:style-name="P3"/>
      <text:p text:style-name="P123"/>
      <text:p text:style-name="P123">HAZAR ÜNİVERSİTESİ</text:p>
      <text:p text:style-name="P123">KÜTÜPHANESİ </text:p>
      <text:p text:style-name="P125"/>
      <text:p text:style-name="P129">Hürmetli Harun Bey,</text:p>
      <text:p text:style-name="P129">Hazar Üniversitesi'nin Kütüphane-Bilgi Merkezi'ne hediye ettiğiniz kitaplar için size en derin minnettarlığımı bildiririm. Bu kitaplar buradaki birçok okuyucu (araştırmacı, ilim adamı, öğretmen ve öğrenciler) için çok önemli birer kaynaktır ve bizim İslam dini hakkındaki bilgilerimizi zenginleştirecektir.</text:p>
      <text:p text:style-name="P129">Kütüphaneye hediye ettiğiniz kitapları dostluğumuzun bir tezahürü olarak görüyoruz ve ümid ediyoruz ki bu dostluğumuz gelecekte de devam eder. </text:p>
      <text:p text:style-name="P129">F.H. Resulov</text:p>
      <text:p text:style-name="P129">Bilgi Merkezi Direktörü</text:p>
      <text:p text:style-name="P125"/>
      <text:p text:style-name="P94"/>
      <text:p text:style-name="P126">FİLİPİNLER CUMHURİYETİ SENATOSU</text:p>
      <text:p text:style-name="P125"/>
      <text:p text:style-name="P128"><text:span text:style-name="T20">Bize göndermiş olduğunuz, </text:span><text:span text:style-name="T21">İslam Terörü Lanetler, Faşizm: Darwinizm'in Kanlı İdeolojisi, Evrim Aldatmacası, Madde: Hayalin Diğer Ad</text:span><text:span text:style-name="T20">ı ve </text:span><text:span text:style-name="T21">Kuran Mucizeleri</text:span><text:span text:style-name="T20"> kitapları için teşekkür ederiz. Bu kitapları kütüphanemize yerleştirmiş bulunmaktayız.</text:span></text:p>
      <text:p text:style-name="P129">Tekrar teşekkürler, en derin saygılarımızla.</text:p>
      <text:p text:style-name="P129">Senatör Teresa Aquino Orega adına</text:p>
      <text:p text:style-name="P129">Dennis N.Acorda</text:p>
      <text:p text:style-name="P125"/>
      <text:p text:style-name="P125"><text:soft-page-break/></text:p>
      <text:p text:style-name="P127"/>
      <text:p text:style-name="P33">NEW YORK COLOMBIA ÜNİVERSİTESİ</text:p>
      <text:p text:style-name="P123">ABD</text:p>
      <text:p text:style-name="P125"/>
      <text:p text:style-name="P129">Colombia Üniversitesi'ne yollamış olduğunuz değerli hediyeler için teşekkür ederiz.</text:p>
      <text:p text:style-name="P129">Koleksiyonumuz, siz ve sizler gibi düşünceli davrananlar sayesinde gelişmektedir. Bu hediyeler fakültemizin ve öğrencilerimizin ihtiyaçlarını karşılamaktadır.</text:p>
      <text:p text:style-name="P129">5 adet kitap elimize ulaşmıştır.</text:p>
      <text:p text:style-name="P129">Matthew A. Hambel</text:p>
      <text:p text:style-name="P129">Koordinatör Yardımcısı</text:p>
      <text:p text:style-name="P126"/>
      <text:p text:style-name="P126"/>
      <text:p text:style-name="P126">PEKİN ÜNİVERSİTESİ </text:p>
      <text:p text:style-name="P126">KÜTÜPHANESİ, ÇİN</text:p>
      <text:p text:style-name="P125"/>
      <text:p text:style-name="P129">Aşağıdaki kitapları kütüphane kolleksiyonumuza aldığımızı bildirir teşekkür ederiz.</text:p>
      <text:p text:style-name="P130">1- Kuran Mucizeleri<text:tab/><text:tab/></text:p>
      <text:p text:style-name="P130">2- Atomdaki Mucize<text:tab/></text:p>
      <text:p text:style-name="P130">3-Evrenin Yaratılışı<text:tab/><text:tab/><text:tab/></text:p>
      <text:p text:style-name="P130">4-Kuran Bilime Yol Gösterir<text:tab/><text:tab/></text:p>
      <text:p text:style-name="P130">5-Faşizm:Darwinizm'in Kanlı İdeolojisi<text:tab/></text:p>
      <text:p text:style-name="P129">Bu kitapların bizim koleksiyonumuza çok büyük katkıları olacağı inancındayız. Kütüphanemiz ve şahsımız adına sizlere sürekli desteğiniz için teşekkür ediyoruz.</text:p>
      <text:p text:style-name="P129">Nu Zong Lin</text:p>
      <text:p text:style-name="P94"/>
      <text:p text:style-name="P94"/>
      <text:p text:style-name="P126">SARAYBOSNA ÜNİVERSİTESİ, BOSNA-HERSEK CUMHURİYETİ</text:p>
      <text:p text:style-name="P125"/>
      <text:p text:style-name="P129">Meşhur yazar Harun Yahya'nın, beş mükemmel kitabını almış olduğumuzu zevkle bildir, teşekkür ederiz. Kitapların içeriklerine bakarak söyleyebiliriz ki, konular Enstitümüz'ün araştırmalarıyla çok yakından bağlantılıdır. Bu yüzden bu kitaplardan Enstitümüz'ün biyolojik araştırmalarında faydalanacağız.</text:p>
      <text:p text:style-name="P129">Aynı zamanda bunu, eğitim kurumlarımız arasında, özellikle beraber proje geliştirmek ve işbirliği için bir imkan olarak görmekteyiz. Bu anlamda, işbirliğimizin ana hatlarını konuşmak üzere toplantılar organize edebiliriz. Bu konudaki önerilerinize açığız.</text:p>
      <text:p text:style-name="P129">Sizlere Enstitümüz'ün birkaç İngilizce yayınını göndermekten mutuluk duyuyoruz. Böylece bu bilimsel kurumun basım prodüksiyon bölümü ile ilgili olarak da bilgilenmenizi dileriz.</text:p>
      <text:p text:style-name="P129">Prof. Dr. Smail Cekic</text:p>
      <text:p text:style-name="P129">Uluslararası Suçlar İnceleme Bölümü Başkanı </text:p>
      <text:p text:style-name="P129"/>
      <text:p text:style-name="P127"/>
      <text:p text:style-name="P33">BAHAUDDİN ZAKARİYA ÜNİVERSİTESİ, PAKİSTAN </text:p>
      <text:p text:style-name="P125"/>
      <text:p text:style-name="P129">Bahauiddin Zakariya Üniversitesi Rektör Yardımcısı Ghulam Chauardy'e gönderdiğiniz 20 Ağustos 2002 tarihli mektubunuzu almış olduğumuzu bildirmek isterim. Bay Harun Yahya'nın mütalaasını ve eserlerini gönderdiğiniz için teşekkür ederiz. </text:p>
      <text:p text:style-name="P129">Ashiq Muhammad</text:p>
      <text:p text:style-name="P129">Rektör Yardımcılığı Sekreterliği</text:p>
      <text:p text:style-name="P94"/>
      <text:p text:style-name="P94"/>
      <text:p text:style-name="P126">AZİZ STEPHEN KİLİSESİ </text:p>
      <text:p text:style-name="P125"/>
      <text:p text:style-name="P129">Allah ve Hz. İsa adına selamlar,</text:p>
      <text:p text:style-name="P128"><text:span text:style-name="T21">Evrim Aldatmacası</text:span><text:span text:style-name="T20"> adlı, hepimizin Yaratıcısı olan Allah'ın yaratma sanatını etkili delillerle anlatan kitabınız için teşekkür ederim. Yazarın yaratılışı anlatmadaki samimiyet ve berraklığını takdir ediyorum.</text:span></text:p>
      <text:p text:style-name="P129">Kişisel kütüphanemde saklayacağım bu kitap için tekrar teşekkürler.</text:p>
      <text:p text:style-name="P129">Papaz George D. McKinney</text:p>
      <text:p text:style-name="P129"/>
      <text:p text:style-name="P129"/>
      <text:p text:style-name="P123">İSLAM YÖNETİM ÇALIŞMALARI MERKEZİ, SİNGAPUR</text:p>
      <text:p text:style-name="P129"/>
      <text:p text:style-name="P128"><text:span text:style-name="T20">Ofisiniz tarafından bize yollanan </text:span><text:span text:style-name="T21">Harun Yahya Eserlerinin Dünyadaki Yankıları </text:span><text:span text:style-name="T20">adlı kitabı almış bulunduğumuzu en derin teşekkürlerimle bildirmek isterim. Bu düşünceli davranışınızı takdir ediyor ve en kısa gelecekte size karşılık verebilmeyi umud ediyoruz. Harun Yahya'nın kitapları, kitap dükkanımızın en çok satan eserleri arasında yer almaktadır.</text:span></text:p>
      <text:p text:style-name="P129">Tekrar en derin saygılarımızı sunarız.</text:p>
      <text:p text:style-name="P129">Dr. Siti Maryam</text:p>
      <text:p text:style-name="P129">Malinumbay S. Salasal</text:p>
      <text:p text:style-name="P3"/>
      <text:p text:style-name="P94"/>
      <text:p text:style-name="P123">GALLER PRENSLİĞİ</text:p>
      <text:p text:style-name="P94"/>
      <text:p text:style-name="P129">Majesteleriyle 13-25 Ekim 2002 tarihleri arasında görüşmek istediğinizi belirtiğiniz ve kendisini konferansınıza davet ettiğiniz 9 Ağustos 2002 tarihli mektubunuz için teşekkür ederiz. </text:p>
      <text:p text:style-name="P129">Majesteleri kendisini düşündüğünüz için minnettar oldu ve benden sizlere en iyi dileklerini iletmemi istedi. </text:p>
      <text:p text:style-name="P129">Kıdemli Yüzbaşı </text:p>
      <text:p text:style-name="P129">Alastair Graham</text:p>
      <text:p text:style-name="P129">Kraliyet Donanması</text:p>
      <text:p text:style-name="P129"/>
      <text:p text:style-name="P127"/>
      <text:p text:style-name="P33">RUSYA YEREL ÜNİVERSİTESİ</text:p>
      <text:p text:style-name="P129"/>
      <text:p text:style-name="P129">Kitaplar için teşekkür ederiz.</text:p>
      <text:p text:style-name="P129">Gelecekte işbirliğimizin devamını diliyorum.</text:p>
      <text:p text:style-name="P129">Saygılarımla,</text:p>
      <text:p text:style-name="P129">Goubin V.D. </text:p>
      <text:p text:style-name="P129">Felsefe Bölümü Dekanı</text:p>
      <text:p text:style-name="P129"/>
      <text:p text:style-name="P94"/>
      <text:p text:style-name="P126">ADEN ÜNİVERSİTESİ, YEMEN CUMHURİYETİ</text:p>
      <text:p text:style-name="P94"/>
      <text:p text:style-name="P129">Bay Harun Yahya'ya ait aşağıdaki kitapların bulunduğu gönderinizi almış bulunmaktayız:</text:p>
      <text:p text:style-name="P128"><text:span text:style-name="T20">a)</text:span><text:span text:style-name="T21"> Madde: Hayalin Diğer Adı</text:span></text:p>
      <text:p text:style-name="P128"><text:span text:style-name="T20">b) </text:span><text:span text:style-name="T21">İslam Terörü Lanetler</text:span></text:p>
      <text:p text:style-name="P128"><text:span text:style-name="T20">c) </text:span><text:span text:style-name="T21">Kuran Mucizeleri</text:span></text:p>
      <text:p text:style-name="P128"><text:span text:style-name="T20">d) </text:span><text:span text:style-name="T21">Evrim Aldatmacası</text:span></text:p>
      <text:p text:style-name="P129">Göndermiş olduğunuz faydalı kitaplar için çok teşekkür ederim. Bu aynı zamanda sizlerle bağlantıda kalmamız adına da faydalı olacaktır.</text:p>
      <text:p text:style-name="P129">En derin dileklerimle,</text:p>
      <text:p text:style-name="P129">Dr. Ahmad Alial-Hamadan</text:p>
      <text:p text:style-name="P129">Yüksek Öğrenim ve Bilimsel Araştırma Bölümü Dekanı</text:p>
      <text:p text:style-name="P123"/>
      <text:p text:style-name="P123"/>
      <text:p text:style-name="P123">EDINBURGH ÜNİVERSİTESİ</text:p>
      <text:p text:style-name="P123">HUKUK FAKÜLTESİ, İNGİLTERE</text:p>
      <text:p text:style-name="P125"/>
      <text:p text:style-name="P129">Üniversitemiz kütüphanesine yerleştirdiğimiz üç adet eseriniz için teşekkür ederim.</text:p>
      <text:p text:style-name="P129">Prof. H. L. MacQueen</text:p>
      <text:p text:style-name="P129">Dekan </text:p>
      <text:p text:style-name="P3"/>
      <text:p text:style-name="P94"/>
      <text:p text:style-name="P123">BANDUNG TEKNOLOJİ ENSTİTÜSÜ, ENDONEZYA </text:p>
      <text:p text:style-name="P125"/>
      <text:p text:style-name="P94">Evrenin Yaratıcısı olan Allah çok yücedir. Harun Yahya'nın sadece Müslüman dünyasına değil, dünyadaki tüm insanlara gerçeği göstermeye adanmış çeşitli yayınlar şeklinde yaptığı müthiş çalışmaya olan içten saygı ve hayranlığımı ifade etmek isterim. Çalışmaları zihinlerimize esin kaynağı oluyor, ruhlarımızı uyandırıyor. Harun Yahya bilimsel gerçekleri düşünen insanlar için Allah'ın yaratışının delilleri olarak sundu. Allah Harun Yahya'yı en güzel şekilde ödüllersin. </text:p>
      <text:p text:style-name="P94">Dr. Taufiburahman</text:p>
      <text:p text:style-name="P94">Biyoloji Bölüm Başkanı</text:p>
      <text:p text:style-name="P122"><text:soft-page-break/>HükümetlerarasI AraŞtIrma </text:p>
      <text:p text:style-name="P122">Enstitüsü, ABD </text:p>
      <text:p text:style-name="P125"/>
      <text:p text:style-name="P94">Kar amacı gütmeyen bir enstitü olan Hükümetlerarası Araştırma Enstitüsünde çalışıyorum. Amerika Birleşik Devletlerinde yerel ve eyalet polis memurlarına antiterör eğitimi verdik. İzninizle, belgeselinizi de programımızın bir parçası olarak kullanmak istiyoruz. Bu talebimize herhangi bir itirazınız var mı? Eğer bir sorunuz varsa, bana aşağıdaki numaralardan ya da bu mesaja cevap vererek ulaşabilirsiniz. </text:p>
      <text:p text:style-name="P94">Teşekkürler,</text:p>
      <text:p text:style-name="P94">Scott Tedcastle</text:p>
      <text:p text:style-name="P94">Araştırmacı</text:p>
      <text:p text:style-name="P94"/>
      <text:p text:style-name="P94"/>
      <text:p text:style-name="P123">AZIZAH DERGİSİ, ABD</text:p>
      <text:p text:style-name="P125"/>
      <text:p text:style-name="P129">Selamun Aleykum... Gönderdiğiniz Harun Yahya kitapları için teşekkür ederim. Yazıların kalitesinden çok etkilendik. Şu anda her zamankinden daha fazla Müslüman yayıncıların gerçek İslam ahlakını yazma konusunda sorumlu olduklarına inanıyoruz. Sizin bu amaca yönelik çabalarınızı takdir ediyoruz. </text:p>
      <text:p text:style-name="P129">Ruqayyah K. Mohammed</text:p>
      <text:p text:style-name="P129">Yardımcı Editör</text:p>
      <text:p text:style-name="P129"/>
      <text:p text:style-name="P129"/>
      <text:p text:style-name="P123">TEL AVİV ÜNİVERSİTESİ, İSRAİL</text:p>
      <text:p text:style-name="P125"/>
      <text:p text:style-name="P129">"Dini" olarak isimlendirilen terörü durdurmak ve üç tek İlahlı dinde ortak olan gerçek dini değerleri yerleştirmek için yürüttüğünüz asil çabanıza güçlü desteklerimi ifade etmekten onur duyarım. Bu konferansın bölgemizde ve tüm dünyada karşılıklı anlayışa büyük bir katkı sağlayacağından hiçbir şüphem yok ve bu çalışmayı takdir ediyorum.</text:p>
      <text:p text:style-name="P129">Bir olan Allah'a inananlar arasında güvene dayalı kalıcı barışı sağlamanın tek yolunun ortak dini ve ahlaki değerlerimizin tanınması olduğuna inanıyorum. Bu nedenle ilk ve en önemli adımın, bu değerlerin saptırılmasıyla sözde Allah adına kan dökülmesinin kınanması olduğuna inanıyorum. İşte bu nedenle teşebbüsünüze çok önem veriyor ve başarı umudunuza katılıyorum. Allah sizi korusun. </text:p>
      <text:p text:style-name="P129">Prof. Aryeh Finkelberg</text:p>
      <text:p text:style-name="P129">Felsefe Bölümü </text:p>
      <text:p text:style-name="P3"/>
      <text:p text:style-name="P3"/>
      <text:h text:style-name="P46" text:outline-level="1"/>
      <text:h text:style-name="P28" text:outline-level="1">KONFERANSLAR VE FUARLAR</text:h>
      <text:p text:style-name="P151"/>
      <text:p text:style-name="P151"/>
      <text:h text:style-name="P42" text:outline-level="2">HARUN YAHYA</text:h>
      <text:h text:style-name="P42" text:outline-level="2">KONFERANSLARI</text:h>
      <text:p text:style-name="P3"/>
      <text:p text:style-name="P76"><text:span text:style-name="T34">amer</text:span><text:span text:style-name="T16">İ</text:span><text:span text:style-name="T34">ka ve kanada</text:span></text:p>
      <text:p text:style-name="P81"/>
      <text:p text:style-name="P77">SAN FRANCISCO YILLIK İSLAM KONGRESİ</text:p>
      <text:p text:style-name="P67"><text:span text:style-name="T31">A</text:span><text:span text:style-name="T20">s Sabeel Masjid Noor Al Islam tarafından 26-28 Aralık 2003 tarihleri arasında San Francisco'da bulunan Nob Hill Center'da "Yıllık İslam Kongresi"düzenlendi. Üç gün boyunca devam eden bu konferanslara, İslam dünyasının tanınmış simalarının yanı sıra, Harun Yahya'nın eserlerinden derlenmiş sunumlarda bulunan akademisyenler de katıldı. Konuşmacıların Harun Yahya'nın eserlerinden faydalanarak hazırladıkları sunumların konuları, "Kuran Mucizeleri" ile "Kuran Bilime Yol Gösterir"di. Harun Yahya'nın çeşitli dillere çevrilen eserlerinin de sergilendiği konferans çok büyük bir ilgi gördü. Bu konferansların ardından www.harunyahya.com sitesine gelen mesajlar ise yapılan sunumların insanlar üzerinde ne kadar büyük bir etki meydana getirdiğini açıkça göstermekteydi. Bu mesajlardan bir tanesi şöyledir:</text:span></text:p>
      <text:p text:style-name="P85">San Francisco İslam Kongresi'nde konuşmacılarınızdan ikisini dinledim ve hemen eve gelip sitenizi inceledim. Tüm bu derinlemesine araştırmalardan dolayı çok şaşırdım ve etkilendim, Elhamdulillah. İnancım konusunda kendimi daha güvenli ve daha rahat hissediyorum. Bütün bu mükemmel çalışmalarınızdan dolayı teşekkür ederim. Ben de bu yeni bilgilerimi arkadaşlarıma ve aileme tebliğ için kullanacağım. Karoline.</text:p>
      <text:p text:style-name="P3"/>
      <text:p text:style-name="P79">KANADA VE AMERİKA</text:p>
      <text:p text:style-name="P3"/>
      <text:p text:style-name="P78">konferanslar dİzİsİ, kasIm 2003</text:p>
      <text:p text:style-name="P94">2003 yılının Kasım ayında çeşitli Amerikan Üniversitelerinde, eğitim merkezlerinde, liselerde ve bazı kuruluşlarda Harun Yahya'nın eserlerini temel alan konferanslar düzenlendi. 19 gün süren konferans dizisinde, 6 ayrı üniversitede ve çeşitli kuruluşlarda 17 ayrı sunum gerçekleştirildi. Çeşitli televizyon programlarına da katılan konuşmacılar her ziyaret ettikleri yerde çok büyük bir ilgiyle karşılaştılar. </text:p>
      <text:p text:style-name="P94"/>
      <text:p text:style-name="P76"><text:span text:style-name="T20">bİlİnçlİ tasarIm yIllIk toplantIsI</text:span><text:span text:style-name="T17"> </text:span></text:p>
      <text:p text:style-name="P76"><text:span text:style-name="T17"><text:s/></text:span><text:span text:style-name="T20">MINnEAPOLIS ÜNİVERSİTESİ </text:span></text:p>
      <text:p text:style-name="P67"><text:span text:style-name="T31">M</text:span><text:span text:style-name="T20">inneapolis Üniversitesi'nde, IDN (Intelligent Design Network-Bilinçli Tasarım Ağı) tarafından düzenlenen "Bilinçli Tasarım Yıllık Toplantısı"nda Harun Yahya temsilcileri "Darwinizm'in Çöküşü"konulu sunumlar gerçekleştirdiler. IDN'nin bu toplantısında, Harun Yahya tarafından yapılan Darwinizm konulu tüm çalışmalar çok büyük bir ilgi gördü. </text:span></text:p>
      <text:p text:style-name="P69"/>
      <text:p text:style-name="P80"><text:soft-page-break/></text:p>
      <text:p text:style-name="P56">ÇEŞİTLİ AMERİKAN ÜNİVERSİTELERİ</text:p>
      <text:p text:style-name="P67"><text:span text:style-name="T31">A</text:span><text:span text:style-name="T20">ndrews Üniversitesi ve Loma Linda Üniversitesi Teoloji Fakültesi'nde gerçekleştirilen konferans dizisi ise "Hıristiyanlarla Müslümanların dinsizliğe ve teröre karşı nasıl bir birlik oluşturmaları gerektiği"konusu üzerinde yoğunlaştı. Harun Yahya'nın çalışmalarının tanıtıldığı multivizyon ise izleyicilerden büyük ilgi gördü.</text:span></text:p>
      <text:p text:style-name="P94">Bu konferansların dışında MESA Üniversitesi ve Irvine Üniversitesi gibi kuruluşlarda "Evrim Teorisi'nin Çöküşü", "Ahir Zaman Alametleri"ve "Yaratılış Gerçeği"konulu çeşitli sunumlar gerçekleştirildi. Afiş sergileri ve slayt gösterileri de konferanslar gibi büyük ilgi gördü.</text:p>
      <text:p text:style-name="P3"/>
      <text:p text:style-name="P77">ISNA KİTAP FUARI</text:p>
      <text:p text:style-name="P67"><text:span text:style-name="T31">A</text:span><text:span text:style-name="T20">merika'nın Washington DC Eyaletinde, 30 Ağustos-2 Eylül 2002 tarihleri arasında, ABD'nin en büyük ve en saygın İslami organizasyonlarından biri olan Islamic Society of North America (ISNA-Kuzey Amerika İslam Toplumu) büyük bir fuar düzenledi. Her yıl düzenlenen bu fuara İslam dünyasının önde gelen yazarları, akademisyenleri ve fikir adamları konuşmacı olarak katılmaktadır. 2002 yılındaki fuarda Harun Yahya standı, ziyaretçilerin çok büyük ilgisiyle karşılaştı.</text:span></text:p>
      <text:p text:style-name="P3"/>
      <text:p text:style-name="P77">AMERİKAN MÜSLÜMANLARI KÜLTÜR FESTİVALİ </text:p>
      <text:p text:style-name="P77"><text:s/>SALT LAKE </text:p>
      <text:p text:style-name="P100"><text:span text:style-name="T20">2003 yılının Eylül ayında Salt Lake'de Amerikan Müslümanları Kültür Festivali düzenlendi. Gallivan Plaza'da düzenlenen festivale çok sayıda Hıristiyan temsilci de katıldı. Harun Yahya'nın çeşitli dillerdeki eserlerinin sergilendiği festival, iki büyük dinin mensuplarının hoşgörü içinde birarada bulunabileceklerini gösteren önemli bir girişim olarak gazetelere yansıdı.</text:span><text:span text:style-name="T23"> </text:span></text:p>
      <text:p text:style-name="P3"/>
      <text:p text:style-name="P77">BİLİNÇLİ TASARIM SEMİNERİ </text:p>
      <text:p text:style-name="P77">KANSAS</text:p>
      <text:p text:style-name="P94">2001 yılında, Kansas'ta düzenlenen, birçok önemli bilim adamı ve araştırmacının katıldığı Intelligent Design Network seminerinin öncesinde, katılımcılara Harun Yahya'nın "Evrim Teorisinin Çöküşü"konulu çalışmaları hakkında bir sunum gerçekleştirildi. Harun Yahya'nın eserlerinde yer alan ve "Hıristiyanların ve Müslümanların Darwinizm'e karşı birlikte mücadele etmeleri gerektiğini"temel alan bu sunum, Hıristiyan akademisyenlerin çok fazla ilgisini çekti. Yazarın çalışmaları hakkında detaylı soruların da yöneltildiği bu sunum sonrasında, katılımcılar yapılan çalışmalara hayran kaldıklarını ifade ettiler.</text:p>
      <text:p text:style-name="P94"/>
      <text:p text:style-name="P89">KONFERANSLAR dİzİsİ, eylül 2002</text:p>
      <text:p text:style-name="P94"/>
      <text:p text:style-name="P94">2002 yılında Amerika'nın çeşitli eyaletlerinde Harun Yahya'nın eserlerinden faydalanılarak hazırlanan birçok konferans düzenlendi. 11 Eylül terör saldırılarının ardından gerçekleştirilen bu konferans dizisinin temel başlığını "İslam Terörü Lanetler"konusu oluşturuyordu. Bunun dışında "Evrim Teorisi'nin Çöküşü ve Yaratılış Gerçeği", " Kuran Mucizeleri"ve "Allah'ın Varlığı"gibi konularda çeşitli sunumlar gerçekleştirildi. Konferansların düzenlendiği bazı yerler ise şunlardır:</text:p>
      <text:p text:style-name="P94"><text:soft-page-break/>Columbia Üniversitesi, Purdue Üniversitesi, New York Hunter College, Central Islamic Center of New York, Upper Westchester Muslim Society, The Cloyd Heck Marvin Center, Virgina Nova College, Illinois Muslim Education Center, Illinois Muslim Society Inc... </text:p>
      <text:p text:style-name="P3"/>
      <text:p text:style-name="P77">CONCORDIA VE MCGILL ÜNİVERSİTElerİ </text:p>
      <text:p text:style-name="P77">KANADA</text:p>
      <text:p text:style-name="P94">24-31 Mayıs 2002 tarihleri arasında Kanada genelinde Harun Yahya'nın eserlerinden yararlanılarak, "Kuran Mucizeleri", "Evrenin Yaratılışı", "İslam'da Bilim"ve "Evrim Teorisi'nin Çöküşü"konularında bir dizi konferans düzenlendi. </text:p>
      <text:p text:style-name="P94">Ottowa ve Montreal'de Müslümanların ağırlıklı olarak okudukları okullarda gerçekleştirilen bu sunumların dışında, Toronto Vision TV'de de Harun Yahya'nın eserleri üzerine üç program yayınlandı. Islamic Information and Da'wah Centre of Toronto'nun (Toronto İslami Bilgi ve Dava Merkezi) başkanı Shabir Ally'nin de katıldığı televizyon programlarında "Evrenin Yaratılışı"ve "Kuran Mucizeleri"konuları üzerinde duruldu. </text:p>
      <text:p text:style-name="P3"/>
      <text:p text:style-name="P77">ARJANTİN KİTAP FUARI</text:p>
      <text:p text:style-name="P67"><text:span text:style-name="T31">A</text:span><text:span text:style-name="T20">rjantin'de 2004 yılının Nisan ayında düzenlenen Uluslararası Kitap Fuarı'nda Harun Yahya'nın İspanyolcaya çevrilmiş kitapları sergilendi.</text:span></text:p>
      <text:p text:style-name="P8"/>
      <text:p text:style-name="P97"/>
      <text:p text:style-name="P79">AVRUPA</text:p>
      <text:p text:style-name="P77"/>
      <text:p text:style-name="P77">İngİltere konferanslar dİzİsİ </text:p>
      <text:p text:style-name="P77">ekİm 2002</text:p>
      <text:p text:style-name="P67"><text:span text:style-name="T31">I</text:span><text:span text:style-name="T20">ngiltere'deki Müslüman öğrencileri temsil eden en büyük kuruluşlardan biri olan FOSIS, (The Federation of Student Islamic Societies-İslami Çalışmalar Öğrenci Derneği), tarafından 2002 yılında çeşitli üniversitelerde, Harun Yahya'nın eserlerinden faydalanılarak birçok konferans düzenlendi. Aralarında Cambridge, Edinburgh ve Leicester gibi tüm dünyada tanınan, saygın eğitim kurumlarının da bulunduğu birçok üniversitede düzenlenen konferanslarda "Evrim Teorisi'nin Çöküşü", "Atom Mucizesi", "Kuran'ın Bilimsel Mucizeleri"gibi konularda İngilizce sunumlar gerçekleştirildi. Sunumlar öncesi Harun Yahya'nın çeşitli dillerdeki eserleri sergilendi.</text:span></text:p>
      <text:p text:style-name="P8"/>
      <text:p text:style-name="P73">IpcI KONFERANSI </text:p>
      <text:p text:style-name="P73">BIRMINGHAM </text:p>
      <text:p text:style-name="P1"/>
      <text:p text:style-name="P67"><text:span text:style-name="T9">I</text:span><text:span text:style-name="T3">ngiltere'nin en önemli İslami kuruluşlarından biri olan IPCI - Islamic Vision (İslami Sunum Komitesi-Islamic Presentation Commitee) tarafından 2002 yılının Ekim ayında Birmingham'da düzenlenen konferans </text:span><text:span text:style-name="T4">The Nation</text:span><text:span text:style-name="T3"> gibi günlük gazetelerde de yankı buldu.</text:span></text:p>
      <text:p text:style-name="P1"/>
      <text:p text:style-name="P80"/>
      <text:p text:style-name="P54">IPCI-İSLAMİ KİTAP SERGİSİ</text:p>
      <text:p text:style-name="P67"><text:span text:style-name="T9">I</text:span><text:span text:style-name="T3">ngiltere'nin en önemli İslami kuruluşlarından biri olan İslami Sunum Komitesi (IPCI)'ın 2003 yılında açtığı, İngiltere'nin ilk daimi İslami sergisinde Harun Yahya'nın çeşitli dillerdeki eserleri sergilendi. Birmingham Milli Eğitim Müdürü Tony Howell tarafından açılışı yapılan sergi, Hıristiyan ziyaretçiler tarafından da büyük ilgi gördü.</text:span></text:p>
      <text:p text:style-name="P1"/>
      <text:p text:style-name="P73">İNGİLTERE KONFERANSLAR dİZİSİ</text:p>
      <text:p text:style-name="P73"><text:s/>ekİm 2003</text:p>
      <text:p text:style-name="P90">2002 yılındaki İngiltere konferanslarının da organizatörü olan FOSIS (İslami Çalışmalar Öğrenci Federasyonu), 2003 yılında da yine İngiltere'nin çeşitli bölgelerindeki üniversitelerde bir dizi konferans düzenledi. 13-17 Ekim tarihleri arasında gerçekleştirilen konferanslar öncesinde "Yaratılış ve Darwinizm'in Çöküşü" konulu sergi ile birlikte bir multivizyon gösterisi de düzenlenmiştir.</text:p>
      <text:p text:style-name="P1"/>
      <text:p text:style-name="P73">MANCHESTER konferanslarI </text:p>
      <text:p text:style-name="P73">aralIk 2004</text:p>
      <text:p text:style-name="P90">5 ve 6 Aralık 2004 tarihlerinde, İslami bir vakıf olan The Lote Tree tarafından İngiltere'de bir dizi konferans düzenlendi.</text:p>
      <text:p text:style-name="P90">Manchester'da gerçekleştirilen konferanslarda Harun Yahya'nın eserlerinden faydalanılarak hazırlanan "Bilim ve Din - Düşünmeye Davet", "Kıyamet Alametleri" ve "Evrenin Yaratılışı" konulu sunumlar gerçekleştirildi. </text:p>
      <text:p text:style-name="P90"/>
      <text:p text:style-name="P90">11 Aralık 2004 tarihinde Londra'da, Amal Trust tarafından bir konferans düzenlendi. Kensington and Chelsea Town Hall'da gerçekleştirilen konferansa Harun Yahya temsilcilerinin yanı sıra sonradan İslam'ı seçen yazar Ahmad Thomson, Westminster Vali Yardımcısı ve Avrupa Parlamentosu Milletvekillerinden Barones Sarah Ludford, Lambeth Valisi Irene Kim, Kensington/Chelsea eski Vali Yardımcısı Christopher Buckmaster, Harrow Vali Yardımcısı Asad Omar, Suudi Arabistan İngiltere Büyükelçisi Prens Al-Faysal ve Lordlar Kamarasından Lord Nazir Ahmed gibi çok önemli konuşmacılar katıldı. </text:p>
      <text:p text:style-name="P90"/>
      <text:p text:style-name="P73">Bourget KİTAP fuarI, FRANSA 2004</text:p>
      <text:p text:style-name="P67"><text:span text:style-name="T9">B</text:span><text:span text:style-name="T3">ourget Fuarı, 1983 yılından bu yana sadece Fransa'dan katılımcılarla gerçekleştirilmektedir. Her yıl Nisan ayında yapılan ve 3-4 gün süren fuarda, sadece İslami eserler sergilenmektedir. 100.000'e yakın kişinin ziyaret ettiği fuarda, Harun Yahya'nın eserleri de farklı yayınevleri tarafından halka sunulmaktadır. Yazarın eserlerini Fransızca ve Arapça yayınlayan aşağıdaki yayınevleri de 2004 yılında Bourget Fuarı'na katılmıştır.</text:span></text:p>
      <text:p text:style-name="P1"/>
      <text:p text:style-name="P73">danİmarka ULUSAL KİTAP FUARI, ekİm 2003</text:p>
      <text:p text:style-name="P67"><text:span text:style-name="T9">D</text:span><text:span text:style-name="T3">animarka'da 2003 yılının Ekim ayında düzenlenen bir ulusal kitap fuarında Harun Yahya'nın çeşitli dillerdeki kitapları sergilendi. Avrupa'daki vatandaşlarımız, Danimarka'daki kültürel etkinliklerde, mini kitap fuarlarında ve sergilerde Harun Yahya eserlerini özellikle talep etmekte, yazılı ve görsel </text:span><text:soft-page-break/><text:span text:style-name="T3">yayınları takip etmektedirler. Özellikle de Kopenhaf ve Arhus şehirlerinde Harun Yahya'nın eserlerini takip eden çok büyük bir okuyucu kitlesi bulunmaktadır.</text:span></text:p>
      <text:p text:style-name="P73">HOLLANDA , ekİm 2001</text:p>
      <text:p text:style-name="P90">4 Ekim 2001 tarihinde, Hollanda'nın Rotterdam şehrinde Harun Yahya'nın eserlerinden faydalanılarak çeşitli seminerler düzenlenmiştir. İslam Üniversitesi tarafından düzenlenen ve halkın büyük ilgisiyle karşılaşan konferansların konusu "Evrim Teorisi ve Yaratılış Gerçeği" idi.</text:p>
      <text:p text:style-name="P90"/>
      <text:p text:style-name="P73">Macarİstan konferanslarI, 2004</text:p>
      <text:p text:style-name="P90">2004 yılında Macaristan halkı birçok farklı konferans sayesinde Harun Yahya'nın eserleriyle yakından tanışma fırsatı buldu. Okullarda, İslami merkezlerde ve çeşitli kuruluşlarda düzenlenen konferanslarla, multivizyon gösterileri ve sergilerle Harun Yahya'nın çeşitli dillerdeki kitapları tanıtıldı. Gerek orada yaşayan Müslümanların gerekse Macar halkının çok büyük ilgi gösterdikleri bu sunumlar "Evrim Teorisinin Çöküşü ve Yaratılış Gerçeği", "Mucize Gezegen" gibi konuları içeriyordu. Bu multivizyonların bazıları Macarca alt yazılı, bazıları da dublaj olarak hazırlandı. </text:p>
      <text:p text:style-name="P90">Harun Yahya'nın eserlerinden faydalanılarak hazırlanan "İnsanın Yaratılışı" ve "İslam, Dünyayı Aydınlatan Işık" belgesellerinin Macarca sunumları büyük bir ilgiyle izlendi.</text:p>
      <text:p text:style-name="P90"/>
      <text:p text:style-name="P90">28 Temmuz 2004 tarihinde Budapeşte'de I. Keruleti Budavari MuvelodesiHaz, Bem rkp.6 kültür merkezinde "İnsanın Yaratılış Mucizesi" adlı belgesel Macarca dublajlı olarak katılımcılara gösterildi. İlgiyle izlenen bu filmin ardından, katılımcıların arasında Hıristiyan dinine mensup kimselerin de bulunması dikkate alınarak, "Gelin Birlik Olalım" başlıklı bir konuşma gerçekleştirildi. Konuşmayı büyük bir dikkat ve beğeniyle izleyen katılımcılar konferansta bulunmalarından dolayı duydukları memnuniyeti dile getirdiler ve bu tür konferansların devamını talep ettiler.</text:p>
      <text:p text:style-name="P90"/>
      <text:p text:style-name="P92">Harun Yahya'NIN eserlerİ</text:p>
      <text:p text:style-name="P92">Frankfurt kİtap fuarlarInda</text:p>
      <text:p text:style-name="P67"><text:span text:style-name="T9">D</text:span><text:span text:style-name="T3">ünyanın en büyük kitap fuarlarından biri olan Uluslararası Frankfurt Kitap Fuarı'nda, 2001, 2002 ve 2004 yılında, Harun Yahya'nın çeşitli dillerdeki eserleri, DVD ve VCD'leri sergilendi. Harun Yahya'nın eserlerini yayınlayan birçok farklı yayınevinin de katıldığı fuarlarda, bu değerli eserler farklı dinlere mensup ziyaretçilerin çok büyük ilgisiyle karşılaştı.</text:span></text:p>
      <text:p text:style-name="P1"/>
      <text:p text:style-name="P73">arnavutluk kİtap fuarI </text:p>
      <text:p text:style-name="P73">Tİran 2002 </text:p>
      <text:p text:style-name="P90">2002 yılının Kasım ayında Arnavutluk, Tiran'da çok büyük bir kitap fuarı gerçekleştirildi. Fuara Harun Yahya'nın kitaplarını Arnavutça olarak yayınlayan çeşitli yayınevleri de katıldılar. Özellikle de Evrim Teorisi konulu kitap ve belgeseller ziyaretçilerin çok büyük ilgisiyle karşılaştı.Bu yayınevlerinden birinin standını ziyaret edenler arasında Devlet Başkanı Alfred Moisiu ve Devlet Bakanı Arta Dadeve de bulunuyordu. Eski Devlet Başkanı Sali Berisha da kendisine hediye edilen Harun Yahya'nın kitapları hakkında çeşitli sorular sorarak bilgi edindi.</text:p>
      <text:p text:style-name="P1"/>
      <text:p text:style-name="P80"><text:soft-page-break/></text:p>
      <text:p text:style-name="P54">ARNAVUTLUK KİTAP FUARI </text:p>
      <text:p text:style-name="P73">TİRAN 2003</text:p>
      <text:p text:style-name="P67"><text:span text:style-name="T9">A</text:span><text:span text:style-name="T3">rnavutluktaki çeşitli yayınevleri, 2003 yılında yine büyük standlarla Harun Yahya'nın çeşitli kitaplarını, DVD ve CD'lerini izleyicilere sundular. Harun Yahya'nın </text:span><text:span text:style-name="T4">İslam Terörü Lanetler, Evrim Aldatmacası, Kavimlerin Helakı,</text:span><text:span text:style-name="T3"> </text:span><text:span text:style-name="T4">Darwinizm'in Dünyaya Getirdiği Belalar, Derin Düşünmek</text:span><text:span text:style-name="T3"> ve </text:span><text:span text:style-name="T4">Kuran Mucizeleri</text:span><text:span text:style-name="T3"> gibi kitaplarını Arnavutça olarak yayınlayan bir yayınevinin çok büyük ilgi gören standında, Harun Yahya'nın eserlerinden hazırlanan çeşitli belgeseller de gösterildi. </text:span></text:p>
      <text:p text:style-name="P90"/>
      <text:p text:style-name="P73">ARNAVUTLUK KİTAP FUARI </text:p>
      <text:p text:style-name="P73"><text:s/>TİRAN 2004</text:p>
      <text:p text:style-name="P67"><text:span text:style-name="T9">T</text:span><text:span text:style-name="T3">iran'da düzenlenen kitap fuarına 2004 yılında da yine birçok yayınevi Harun Yahya'nın çalışmaları ile katıldı. Harun Yahya'nın eserlerinden faydalanılarak hazırlanan Yaratılış Gerçeği, İnsanın Yaratılışındaki Mucize, Hücredeki Mucize, Denizlerdeki İhtişam, Kuşlardaki Mucize, Evrim Teorisi'nin Çöküşü, Evrenin Yaratılışı, İslam Terörü Lanetler gibi belgeselleri Arnavutça olarak yayınlayan bir yayınevinin standı ziyaretçilerden yine büyük bir ilgi gördü. </text:span></text:p>
      <text:p text:style-name="P90"/>
      <text:p text:style-name="P73">ASSOCIATION MILLENIUM DERNEĞİ </text:p>
      <text:p text:style-name="P73">MAKEDONYA</text:p>
      <text:p text:style-name="P67"><text:span text:style-name="T9">M</text:span><text:span text:style-name="T3">akedonya'da faaliyet gösteren Association Millenium Derneği'nin Başkanı Senat Brvraynko Bekiri dört yıldan uzun bir süredir Harun Yahya'nın eserleri vesilesiyle Makedon Halkına Yaratılış Gerçeğini anlatmaktadır. Bekiri yazdığı bir mektubunda bu çalışmalarını şu şekilde özetlemektedir. </text:span></text:p>
      <text:p text:style-name="P83">"Kuruluşumuz, Harun Yahya'nın eserleriyle tanıştığı günden bu yana, çalışmalarına bu eserleri temel alarak, kendi hedef kitlesi olan çocuk ve gençlere, sizlerce hazırlanan VCD'leri göstermeye başladı. Kuruluşumuz dört yıldan bu yana, çocuk ve gençlere özgün eğitim programları düzenlemektedir. Eğitim programlarımıza çeşitli milliyetlere mensup çocuk ve gençler katılmaktadır. Bunların içinde Müslüman Türk, Arnavut ve Rum gruplar gibi Ortodoks Makedon genç ve çocuklar da katılmaktadır. Kendi düzenlediğimiz program içine iki yıldan beri görsel dersler organize ediyoruz. Bu program sadece sizlerin hazırladığı VCD'lerle gerçekleşmektedir. Şu ana kadar merkezimize ve görsel derslerimize yaklaşık 600 öğrenci katıldı. Görsel dersler adını verdiğimiz bu organizasyon, dört aylık bir eğitim programı ve sadece hafta sonları yapılmakta. Bu programın başlamasından sonra, ebeveynlerde ve halkta faaliyetlerimize yönelik çok büyük bir ilgi başladı. Bize bu etkinlikleri devam ettirmemiz ve VCD'leri çoğaltmamız yönünde istekler yoğunlaştı."</text:p>
      <text:p text:style-name="P90"/>
      <text:p text:style-name="P1"/>
      <text:p text:style-name="P74">RUSYA VE TÜRKİ CUMHURİYETLER</text:p>
      <text:p text:style-name="P82"/>
      <text:p text:style-name="P73">RUSYA ULUSLARARASI DİN FUARI - 2003</text:p>
      <text:p text:style-name="P90">22 Mayıs-1 Haziran 2003 tarihleri arasında Moskova'da, VDNH Fuar Kompleksi'nde Uluslararası Din Fuarı düzenlendi. </text:p>
      <text:p text:style-name="P90">Moskova Belediye Başkanlığı, Rusya Patriği Aleksiy II, Rusya Müftüler Konseyi Başkanı Ravil Gaynuttin, Katolik ve Protestan Hıristiyan Kiliselerinin Başkanları, Rusya Yahudi Cemaatleri Kongresi <text:soft-page-break/>tarafından desteklenen fuarın bu yıl üçüncüsü düzenlendi. On gün süren fuarı 15.000'den fazla kişi ziyaret etti. </text:p>
      <text:p text:style-name="P90">Harun Yahya'nın eserlerinden faydalanılarak hazırlanan ve Rusça olarak yayınlanan "İslam-Dünyayı Aydınlatan Işık" film gösterisiyle başlayan İslam günü, Rusya Müftüler Konseyi Başkanı Ravil Gaynuttinin konuşmasıyla açıldı. Şeyh Gaynuttin, Harun Yahya'nın kitaplarının Rusya'daki Müslümanlara büyük gurur ve şevk verdiğini vurguladı ve bu değerli eserlerin çok daha fazla sayıda yayınlanmasını istedi. </text:p>
      <text:p text:style-name="P100"><text:span text:style-name="T3">Harun Yahya'nın yirmiden fazla dile çevrilen </text:span><text:span text:style-name="T4">Evrim Aldatmacası</text:span><text:span text:style-name="T3"> adlı eseri, Rusya'daki Ortodoks, Hıristiyan ve Müslüman yaratılışçı forumlarda en büyük kaynak olarak kullanılmaktadır. </text:span></text:p>
      <text:p text:style-name="P90">Rusya Yüksek İslam Üniversitesi Başkanı, Harun Yahya'nın Rusça hazırladığı tüm kitapları ve belgeselleri, Üniversite'nin ve Rusya'nın tüm medreseleri için uyguladıkları eğitim programına dahil etmeye hazırlandıklarını ifade etti. </text:p>
      <text:p text:style-name="P73"/>
      <text:p text:style-name="P73">RUSYA MÜSLÜMANLARI</text:p>
      <text:p text:style-name="P73">100. YIL KONFERANSLARI</text:p>
      <text:p text:style-name="P67"><text:span text:style-name="T9">R</text:span><text:span text:style-name="T3">usya Müslümanları tarafından 2004 yılının Mayıs ayında düzenlenen 100. yıl konferanslarında Harun Yahya'nın eserlerine çok büyük bir ilgi gösterildi. 1500 kişilik katılımın gerçekleştiği konferansa Rusya'nın tüm ileri gelen Müslüman din adamları katıldı. İslam ülkelerinin büyükelçileri, Moskova Belediye Başkanı, Duma Milletvekilleri, Tataristan Başbakanı, Müslüman gazeteci ve sanatçılar da katılımcılar arasındaydı. </text:span></text:p>
      <text:p text:style-name="P1"/>
      <text:p text:style-name="P76"><text:span text:style-name="T3">RUSYA ULUSLARARASI D</text:span><text:span text:style-name="T15">İ</text:span><text:span text:style-name="T3">N FUARI </text:span></text:p>
      <text:p text:style-name="P73">2002</text:p>
      <text:p text:style-name="P67"><text:span text:style-name="T9">R</text:span><text:span text:style-name="T3">usya'da 2002 yılında düzenlenen Uluslararası Din Fuarı'nda Harun Yahya'nın eserleri sergilendi ve halkın büyük ilgisiyle karşılaşıldı. Fuar kapsamında düzenlenen bir konferans sırasında ise Harun Yahya'nın eserlerinden faydalanılarak hazırlanan bir belgesel gösterildi.</text:span></text:p>
      <text:p text:style-name="P102"/>
      <text:p text:style-name="P73">RUSYA ULUSAL KİTAP FUARI </text:p>
      <text:p text:style-name="P73"><text:s/>2002</text:p>
      <text:p text:style-name="P90">2002 yılında yapılan Rusya Ulusal Kitap Fuarı'nda Harun Yahya'nın çeşitli dillerdeki eserleri sergilendi. Birçok üst düzey siyasetçinin ve akademisyenin ziyaret ettiği Harun Yahya Standı çok büyük ilgi gördü.</text:p>
      <text:p text:style-name="P1"/>
      <text:p text:style-name="P73">RUSYA ULUSLARARASI KİTAP FUARI </text:p>
      <text:p text:style-name="P73">2003</text:p>
      <text:p text:style-name="P90">2003 yılının Eylül ayında Moskova'da 16. Uluslararası Kitap Fuarı düzenlendi. Harun Yahya'nın çeşitli dillerdeki eserlerinin sergilendiği stand, fuarın açık olduğu altı gün boyunca ziyaretçiler tarafından büyük bir ilgiyle karşılandı.</text:p>
      <text:p text:style-name="P90"/>
      <text:p text:style-name="P80"/>
      <text:p text:style-name="P54">RUSYA ULUSLARARASI KİTAP FUARI </text:p>
      <text:p text:style-name="P73"><text:s/>2004</text:p>
      <text:p text:style-name="P90">2004 yılında düzenlenen Kitap Fuarı'nda da Harun Yahya'nın kitaplarına tüm ziyaretçiler çok büyük ilgi gösterdiler.</text:p>
      <text:p text:style-name="P1"/>
      <text:p text:style-name="P73">HAZAR ÜNİVERSİTESİ </text:p>
      <text:p text:style-name="P73">AZERBAYCAn</text:p>
      <text:p text:style-name="P100"><text:span text:style-name="T3">3 Kasım 2004 tarihinde, Hazar Üniversitesi'nde Harun Yahya'nın eserlerinden faydalanılarak hazırlanan bir konferans düzenlendi ve konferansa yüzü aşkın öğrenci ve öğretim görevlisi katıldı. Konferansa TC Büyükelçiliği din müşaviri Mustafa Kutlu ve Hazar Üniversitesi öğretim görevlisi Elshad Miri katıldı. Konferansta Harun Yahya'nın </text:span><text:span text:style-name="T4">Kuran Mucizeleri</text:span><text:span text:style-name="T3"> isimli kitabı hakkında çeşitli bilgiler verildi.</text:span></text:p>
      <text:p text:style-name="P1"/>
      <text:p text:style-name="P73">AZERBAYCAN KONFERANSI 2004</text:p>
      <text:p text:style-name="P90">23 Aralık 2004 tarihinde Azerbeycan'da bir konferans düzenlendi. Lise öğretmenlerinin katıldığı konferansın konusu "Kuran'da Kadın"dı. Harun Yahya'nın Hz. Meryem isimli kitabından hazırlanan çeşitli konuşmaların gerçekleştirildiği konferansta, yine Harun Yahya'nın ilgili kitaplarını temel alan Kuran Mucizeleri belgeseli gösterildi.</text:p>
      <text:p text:style-name="P1"/>
      <text:p text:style-name="P73">Ruhanİyet İslam Ünİversİtesİ kazakİStan</text:p>
      <text:p text:style-name="P90">8 Aralık 2002 tarihinde, Kazakistan'ın başkenti Almaata'daki Ruhaniyet İslam Üniversitesinde, "İslam Terörü Lanetler"ve "Dünya Hayatının Gerçeği"konulu multivizyon gösterileri düzenlendi. Üniversitenin Rektörü Murat Hacı'nın ve Terbiye ve Psikoloji İşler Dairesi Müdür Yardımcısı Viktor Timoşenko'nun da Harun Yahya'nın eserleri hakkında birer konuşma yaptığı toplantı, Cumhurbaşkanlığı Devlet Opera ve Bale Tiyatro Binası'nda gerçekleşti. Diğer dinlerin temsilcilerinin ve Kazak milletvekillerinin de katıldığı, "Dinlerarası Uzlaşma"başlıklı toplantıdaki multivizyon gösterileri büyük ilgi gördü. 400 kişilik salonda 700'ün üzerinde katılım gerçekleşti. </text:p>
      <text:p text:style-name="P1"/>
      <text:p text:style-name="P73">KAZAKİSTAN SAVUNMA BAKANLIĞI</text:p>
      <text:p text:style-name="P73">MULTİVİZYON GÖSTERİSİ</text:p>
      <text:p text:style-name="P90">2004 yılının Mayıs ayında Kazakistan Savunma Bakanlığı binasının Konferans Salonu'nda, Savunma Bakan Yardımcısı General Albay Balyukpayevic Tasbulatov ve üst düzey askeri kadrodan oluşan 400 kişinin katıldığı bir multivizyon gösterisi düzenlendi. Sunumda, Harun Yahya'nın eserlerinden faydalanılarak hazırlanan "Şeytanın Bir Silahı: Romantizm"isimli belgesel ile Harun Yahya'nın dünya çapında yankı uyandıran çalışmalarını tanıtan bir film gösterildi.</text:p>
      <text:p text:style-name="P1"/>
      <text:p text:style-name="P73">KAZAKİSTAN'DA GERÇEKLEŞTİRİLEN MULTİVİZYON GÖSTERİLERİ</text:p>
      <text:p text:style-name="P90">2004 yılı içinde Kazakistan'ın çeşitli şehirlerindeki okullarda Harun Yahya'nın eserlerinden faydalanılarak hazırlanan multivizyon gösterileri düzenlendi. </text:p>
      <text:p text:style-name="P90"/>
      <text:p text:style-name="P80"/>
      <text:p text:style-name="P54">ASTANA İLKÖĞRETİM OKULU </text:p>
      <text:p text:style-name="P67"><text:span text:style-name="T9">B</text:span><text:span text:style-name="T3"> u multivizyon gösterilerinden bazıları Astana'da, ilköğretim okullarında gerçekleştirildi. 17 ve 21 Kasım'da yapılan bu gösterimlere öğrenciler çok büyük bir ilgi gösterdi, çeşitli sorularla Harun Yahya'yı ve eserlerini daha yakından tanımaya çalıştılar. Yaklaşık 200 öğrencinin büyük bir ilgiyle izlediği film, başta Okul Müdiresi Sainova Ludmila Aleksandrovna, yardımcıları Gaan Larisa Raingoldovna ve birçok eğitmen tarafından da ilgiyle izlendi. Okul müdürü ve öğretmenlerin yoğun istekleri üzerine, okullarda Harun Yahya filmlerinin gösterilmesine her hafta devam edilmektedir. </text:span></text:p>
      <text:p text:style-name="P1"/>
      <text:p text:style-name="P73">AlmaAta LİSESİ</text:p>
      <text:p text:style-name="P67"><text:span text:style-name="T9">A</text:span><text:span text:style-name="T3">lmaata'daki 21. Lise'de 2004 yılının Nisan ayında gerçekleştirilen multivizyon gösterileri de öğrenciler tarafından ilgiyle izlendi. Harun Yahya'nın "Evrenin Yaratılışı"ve "Canlılardaki Fedakarlık"isimli bilimsel eserlerinden faydalanılarak hazırlanan belgeseller, Kazakistan gibi birçok ülkede multivizyon gösterileriyle öğrencilere gösterilmektedir.</text:span></text:p>
      <text:p text:style-name="P1"/>
      <text:p text:style-name="P73">Çİmkent multİvİzyon gösterİlerİ</text:p>
      <text:p text:style-name="P67"><text:span text:style-name="T9">K</text:span><text:span text:style-name="T3">azakistan'ın Çimkent şehrindeki çeşitli liselerde de düzenli olarak Harun Yahya Belgeselleri gösterilmektedir. Öğrencilerin yoğun ilgisi üzerine konferans salonlarında gerçekleştirilen bu belgesel gösterimlerini eğitmen kadrosu da çok büyük bir beğeniyle takip etmektedir.</text:span></text:p>
      <text:p text:style-name="P73"/>
      <text:p text:style-name="P73">Kazak-Arap Enstİtüsü</text:p>
      <text:p text:style-name="P67"><text:span text:style-name="T9">Ç</text:span><text:span text:style-name="T3">imkent'teki Kazak-Arap Enstitüsü'nde 11 Mayıs 2004 tarihinde Harun Yahya'nın kitaplarından faydalanılarak hazırlanan "Kuran Mucizeleri"ve "İslam Terörü Lanetler"konulu belgeseller gösterildi.</text:span></text:p>
      <text:p text:style-name="P64"/>
      <text:p text:style-name="P73">ÇİMKENT EKONOMİ VE HUKUK KOLEJİ</text:p>
      <text:p text:style-name="P90">11 Mayıs 2004 tarihinde, Çimkent Ekonomi ve Hukuk Koleji'nde "İnsanın Yaratılışı"konulu belgesel gösterildi. Yaklaşık 400 kişilik bir katılımın gerçekleştiği gösterim sırasında izleyiciler, Harun Yahya'yı ve diğer eserlerini yakından tanımak için temsilcilere çeşitli sorular yönelttiler. </text:p>
      <text:p text:style-name="P90">Gösterilere izleyici olarak katılan öğretmenler ise, yapılan bu bilimsel ve kültürel faaliyetlerin henüz çok yeni bir cumhuriyet olan Kazakistan'ın genç nüfusunun manevi gelişiminde büyük pay sahibi olacağını belirttiler ve gösterilerin düzenli olarak tekrarlanması dileğinde bulundular.</text:p>
      <text:p text:style-name="P73"/>
      <text:p text:style-name="P73">YESEVİ KAZAK TÜRK ÜNİVERSİTESİ </text:p>
      <text:p text:style-name="P67"><text:span text:style-name="T9">K</text:span><text:span text:style-name="T3">azakistan'daki Yesevi Kazak-Türk Üniversitesi'nde, 2004 yılının Mayıs ayında, Harun Yahya'nın </text:span><text:span text:style-name="T4">Şeytanın Bir Silahı: Romantizm </text:span><text:span text:style-name="T3">isimli kitabından faydalanılarak hazırlanan "Romantizm"konulu belgesel gösterildi.</text:span></text:p>
      <text:p text:style-name="P64"/>
      <text:p text:style-name="P73">DARİN KOLEJİ</text:p>
      <text:p text:style-name="P67"><text:soft-page-break/><text:span text:style-name="T9">D</text:span><text:span text:style-name="T3">arin Koleji'nde, "Canlılarda Anne Şefkati"ve çocuklar için özel olarak hazırlanan "Evrenin Yaratılışı"belgeselleri gösterildi. 2004 yılının Nasin ayında gerçekleştirilen gösterime, yaşları 11-17 arasında değişen öğrenciler katıldı.</text:span></text:p>
      <text:p text:style-name="P73">ÇİMKENT ÜNİVERSİTESİ</text:p>
      <text:p text:style-name="P90">12 Mayıs 2004 tarihinde, Çimkent Üniversitesi'nde "Kuran Mucizeleri"ve "İslam Terörü Lanetler"isimli belgeseller gösterildi. Yaklaşık 200 kişinin katıldığı gösterim öncesinde, Harun Yahya'nın çeşitli dillerdeki eserlerinin sergilendiği bir stand kuruldu. </text:p>
      <text:p text:style-name="P1"/>
      <text:p text:style-name="P73">GÜNEY KAZAKİSTAN AÇIK ÜNİVERSİTESİ</text:p>
      <text:p text:style-name="P90">12 Mayıs 2004 tarihinde, Güney Kazakistan Açık Üniversitesi'nde "İnsanın Yaratılışı"belgeseli gösterildi. Allah'ın yaratış delillerini konu alan bu gösterim sonrasında izleyiciler, Harun Yahya'ya ve eserlerine olan hayranlıklarını dile getirdiler.</text:p>
      <text:p text:style-name="P1"/>
      <text:p text:style-name="P73">ÇİMKENT TIP FAKÜLTESİ </text:p>
      <text:p text:style-name="P67"><text:span text:style-name="T9">Ç</text:span><text:span text:style-name="T3">imkent Tıp Fakültesi'nde öğrencilere "İnsanın Yaratılışı"belgeseli gösterildi. Tıp Fakültesi öğrencileri, Harun Yahya'nın eserlerine ve belgesellere övgü ve hayranlıklarını dile getirdiler. 300'e yakın öğrencinin katıldığı konferans öncesi gerçekleştirilen sergide, Harun Yahya'nın çeşitli dillerdeki eserleri çok büyük bir ilgi gördü. </text:span></text:p>
      <text:p text:style-name="P1"/>
      <text:p text:style-name="P73">EKİBASTUS multİvİzyon gösterİlerİ</text:p>
      <text:p text:style-name="P67"><text:span text:style-name="T9">K</text:span><text:span text:style-name="T3">azakistan'ın Ekibastus şehrinde, Kazakistan Şehir Tiyatrosu'nda, "Harika Canlılar", "İslam Terörü Lanetler" ve "Harun Yahya Tanıtım" filmleri gosterildi. Gösteri sonrasında Ekibastus şehrinin yerel TV'si "ARTA TV" ile , Harun Yahya ve çalışmaları hakkında röportaj yapıldı. Ekibastus Valisi'nin de özel ilgi gösterdiği multivizyon gösterisini izlemek isteyen halk, salonu tam olarak doldurdu. </text:span></text:p>
      <text:p text:style-name="P1"/>
      <text:p text:style-name="P73">STEPNEGORSK MULTİVİZYON GÖSTERİSİ</text:p>
      <text:p text:style-name="P90">14 Mayıs 2004'de, Kazakistan'ın Stepnegorsk şehrinin sinema salonunda 270 kişiye ''Mehdi ve Altınçağ''ve ''İslam Terörü Lanetler''filmleri gösterildi.</text:p>
      <text:p text:style-name="P1"/>
      <text:p text:style-name="P73">KASKELEN MULTİVİZYON GÖSTERİSİ</text:p>
      <text:p text:style-name="P67"><text:span text:style-name="T9">A</text:span><text:span text:style-name="T3">lmaata'ya 35 km uzaklıkta bulunan Kaskelen ilçesinde, 23 Mayıs 2004'de, önce Rusça olarak ''İnsanın Yaratılışı ''filmi gösterildi, ardından, Türkiye'den gelen ve Kaskelen'e yerleşmiş Kazak halkına, Türkçe ''Dünya Hayatının Gerçeği''belgeseli gösterildi. Türkçeyi çok iyi konuşan Kaskelen halkı, her Pazar günü gerçekleştirilen film gösterilerine büyük ilgi gösteriyor.</text:span></text:p>
      <text:p text:style-name="P64"/>
      <text:p text:style-name="P73">TALGAT KÖYÜ CAMİSİ'NDE </text:p>
      <text:p text:style-name="P73">BELGESEL GÖSTERİMİ</text:p>
      <text:p text:style-name="P90">2004 yılının Nisan ayında, Talgat Köyü'nün camisinde, "Mehdi ve Altınçağ"filmi gösterildi. Aynı camide bu gösteriler her hafta devam etmektedir.</text:p>
      <text:p text:style-name="P1"/>
      <text:p text:style-name="P80"><text:soft-page-break/></text:p>
      <text:p text:style-name="P54">KAZAK AMERİKAN ÜNİVERSİTESİ</text:p>
      <text:p text:style-name="P90">2 Mayıs 2004 tarihinde, Kazak Amerikan Üniversitesi'nin kolejinde, Harun Yahya'nın eserlerinden faydalanılarak hazırlanan ''Savaşların Perde Arkası''filmi gösterildi. Yaklaşık 300 kişinin izlediği bu gösterimin ardından gerek öğrencilerden gerekse öğretmenlerden gelen yoğun talep üzerine, gösterilerin her hafta devam etmesi kararlaştırıldı. </text:p>
      <text:p text:style-name="P1"> </text:p>
      <text:p text:style-name="P73">KARAGANDA MULTİVİZYON GÖSTERİLERİ</text:p>
      <text:p text:style-name="P90">2004 yılının Haziran ayında, Kazakistan'ın ikinci büyük şehri Karaganda'da, Şalkima Konser Salonu'nda, yaklaşık 200 kişinin katıldığı film gösterisinde, "İslam, Dünyayı Aydınlatan Işık"ve "İslam Terörü Lanetler"filmleri gösterildi. Gösteriyi üst düzey bürokratlar, Kazakistan Müftüsü'nün başyardımcısı ve şehrin 3 büyük televizyon kanalı izledi. </text:p>
      <text:p text:style-name="P1"/>
      <text:p text:style-name="P73">ASTANA DEVLET MÜZESİ </text:p>
      <text:p text:style-name="P73"><text:s/>MULTİVİZYON GÖSTERİSİ</text:p>
      <text:p text:style-name="P82"/>
      <text:p text:style-name="P73">ALMAATA KİTAP FUARI</text:p>
      <text:p text:style-name="P67"><text:span text:style-name="T9">A</text:span><text:span text:style-name="T3">lmaata'da düzenlenen Kitap Fuarı'nda Harun Yahya'nın eserleri ziyaretçilerin çok büyük ilgisiyle karşılaştı. Fuarı ziyaret edenler arasında, Kazakistan Cumhurbaşkanı Nursultan Nazarbayev de vardı.</text:span></text:p>
      <text:p text:style-name="P1"/>
      <text:p text:style-name="P75"/>
      <text:p text:style-name="P74">AFRİKA KONFERANSLARI </text:p>
      <text:p text:style-name="P73"/>
      <text:p text:style-name="P73">GÜNEY AFRİKA konferanslar serİSİ </text:p>
      <text:p text:style-name="P73"><text:s/>EYLÜL 2004</text:p>
      <text:p text:style-name="P90">2004 yılının Eylül ayında, Güney Afrika'da Harun Yahya'nın eserlerini temel alan bir dizi konferans düzenlendi. Güney Afrika'nın farklı şehirlerinde gerçekleştirilen bu organizasyonlarda binlerce insan Kuran tebliği ile buluşmanın coşkusunu yaşadı. "Evrim Teorisi'nin Çöküşü", "İslam ve Bilim" ve "Yaratılış Gerçeği" gibi konularda gerçekleştirilen sunumların yanı sıra Harun Yahya'nın çeşitli kitap ve DVD'lerinin sergilendiği standlar da hazırlandı.</text:p>
      <text:p text:style-name="P100"><text:span text:style-name="T3">Johannesburg'da; Witwatersrand Üniversitesi, Witwatersrand T</text:span><text:span text:style-name="T2">ı</text:span><text:span text:style-name="T3">p Okulu, Nana Memorial Hall ve Uluslararas</text:span><text:span text:style-name="T2">ı</text:span><text:span text:style-name="T3"> Lisan Merkezi'nde çeşitli sunumlar gerçekleştirildi, konferanslar düzenlendi. Durban'daysa, Orient Okulu, Zululand Üniversitesi- Umlazi Kampüsü, Nizamia Okulu ve Salligram / Al Ansar Hall'de yine üniversite öğrencilerine yönelik konferanslar gerçekleştirildi.</text:span></text:p>
      <text:p text:style-name="P100"><text:span text:style-name="T3">Yirmiden fazla konferans ve sunumun gerçekleştirildiği Güney Afrika ziyaretinde ayr</text:span><text:span text:style-name="T2">ı</text:span><text:span text:style-name="T3">ca Radio Islam, Radio 1584/702, Ima Health Radio, Radio 786 gibi çok dinlenen ulusal radyo kanallar</text:span><text:span text:style-name="T2">ı</text:span><text:span text:style-name="T3">na röportajlar verildi. Son olarak Harun Yahya'n</text:span><text:span text:style-name="T2">ı</text:span><text:span text:style-name="T3">n eserleri aracılığıyla ulaşt</text:span><text:span text:style-name="T2">ı</text:span><text:span text:style-name="T3">r</text:span><text:span text:style-name="T2">ı</text:span><text:span text:style-name="T3">lan Kuran tebliği, Cape Town'da da büyük bir coşkuyla karş</text:span><text:span text:style-name="T2">ı</text:span><text:span text:style-name="T3">land</text:span><text:span text:style-name="T2">ı</text:span><text:span text:style-name="T3">. </text:span></text:p>
      <text:p text:style-name="P90"/>
      <text:p text:style-name="P1"/>
      <text:p text:style-name="P80"><text:soft-page-break/></text:p>
      <text:p text:style-name="P54">KAHİRE KİTAP FUARI</text:p>
      <text:p text:style-name="P73">OCAK 2003</text:p>
      <text:p text:style-name="P100"><text:span text:style-name="T9">H</text:span><text:span text:style-name="T11">arun Yahya'nın çeşitli dillerdeki eserleri 23 Ocak – 7 Şubat tarihleri arasında düzenlenen Kahire Kitap Fuarı'nda sergilendi. Yazarın </text:span><text:span text:style-name="T12">Kuran Mucizeleri, İhtişam Her Yerde, Doğadaki Tasarım</text:span><text:span text:style-name="T11"> gibi 20'ye yakın eserini Arapça olarak yayınlayan Resalah Yayınevi'nin standında sergilenen kitaplar halkın çok büyük bir ilgisiyle karşılaştı.</text:span></text:p>
      <text:p text:style-name="P73"/>
      <text:p text:style-name="P75"/>
      <text:p text:style-name="P74">ORTADOĞU KONFERANSLARI</text:p>
      <text:p text:style-name="P73"/>
      <text:p text:style-name="P73">Sharjah Kİtap FuarI-BAE</text:p>
      <text:p text:style-name="P90">29 Aralık 2002 - 9 Ocak 2003 tarihleri arasında Birleşik Arap Emirlikleri'nde düzenlenen Sharjah Kitap Fuarı'nda sergilenen Harun Yahya'nın eserlerine çok büyük bir ilgi gösterildi. </text:p>
      <text:p text:style-name="P100"><text:span text:style-name="T3">Bu ilgi BAE medyasına da yansıdı. Birçok TV kanal</text:span><text:span text:style-name="T2">ı</text:span><text:span text:style-name="T3"> ve gazete, Harun Yahya'n</text:span><text:span text:style-name="T2">ı</text:span><text:span text:style-name="T3">n eserleriyle ilgili haberler yay</text:span><text:span text:style-name="T2">ı</text:span><text:span text:style-name="T3">nlad</text:span><text:span text:style-name="T2">ı</text:span><text:span text:style-name="T3">. </text:span><text:span text:style-name="T4">The Gulf News'</text:span><text:span text:style-name="T3">de yayınlanan bir haberde, Harun Yahya'nın kitaplarının </text:span><text:span text:style-name="T6">www.harunyahya.com</text:span><text:span text:style-name="T3"> sitesinden ücretsiz olarak sağlandığı belirtiliyordu. Haberde ayrıca HarunYahya'nın eserlerinden faydalanılarak hazırlanan belgesellerin, dünya genelinde başta Rusya,İngiltere, Ukrayna ve Sırbistan olmak üzere 200'e yakın televizyon kanalında yayınlandığı vurgulanıyor, Harun Yahya'nın </text:span><text:span text:style-name="T4">Terör Sevgiyle Yenilir</text:span><text:span text:style-name="T3"> adlı kitabına da yer veriliyordu.</text:span></text:p>
      <text:p text:style-name="P90"/>
      <text:p text:style-name="P73">"EVRİM ALDATMACASI" KONULU</text:p>
      <text:p text:style-name="P73">THE BOOKMALL SEMİNERİ</text:p>
      <text:p text:style-name="P100"><text:span text:style-name="T3">20 Mayıs 2003 tarihinde, Sharjah'da Harun Yahya'nın </text:span><text:span text:style-name="T4">Evrim Aldatmacası</text:span><text:span text:style-name="T3"> ve </text:span><text:span text:style-name="T4">Yaratılış Gerçeği</text:span><text:span text:style-name="T3"> konulu eserlerini temel alan bir seminer düzenlendi. </text:span></text:p>
      <text:p text:style-name="P90"/>
      <text:p text:style-name="P73">Jumeirah İslamİ merkezİ</text:p>
      <text:p text:style-name="P100"><text:span text:style-name="T9">B</text:span><text:span text:style-name="T3">irleşik Arap Emirlikleri'nin Dubai şehrinde, Jumeirah İslami Merkezi'nde yeni Müslüman olan ya da İslam'</text:span><text:span text:style-name="T2">ı</text:span><text:span text:style-name="T3"> tan</text:span><text:span text:style-name="T2">ı</text:span><text:span text:style-name="T3">mak isteyenlere yönelik çeşitli sohbet ve etkinlikler düzenlenmektedir. Burada da Harun Yahya'nın çeşitli belgeselleri izlenmekte ve kitapları tanıtılmaktadır. </text:span></text:p>
      <text:p text:style-name="P1"/>
      <text:p text:style-name="P73">DUBAİ lİselerİNde multİvİzyon GÖSTERİMİ</text:p>
      <text:p text:style-name="P100"><text:span text:style-name="T9">D</text:span><text:span text:style-name="T3">ubai'deki çeşitli eğitim kurumlarında Harun Yahya'nın eserlerinden faydalanılarak hazırlanan belgeseller gösterilmekte, gerek öğrencilerden gerekse eğitmenlerden çok büyük bir ilgi ve katılım gözlenmektedir. </text:span></text:p>
      <text:p text:style-name="P90">Arapça olarak hazırlanan belgeseller Al Mamzar İttihad School'da ve daha birçok okulda gösterilmiştir. Multivizyon gösterileri öncesi Harun Yahya eserlerini tanıtan panolar hazırlanmış ve yazarın çeşitli kitapları da sergilenmiştir. </text:p>
      <text:p text:style-name="P1"/>
      <text:p text:style-name="P80"/>
      <text:p text:style-name="P54">HONG KONG KONFERANSlarI SERİSİ </text:p>
      <text:p text:style-name="P73">EKİM 2002</text:p>
      <text:p text:style-name="P100"><text:span text:style-name="T3">2002 yılının Ekim ayında, Hong Kong'da Harun Yahya'nın eserlerini temel alan bir dizi konferans gerçekleştirildi. </text:span><text:span text:style-name="T4">Evrim ve Yaratılış, Kuran Mucizeleri, İslam Terörü Lanetler, Darwinizm'in Dünyaya Getirdiği Belalar, Kıyamet Alametleri</text:span><text:span text:style-name="T3"> gibi konulardaki konferanslar, Çin halkının yoğun ilgisi ile karşılaştı.</text:span></text:p>
      <text:p text:style-name="P90"/>
      <text:p text:style-name="P73">KOWLOON CAMİsİ'NDEKİ GÖSTERİM</text:p>
      <text:p text:style-name="P82"/>
      <text:p text:style-name="P73">Çİn müslüman kültür merkezİ </text:p>
      <text:p text:style-name="P73">BELGESEL GÖSTERİMİ</text:p>
      <text:p text:style-name="P90"/>
      <text:p text:style-name="P73">OSMAN SADIK İSLAM MERKEZİ </text:p>
      <text:p text:style-name="P73">multİvİzyon GÖSTERİSİ</text:p>
      <text:p text:style-name="P1"/>
      <text:p text:style-name="P73">SHENZEN toplantIsI </text:p>
      <text:p text:style-name="P73">OCAK 2003</text:p>
      <text:p text:style-name="P100"><text:span text:style-name="T9">S</text:span><text:span text:style-name="T3">henzen'de bulunan bir İslami organizasyonda Harun Yahya'nın </text:span><text:span text:style-name="T4">"Kuran Mucizeleri" </text:span><text:span text:style-name="T3">isimli eseri üzerine seminer düzenlendi. Çinceye çevrilmiş olan bu kitap üzerine yapılan konuşmalar büyük bir ilgi gördü. </text:span></text:p>
      <text:p text:style-name="P1"/>
      <text:p text:style-name="P73">HONG KONG KONFERANSLAR SERİSİ </text:p>
      <text:p text:style-name="P73">2004</text:p>
      <text:p text:style-name="P90"/>
      <text:p text:style-name="P73">ÇİN İSLAM BİRLİĞİ VAKFI </text:p>
      <text:p text:style-name="P73">MULTİVİZYON GÖSTERİSİ</text:p>
      <text:p text:style-name="P100"><text:span text:style-name="T9">Ç</text:span><text:span text:style-name="T3">inİslam Birliği Vakfı'na ait binada bulunan bir ders salonunda HarunYahya'nın eserlerini temel alan bazı sunumlar gerçekleştirildi. "Kuran Mucizeleri", İslam Terörü Lanetler", "İnsanın Yaratılış Mucizesi" ve "Kuran'da Tebliğ Yöntemleri" konulu bu sunumlara katılanların büyük bir çoğunluğu Müslüman Çinlilerdi. Konuşmayı büyük bir ilgiyle dinlediler. Özellikle de "Kuran'da Tebliğ Yöntemleri" başlıklı sunum izleyicilerden büyük ilgi gördü.</text:span></text:p>
      <text:p text:style-name="P1"/>
      <text:p text:style-name="P75">ASYA KONFERANSLARI</text:p>
      <text:p text:style-name="P73">ENDONEZYA KONFERANSLARI</text:p>
      <text:p text:style-name="P73">EYLÜL-EKİM 2002</text:p>
      <text:p text:style-name="P90">17 Eylül –2 Ekim 2002 tarihleri arasında Endonezya'nın çeşitli şehirlerinde, Harun Yahya'nın eserleri kaynak alınarak bir dizi konferans düzenlendi. </text:p>
      <text:p text:style-name="P90">Muhammadiyah Solo Üniversitesi'nde verilen konferansın konusu, "Darwinizm'in Dünyaya Getirdiği Belalar", Surakarta Devlet Üniversitesi'ndeki Öğrenci Merkezi'nde verilen ve 1500 kişinin üzerinde katılımın gerçekleştiği konferansın konusu ise "Darwinizm'in Sonu" idi. </text:p>
      <text:p text:style-name="P90"><text:soft-page-break/>Bunların dışında Endonezya Üniversitesi, Cakarta Konferans Merkezi, Wahana Bakti Pos Indonesia Salonu, Sultan Agung İslami Üniversitesi, Diponegoro Üniversitesi, Brawijaya Üniversitesi, Andalas Üniversitesi, Lampung Üniversitesi'nin Bandung İslami Merkezi ve daha birçok eğitim kurumunda konferanslar düzenlendi. 15 gün süren konferanslara 30.000'in üzerinde katılım sağlandı. </text:p>
      <text:p text:style-name="P1"/>
      <text:p text:style-name="P73">LAMPUNG ÜNİVERSİTESİ</text:p>
      <text:p text:style-name="P1"/>
      <text:p text:style-name="P73">gadjah mahda ünİversİtesİ</text:p>
      <text:p text:style-name="P1"/>
      <text:p text:style-name="P73">ANDALAS ÜNİVERSİTESİ</text:p>
      <text:p text:style-name="P100"><text:span text:style-name="T9">P</text:span><text:span text:style-name="T3">adang'daki Andalas Üniversitesi'nin Governor Salonu'nda, aynı gün iki ayrı konferans gerçekleştirildi. "Darwinizm'in Sonu" ve "Darwinizm'in Dünyaya Getirdiği Belalar" konulu sunumlara öğrenciler çok büyük bir ilgi gösterdi. İlk konferansa 1.200, ikinci konferansa ise 1.500 kişilik katılım oldu. Yaklaş</text:span><text:span text:style-name="T2">ı</text:span><text:span text:style-name="T3">k 400 kişi ise konuşmay</text:span><text:span text:style-name="T2">ı</text:span><text:span text:style-name="T3"> ayakta dinledi.</text:span></text:p>
      <text:p text:style-name="P1"/>
      <text:p text:style-name="P73">Seneyang, ANGREEK salonu </text:p>
      <text:p text:style-name="P90"/>
      <text:p text:style-name="P73">Semarang konferanslarI</text:p>
      <text:p text:style-name="P100"><text:span text:style-name="T9">S</text:span><text:span text:style-name="T3">ultan Agung İslam Üniversitesi'nde Rektör Dr. H. M. Rofiq Anwar'in yönettiği bir konferans gerçekleştirildi. Konferansa 100'den fazla öğretim üyesi kat</text:span><text:span text:style-name="T2">ı</text:span><text:span text:style-name="T3">ld</text:span><text:span text:style-name="T2">ı</text:span><text:span text:style-name="T3">. Rektör Rofiq Anwar, konferansın ardından, Harun Yahya'n</text:span><text:span text:style-name="T2">ı</text:span><text:span text:style-name="T3">n Kuran ahlakının dünya çap</text:span><text:span text:style-name="T2">ı</text:span><text:span text:style-name="T3">nda yay</text:span><text:span text:style-name="T2">ı</text:span><text:span text:style-name="T3">lmas</text:span><text:span text:style-name="T2">ı</text:span><text:span text:style-name="T3"> amacıyla yapt</text:span><text:span text:style-name="T2">ı</text:span><text:span text:style-name="T3">ğ</text:span><text:span text:style-name="T2">ı</text:span><text:span text:style-name="T3"> çal</text:span><text:span text:style-name="T2">ı</text:span><text:span text:style-name="T3">şmalar</text:span><text:span text:style-name="T2">ı</text:span><text:span text:style-name="T3"> destekleyen bir konuşma yapt</text:span><text:span text:style-name="T2">ı</text:span><text:span text:style-name="T3">. </text:span></text:p>
      <text:p text:style-name="P100"><text:span text:style-name="T3">Aynı gün Diponegoro Üniversitesi'nde, yine okul rektörü tarafından sunumu yapılan bir konferans gerçekleşti. Konferansa T</text:span><text:span text:style-name="T2">ı</text:span><text:span text:style-name="T3">p Fakültesi'nden 1000 kadar öğrenci kat</text:span><text:span text:style-name="T2">ı</text:span><text:span text:style-name="T3">ld</text:span><text:span text:style-name="T2">ı</text:span><text:span text:style-name="T3">. Müslüman Birliği, Tıp ve Ekonomi Fakültesi taraf</text:span><text:span text:style-name="T2">ı</text:span><text:span text:style-name="T3">ndan organize edilen toplantıya çok büyük bir ilgi gösterildi. </text:span></text:p>
      <text:p text:style-name="P90"/>
      <text:p text:style-name="P73">Cakarta KİTAP FUARI</text:p>
      <text:p text:style-name="P100"><text:span text:style-name="T9">C</text:span><text:span text:style-name="T3">akarta Sergi Sarayı'nda düzenlenen kitap fuar</text:span><text:span text:style-name="T2">ı</text:span><text:span text:style-name="T3">ndaki bas</text:span><text:span text:style-name="T2">ı</text:span><text:span text:style-name="T3">n toplant</text:span><text:span text:style-name="T2">ı</text:span><text:span text:style-name="T3">s</text:span><text:span text:style-name="T2">ı</text:span><text:span text:style-name="T3">nda, Harun Yahya'n</text:span><text:span text:style-name="T2">ı</text:span><text:span text:style-name="T3">n Endonezyaca basılan kitaplarını tan</text:span><text:span text:style-name="T2">ı</text:span><text:span text:style-name="T3">t</text:span><text:span text:style-name="T2">ı</text:span><text:span text:style-name="T3">c</text:span><text:span text:style-name="T2">ı</text:span><text:span text:style-name="T3"> nitelikte konuşmalar yap</text:span><text:span text:style-name="T2">ı</text:span><text:span text:style-name="T3">ld</text:span><text:span text:style-name="T2">ı</text:span><text:span text:style-name="T3">. </text:span></text:p>
      <text:p text:style-name="P100"><text:span text:style-name="T3">Toplant</text:span><text:span text:style-name="T2">ı</text:span><text:span text:style-name="T3">ya katılanların büyük çoğunluğu Endonezya'nın önemli dergi ve gazetelerin bas</text:span><text:span text:style-name="T2">ı</text:span><text:span text:style-name="T3">n temsilcileriydi. Konuşmalar, soru-cevap şeklinde, yaklaş</text:span><text:span text:style-name="T2">ı</text:span><text:span text:style-name="T3">k yar</text:span><text:span text:style-name="T2">ı</text:span><text:span text:style-name="T3">m saat süren bir görüşme ile devam etti. </text:span></text:p>
      <text:p text:style-name="P1"/>
      <text:p text:style-name="P73">ENDONEZYA'da gerçekleŞtİrİlen ÇEŞİTLİ sunumlar</text:p>
      <text:p text:style-name="P100"><text:span text:style-name="T9">H</text:span><text:span text:style-name="T3">arun Yahya'nın eserlerini yakından takip eden birçok Endonezyalı akademisyen, bu eserlerde anlatılan konuları multivizyon gösterileri eşliğinde hazırladıkları bağımsız konferanslarla, çeşitli üniversite ve kuruluşlarda anlatmaktadırlar. Bu konferansların bazıları şöyledir: </text:span></text:p>
      <text:p text:style-name="P73"/>
      <text:p text:style-name="P73">GADJAH MAHDA ÜNİVERSİTESİ</text:p>
      <text:p text:style-name="P90">26 Aralık 2004 tarihinde, Endonezya'nın Yogharta şehrinde, Gadjah Mahda Üniversites'nde "Harun Yahya eserleriyle gelecek nesillerin imanlarının kuvvetlendirilmesi" başlıklı bir konferans <text:soft-page-break/>düzenlendi. Salman Al Farisi Vakfı tarafından düzenlenen konferans sırasında eğitmenlerin, bilimsel konuları Harun Yahya eserleriyle nasıl anlatabilecekleri, bu şekilde öğrencilerin Allah'ın varlığının delillerini görmelerine nasıl yardımcı olabilecekleri ve inançsızlığın karşısında imanın yerleştirilmesinde Harun Yahya eserlerinin nasıl etkin olabilecekleri üzerinde duruldu. </text:p>
      <text:p text:style-name="P90"/>
      <text:p text:style-name="P73">ENDONEZYA KONFERANSLAR serİSİ</text:p>
      <text:p text:style-name="P73">Mart 2003</text:p>
      <text:p text:style-name="P100"><text:span text:style-name="T9">T</text:span><text:span text:style-name="T3">ürkiye'de ve dünyan</text:span><text:span text:style-name="T2">ı</text:span><text:span text:style-name="T3">n dört bir yan</text:span><text:span text:style-name="T2">ı</text:span><text:span text:style-name="T3">nda düzenlenen Yarat</text:span><text:span text:style-name="T2">ı</text:span><text:span text:style-name="T3">l</text:span><text:span text:style-name="T2">ı</text:span><text:span text:style-name="T3">ş Gerçeği Konferanslar</text:span><text:span text:style-name="T2">ı</text:span><text:span text:style-name="T3"> serisi, 2003 yılının Mart ayında Endonezya'nın çeşitli şehirlerinde gerçekleştirildi. 8-19 Mart tarihleri aras</text:span><text:span text:style-name="T2">ı</text:span><text:span text:style-name="T3">nda gerçekleştirilen konferanslar her zaman olduğu gibi Endonezya halkının çok büyük ilgisiyle karşılaştı.</text:span></text:p>
      <text:p text:style-name="P100"><text:span text:style-name="T3">Harun Yahya eserlerinde amaç, Kuran'</text:span><text:span text:style-name="T2">ı</text:span><text:span text:style-name="T3">n tebliğini tüm dünyaya ulaşt</text:span><text:span text:style-name="T2">ı</text:span><text:span text:style-name="T3">rmak ve böylelikle insanlar</text:span><text:span text:style-name="T2">ı</text:span><text:span text:style-name="T3"> Allah'</text:span><text:span text:style-name="T2">ı</text:span><text:span text:style-name="T3">n varl</text:span><text:span text:style-name="T2">ı</text:span><text:span text:style-name="T3">ğ</text:span><text:span text:style-name="T2">ı</text:span><text:span text:style-name="T3"> ve birliği gibi imani konularda düşünmeye sevk etmektir. Bu nedenle, bu k</text:span><text:span text:style-name="T2">ı</text:span><text:span text:style-name="T3">ymetli eserlerin tüm insanlar taraf</text:span><text:span text:style-name="T2">ı</text:span><text:span text:style-name="T3">ndan kolayl</text:span><text:span text:style-name="T2">ı</text:span><text:span text:style-name="T3">kla okunmas</text:span><text:span text:style-name="T2">ı</text:span><text:span text:style-name="T3">n</text:span><text:span text:style-name="T2">ı</text:span><text:span text:style-name="T3"> sağlamak önemli bir hizmettir. Büyük ilgi gören ve son derece başar</text:span><text:span text:style-name="T2">ı</text:span><text:span text:style-name="T3">l</text:span><text:span text:style-name="T2">ı</text:span><text:span text:style-name="T3"> geçen Endonezya konferanslar</text:span><text:span text:style-name="T2">ı</text:span><text:span text:style-name="T3"> serisinin ikincisi bu anlamda önemli bir katk</text:span><text:span text:style-name="T2">ı</text:span><text:span text:style-name="T3"> sağlam</text:span><text:span text:style-name="T2">ı</text:span><text:span text:style-name="T3">şt</text:span><text:span text:style-name="T2">ı</text:span><text:span text:style-name="T3">r. </text:span></text:p>
      <text:p text:style-name="P1"/>
      <text:p text:style-name="P73">BANGLADEŞ'tekİ MULTİVİZYON GÖSTERİlerİ</text:p>
      <text:p text:style-name="P73"/>
      <text:p text:style-name="P73">dhaka kitap fuarı, bangladeş</text:p>
      <text:p text:style-name="P1"/>
      <text:p text:style-name="P73">Pakİstan konferansLAR serİSİ </text:p>
      <text:p text:style-name="P73">LAHOR - Ekİm 2003</text:p>
      <text:p text:style-name="P100"><text:span text:style-name="T3">2003 yılının Ekim ayında, Pakistan'da Harun Yahya'n</text:span><text:span text:style-name="T2">ı</text:span><text:span text:style-name="T3">n eserlerinden yararlan</text:span><text:span text:style-name="T2">ı</text:span><text:span text:style-name="T3">larak, "Evrim Teorisi'nin Çöküşü ve Yarat</text:span><text:span text:style-name="T2">ı</text:span><text:span text:style-name="T3">l</text:span><text:span text:style-name="T2">ı</text:span><text:span text:style-name="T3">ş Gerçeği" konulu çeşitli konferanslar düzenlendi. 22 Ekim tarihinde Quaid-e-Azam Üniversitesi'nde, 23 Ekim'de Peshawar Üniversitesi'nde, 24 Ekim'de Karachi Üniversitesi'nde, 26 Ekim'de ise King Edward TıpFakültesi'nde çok geniş katılımlı konferanslar gerçekleştirildi.</text:span></text:p>
      <text:p text:style-name="P100"><text:span text:style-name="T3">18-20 Ekim aras</text:span><text:span text:style-name="T2">ı</text:span><text:span text:style-name="T3"> Pencap Üniversitesi'nde gerçekleştirilen konferanslar dizisinde Harun Yahya'n</text:span><text:span text:style-name="T2">ı</text:span><text:span text:style-name="T3">n </text:span><text:span text:style-name="T4">İslam Birliği'ne Çağr</text:span><text:span text:style-name="T5">ı</text:span><text:span text:style-name="T3"> isimli kitab</text:span><text:span text:style-name="T2">ı</text:span><text:span text:style-name="T3">ndan yararlan</text:span><text:span text:style-name="T2">ı</text:span><text:span text:style-name="T3">larak haz</text:span><text:span text:style-name="T2">ı</text:span><text:span text:style-name="T3">rlanan bir konuşma yap</text:span><text:span text:style-name="T2">ı</text:span><text:span text:style-name="T3">ldı ve Harun Yahya'n</text:span><text:span text:style-name="T2">ı</text:span><text:span text:style-name="T3">n eserlerinden yararlan</text:span><text:span text:style-name="T2">ı</text:span><text:span text:style-name="T3">larak haz</text:span><text:span text:style-name="T2">ı</text:span><text:span text:style-name="T3">rlanan belgeseller gösterildi. Ayrıca, açılan "Evrim Teorisi'nin Çöküşü" konulu afiş sergisi, üniversitedeki tüm akademisyen ve öğrencilerden büyük ilgi gördü. </text:span></text:p>
      <text:p text:style-name="P90"/>
      <text:p text:style-name="P73">SRİ LANKA KONFERANSLAR SERİSİ </text:p>
      <text:p text:style-name="P73">TEMMUZ 2003</text:p>
      <text:p text:style-name="P100"><text:span text:style-name="T9">S</text:span><text:span text:style-name="T3">ri Lanka'n</text:span><text:span text:style-name="T2">ı</text:span><text:span text:style-name="T3">n Marawila bölgesinde, 4 ve 5 Temmuz tarihlerinde Harun Yahya eserlerini temel alan uluslararas</text:span><text:span text:style-name="T2">ı</text:span><text:span text:style-name="T3"> konferanslar düzenlendi. Dünya Müslüman Gençlik Birliği taraf</text:span><text:span text:style-name="T2">ı</text:span><text:span text:style-name="T3">ndan düzenlenen bu konferanslarda özellikle "İslam Terörü Lanetler" ve "İslam'</text:span><text:span text:style-name="T2">ı</text:span><text:span text:style-name="T3"> Anlatman</text:span><text:span text:style-name="T2">ı</text:span><text:span text:style-name="T3">n Etkili Yöntemleri" konuları üzerinde duruldu. </text:span></text:p>
      <text:p text:style-name="P1"/>
      <text:p text:style-name="P100"><text:span text:style-name="T3">7 Temmuz tarihinde ise Sri Lanka'n</text:span><text:span text:style-name="T2">ı</text:span><text:span text:style-name="T3">n başkenti Colombo şehrinde, Colombo T</text:span><text:span text:style-name="T2">ı</text:span><text:span text:style-name="T3">p Fakültesi'nde, "Evrim Teorisinin Çöküşü ve Yarat</text:span><text:span text:style-name="T2">ı</text:span><text:span text:style-name="T3">l</text:span><text:span text:style-name="T2">ı</text:span><text:span text:style-name="T3">ş Gerçeği" konulu bir konferans daha düzenlendi. Konferanslara, Sri </text:span><text:soft-page-break/><text:span text:style-name="T3">Lanka Bat</text:span><text:span text:style-name="T2">ı</text:span><text:span text:style-name="T3"> Bölgesi Gelişme Bakan</text:span><text:span text:style-name="T2">ı</text:span><text:span text:style-name="T3"> M. H. Mohammed, Sri Lanka İslam Dini ve Kültürel İlişkiler Bakan</text:span><text:span text:style-name="T2">ı</text:span><text:span text:style-name="T3"> Rauf Hakeem, Pakistan Uluslararas</text:span><text:span text:style-name="T2">ı</text:span><text:span text:style-name="T3"> İslam Üniversitesi Rektörü Prof. Kamal Hassan da konuşmac</text:span><text:span text:style-name="T2">ı</text:span><text:span text:style-name="T3"> olarak kat</text:span><text:span text:style-name="T2">ı</text:span><text:span text:style-name="T3">ld</text:span><text:span text:style-name="T2">ı</text:span><text:span text:style-name="T3">.</text:span></text:p>
      <text:p text:style-name="P1"/>
      <text:p text:style-name="P1"/>
      <text:p text:style-name="P73">KUALA LUMPUR, RICOI KONFERANSI</text:p>
      <text:p text:style-name="P73">MALEZYA, 2001</text:p>
      <text:p text:style-name="P90">30 Eylül 2001 tarihinde, Kuala Lumpur'da RICOI (Research and Information Centre on Islam-İslam Araştırmaları ve Bilgi Merkezi) ve Great Istanbul Sdn Bhd tarafından "Evrim Teorisi, Yaratılış Gerçeği, Kuran Mucizeleri" konulu büyük bir konferans düzenlendi. Harun Yahya'nın Malezyacaya çevrilen eserlerinin de tanıtıldığı konferansta, konuşmacıların sunumları da yine Harun Yahya'nın eserlerinden faydalanılarak hazırlanmıştı. </text:p>
      <text:p text:style-name="P1"/>
      <text:p text:style-name="P73">KEFAHAMAN İslamİ eĞİTİM MERKEZİ </text:p>
      <text:p text:style-name="P73">MALEZYA -EKİM 2003</text:p>
      <text:p text:style-name="P100"><text:span text:style-name="T3">3-6 Kas</text:span><text:span text:style-name="T2">ı</text:span><text:span text:style-name="T3">m 2003 tarihleri aras</text:span><text:span text:style-name="T2">ı</text:span><text:span text:style-name="T3">nda, Kefahaman İslam Eğitim Merkezi'nde, "Bilim, İnanc</text:span><text:span text:style-name="T2">ı</text:span><text:span text:style-name="T3"> Destekliyor" konulu seminerler düzenlendi. Endonezya Qids Eğitim Kurumu taraf</text:span><text:span text:style-name="T2">ı</text:span><text:span text:style-name="T3">ndan organize edilen bu sunumların konu başl</text:span><text:span text:style-name="T2">ı</text:span><text:span text:style-name="T3">klar</text:span><text:span text:style-name="T2">ı</text:span><text:span text:style-name="T3"> şöyleydi: Mucizeler Zinciri, İnsan</text:span><text:span text:style-name="T2">ı</text:span><text:span text:style-name="T3">n Yarat</text:span><text:span text:style-name="T2">ı</text:span><text:span text:style-name="T3">l</text:span><text:span text:style-name="T2">ı</text:span><text:span text:style-name="T3">ş Mucizesi, Biyomimetik: Teknoloji Doğa'y</text:span><text:span text:style-name="T2">ı</text:span><text:span text:style-name="T3"> Taklit Ediyor, Dünya Hayat</text:span><text:span text:style-name="T2">ı</text:span><text:span text:style-name="T3">n</text:span><text:span text:style-name="T2">ı</text:span><text:span text:style-name="T3">n Gerçeği, Zamans</text:span><text:span text:style-name="T2">ı</text:span><text:span text:style-name="T3">zl</text:span><text:span text:style-name="T2">ı</text:span><text:span text:style-name="T3">k ve Kader Gerçeği, Materyalizmin Sonu, İslam</text:span><text:span text:style-name="T2">ı</text:span><text:span text:style-name="T3"> Anlatman</text:span><text:span text:style-name="T2">ı</text:span><text:span text:style-name="T3">n Etkin Metodlar</text:span><text:span text:style-name="T2">ı</text:span><text:span text:style-name="T3"> ve Kuran Bilime Yol Gösterir.</text:span></text:p>
      <text:p text:style-name="P90">Konferansın açılış gününde organizasyona Malezya Kadın-Aile Bakanı da katıldı. Tanıtım filmini izleyen ve kısa bir konuşma yapan Bakan, yazarın şahsında tüm konuşmacılara teşekkür etti. Bakan'a konferans sonrası Harun Yahya'nın Saba Media tarafından Malezyaca olarak basılan kitapları hediye edildi. </text:p>
      <text:p text:style-name="P1"/>
      <text:p text:style-name="P73">MALEZYA KONFERANSLAR serİSİ</text:p>
      <text:p text:style-name="P73">NİSAN 2004</text:p>
      <text:p text:style-name="P100"><text:span text:style-name="T3">2004 yılının Nisan ayında, ülkemizden binlerce kilometre uzaktaki Malezya'da yaşayan Müslümanlara yönelik, Harun Yahya'n</text:span><text:span text:style-name="T2">ı</text:span><text:span text:style-name="T3">n eserlerini temel alan konferanslar düzenlendi. Malezya'n</text:span><text:span text:style-name="T2">ı</text:span><text:span text:style-name="T3">n farkl</text:span><text:span text:style-name="T2">ı</text:span><text:span text:style-name="T3"> şehirlerinde düzenlenen 25'e yak</text:span><text:span text:style-name="T2">ı</text:span><text:span text:style-name="T3">n konferans büyük bir ilgiyle izlendi. </text:span></text:p>
      <text:p text:style-name="P1"/>
      <text:p text:style-name="P73">MALEZYA ULUSLARARASI KİTAP FUARI - 2004</text:p>
      <text:p text:style-name="P100"><text:span text:style-name="T9">M</text:span><text:span text:style-name="T3">alezya'da 2004 yılının Mayıs ayında düzenlenen kitap fuarında Harun Yahya'nın çeşitli dillerdeki eserleri ve belgeselleri halka sunuldu ve ziyaretçilerin büyük ilgisiyle karşılaştı.</text:span></text:p>
      <text:p text:style-name="P1"/>
      <text:p text:style-name="P73">"YARATICIMIZIN DELİLLERİ" SEMİNERİ </text:p>
      <text:p text:style-name="P73"><text:s/>MALEZYA, EKİM 2002</text:p>
      <text:p text:style-name="P90">4 Ekim 2002 tarihinde, Harun Yahya kitaplarının Malezya'daki yayıncısı olan Saba Islamic Media tarafından, ulusal düzeyde, "Yaratıcımızın Delilleri" isimli bir seminer düzenledi. Seminer öncesi bir stand kurularak Harun Yahya Kitapları sergilendi.</text:p>
      <text:p text:style-name="P90"><text:soft-page-break/>Saba Islamic Media, 2002 yılında başlattığı bir kampanyayla 1 sene içinde 1 milyon kişiye Harun Yahya eserlerini ulaştırma kampanyası başlattı. Bu çerçevede konferanslar, seminerler düzenledi. Konferanslar Saba Media ve Think Plus Danışmanlık şirketi tarafından organize edildi. Kuala Lumpur, Malacca, Kuantan, Kuala Terengganu, Kota Baru, Penang, Kuching, Kota Kinabalu, Johor Baru'da düzenlenen konferanslarda HarunYahya'nın eserlerinin önemi üzerinde duruldu.</text:p>
      <text:p text:style-name="P73"/>
      <text:p text:style-name="P75">AVUSTRALYA KONFERANSI 2005</text:p>
      <text:p text:style-name="P90">2004 yılının son günlerinde Avustralya'da çeşitli konferanslar düzenlendi. Harun Yahya'nın temsilcileri Sidney ve Melbourne'da önemli konferanslara katıldılar. Özellikle de, 26 Aralık 2004 – 2 Ocak 2005 tarihleri arasında gerçekleştirilen "Allah'ın Varlığı- Allah'ın Varlığının Bilimsel ve Manevi Delilleri" konulu konferans kapsamında gerçekleştirilen sunumlar halkın büyük ilgisiyle karşılaştı. </text:p>
      <text:p text:style-name="P1"/>
      <text:p text:style-name="P65"/>
      <text:p text:style-name="P66">Yurt Dışındaki Kitap Evleri</text:p>
      <text:p text:style-name="P64"/>
      <text:p text:style-name="P64">Harun Yahya'nın yabancı dillere çevrilmiş olan kitapları yurt dışındaki kitapçılarda da satışa sunulmaktadır. İlerleyen sayfalarda bu kitapçılardan bazıları yer almaktadır.</text:p>
      <text:p text:style-name="P64"/>
      <text:p text:style-name="P132">ARNAVUTLUK </text:p>
      <text:p text:style-name="P133"/>
      <text:p text:style-name="P103">Arnavutluk'taki DITA Kitabevi'nde satışa sunulan Harun Yahya kitapları </text:p>
      <text:p text:style-name="P1"/>
      <text:p text:style-name="P103">Arnavutluk'taki Muslim Kitabevi'nden görüntüler</text:p>
      <text:p text:style-name="P102"/>
      <text:p text:style-name="P132">AVUSTRALYA</text:p>
      <text:p text:style-name="P103"/>
      <text:p text:style-name="P103">Avustralya'daki Andalus Kitabevi'nden görüntüler</text:p>
      <text:p text:style-name="P1"/>
      <text:p text:style-name="P103">Avustralya'daki Islamic Bookstore isimli kitabevi</text:p>
      <text:p text:style-name="P1"/>
      <text:p text:style-name="P132">BİRLEŞİK ARAP EMİRLİKLERİ </text:p>
      <text:p text:style-name="P103"/>
      <text:p text:style-name="P103">Magrudy Kitabevi'nde Harun Yahya kitaplarının bulunduğu stand</text:p>
      <text:p text:style-name="P102"/>
      <text:p text:style-name="P103">Dubai havaalanında satışa sunulan Harun Yahya kitapları </text:p>
      <text:p text:style-name="P1"/>
      <text:p text:style-name="P132">GÜNEY AFRİKA CUMHURİYETİ </text:p>
      <text:p text:style-name="P103"/>
      <text:p text:style-name="P103">Al Ansar Kitabevi ve bu kitabevinde satışa sunulan Harun Yahya kitapları</text:p>
      <text:p text:style-name="P1"/>
      <text:p text:style-name="P135"><text:soft-page-break/><text:span text:style-name="T7">MALEZYA</text:span><text:span text:style-name="T6"> </text:span></text:p>
      <text:p text:style-name="P133"/>
      <text:p text:style-name="P103">Saba Kitabevi'nde Harun Yahya kitapları satışa sunulmaktadır. Bunlar arasında çocuk kitapları da bulunmaktadır. </text:p>
      <text:p text:style-name="P103">Saba Kitabevi'nden farklı görüntüler. </text:p>
      <text:p text:style-name="P1"/>
      <text:p text:style-name="P132">MALEZYA </text:p>
      <text:p text:style-name="P133"/>
      <text:p text:style-name="P103">Malezya Havaalanı kitapçısındaki Harun Yahya kitapları</text:p>
      <text:p text:style-name="P1"/>
      <text:p text:style-name="P132">FRANSA</text:p>
      <text:p text:style-name="P133"/>
      <text:p text:style-name="P103">Essalam Kitabevi Harun Yahya kitaplarının satıldığı kitapçılardan biridir. </text:p>
      <text:p text:style-name="P1"/>
      <text:p text:style-name="P103">Fransa'da Harun Yahya kitaplarının satıldığı bir diğer kitabevi de Sana Kitabevi'dir. </text:p>
      <text:p text:style-name="P1"/>
      <text:p text:style-name="P132">ENDONEZYA</text:p>
      <text:p text:style-name="P103"/>
      <text:p text:style-name="P103">Harun Yahya kitapları Senayan Abadi Kİtabevi'nde satışa sunulmaktadır. </text:p>
      <text:p text:style-name="P1"/>
      <text:p text:style-name="P103">Endonezya'da Harun Yahya kitaplarının bulunduğu bir kitabevi de Dzikra Kitabevi'dir. </text:p>
      <text:p text:style-name="P102"/>
      <text:p text:style-name="P136"/>
      <text:p text:style-name="P137"/>
      <text:p text:style-name="P34">MAKALELER</text:p>
      <text:p text:style-name="P1"/>
      <text:p text:style-name="P1"/>
      <text:p text:style-name="P73">aBD - Al Manassah</text:p>
      <text:p text:style-name="P100"><text:span text:style-name="T3">15 günde bir İngilizce-Arapça olarak yay</text:span><text:span text:style-name="T2">ı</text:span><text:span text:style-name="T3">nlanan 20.000 tirajl</text:span><text:span text:style-name="T2">ı</text:span><text:span text:style-name="T3"> </text:span><text:span text:style-name="T4">Al Manassah </text:span><text:span text:style-name="T3">adl</text:span><text:span text:style-name="T2">ı</text:span><text:span text:style-name="T3"> gazetede, Harun Yahya'n</text:span><text:span text:style-name="T2">ı</text:span><text:span text:style-name="T3">n makaleleri yayınlanmaktadır. Amerika ve Ortadoğu'ya dağ</text:span><text:span text:style-name="T2">ı</text:span><text:span text:style-name="T3">t</text:span><text:span text:style-name="T2">ı</text:span><text:span text:style-name="T3">m</text:span><text:span text:style-name="T2">ı</text:span><text:span text:style-name="T3"> yap</text:span><text:span text:style-name="T2">ı</text:span><text:span text:style-name="T3">lan bu gazetede, Harun Yahya'n</text:span><text:span text:style-name="T2">ı</text:span><text:span text:style-name="T3">n tam sayfa makalelerine yer verilmektedir. </text:span></text:p>
      <text:p text:style-name="P2"/>
      <text:p text:style-name="P2">ABD - The Message International</text:p>
      <text:p text:style-name="P67"><text:span text:style-name="T9">A</text:span><text:span text:style-name="T3">merika'n</text:span><text:span text:style-name="T2">ı</text:span><text:span text:style-name="T3">n önde gelen İslami organizasyonlar</text:span><text:span text:style-name="T2">ı</text:span><text:span text:style-name="T3">ndan biri olan Kuzey Amerika İslam Toplumu'nun (ICNA) ayl</text:span><text:span text:style-name="T2">ı</text:span><text:span text:style-name="T3">k haber dergisi </text:span><text:span text:style-name="T4">The Message International</text:span><text:span text:style-name="T3">'da Harun Yahya'n</text:span><text:span text:style-name="T2">ı</text:span><text:span text:style-name="T3">n çeşitli makaleleri düzenli olarak yay</text:span><text:span text:style-name="T2">ı</text:span><text:span text:style-name="T3">nlanmaktad</text:span><text:span text:style-name="T2">ı</text:span><text:span text:style-name="T3">r. Amerika ve Kanada'da toplam 25.000 tirajla bas</text:span><text:span text:style-name="T2">ı</text:span><text:span text:style-name="T3">lan bu dergide Harun Yahya'nın siyasi konulardaki yazıları yayınlanmaktadır. Derginin, www.messageonline.org isimli sitesinde de makaleler yer almaktadır.</text:span></text:p>
      <text:p text:style-name="P1"/>
      <text:p text:style-name="P73">HİNDİSTAN - The MIllI Gazette</text:p>
      <text:p text:style-name="P67"><text:span text:style-name="T9">H</text:span><text:span text:style-name="T3">indistan'</text:span><text:span text:style-name="T2">ı</text:span><text:span text:style-name="T3">n en büyük İngilizce İslami gazetelerinden biri olan </text:span><text:span text:style-name="T4">The Milli Gazette</text:span><text:span text:style-name="T3">'de Harun Yahya'n</text:span><text:span text:style-name="T2">ı</text:span><text:span text:style-name="T3">n makalelerinin yan</text:span><text:span text:style-name="T2">ı</text:span><text:span text:style-name="T3"> s</text:span><text:span text:style-name="T2">ı</text:span><text:span text:style-name="T3">ra, kitaplarının ilanlar</text:span><text:span text:style-name="T2">ı</text:span><text:span text:style-name="T3"> da yay</text:span><text:span text:style-name="T2">ı</text:span><text:span text:style-name="T3">nlanmaktadır. Gazetenin 16-30 Nisan 2003 tarihli nüshas</text:span><text:span text:style-name="T2">ı</text:span><text:span text:style-name="T3">nda yay</text:span><text:span text:style-name="T2">ı</text:span><text:span text:style-name="T3">nlanan "Irak Savaş</text:span><text:span text:style-name="T2">ı</text:span><text:span text:style-name="T3">'n</text:span><text:span text:style-name="T2">ı</text:span><text:span text:style-name="T3">n Perde Arkas</text:span><text:span text:style-name="T2">ı</text:span><text:span text:style-name="T3">" başl</text:span><text:span text:style-name="T2">ı</text:span><text:span text:style-name="T3">kl</text:span><text:span text:style-name="T2">ı</text:span><text:span text:style-name="T3"> makalesinde Harun Yahya, Irak'ta yaşanan savaş</text:span><text:span text:style-name="T2">ı</text:span><text:span text:style-name="T3">n as</text:span><text:span text:style-name="T2">ı</text:span><text:span text:style-name="T3">l nedenlerini incelemekte ve dünya barışı için "İslam Birliği"nin bir an önce oluşturulması gerektiğine dikkat çekmektedir:</text:span></text:p>
      <text:p text:style-name="P86"><text:span text:style-name="T3">"Tüm bunlar</text:span><text:span text:style-name="T2">ı</text:span><text:span text:style-name="T3">n ötesinde, Bat</text:span><text:span text:style-name="T2">ı</text:span><text:span text:style-name="T3"> ile İslam dünyas</text:span><text:span text:style-name="T2">ı</text:span><text:span text:style-name="T3"> aras</text:span><text:span text:style-name="T2">ı</text:span><text:span text:style-name="T3">ndaki tüm sorunlara çözüm getirebilecek, İslam dünyas</text:span><text:span text:style-name="T2">ı</text:span><text:span text:style-name="T3">n</text:span><text:span text:style-name="T2">ı</text:span><text:span text:style-name="T3">n içinde bulunduğu duruma çare olabilecek çok daha köklü bir çözüm ise, tüm İslam dünyas</text:span><text:span text:style-name="T2">ı</text:span><text:span text:style-name="T3">n</text:span><text:span text:style-name="T2">ı</text:span><text:span text:style-name="T3"> değiştirebilecek bir projede sakl</text:span><text:span text:style-name="T2">ı</text:span><text:span text:style-name="T3">d</text:span><text:span text:style-name="T2">ı</text:span><text:span text:style-name="T3">r: İslam Birliği... Son gelişmeler göstermiştir ki sadece İslam coğrafyas</text:span><text:span text:style-name="T2">ı</text:span><text:span text:style-name="T3">n</text:span><text:span text:style-name="T2">ı</text:span><text:span text:style-name="T3">n değil, tüm dünyan</text:span><text:span text:style-name="T2">ı</text:span><text:span text:style-name="T3">n "İslam Birliği"ne ihtiyac</text:span><text:span text:style-name="T2">ı</text:span><text:span text:style-name="T3"> vard</text:span><text:span text:style-name="T2">ı</text:span><text:span text:style-name="T3">r."</text:span></text:p>
      <text:p text:style-name="P83"/>
      <text:p text:style-name="P73">İNGİLTERE - The Message</text:p>
      <text:p text:style-name="P67"><text:span text:style-name="T9">I</text:span><text:span text:style-name="T3">ngiltere'de yayınlanan</text:span><text:span text:style-name="T4">The Message</text:span><text:span text:style-name="T3"> dergisi Harun Yahya'nın Kuran mucizeleri, Evrim Teorisi'nin çöküşü, kainattaki yaratılış delilleri gibi konulardaki makalelerine geniş yer vermektedir.</text:span></text:p>
      <text:p text:style-name="P84"/>
      <text:p text:style-name="P84">KANADA - The Ambition</text:p>
      <text:p text:style-name="P67"><text:span text:style-name="T9">K</text:span><text:span text:style-name="T3">anada'da yay</text:span><text:span text:style-name="T2">ı</text:span><text:span text:style-name="T3">nlanan aylık İslami gazete </text:span><text:span text:style-name="T4">The Ambition</text:span><text:span text:style-name="T3">, 2002 y</text:span><text:span text:style-name="T2">ı</text:span><text:span text:style-name="T3">l</text:span><text:span text:style-name="T2">ı</text:span><text:span text:style-name="T3">ndan bu yana Harun Yahya'n</text:span><text:span text:style-name="T2">ı</text:span><text:span text:style-name="T3">n makalelerini düzenli olarak yay</text:span><text:span text:style-name="T2">ı</text:span><text:span text:style-name="T3">nlamaktadır. Gazetenin Ekim 2004 sayısında Harun Yahya'nın "Doğanın Size Düşündürdükleri" başlıklı makalesi birinci sayfada yayınlanmıştır. Bu makalesinde yazar, bir saman çöpünden papatyalara, kuşlardan karıncalara kadar herşeyin derin düşünmeyi gerektiren detaylarla dolu olarak yaratıldıklarını belirtmiştir. Ayr</text:span><text:span text:style-name="T2">ı</text:span><text:span text:style-name="T3">ca Harun Yahya'n</text:span><text:span text:style-name="T2">ı</text:span><text:span text:style-name="T3">n kitap tan</text:span><text:span text:style-name="T2">ı</text:span><text:span text:style-name="T3">t</text:span><text:span text:style-name="T2">ı</text:span><text:span text:style-name="T3">mlar</text:span><text:span text:style-name="T2">ı</text:span><text:span text:style-name="T3">n</text:span><text:span text:style-name="T2">ı</text:span><text:span text:style-name="T3"> içeren ilanlar da bu gazetede yer almaya devam etmektedir. </text:span></text:p>
      <text:p text:style-name="P64">Kanada’da yayınlanan ve Müslüman camianın yanı sıra gayri müslimler tarafından da takip edilen aylık The Ambition gazetesinde Harun Yahya’nın birçok makalesine yer verilmiştir. Okurlar gazeteye <text:soft-page-break/>gönderdikleri mesajlarda Harun Yahya’nın makalelelerini ilgiyle okuduklarını ve çok bilgilendirici bulduklarını belirtmişlerdir.</text:p>
      <text:p text:style-name="P75"/>
      <text:p text:style-name="P73">NİJERYA - Objective Lens</text:p>
      <text:p text:style-name="P100"><text:span text:style-name="T9">N</text:span><text:span text:style-name="T3">ijerya'da Müslüman Bilim Öğrencileri Birliği'nin yay</text:span><text:span text:style-name="T2">ı</text:span><text:span text:style-name="T3">n</text:span><text:span text:style-name="T2">ı</text:span><text:span text:style-name="T3"> olan bu derginin ilk say</text:span><text:span text:style-name="T2">ı</text:span><text:span text:style-name="T3">s</text:span><text:span text:style-name="T2">ı</text:span><text:span text:style-name="T3">nda, kapak konusu olarak Harun Yahya'nın "İslam ve Bilim: Bilmeniz Gereken Gerçekler" adl</text:span><text:span text:style-name="T2">ı</text:span><text:span text:style-name="T3"> yazı dizisi yer almıştır. Bu yazı dizisinde Harun Yahya, İslam ahlakının tarihte ve günümüzde bilime öncülük ettiğini delilleriyle ortaya koymaktadır.</text:span></text:p>
      <text:p text:style-name="P73"/>
      <text:p text:style-name="P73">YEMEN - YEMEN OBSERVER</text:p>
      <text:p text:style-name="P100"><text:span text:style-name="T9">Y</text:span><text:span text:style-name="T3">emen'in önde gelen haftal</text:span><text:span text:style-name="T2">ı</text:span><text:span text:style-name="T3">k İngilizce gazetesi Yemen Observer, 2003 yılının Ramazan ay</text:span><text:span text:style-name="T2">ı</text:span><text:span text:style-name="T3">nda Harun Yahya'n</text:span><text:span text:style-name="T2">ı</text:span><text:span text:style-name="T3">n makalelerinden oluşan tam sayfa Ramazan sayfaları yayınlamıştır. Ayr</text:span><text:span text:style-name="T2">ı</text:span><text:span text:style-name="T3">ca diğer zamanlarda da Harun Yahya'n</text:span><text:span text:style-name="T2">ı</text:span><text:span text:style-name="T3">n makaleleri bu gazetede düzenli olarak yer almaktad</text:span><text:span text:style-name="T2">ı</text:span><text:span text:style-name="T3">r. </text:span></text:p>
      <text:p text:style-name="P100"><text:span text:style-name="T3">Harun Yahya'nın </text:span><text:span text:style-name="T4">Yemen Observer</text:span><text:span text:style-name="T3"> gazetesinde yayınlanan yazıları halktan da büyük ilgi görmektedir. </text:span></text:p>
      <text:p text:style-name="P1"/>
      <text:p text:style-name="P73">KANADA - The Miracle</text:p>
      <text:p text:style-name="P100"><text:span text:style-name="T9">K</text:span><text:span text:style-name="T3">anada'n</text:span><text:span text:style-name="T2">ı</text:span><text:span text:style-name="T3">n sayg</text:span><text:span text:style-name="T2">ı</text:span><text:span text:style-name="T3">n haftal</text:span><text:span text:style-name="T2">ı</text:span><text:span text:style-name="T3">k gazetelerinden </text:span><text:span text:style-name="T4">The Miracle</text:span><text:span text:style-name="T3">'da Harun Yahya'n</text:span><text:span text:style-name="T2">ı</text:span><text:span text:style-name="T3">n makaleleri uzun bir süredir tam sayfa olarak yer almaktad</text:span><text:span text:style-name="T2">ı</text:span><text:span text:style-name="T3">r. ABD ve Kanada'da dağ</text:span><text:span text:style-name="T2">ı</text:span><text:span text:style-name="T3">t</text:span><text:span text:style-name="T2">ı</text:span><text:span text:style-name="T3">lan bu gazetenin sahibi, yazara yazd</text:span><text:span text:style-name="T2">ı</text:span><text:span text:style-name="T3">ğ</text:span><text:span text:style-name="T2">ı</text:span><text:span text:style-name="T3"> bir mesaj</text:span><text:span text:style-name="T2">ı</text:span><text:span text:style-name="T3">nda Harun Yahya'n</text:span><text:span text:style-name="T2">ı</text:span><text:span text:style-name="T3">n makalelerinin Kanada'da çok ilgi gördüğünü belirtmiştir. Ayr</text:span><text:span text:style-name="T2">ı</text:span><text:span text:style-name="T3">ca gazete bayilerine gittiğinde Harun Yahya'n</text:span><text:span text:style-name="T2">ı</text:span><text:span text:style-name="T3">n çok iyi tan</text:span><text:span text:style-name="T2">ı</text:span><text:span text:style-name="T3">nd</text:span><text:span text:style-name="T2">ı</text:span><text:span text:style-name="T3">ğ</text:span><text:span text:style-name="T2">ı</text:span><text:span text:style-name="T3">na, g</text:span><text:span text:style-name="T2">ı</text:span><text:span text:style-name="T3">yab</text:span><text:span text:style-name="T2">ı</text:span><text:span text:style-name="T3">nda övgü dolu sözlerle an</text:span><text:span text:style-name="T2">ı</text:span><text:span text:style-name="T3">ld</text:span><text:span text:style-name="T2">ı</text:span><text:span text:style-name="T3">ğ</text:span><text:span text:style-name="T2">ı</text:span><text:span text:style-name="T3">na şahit olduğunu yazm</text:span><text:span text:style-name="T2">ı</text:span><text:span text:style-name="T3">ş ve "Sizin yaz</text:span><text:span text:style-name="T2">ı</text:span><text:span text:style-name="T3">lar</text:span><text:span text:style-name="T2">ı</text:span><text:span text:style-name="T3">n</text:span><text:span text:style-name="T2">ı</text:span><text:span text:style-name="T3">z çok dengeli ve bunu başarmak zor bir şey. Harun Yahya, Kanadal</text:span><text:span text:style-name="T2">ı</text:span><text:span text:style-name="T3"> Müslümanlar aras</text:span><text:span text:style-name="T2">ı</text:span><text:span text:style-name="T3">nda çok tan</text:span><text:span text:style-name="T2">ı</text:span><text:span text:style-name="T3">n</text:span><text:span text:style-name="T2">ı</text:span><text:span text:style-name="T3">yor, çok takdir ediliyor. G</text:span><text:span text:style-name="T2">ı</text:span><text:span text:style-name="T3">yab</text:span><text:span text:style-name="T2">ı</text:span><text:span text:style-name="T3">nda kendisinden çok sayg</text:span><text:span text:style-name="T2">ı</text:span><text:span text:style-name="T3">yla bahsediliyor ve yaz</text:span><text:span text:style-name="T2">ı</text:span><text:span text:style-name="T3">lar</text:span><text:span text:style-name="T2">ı</text:span><text:span text:style-name="T3"> da çok fazla okunuyor." sözleriyle yazara olan hürmetlerini bildirmiştir. </text:span></text:p>
      <text:p text:style-name="P100"><text:span text:style-name="T3">Bir okuyucu ise Harun Yahya'n</text:span><text:span text:style-name="T2">ı</text:span><text:span text:style-name="T3">n </text:span><text:span text:style-name="T4">The Miracle</text:span><text:span text:style-name="T3">'da yazmas</text:span><text:span text:style-name="T2">ı</text:span><text:span text:style-name="T3">n</text:span><text:span text:style-name="T2">ı</text:span><text:span text:style-name="T3">n bu gazetenin takdir edilecek özelliklerine önemli bir katk</text:span><text:span text:style-name="T2">ı</text:span><text:span text:style-name="T3"> olduğunu bildirmiştir. </text:span></text:p>
      <text:p text:style-name="P100"><text:span text:style-name="T3">Gazeteye gönderilen bir başka mesajda da Harun Yahya'n</text:span><text:span text:style-name="T2">ı</text:span><text:span text:style-name="T3">n makalelerini internetten de takip etmek isteyen bir okuyucu şunlar</text:span><text:span text:style-name="T2">ı</text:span><text:span text:style-name="T3"> yazm</text:span><text:span text:style-name="T2">ı</text:span><text:span text:style-name="T3">şt</text:span><text:span text:style-name="T2">ı</text:span><text:span text:style-name="T3">r:</text:span></text:p>
      <text:p text:style-name="P86"><text:span text:style-name="T3">"Bazen gazetenizi alamad</text:span><text:span text:style-name="T2">ı</text:span><text:span text:style-name="T3">ğ</text:span><text:span text:style-name="T2">ı</text:span><text:span text:style-name="T3">mda internetten okuyorum. Harun Yahya'n</text:span><text:span text:style-name="T2">ı</text:span><text:span text:style-name="T3">n çal</text:span><text:span text:style-name="T2">ı</text:span><text:span text:style-name="T3">şmalar</text:span><text:span text:style-name="T2">ı</text:span><text:span text:style-name="T3">n</text:span><text:span text:style-name="T2">ı</text:span><text:span text:style-name="T3"> da yak</text:span><text:span text:style-name="T2">ı</text:span><text:span text:style-name="T3">ndan takip ediyorum ve yazılarından çok faydalan</text:span><text:span text:style-name="T2">ı</text:span><text:span text:style-name="T3">yorum." (Mahmoud Malik)</text:span></text:p>
      <text:p text:style-name="P100"><text:span text:style-name="T3">"Dünyay</text:span><text:span text:style-name="T2">ı</text:span><text:span text:style-name="T3"> Ayağa Kald</text:span><text:span text:style-name="T2">ı</text:span><text:span text:style-name="T3">ran Film ve Hz. İsa" başl</text:span><text:span text:style-name="T2">ı</text:span><text:span text:style-name="T3">kl</text:span><text:span text:style-name="T2">ı</text:span><text:span text:style-name="T3"> 5 bölüm halinde yay</text:span><text:span text:style-name="T2">ı</text:span><text:span text:style-name="T3">nlanan makalesinde, Harun Yahya Hz. İsa'n</text:span><text:span text:style-name="T2">ı</text:span><text:span text:style-name="T3">n hayat</text:span><text:span text:style-name="T2">ı</text:span><text:span text:style-name="T3">n</text:span><text:span text:style-name="T2">ı</text:span><text:span text:style-name="T3">, Kuran ayetleri ile Tevrat ve İncil'den referanslar göstererek incelemiştir. Bu yaz</text:span><text:span text:style-name="T2">ı</text:span><text:span text:style-name="T3"> dizisinde Hz. İsa'n</text:span><text:span text:style-name="T2">ı</text:span><text:span text:style-name="T3">n Allah'</text:span><text:span text:style-name="T2">ı</text:span><text:span text:style-name="T3">n peygamberi olduğu, öldürülmediği, Allah Kat</text:span><text:span text:style-name="T2">ı</text:span><text:span text:style-name="T3">na yükseltildiği ve tekrar yeryüzüne geleceği anlat</text:span><text:span text:style-name="T2">ı</text:span><text:span text:style-name="T3">lmaktad</text:span><text:span text:style-name="T2">ı</text:span><text:span text:style-name="T3">r. </text:span></text:p>
      <text:p text:style-name="P1"/>
      <text:p text:style-name="P73">AMERİKA - The Arab World Newspaper</text:p>
      <text:p text:style-name="P100"><text:span text:style-name="T9">C</text:span><text:span text:style-name="T3">aliforniya'da İngilizce-Arapça olarak yay</text:span><text:span text:style-name="T2">ı</text:span><text:span text:style-name="T3">nlanan ve ABD'nin diğer büyük eyaletlerinde de okunan </text:span><text:span text:style-name="T4">The Arab World </text:span><text:span text:style-name="T3">gazetesinde Harun Yahya'n</text:span><text:span text:style-name="T2">ı</text:span><text:span text:style-name="T3">n imani, bilimsel ve siyasi içerikli makaleleri yay</text:span><text:span text:style-name="T2">ı</text:span><text:span text:style-name="T3">nlanmaktad</text:span><text:span text:style-name="T2">ı</text:span><text:span text:style-name="T3">r. 30 bin tirajlı bu önemli gazetede yer alan siyasi makalelerde, İslam dünyas</text:span><text:span text:style-name="T2">ı</text:span><text:span text:style-name="T3">nın karşı karşıya olduğu sorunlar ve bu sorunların çözümleri ele alınmaktadır. </text:span></text:p>
      <text:p text:style-name="P1"><text:soft-page-break/></text:p>
      <text:p text:style-name="P73">ENDONEZYA - MQ Tabloid &amp; Journal</text:p>
      <text:p text:style-name="P100"><text:span text:style-name="T9">E</text:span><text:span text:style-name="T3">ndonezya'n</text:span><text:span text:style-name="T2">ı</text:span><text:span text:style-name="T3">n önde gelen vak</text:span><text:span text:style-name="T2">ı</text:span><text:span text:style-name="T3">flar</text:span><text:span text:style-name="T2">ı</text:span><text:span text:style-name="T3">ndan Daarut Tauhiib taraf</text:span><text:span text:style-name="T2">ı</text:span><text:span text:style-name="T3">ndan yay</text:span><text:span text:style-name="T2">ı</text:span><text:span text:style-name="T3">nlanan 15 bin tirajl</text:span><text:span text:style-name="T2">ı</text:span><text:span text:style-name="T3"> </text:span><text:span text:style-name="T4">MQ Tabloid</text:span><text:span text:style-name="T3"> isimli dergide 4 senedir Harun Yahya'n</text:span><text:span text:style-name="T2">ı</text:span><text:span text:style-name="T3">n Endonezyaca makaleleri yay</text:span><text:span text:style-name="T2">ı</text:span><text:span text:style-name="T3">nlanmaktad</text:span><text:span text:style-name="T2">ı</text:span><text:span text:style-name="T3">r. Makalelerin yan</text:span><text:span text:style-name="T2">ı</text:span><text:span text:style-name="T3"> s</text:span><text:span text:style-name="T2">ı</text:span><text:span text:style-name="T3">ra yazar</text:span><text:span text:style-name="T2">ı</text:span><text:span text:style-name="T3">n hayat</text:span><text:span text:style-name="T2">ı</text:span><text:span text:style-name="T3"> ve eserleri hakk</text:span><text:span text:style-name="T2">ı</text:span><text:span text:style-name="T3">nda da yaz</text:span><text:span text:style-name="T2">ı</text:span><text:span text:style-name="T3">lar yay</text:span><text:span text:style-name="T2">ı</text:span><text:span text:style-name="T3">nlanm</text:span><text:span text:style-name="T2">ı</text:span><text:span text:style-name="T3">şt</text:span><text:span text:style-name="T2">ı</text:span><text:span text:style-name="T3">r. 2002 y</text:span><text:span text:style-name="T2">ı</text:span><text:span text:style-name="T3">l</text:span><text:span text:style-name="T2">ı</text:span><text:span text:style-name="T3">n</text:span><text:span text:style-name="T2">ı</text:span><text:span text:style-name="T3">n Temmuz ay</text:span><text:span text:style-name="T2">ı</text:span><text:span text:style-name="T3">nda da yazarla yap</text:span><text:span text:style-name="T2">ı</text:span><text:span text:style-name="T3">lan bir röportaja yer verilmiştir.</text:span></text:p>
      <text:p text:style-name="P1"/>
      <text:p text:style-name="P73">SİNGAPUR - THE Muslims' Digest</text:p>
      <text:p text:style-name="P100"><text:span text:style-name="T9">S</text:span><text:span text:style-name="T3">ingapur'da İngilizce olarak yay</text:span><text:span text:style-name="T2">ı</text:span><text:span text:style-name="T3">nlanan </text:span><text:span text:style-name="T4">The Muslims' Digest</text:span><text:span text:style-name="T3"> dergisinde bugüne kadar Harun Yahya'n</text:span><text:span text:style-name="T2">ı</text:span><text:span text:style-name="T3">n bilimsel ve imani pek çok makalesi yer alm</text:span><text:span text:style-name="T2">ı</text:span><text:span text:style-name="T3">şt</text:span><text:span text:style-name="T2">ı</text:span><text:span text:style-name="T3">r. Bunlardan birkaç başlık şöyledir: </text:span></text:p>
      <text:p text:style-name="P100"><text:span text:style-name="T3">vAğustos 2000, "Sudaki Tasar</text:span><text:span text:style-name="T2">ı</text:span><text:span text:style-name="T3">m" </text:span></text:p>
      <text:p text:style-name="P100"><text:span text:style-name="T3">vEylül 1999, "Bilim adamlar</text:span><text:span text:style-name="T2">ı</text:span><text:span text:style-name="T3"> Allah'</text:span><text:span text:style-name="T2">ı</text:span><text:span text:style-name="T3">n Varl</text:span><text:span text:style-name="T2">ı</text:span><text:span text:style-name="T3">ğ</text:span><text:span text:style-name="T2">ı</text:span><text:span text:style-name="T3">n</text:span><text:span text:style-name="T2">ı</text:span><text:span text:style-name="T3"> Tasdik Ediyor"</text:span></text:p>
      <text:p text:style-name="P90">vAğustos 1999, "Yerle bir Olan Şehirler"</text:p>
      <text:p text:style-name="P100"><text:span text:style-name="T3">vMay</text:span><text:span text:style-name="T2">ı</text:span><text:span text:style-name="T3">s 1999, "Pompei Facias</text:span><text:span text:style-name="T2">ı</text:span><text:span text:style-name="T3">"</text:span></text:p>
      <text:p text:style-name="P1"/>
      <text:p text:style-name="P73">ABD - THE Muslim Observer</text:p>
      <text:p text:style-name="P100"><text:span text:style-name="T9">A</text:span><text:span text:style-name="T3">merika'n</text:span><text:span text:style-name="T2">ı</text:span><text:span text:style-name="T3">n en ünlü haftalık İslami haber gazetelerinden biri olan </text:span><text:span text:style-name="T4">The Muslim Observer'</text:span><text:span text:style-name="T3">da yazar</text:span><text:span text:style-name="T2">ı</text:span><text:span text:style-name="T3">n onlarca makalesi yay</text:span><text:span text:style-name="T2">ı</text:span><text:span text:style-name="T3">nlanm</text:span><text:span text:style-name="T2">ı</text:span><text:span text:style-name="T3">şt</text:span><text:span text:style-name="T2">ı</text:span><text:span text:style-name="T3">r. Harun Yahya, 2001 y</text:span><text:span text:style-name="T2">ı</text:span><text:span text:style-name="T3">l</text:span><text:span text:style-name="T2">ı</text:span><text:span text:style-name="T3">ndan bu yana gazetenin "Yorum" sayfas</text:span><text:span text:style-name="T2">ı</text:span><text:span text:style-name="T3">nda yer alan bilimsel makalelerinin yan</text:span><text:span text:style-name="T2">ı</text:span><text:span text:style-name="T3"> s</text:span><text:span text:style-name="T2">ı</text:span><text:span text:style-name="T3">ra, İslam dünyas</text:span><text:span text:style-name="T2">ı</text:span><text:span text:style-name="T3">n</text:span><text:span text:style-name="T2">ı</text:span><text:span text:style-name="T3"> yak</text:span><text:span text:style-name="T2">ı</text:span><text:span text:style-name="T3">ndan ilgilendiren güncel konulardaki görüşlerini ortaya koyan yaz</text:span><text:span text:style-name="T2">ı</text:span><text:span text:style-name="T3">lar</text:span><text:span text:style-name="T2">ı</text:span><text:span text:style-name="T3">yla da Amerika'daki Müslüman okuyucular</text:span><text:span text:style-name="T2">ı</text:span><text:span text:style-name="T3">na seslenmektedir.</text:span></text:p>
      <text:p text:style-name="P1"/>
      <text:p text:style-name="P73">KUZEY AMERİKA - Urdu Times</text:p>
      <text:p text:style-name="P100"><text:span text:style-name="T9">K</text:span><text:span text:style-name="T3">uzey Amerika'n</text:span><text:span text:style-name="T2">ı</text:span><text:span text:style-name="T3">n en büyük Urduca-İngilizce gazetelerinden biri olan </text:span><text:span text:style-name="T4">Urdu Times</text:span><text:span text:style-name="T3">'ta Harun Yahya'n</text:span><text:span text:style-name="T2">ı</text:span><text:span text:style-name="T3">n makaleleri hem Urduca hem de İngilizce olarak yay</text:span><text:span text:style-name="T2">ı</text:span><text:span text:style-name="T3">nlanmaktad</text:span><text:span text:style-name="T2">ı</text:span><text:span text:style-name="T3">r. 50 binden fazla tirajı olan bu gazete, Harun Yahya ile yapılan bir röportaj</text:span><text:span text:style-name="T2">ı</text:span><text:span text:style-name="T3"> yay</text:span><text:span text:style-name="T2">ı</text:span><text:span text:style-name="T3">nlamas</text:span><text:span text:style-name="T2">ı</text:span><text:span text:style-name="T3">n</text:span><text:span text:style-name="T2">ı</text:span><text:span text:style-name="T3">n yan</text:span><text:span text:style-name="T2">ı</text:span><text:span text:style-name="T3"> s</text:span><text:span text:style-name="T2">ı</text:span><text:span text:style-name="T3">ra, Ramazan ay</text:span><text:span text:style-name="T2">ı</text:span><text:span text:style-name="T3">nda Harun Yahya'n</text:span><text:span text:style-name="T2">ı</text:span><text:span text:style-name="T3">n makalelerinden oluşan Ramazan sayfalar</text:span><text:span text:style-name="T2">ı</text:span><text:span text:style-name="T3">na yer vermiştir. </text:span></text:p>
      <text:p text:style-name="P1"/>
      <text:p text:style-name="P73">almanya - Kaaba</text:p>
      <text:p text:style-name="P100"><text:span text:style-name="T9">A</text:span><text:span text:style-name="T3">lman üniversite gençliği taraf</text:span><text:span text:style-name="T2">ı</text:span><text:span text:style-name="T3">ndan takip edilen </text:span><text:span text:style-name="T4">Kaaba</text:span><text:span text:style-name="T3"> dergisi, uzun süredir Harun Yahya'n</text:span><text:span text:style-name="T2">ı</text:span><text:span text:style-name="T3">n makalelerini yay</text:span><text:span text:style-name="T2">ı</text:span><text:span text:style-name="T3">nlamaktad</text:span><text:span text:style-name="T2">ı</text:span><text:span text:style-name="T3">r. Yazarın "Evrim Teorisinin Çöküşü, Yarat</text:span><text:span text:style-name="T2">ı</text:span><text:span text:style-name="T3">l</text:span><text:span text:style-name="T2">ı</text:span><text:span text:style-name="T3">ş Delilleri" konulu makaleleri okuyuculardan çok olumlu tepkiler alm</text:span><text:span text:style-name="T2">ı</text:span><text:span text:style-name="T3">şt</text:span><text:span text:style-name="T2">ı</text:span><text:span text:style-name="T3">r. Makalelerin yan</text:span><text:span text:style-name="T2">ı</text:span><text:span text:style-name="T3"> s</text:span><text:span text:style-name="T2">ı</text:span><text:span text:style-name="T3">ra Harun Yahya'n</text:span><text:span text:style-name="T2">ı</text:span><text:span text:style-name="T3">n kitap, kaset, CD ve internet sitesi tan</text:span><text:span text:style-name="T2">ı</text:span><text:span text:style-name="T3">t</text:span><text:span text:style-name="T2">ı</text:span><text:span text:style-name="T3">mlar</text:span><text:span text:style-name="T2">ı</text:span><text:span text:style-name="T3"> da bu dergide yer alm</text:span><text:span text:style-name="T2">ı</text:span><text:span text:style-name="T3">şt</text:span><text:span text:style-name="T2">ı</text:span><text:span text:style-name="T3">r. </text:span></text:p>
      <text:p text:style-name="P73"/>
      <text:p text:style-name="P73">İNGİLTERE - Discourse</text:p>
      <text:p text:style-name="P100"><text:span text:style-name="T9">H</text:span><text:span text:style-name="T3">arun Yahya'n</text:span><text:span text:style-name="T2">ı</text:span><text:span text:style-name="T3">n makalelerine uzun süredir sayfalar</text:span><text:span text:style-name="T2">ı</text:span><text:span text:style-name="T3">nda yer veren İngiliz </text:span><text:span text:style-name="T4">Discourse</text:span><text:span text:style-name="T3"> dergisi, 4 Kas</text:span><text:span text:style-name="T2">ı</text:span><text:span text:style-name="T3">m 2000 tarihinde yay</text:span><text:span text:style-name="T2">ı</text:span><text:span text:style-name="T3">nlanan sayısında Harun Yahya'n</text:span><text:span text:style-name="T2">ı</text:span><text:span text:style-name="T3">n </text:span><text:span text:style-name="T4">Sak</text:span><text:span text:style-name="T5">ı</text:span><text:span text:style-name="T4">n Anlamazl</text:span><text:span text:style-name="T5">ı</text:span><text:span text:style-name="T4">ktan Gelmeyin</text:span><text:span text:style-name="T3"> adl</text:span><text:span text:style-name="T2">ı</text:span><text:span text:style-name="T3"> eseri hakk</text:span><text:span text:style-name="T2">ı</text:span><text:span text:style-name="T3">nda şu yorumlar</text:span><text:span text:style-name="T2">ı</text:span><text:span text:style-name="T3"> yapm</text:span><text:span text:style-name="T2">ı</text:span><text:span text:style-name="T3">şt</text:span><text:span text:style-name="T2">ı</text:span><text:span text:style-name="T3">r:</text:span></text:p>
      <text:p text:style-name="P86"><text:soft-page-break/><text:span text:style-name="T3">"... Yazar</text:span><text:span text:style-name="T2">ı</text:span><text:span text:style-name="T3">n diğer kitaplar</text:span><text:span text:style-name="T2">ı</text:span><text:span text:style-name="T3">nda olduğu gibi bu eserinde de imani konular Kuran ayetleri </text:span><text:span text:style-name="T2">ı</text:span><text:span text:style-name="T3">ş</text:span><text:span text:style-name="T2">ı</text:span><text:span text:style-name="T3">ğ</text:span><text:span text:style-name="T2">ı</text:span><text:span text:style-name="T3">nda incelenmiş ve insanlar Allah'</text:span><text:span text:style-name="T2">ı</text:span><text:span text:style-name="T3">n ayetlerine göre yaşamaya davet edilmişlerdir. Bu kitap hem grup çal</text:span><text:span text:style-name="T2">ı</text:span><text:span text:style-name="T3">şmalar</text:span><text:span text:style-name="T2">ı</text:span><text:span text:style-name="T3">na hem de kişisel tefekküre yöneliktir." </text:span></text:p>
      <text:p text:style-name="P83"/>
      <text:p text:style-name="P73">İNGİLTERE - Daily Jang</text:p>
      <text:p text:style-name="P100"><text:span text:style-name="T9">I</text:span><text:span text:style-name="T3">İngiltere'nin en büyük günlük gazetelerinden biri olan </text:span><text:span text:style-name="T4">Daily Jang</text:span><text:span text:style-name="T3">'in Urduca-İngilizce olarak yay</text:span><text:span text:style-name="T2">ı</text:span><text:span text:style-name="T3">nlanan Londra bask</text:span><text:span text:style-name="T2">ı</text:span><text:span text:style-name="T3">s</text:span><text:span text:style-name="T2">ı</text:span><text:span text:style-name="T3">nda, Harun Yahya'n</text:span><text:span text:style-name="T2">ı</text:span><text:span text:style-name="T3">n makaleleri bugüne kadar hem İngilizce hem de Urduca olarak birçok defa yay</text:span><text:span text:style-name="T2">ı</text:span><text:span text:style-name="T3">nlanm</text:span><text:span text:style-name="T2">ı</text:span><text:span text:style-name="T3">şt</text:span><text:span text:style-name="T2">ı</text:span><text:span text:style-name="T3">r. Ramazan aylarında ise yazarın makalelerine her gün yer verilmiştir.</text:span></text:p>
      <text:p text:style-name="P1"/>
      <text:p text:style-name="P73">AMERİKA - Al Jumuah Magazine</text:p>
      <text:p text:style-name="P100"><text:span text:style-name="T9">A</text:span><text:span text:style-name="T3">merika'da 15 bin tirajla bas</text:span><text:span text:style-name="T2">ı</text:span><text:span text:style-name="T3">lan ve başta ABD olmak üzere Kanada, Avrupa, Afrika ve Ortadoğu ülkelerinde okunan </text:span><text:span text:style-name="T4">Al Jumuah Magazine</text:span><text:span text:style-name="T3"> adl</text:span><text:span text:style-name="T2">ı</text:span><text:span text:style-name="T3"> dergide, Harun Yahya'n</text:span><text:span text:style-name="T2">ı</text:span><text:span text:style-name="T3">n bilimsel ve imani içerikli makaleleri, "Bilim İmanı Destekler" adlı köşede, her ay düzenli olarak yay</text:span><text:span text:style-name="T2">ı</text:span><text:span text:style-name="T3">nlanmaktad</text:span><text:span text:style-name="T2">ı</text:span><text:span text:style-name="T3">r. 2004 yılı içerisinde dergi okuyucular</text:span><text:span text:style-name="T2">ı</text:span><text:span text:style-name="T3">ndan gelen talepler üzerine yazar</text:span><text:span text:style-name="T2">ı</text:span><text:span text:style-name="T3">n insan</text:span><text:span text:style-name="T2">ı</text:span><text:span text:style-name="T3">n yarat</text:span><text:span text:style-name="T2">ı</text:span><text:span text:style-name="T3">l</text:span><text:span text:style-name="T2">ı</text:span><text:span text:style-name="T3">ş</text:span><text:span text:style-name="T2">ı</text:span><text:span text:style-name="T3"> ve evren hakk</text:span><text:span text:style-name="T2">ı</text:span><text:span text:style-name="T3">ndaki makalelerine ağ</text:span><text:span text:style-name="T2">ı</text:span><text:span text:style-name="T3">rl</text:span><text:span text:style-name="T2">ı</text:span><text:span text:style-name="T3">kl</text:span><text:span text:style-name="T2">ı</text:span><text:span text:style-name="T3"> olarak yer verilmiştir.</text:span></text:p>
      <text:p text:style-name="P1"/>
      <text:p text:style-name="P100"><text:span text:style-name="T3">HarunYahya'nın "Hücredeki İletişim", "Hormondaki Mucize", "Savunma Sistemindeki Mucize", "DNA: Hayatın Bilgi Bankası", "CanlananAtomlar", "Kusursuz Uçuş Makinesi Kuşlar", "Canlılardaki Bilgi ve Materyalizmin Çöküşü", "Atmosferdeki Mucize" gibi daha birçok makalesi </text:span><text:span text:style-name="T4">Al Jumuah</text:span><text:span text:style-name="T3"> dergisinde yayınlanmıştır.</text:span></text:p>
      <text:p text:style-name="P90"/>
      <text:p text:style-name="P73">BAHREYN - BahraIn TrIbune</text:p>
      <text:p text:style-name="P100"><text:span text:style-name="T9">B</text:span><text:span text:style-name="T3">ahreyn'in önde gelen gazetelerinden biri olan </text:span><text:span text:style-name="T4">Bahrain Tribune</text:span><text:span text:style-name="T3">'de uzun yıllardır Harun Yahya'n</text:span><text:span text:style-name="T2">ı</text:span><text:span text:style-name="T3">n makaleleri yay</text:span><text:span text:style-name="T2">ı</text:span><text:span text:style-name="T3">nlanmaktad</text:span><text:span text:style-name="T2">ı</text:span><text:span text:style-name="T3">r. Amerika, Avrupa, Avustralya ve Ortadoğu ülkelerine dağ</text:span><text:span text:style-name="T2">ı</text:span><text:span text:style-name="T3">t</text:span><text:span text:style-name="T2">ı</text:span><text:span text:style-name="T3">m</text:span><text:span text:style-name="T2">ı</text:span><text:span text:style-name="T3"> yap</text:span><text:span text:style-name="T2">ı</text:span><text:span text:style-name="T3">lan bu gazetede, Ramazan aylar</text:span><text:span text:style-name="T2">ı</text:span><text:span text:style-name="T3">nda her gün, diğer aylarda da haftada bir olmak üzere Harun Yahya'n</text:span><text:span text:style-name="T2">ı</text:span><text:span text:style-name="T3">n makaleleri yayınlanmaktadır.</text:span></text:p>
      <text:p text:style-name="P100"><text:span text:style-name="T3">Yazar</text:span><text:span text:style-name="T2">ı</text:span><text:span text:style-name="T3">n Bahrain Tribune'de yer alan makalelerinden baz</text:span><text:span text:style-name="T2">ı</text:span><text:span text:style-name="T3"> örnekler şunlard</text:span><text:span text:style-name="T2">ı</text:span><text:span text:style-name="T3">r:</text:span></text:p>
      <text:p text:style-name="P100"><text:span text:style-name="T3">"Vicdan</text:span><text:span text:style-name="T2">ı</text:span><text:span text:style-name="T3"> Güçlendirmek", 20 Kas</text:span><text:span text:style-name="T2">ı</text:span><text:span text:style-name="T3">m 2002</text:span></text:p>
      <text:p text:style-name="P100"><text:span text:style-name="T3">"Allah R</text:span><text:span text:style-name="T2">ı</text:span><text:span text:style-name="T3">zas</text:span><text:span text:style-name="T2">ı</text:span><text:span text:style-name="T3"> İçin En Fazla Çabay</text:span><text:span text:style-name="T2">ı</text:span><text:span text:style-name="T3"> Göstermek", 22 Kas</text:span><text:span text:style-name="T2">ı</text:span><text:span text:style-name="T3">m 2002</text:span></text:p>
      <text:p text:style-name="P100"><text:span text:style-name="T3">"İman Edenler Güzel Bir Hayat Yaşarlar", 23 Kas</text:span><text:span text:style-name="T2">ı</text:span><text:span text:style-name="T3">m 2002</text:span></text:p>
      <text:p text:style-name="P100"><text:span text:style-name="T3">"Müminlerin Gücü Samimiyetlerinden Kaynaklan</text:span><text:span text:style-name="T2">ı</text:span><text:span text:style-name="T3">r", 19 Kas</text:span><text:span text:style-name="T2">ı</text:span><text:span text:style-name="T3">m 2003</text:span></text:p>
      <text:p text:style-name="P100"><text:span text:style-name="T3">"K</text:span><text:span text:style-name="T2">ı</text:span><text:span text:style-name="T3">yamet Alametleri: Sosyal Çöküntü", 25 Haziran 2004</text:span></text:p>
      <text:p text:style-name="P1"/>
      <text:p text:style-name="P73">SUUDİ ARABİSTAN - Al-Daawah</text:p>
      <text:p text:style-name="P100"><text:span text:style-name="T9">S</text:span><text:span text:style-name="T3">uudi Arabistan'da bas</text:span><text:span text:style-name="T2">ı</text:span><text:span text:style-name="T3">l</text:span><text:span text:style-name="T2">ı</text:span><text:span text:style-name="T3">p, Kanada, Amerika, Ortadoğu ve Avrupa ülkelerine dağ</text:span><text:span text:style-name="T2">ı</text:span><text:span text:style-name="T3">t</text:span><text:span text:style-name="T2">ı</text:span><text:span text:style-name="T3">m</text:span><text:span text:style-name="T2">ı</text:span><text:span text:style-name="T3"> yap</text:span><text:span text:style-name="T2">ı</text:span><text:span text:style-name="T3">lan ayl</text:span><text:span text:style-name="T2">ı</text:span><text:span text:style-name="T3">k bilimsel </text:span><text:span text:style-name="T4">Al-Daawah</text:span><text:span text:style-name="T3"> dergisinde bugüne kadar Harun Yahya'n</text:span><text:span text:style-name="T2">ı</text:span><text:span text:style-name="T3">n onlarca makalesi yay</text:span><text:span text:style-name="T2">ı</text:span><text:span text:style-name="T3">nlanm</text:span><text:span text:style-name="T2">ı</text:span><text:span text:style-name="T3">şt</text:span><text:span text:style-name="T2">ı</text:span><text:span text:style-name="T3">r. 11 y</text:span><text:span text:style-name="T2">ı</text:span><text:span text:style-name="T3">ll</text:span><text:span text:style-name="T2">ı</text:span><text:span text:style-name="T3">k yay</text:span><text:span text:style-name="T2">ı</text:span><text:span text:style-name="T3">n hayat</text:span><text:span text:style-name="T2">ı</text:span><text:span text:style-name="T3"> olan bu dergide Harun Yahya'n</text:span><text:span text:style-name="T2">ı</text:span><text:span text:style-name="T3">n bilimsel, imani ve siyasi makalelerinin yan</text:span><text:span text:style-name="T2">ı</text:span><text:span text:style-name="T3"> s</text:span><text:span text:style-name="T2">ı</text:span><text:span text:style-name="T3">ra röportajlar</text:span><text:span text:style-name="T2">ı</text:span><text:span text:style-name="T3"> da yer alm</text:span><text:span text:style-name="T2">ı</text:span><text:span text:style-name="T3">şt</text:span><text:span text:style-name="T2">ı</text:span><text:span text:style-name="T3">r. </text:span></text:p>
      <text:p text:style-name="P90"/>
      <text:p text:style-name="P100"><text:soft-page-break/><text:span text:style-name="T3">"Allah'a Çağr</text:span><text:span text:style-name="T2">ı</text:span><text:span text:style-name="T3">'da İnternetin Önemi" başl</text:span><text:span text:style-name="T2">ı</text:span><text:span text:style-name="T3">kl</text:span><text:span text:style-name="T2">ı</text:span><text:span text:style-name="T3"> röportajda Harun Yahya, internet kullan</text:span><text:span text:style-name="T2">ı</text:span><text:span text:style-name="T3">m</text:span><text:span text:style-name="T2">ı</text:span><text:span text:style-name="T3">n</text:span><text:span text:style-name="T2">ı</text:span><text:span text:style-name="T3">n gerçek İslam ahlakının tan</text:span><text:span text:style-name="T2">ı</text:span><text:span text:style-name="T3">nmas</text:span><text:span text:style-name="T2">ı</text:span><text:span text:style-name="T3">na vesile olduğunu şu sözleriyle belirtmiştir:</text:span><text:span text:style-name="T4"> "Bugün Bat</text:span><text:span text:style-name="T5">ı</text:span><text:span text:style-name="T4"> dünyas</text:span><text:span text:style-name="T5">ı</text:span><text:span text:style-name="T4">nda İslam'a karş</text:span><text:span text:style-name="T5">ı</text:span><text:span text:style-name="T4"> gittikçe artan bir ilgi var. İslam ahlak</text:span><text:span text:style-name="T5">ı</text:span><text:span text:style-name="T4">n</text:span><text:span text:style-name="T5">ı</text:span><text:span text:style-name="T4">n herkese doğru ve bilinçli bir şekilde iletilmesi, bu ilgiyi art</text:span><text:span text:style-name="T5">ı</text:span><text:span text:style-name="T4">racak ve insanlar</text:span><text:span text:style-name="T5">ı</text:span><text:span text:style-name="T4">n gerçek İslam'</text:span><text:span text:style-name="T5">ı</text:span><text:span text:style-name="T4"> tan</text:span><text:span text:style-name="T5">ı</text:span><text:span text:style-name="T4">malar</text:span><text:span text:style-name="T5">ı</text:span><text:span text:style-name="T4">na vesile olacakt</text:span><text:span text:style-name="T5">ı</text:span><text:span text:style-name="T4">r... İnternet teknolojisinin İslam ahlak</text:span><text:span text:style-name="T5">ı</text:span><text:span text:style-name="T4">n</text:span><text:span text:style-name="T5">ı</text:span><text:span text:style-name="T4">n yay</text:span><text:span text:style-name="T5">ı</text:span><text:span text:style-name="T4">lmas</text:span><text:span text:style-name="T5">ı</text:span><text:span text:style-name="T4"> amac</text:span><text:span text:style-name="T5">ı</text:span><text:span text:style-name="T4">yla daha etkin şekilde kullan</text:span><text:span text:style-name="T5">ı</text:span><text:span text:style-name="T4">lmas</text:span><text:span text:style-name="T5">ı</text:span><text:span text:style-name="T4"> gerektiğine inan</text:span><text:span text:style-name="T5">ı</text:span><text:span text:style-name="T4">yorum."</text:span></text:p>
      <text:p text:style-name="P90">Dergide yer alan diğer bazı makalelerin başlıklarıysa şöyledir:</text:p>
      <text:p text:style-name="P100"><text:span text:style-name="T3">"Evrenin Yarat</text:span><text:span text:style-name="T2">ı</text:span><text:span text:style-name="T3">l</text:span><text:span text:style-name="T2">ı</text:span><text:span text:style-name="T3">ş</text:span><text:span text:style-name="T2">ı</text:span><text:span text:style-name="T3">", Mayıs 2002</text:span></text:p>
      <text:p text:style-name="P100"><text:span text:style-name="T3">"Bilim Adamlar</text:span><text:span text:style-name="T2">ı</text:span><text:span text:style-name="T3"> Allah'</text:span><text:span text:style-name="T2">ı</text:span><text:span text:style-name="T3">n Varl</text:span><text:span text:style-name="T2">ı</text:span><text:span text:style-name="T3">ğ</text:span><text:span text:style-name="T2">ı</text:span><text:span text:style-name="T3">n</text:span><text:span text:style-name="T2">ı</text:span><text:span text:style-name="T3"> Tasdik Ediyor", Haziran 2002</text:span></text:p>
      <text:p text:style-name="P100"><text:span text:style-name="T3">"Allah'</text:span><text:span text:style-name="T2">ı</text:span><text:span text:style-name="T3">n Apaç</text:span><text:span text:style-name="T2">ı</text:span><text:span text:style-name="T3">k Varl</text:span><text:span text:style-name="T2">ı</text:span><text:span text:style-name="T3">ğ</text:span><text:span text:style-name="T2">ı</text:span><text:span text:style-name="T3">", Ekim 2002</text:span></text:p>
      <text:p text:style-name="P100"><text:span text:style-name="T3">"İsrailliler'e Çağr</text:span><text:span text:style-name="T2">ı</text:span><text:span text:style-name="T3">", Ocak 2003</text:span></text:p>
      <text:p text:style-name="P100"><text:span text:style-name="T3">"Ölümden Al</text:span><text:span text:style-name="T2">ı</text:span><text:span text:style-name="T3">nacak Ders", May</text:span><text:span text:style-name="T2">ı</text:span><text:span text:style-name="T3">s 2003</text:span></text:p>
      <text:p text:style-name="P90">"Allah Evreni Yoktan Var Etmiştir", Eylül 2003</text:p>
      <text:p text:style-name="P1"/>
      <text:p text:style-name="P100"><text:span text:style-name="T3">Harun Yahya'n</text:span><text:span text:style-name="T2">ı</text:span><text:span text:style-name="T3">n dergide yer alan bilimsel makaleleri, okuyucunun ufkunu açmay</text:span><text:span text:style-name="T2">ı</text:span><text:span text:style-name="T3"> ve ona Allah'</text:span><text:span text:style-name="T2">ı</text:span><text:span text:style-name="T3">n yaratma sanat</text:span><text:span text:style-name="T2">ı</text:span><text:span text:style-name="T3">n</text:span><text:span text:style-name="T2">ı</text:span><text:span text:style-name="T3">n mükemmelliğini göstermeyi hedeflemektedir. </text:span></text:p>
      <text:p text:style-name="P100"><text:span text:style-name="T3">Derginin Eylül 2004 say</text:span><text:span text:style-name="T2">ı</text:span><text:span text:style-name="T3">s</text:span><text:span text:style-name="T2">ı</text:span><text:span text:style-name="T3">nda kapaktan verilen "Gözdeki Mucizeler" başl</text:span><text:span text:style-name="T2">ı</text:span><text:span text:style-name="T3">kl</text:span><text:span text:style-name="T2">ı</text:span><text:span text:style-name="T3"> makalesinde Harun Yahya şu sat</text:span><text:span text:style-name="T2">ı</text:span><text:span text:style-name="T3">rlar</text:span><text:span text:style-name="T2">ı</text:span><text:span text:style-name="T3"> yazm</text:span><text:span text:style-name="T2">ı</text:span><text:span text:style-name="T3">şt</text:span><text:span text:style-name="T2">ı</text:span><text:span text:style-name="T3">r:</text:span></text:p>
      <text:p text:style-name="P86"><text:span text:style-name="T3">"Evrimciler taraf</text:span><text:span text:style-name="T2">ı</text:span><text:span text:style-name="T3">ndan öne sürülen "tesadüf" aç</text:span><text:span text:style-name="T2">ı</text:span><text:span text:style-name="T3">klamas</text:span><text:span text:style-name="T2">ı</text:span><text:span text:style-name="T3">n</text:span><text:span text:style-name="T2">ı</text:span><text:span text:style-name="T3"> ele alal</text:span><text:span text:style-name="T2">ı</text:span><text:span text:style-name="T3">m:</text:span></text:p>
      <text:p text:style-name="P86"><text:span text:style-name="T3">Gözler nas</text:span><text:span text:style-name="T2">ı</text:span><text:span text:style-name="T3">l olur da daha önce gözü olmayan bir canl</text:span><text:span text:style-name="T2">ı</text:span><text:span text:style-name="T3">da rastlant</text:span><text:span text:style-name="T2">ı</text:span><text:span text:style-name="T3"> sonucu oluşabilir? Göze tam uygun boyutta iki göz çukuru kafatas</text:span><text:span text:style-name="T2">ı</text:span><text:span text:style-name="T3">nda tesadüfen var olabilir mi? Iş</text:span><text:span text:style-name="T2">ı</text:span><text:span text:style-name="T3">ğ</text:span><text:span text:style-name="T2">ı</text:span><text:span text:style-name="T3"> alg</text:span><text:span text:style-name="T2">ı</text:span><text:span text:style-name="T3">lay</text:span><text:span text:style-name="T2">ı</text:span><text:span text:style-name="T3">p, gözün arka duvar</text:span><text:span text:style-name="T2">ı</text:span><text:span text:style-name="T3">na yans</text:span><text:span text:style-name="T2">ı</text:span><text:span text:style-name="T3">tan iki lens, tesadüf eseri mi oluşmuşlard</text:span><text:span text:style-name="T2">ı</text:span><text:span text:style-name="T3">r? Gözlerin hareketini sağlayan göz kaslar</text:span><text:span text:style-name="T2">ı</text:span><text:span text:style-name="T3"> kendi kendilerine mi var olmuşlard</text:span><text:span text:style-name="T2">ı</text:span><text:span text:style-name="T3">r? Gözleri beyne bağlayan sinirler aniden kendi kendilerine mi ortaya ç</text:span><text:span text:style-name="T2">ı</text:span><text:span text:style-name="T3">km</text:span><text:span text:style-name="T2">ı</text:span><text:span text:style-name="T3">şlard</text:span><text:span text:style-name="T2">ı</text:span><text:span text:style-name="T3">r?</text:span></text:p>
      <text:p text:style-name="P86"><text:span text:style-name="T3">Tüm bunlar</text:span><text:span text:style-name="T2">ı</text:span><text:span text:style-name="T3">n yan</text:span><text:span text:style-name="T2">ı</text:span><text:span text:style-name="T3"> s</text:span><text:span text:style-name="T2">ı</text:span><text:span text:style-name="T3">ra gözlerin kurumas</text:span><text:span text:style-name="T2">ı</text:span><text:span text:style-name="T3">na engel olan gözyaş</text:span><text:span text:style-name="T2">ı</text:span><text:span text:style-name="T3"> bezleri de mi tesadüfen ortaya ç</text:span><text:span text:style-name="T2">ı</text:span><text:span text:style-name="T3">km</text:span><text:span text:style-name="T2">ı</text:span><text:span text:style-name="T3">şlard</text:span><text:span text:style-name="T2">ı</text:span><text:span text:style-name="T3">r? Ve gözleri toz ve diğer yabanc</text:span><text:span text:style-name="T2">ı</text:span><text:span text:style-name="T3"> maddelerden koruyan kaş ve kirpikler rastlant</text:span><text:span text:style-name="T2">ı</text:span><text:span text:style-name="T3"> sonucu mu var olmuşlard</text:span><text:span text:style-name="T2">ı</text:span><text:span text:style-name="T3">r?</text:span></text:p>
      <text:p text:style-name="P86"><text:span text:style-name="T3">Tüm bu sorulara verilecek kesin cevap "hay</text:span><text:span text:style-name="T2">ı</text:span><text:span text:style-name="T3">r"d</text:span><text:span text:style-name="T2">ı</text:span><text:span text:style-name="T3">r. Hatta Darwin'in kendisi bile bu gerçeği itiraf etmiştir."</text:span></text:p>
      <text:p text:style-name="P1"/>
      <text:p text:style-name="P73">PAKİSTAN - Motherhood dergisi</text:p>
      <text:p text:style-name="P100"><text:span text:style-name="T9">P</text:span><text:span text:style-name="T3">akistan'da İngilizce olarak yay</text:span><text:span text:style-name="T2">ı</text:span><text:span text:style-name="T3">nlanan </text:span><text:span text:style-name="T4">Motherhood</text:span><text:span text:style-name="T3"> dergisi, yayın hayatı boyunca HarunYahya'nın makalelerini düzenli olarak yayınlamıştır. Harun Yahya'n</text:span><text:span text:style-name="T2">ı</text:span><text:span text:style-name="T3">n </text:span><text:span text:style-name="T4">Dünya Hayat</text:span><text:span text:style-name="T5">ı</text:span><text:span text:style-name="T4">n</text:span><text:span text:style-name="T5">ı</text:span><text:span text:style-name="T4">n Gerçeği</text:span><text:span text:style-name="T3">, </text:span><text:span text:style-name="T4">Kavimlerin Helak</text:span><text:span text:style-name="T5">ı</text:span><text:span text:style-name="T3">, </text:span><text:span text:style-name="T4">Evrenin Yarat</text:span><text:span text:style-name="T5">ı</text:span><text:span text:style-name="T4">l</text:span><text:span text:style-name="T5">ı</text:span><text:span text:style-name="T4">ş</text:span><text:span text:style-name="T5">ı</text:span><text:span text:style-name="T3"> gibi en çok okunan eserlerinin tan</text:span><text:span text:style-name="T2">ı</text:span><text:span text:style-name="T3">t</text:span><text:span text:style-name="T2">ı</text:span><text:span text:style-name="T3">mlar</text:span><text:span text:style-name="T2">ı</text:span><text:span text:style-name="T3"> da bu dergide yer almaktadır. </text:span></text:p>
      <text:p text:style-name="P102"/>
      <text:p text:style-name="P90">Okuyuculardan gelen yoğun istek üzerine derginin editörü, Harun Yahya'ya gönderdiği bir mektubunda, doyurucu bilgiler içeren makalelerin dergilerinde yayınlanmasından duydukları memnuniyeti şu sözlerle dile getirmiştir:</text:p>
      <text:p text:style-name="P86"><text:span text:style-name="T3">Say</text:span><text:span text:style-name="T2">ı</text:span><text:span text:style-name="T3">n Harun Yahya,</text:span></text:p>
      <text:p text:style-name="P86"><text:span text:style-name="T3">Muhteşem bilgi birikiminizi okuyucular</text:span><text:span text:style-name="T2">ı</text:span><text:span text:style-name="T3">m</text:span><text:span text:style-name="T2">ı</text:span><text:span text:style-name="T3">zla paylaşt</text:span><text:span text:style-name="T2">ı</text:span><text:span text:style-name="T3">ğ</text:span><text:span text:style-name="T2">ı</text:span><text:span text:style-name="T3">n</text:span><text:span text:style-name="T2">ı</text:span><text:span text:style-name="T3">z için size en derin şükranlar</text:span><text:span text:style-name="T2">ı</text:span><text:span text:style-name="T3">m</text:span><text:span text:style-name="T2">ı</text:span><text:span text:style-name="T3">z</text:span><text:span text:style-name="T2">ı</text:span><text:span text:style-name="T3"> sunar</text:span><text:span text:style-name="T2">ı</text:span><text:span text:style-name="T3">z. Biz </text:span><text:span text:style-name="T8">Motherhood</text:span><text:span text:style-name="T3"> olarak sizden bilgilendirici çal</text:span><text:span text:style-name="T2">ı</text:span><text:span text:style-name="T3">şmalar</text:span><text:span text:style-name="T2">ı</text:span><text:span text:style-name="T3">n</text:span><text:span text:style-name="T2">ı</text:span><text:span text:style-name="T3">z</text:span><text:span text:style-name="T2">ı</text:span><text:span text:style-name="T3">n devam</text:span><text:span text:style-name="T2">ı</text:span><text:span text:style-name="T3">n</text:span><text:span text:style-name="T2">ı</text:span><text:span text:style-name="T3"> bekliyoruz. </text:span></text:p>
      <text:p text:style-name="P86"><text:soft-page-break/><text:span text:style-name="T3">Sayg</text:span><text:span text:style-name="T2">ı</text:span><text:span text:style-name="T3">lar</text:span><text:span text:style-name="T2">ı</text:span><text:span text:style-name="T3">m</text:span><text:span text:style-name="T2">ı</text:span><text:span text:style-name="T3">zla, </text:span></text:p>
      <text:p text:style-name="P83">Saadia Haseeb, Editör</text:p>
      <text:p text:style-name="P1"/>
      <text:p text:style-name="P80"/>
      <text:p text:style-name="P54">NİJERYA - Weekly Trust Newspaper</text:p>
      <text:p text:style-name="P100"><text:span text:style-name="T9">N</text:span><text:span text:style-name="T3">ijerya'da bas</text:span><text:span text:style-name="T2">ı</text:span><text:span text:style-name="T3">l</text:span><text:span text:style-name="T2">ı</text:span><text:span text:style-name="T3">p, dağ</text:span><text:span text:style-name="T2">ı</text:span><text:span text:style-name="T3">t</text:span><text:span text:style-name="T2">ı</text:span><text:span text:style-name="T3">m</text:span><text:span text:style-name="T2">ı</text:span><text:span text:style-name="T3"> yap</text:span><text:span text:style-name="T2">ı</text:span><text:span text:style-name="T3">lan </text:span><text:span text:style-name="T4">Weekly Trust</text:span><text:span text:style-name="T3"> adl</text:span><text:span text:style-name="T2">ı</text:span><text:span text:style-name="T3"> haftal</text:span><text:span text:style-name="T2">ı</text:span><text:span text:style-name="T3">k gazete, Harun Yahya'n</text:span><text:span text:style-name="T2">ı</text:span><text:span text:style-name="T3">n en önemli eserlerinden biri olan ve halen en çok sat</text:span><text:span text:style-name="T2">ı</text:span><text:span text:style-name="T3">lan kitaplar</text:span><text:span text:style-name="T2">ı</text:span><text:span text:style-name="T3"> aras</text:span><text:span text:style-name="T2">ı</text:span><text:span text:style-name="T3">nda yer alan </text:span><text:span text:style-name="T4">Evrim Aldatmacas</text:span><text:span text:style-name="T5">ı</text:span><text:span text:style-name="T3">'n</text:span><text:span text:style-name="T2">ı</text:span><text:span text:style-name="T3"> seri halinde yay</text:span><text:span text:style-name="T2">ı</text:span><text:span text:style-name="T3">nlam</text:span><text:span text:style-name="T2">ı</text:span><text:span text:style-name="T3">şt</text:span><text:span text:style-name="T2">ı</text:span><text:span text:style-name="T3">r. </text:span></text:p>
      <text:p text:style-name="P1"/>
      <text:p text:style-name="P73">GUYANA - THE MUSLIM JOURNAL</text:p>
      <text:p text:style-name="P100"><text:span text:style-name="T9">G</text:span><text:span text:style-name="T3">uyana Genç Müslümanlar Birliği'nin yay</text:span><text:span text:style-name="T2">ı</text:span><text:span text:style-name="T3">n</text:span><text:span text:style-name="T2">ı</text:span><text:span text:style-name="T3"> olan </text:span><text:span text:style-name="T4">The Muslim Journal d</text:span><text:span text:style-name="T3">ergisinin Ekim-Kas</text:span><text:span text:style-name="T2">ı</text:span><text:span text:style-name="T3">m 2001 say</text:span><text:span text:style-name="T2">ı</text:span><text:span text:style-name="T3">s</text:span><text:span text:style-name="T2">ı</text:span><text:span text:style-name="T3">nda Harun Yahya'n</text:span><text:span text:style-name="T2">ı</text:span><text:span text:style-name="T3">n "Üstünlük Soya Değil, Takvaya Göredir" başl</text:span><text:span text:style-name="T2">ı</text:span><text:span text:style-name="T3">kl</text:span><text:span text:style-name="T2">ı</text:span><text:span text:style-name="T3"> makalesi yay</text:span><text:span text:style-name="T2">ı</text:span><text:span text:style-name="T3">nlanm</text:span><text:span text:style-name="T2">ı</text:span><text:span text:style-name="T3">şt</text:span><text:span text:style-name="T2">ı</text:span><text:span text:style-name="T3">r. </text:span></text:p>
      <text:p text:style-name="P1"/>
      <text:p text:style-name="P73">PAKİSTAN - Albalagh International</text:p>
      <text:p text:style-name="P100"><text:span text:style-name="T9">P</text:span><text:span text:style-name="T3">akistan Karaçi İslam Üniversitesi'nin yay</text:span><text:span text:style-name="T2">ı</text:span><text:span text:style-name="T3">n</text:span><text:span text:style-name="T2">ı</text:span><text:span text:style-name="T3"> olan </text:span><text:span text:style-name="T4">Albalagh International</text:span><text:span text:style-name="T3"> dergisi 1999 Ağustos ay</text:span><text:span text:style-name="T2">ı</text:span><text:span text:style-name="T3">ndan itibaren düzenli olarak Harun Yahya'n</text:span><text:span text:style-name="T2">ı</text:span><text:span text:style-name="T3">n makalelerine yer vermektedir. Bu makalelerden baz</text:span><text:span text:style-name="T2">ı</text:span><text:span text:style-name="T3"> başl</text:span><text:span text:style-name="T2">ı</text:span><text:span text:style-name="T3">klar şöyledir: </text:span></text:p>
      <text:p text:style-name="P90">"Evrenin Genişlemesi", Mart 2000</text:p>
      <text:p text:style-name="P100"><text:span text:style-name="T3">"Yağmur Hakk</text:span><text:span text:style-name="T2">ı</text:span><text:span text:style-name="T3">nda", Nisan 2000</text:span></text:p>
      <text:p text:style-name="P90">"Geçmiş Medeniyetler", Haziran 2000</text:p>
      <text:p text:style-name="P90">"Samimi Ameller", Ağustos 2000</text:p>
      <text:p text:style-name="P90">"Derin Düşünmek", Eylül 2000</text:p>
      <text:p text:style-name="P90">"Vücudumuzdaki Mekanizma", Şubat 2001</text:p>
      <text:p text:style-name="P90">"Din Ahlakının Yaşanmadığı Toplumlardaki Bozulma", Nisan 2002</text:p>
      <text:p text:style-name="P100"><text:span text:style-name="T4">Albalagh International </text:span><text:span text:style-name="T3">dergisinin editörü ve aynı zamanda Pakistan Din İşleri Bakanı olan Muhammad Wali Raazi, Harun Yahya'ya iletilmek üzere yazd</text:span><text:span text:style-name="T2">ı</text:span><text:span text:style-name="T3">ğ</text:span><text:span text:style-name="T2">ı</text:span><text:span text:style-name="T3"> bir mesaj</text:span><text:span text:style-name="T2">ı</text:span><text:span text:style-name="T3">nda yazara karş</text:span><text:span text:style-name="T2">ı</text:span><text:span text:style-name="T3"> övgülerini şu sözlerle dile getirmiştir:</text:span></text:p>
      <text:p text:style-name="P86"><text:span text:style-name="T3">"Harun Yahya'n</text:span><text:span text:style-name="T2">ı</text:span><text:span text:style-name="T3">n makalelerini her ay düzenli yayınlıyorum... Lütfen övgülerimi ve iyi dileklerimi Harun Yahya kardeşime iletin. Yak</text:span><text:span text:style-name="T2">ı</text:span><text:span text:style-name="T3">n bir zaman önce ulusal bir seminerde onun çal</text:span><text:span text:style-name="T2">ı</text:span><text:span text:style-name="T3">şmalar</text:span><text:span text:style-name="T2">ı</text:span><text:span text:style-name="T3"> üzerine konuşma yapt</text:span><text:span text:style-name="T2">ı</text:span><text:span text:style-name="T3">m. Materyalizm aldatmacas</text:span><text:span text:style-name="T2">ı</text:span><text:span text:style-name="T3">n</text:span><text:span text:style-name="T2">ı</text:span><text:span text:style-name="T3">n ortaya ç</text:span><text:span text:style-name="T2">ı</text:span><text:span text:style-name="T3">kar</text:span><text:span text:style-name="T2">ı</text:span><text:span text:style-name="T3">lmas</text:span><text:span text:style-name="T2">ı</text:span><text:span text:style-name="T3">ndaki değerli katk</text:span><text:span text:style-name="T2">ı</text:span><text:span text:style-name="T3">lar</text:span><text:span text:style-name="T2">ı</text:span><text:span text:style-name="T3">ndan bahsettim. Yaz</text:span><text:span text:style-name="T2">ı</text:span><text:span text:style-name="T3">lar</text:span><text:span text:style-name="T2">ı</text:span><text:span text:style-name="T3">ndan daha fazla gönderebilirseniz çok minnettar olacağ</text:span><text:span text:style-name="T2">ı</text:span><text:span text:style-name="T3">m. Bütün yaz</text:span><text:span text:style-name="T2">ı</text:span><text:span text:style-name="T3">lar</text:span><text:span text:style-name="T2">ı</text:span><text:span text:style-name="T3"> büyük bir memnuniyetle yay</text:span><text:span text:style-name="T2">ı</text:span><text:span text:style-name="T3">nlanacakt</text:span><text:span text:style-name="T2">ı</text:span><text:span text:style-name="T3">r." </text:span></text:p>
      <text:p text:style-name="P1"/>
      <text:p text:style-name="P73">yemen - Althaqafiah</text:p>
      <text:p text:style-name="P100"><text:span text:style-name="T9">Y</text:span><text:span text:style-name="T3">emen'de Arapça yay</text:span><text:span text:style-name="T2">ı</text:span><text:span text:style-name="T3">n yapan </text:span><text:span text:style-name="T4">Althaqafiah</text:span><text:span text:style-name="T3"> gazetesinde Harun Yahya ile yap</text:span><text:span text:style-name="T2">ı</text:span><text:span text:style-name="T3">lan bir röportaj yay</text:span><text:span text:style-name="T2">ı</text:span><text:span text:style-name="T3">nlanm</text:span><text:span text:style-name="T2">ı</text:span><text:span text:style-name="T3">şt</text:span><text:span text:style-name="T2">ı</text:span><text:span text:style-name="T3">r. Ayr</text:span><text:span text:style-name="T2">ı</text:span><text:span text:style-name="T3">ca Harun Yahya'n</text:span><text:span text:style-name="T2">ı</text:span><text:span text:style-name="T3">n Arapça makaleleri de bu gazetede zaman zaman yay</text:span><text:span text:style-name="T2">ı</text:span><text:span text:style-name="T3">nlanmaya devam etmektedir. </text:span></text:p>
      <text:p text:style-name="P73"/>
      <text:p text:style-name="P73">AZERBAYCAN - KHAZAR VIEW</text:p>
      <text:p text:style-name="P67"><text:span text:style-name="T9">H</text:span><text:span text:style-name="T3">azar Üniversitesi'nin 1995 y</text:span><text:span text:style-name="T2">ı</text:span><text:span text:style-name="T3">l</text:span><text:span text:style-name="T2">ı</text:span><text:span text:style-name="T3">ndan beri iki ayda bir Azerice, İngilizce ve Rusça olmak üzere üç dilde yay</text:span><text:span text:style-name="T2">ı</text:span><text:span text:style-name="T3">nlad</text:span><text:span text:style-name="T2">ı</text:span><text:span text:style-name="T3">ğ</text:span><text:span text:style-name="T2">ı</text:span><text:span text:style-name="T3"> ayl</text:span><text:span text:style-name="T2">ı</text:span><text:span text:style-name="T3">k akademik dergide Harun Yahya'n</text:span><text:span text:style-name="T2">ı</text:span><text:span text:style-name="T3">n </text:span><text:span text:style-name="T4">Evrim Aldatmacas</text:span><text:span text:style-name="T5">ı</text:span><text:span text:style-name="T3"> adl</text:span><text:span text:style-name="T2">ı</text:span><text:span text:style-name="T3"> kitab</text:span><text:span text:style-name="T2">ı</text:span><text:span text:style-name="T3"> yaz</text:span><text:span text:style-name="T2">ı</text:span><text:span text:style-name="T3"> dizisi olarak yay</text:span><text:span text:style-name="T2">ı</text:span><text:span text:style-name="T3">nlanm</text:span><text:span text:style-name="T2">ı</text:span><text:span text:style-name="T3">şt</text:span><text:span text:style-name="T2">ı</text:span><text:span text:style-name="T3">r.</text:span></text:p>
      <text:p text:style-name="P1"/>
      <text:p text:style-name="P80"/>
      <text:p text:style-name="P55">BİRLEŞİK ARAP EMİRLİKLERİ- Arabia Magazine:</text:p>
      <text:p text:style-name="P73"/>
      <text:p text:style-name="P67"><text:span text:style-name="T9">K</text:span><text:span text:style-name="T3">örfez ülkelerine dağ</text:span><text:span text:style-name="T2">ı</text:span><text:span text:style-name="T3">t</text:span><text:span text:style-name="T2">ı</text:span><text:span text:style-name="T3">m</text:span><text:span text:style-name="T2">ı</text:span><text:span text:style-name="T3"> yap</text:span><text:span text:style-name="T2">ı</text:span><text:span text:style-name="T3">lan ve Malayalam dilinde bas</text:span><text:span text:style-name="T2">ı</text:span><text:span text:style-name="T3">lan Birleşik Arap Emirlikleri dergisi </text:span><text:span text:style-name="T4">El-Arabia Magazine</text:span><text:span text:style-name="T3">'de Harun Yahya'n</text:span><text:span text:style-name="T2">ı</text:span><text:span text:style-name="T3">n çeşitli makaleleri yay</text:span><text:span text:style-name="T2">ı</text:span><text:span text:style-name="T3">nlanm</text:span><text:span text:style-name="T2">ı</text:span><text:span text:style-name="T3">şt</text:span><text:span text:style-name="T2">ı</text:span><text:span text:style-name="T3">r. </text:span></text:p>
      <text:p text:style-name="P1"/>
      <text:p text:style-name="P73">SİNGAPUR - THE MUSLIM READER</text:p>
      <text:p text:style-name="P67"><text:span text:style-name="T9">S</text:span><text:span text:style-name="T3">ingapur'da İslamı Kabul Edenler Birliği taraf</text:span><text:span text:style-name="T2">ı</text:span><text:span text:style-name="T3">ndan ç</text:span><text:span text:style-name="T2">ı</text:span><text:span text:style-name="T3">kar</text:span><text:span text:style-name="T2">ı</text:span><text:span text:style-name="T3">lan sezonluk dergide Harun Yahya'n</text:span><text:span text:style-name="T2">ı</text:span><text:span text:style-name="T3">n "Irak Savaş</text:span><text:span text:style-name="T2">ı</text:span><text:span text:style-name="T3">'n</text:span><text:span text:style-name="T2">ı</text:span><text:span text:style-name="T3">n Perde Arkas</text:span><text:span text:style-name="T2">ı</text:span><text:span text:style-name="T3">" adl</text:span><text:span text:style-name="T2">ı</text:span><text:span text:style-name="T3"> makalesine yer verilmiştir. </text:span></text:p>
      <text:p text:style-name="P102"/>
      <text:p text:style-name="P73"><text:s/>SUUDİ ARABİSTAN - MUSLIM YOUTH</text:p>
      <text:p text:style-name="P100"><text:span text:style-name="T3">1975 y</text:span><text:span text:style-name="T2">ı</text:span><text:span text:style-name="T3">l</text:span><text:span text:style-name="T2">ı</text:span><text:span text:style-name="T3">nda kurulan Suudi Arabistan'</text:span><text:span text:style-name="T2">ı</text:span><text:span text:style-name="T3">n en büyük İslami vak</text:span><text:span text:style-name="T2">ı</text:span><text:span text:style-name="T3">flar</text:span><text:span text:style-name="T2">ı</text:span><text:span text:style-name="T3">ndan Dünya Müslüman Gençler Topluluğu'nun yay</text:span><text:span text:style-name="T2">ı</text:span><text:span text:style-name="T3">n</text:span><text:span text:style-name="T2">ı</text:span><text:span text:style-name="T3"> olan </text:span><text:span text:style-name="T4">Muslim Youth</text:span><text:span text:style-name="T3">'un Ekim 2003 say</text:span><text:span text:style-name="T2">ı</text:span><text:span text:style-name="T3">s</text:span><text:span text:style-name="T2">ı</text:span><text:span text:style-name="T3">nda Harun Yahya'n</text:span><text:span text:style-name="T2">ı</text:span><text:span text:style-name="T3">n "Hayvanlarda Göç ve Yön Bulma" başl</text:span><text:span text:style-name="T2">ı</text:span><text:span text:style-name="T3">kl</text:span><text:span text:style-name="T2">ı</text:span><text:span text:style-name="T3"> makalesi yay</text:span><text:span text:style-name="T2">ı</text:span><text:span text:style-name="T3">nlanm</text:span><text:span text:style-name="T2">ı</text:span><text:span text:style-name="T3">şt</text:span><text:span text:style-name="T2">ı</text:span><text:span text:style-name="T3">r.</text:span></text:p>
      <text:p text:style-name="P1"/>
      <text:p text:style-name="P73">TAYLAND - ISLAM SANTICHON EDUCATIONAL MAGAZINE</text:p>
      <text:p text:style-name="P67"><text:span text:style-name="T9">T</text:span><text:span text:style-name="T3">ayland'da Santichon Vakf</text:span><text:span text:style-name="T2">ı</text:span><text:span text:style-name="T3">'n</text:span><text:span text:style-name="T2">ı</text:span><text:span text:style-name="T3">n ayl</text:span><text:span text:style-name="T2">ı</text:span><text:span text:style-name="T3">k yay</text:span><text:span text:style-name="T2">ı</text:span><text:span text:style-name="T3">n</text:span><text:span text:style-name="T2">ı</text:span><text:span text:style-name="T3"> olan dergide 2003 y</text:span><text:span text:style-name="T2">ı</text:span><text:span text:style-name="T3">l</text:span><text:span text:style-name="T2">ı</text:span><text:span text:style-name="T3">ndan itibaren Harun Yahya'n</text:span><text:span text:style-name="T2">ı</text:span><text:span text:style-name="T3">n makalelerine düzenli olarak yer verilmektedir. Derginin yanda görülen, Eylül 2003 say</text:span><text:span text:style-name="T2">ı</text:span><text:span text:style-name="T3">s</text:span><text:span text:style-name="T2">ı</text:span><text:span text:style-name="T3">nda da Harun Yahya'n</text:span><text:span text:style-name="T2">ı</text:span><text:span text:style-name="T3">n tüm eserlerinin yer ald</text:span><text:span text:style-name="T2">ı</text:span><text:span text:style-name="T3">ğ</text:span><text:span text:style-name="T2">ı</text:span><text:span text:style-name="T3"> www.harunyahya.com sitesinin tan</text:span><text:span text:style-name="T2">ı</text:span><text:span text:style-name="T3">t</text:span><text:span text:style-name="T2">ı</text:span><text:span text:style-name="T3">m</text:span><text:span text:style-name="T2">ı</text:span><text:span text:style-name="T3"> yap</text:span><text:span text:style-name="T2">ı</text:span><text:span text:style-name="T3">lm</text:span><text:span text:style-name="T2">ı</text:span><text:span text:style-name="T3">şt</text:span><text:span text:style-name="T2">ı</text:span><text:span text:style-name="T3">r. Dergide yer alan bazı makaleler şunlardır:</text:span></text:p>
      <text:p text:style-name="P100"><text:span text:style-name="T3">"İslam Modern Bilimin Kaynağ</text:span><text:span text:style-name="T2">ı</text:span><text:span text:style-name="T3">d</text:span><text:span text:style-name="T2">ı</text:span><text:span text:style-name="T3">r", Haziran 2003</text:span></text:p>
      <text:p text:style-name="P90">"Çocuklar Darwin Yalan Söyledi", Ekim 2003</text:p>
      <text:p text:style-name="P100"><text:span text:style-name="T3">"Doğadaki Tasar</text:span><text:span text:style-name="T2">ı</text:span><text:span text:style-name="T3">m", Eylül 2003</text:span></text:p>
      <text:p text:style-name="P1"/>
      <text:p text:style-name="P73">AZERBAYCAN - PALITRA</text:p>
      <text:p text:style-name="P67"><text:span text:style-name="T9">A</text:span><text:span text:style-name="T3">zerbaycan'da yay</text:span><text:span text:style-name="T2">ı</text:span><text:span text:style-name="T3">nlanan </text:span><text:span text:style-name="T4">Palitra</text:span><text:span text:style-name="T3"> adl</text:span><text:span text:style-name="T2">ı</text:span><text:span text:style-name="T3"> gazetede, 2002 y</text:span><text:span text:style-name="T2">ı</text:span><text:span text:style-name="T3">l</text:span><text:span text:style-name="T2">ı</text:span><text:span text:style-name="T3">ndan itibaren düzenli olarak Harun Yahya'nın makaleleri yay</text:span><text:span text:style-name="T2">ı</text:span><text:span text:style-name="T3">nlanmaktad</text:span><text:span text:style-name="T2">ı</text:span><text:span text:style-name="T3">r. Bu gazete yine 18-19 Eylül 2002 tarihinde Harun Yahya ile yaptığı röportaj</text:span><text:span text:style-name="T2">ı</text:span><text:span text:style-name="T3"> tam sayfa olarak yay</text:span><text:span text:style-name="T2">ı</text:span><text:span text:style-name="T3">nlam</text:span><text:span text:style-name="T2">ı</text:span><text:span text:style-name="T3">şt</text:span><text:span text:style-name="T2">ı</text:span><text:span text:style-name="T3">r. "Hayat</text:span><text:span text:style-name="T2">ı</text:span><text:span text:style-name="T3">n</text:span><text:span text:style-name="T2">ı</text:span><text:span text:style-name="T3"> İslam'a Vakfeden Kişi" başl</text:span><text:span text:style-name="T2">ı</text:span><text:span text:style-name="T3">kl</text:span><text:span text:style-name="T2">ı</text:span><text:span text:style-name="T3"> bu röportajda Harun Yahya, çocukluğundan itibaren din ahlakına olan yönelişini ve kitap çal</text:span><text:span text:style-name="T2">ı</text:span><text:span text:style-name="T3">şmalar</text:span><text:span text:style-name="T2">ı</text:span><text:span text:style-name="T3">n</text:span><text:span text:style-name="T2">ı</text:span><text:span text:style-name="T3"> anlatm</text:span><text:span text:style-name="T2">ı</text:span><text:span text:style-name="T3">şt</text:span><text:span text:style-name="T2">ı</text:span><text:span text:style-name="T3">r.</text:span></text:p>
      <text:p text:style-name="P100"><text:span text:style-name="T3">Harun Yahya'nın </text:span><text:span text:style-name="T4">Palitra</text:span><text:span text:style-name="T3"> gazetesinde yayınlanan röportajından bazı bölümler şöyledir:</text:span></text:p>
      <text:p text:style-name="P86"><text:span text:style-name="T3">Çocukluğumdan beri insanlara Allah'</text:span><text:span text:style-name="T2">ı</text:span><text:span text:style-name="T3">n varl</text:span><text:span text:style-name="T2">ı</text:span><text:span text:style-name="T3">ğ</text:span><text:span text:style-name="T2">ı</text:span><text:span text:style-name="T3">n</text:span><text:span text:style-name="T2">ı</text:span><text:span text:style-name="T3">, Kuran'da bildirilen ahlak</text:span><text:span text:style-name="T2">ı</text:span><text:span text:style-name="T3">n ve ahiret hayat</text:span><text:span text:style-name="T2">ı</text:span><text:span text:style-name="T3">n</text:span><text:span text:style-name="T2">ı</text:span><text:span text:style-name="T3">n anlat</text:span><text:span text:style-name="T2">ı</text:span><text:span text:style-name="T3">lmas</text:span><text:span text:style-name="T2">ı</text:span><text:span text:style-name="T3"> gerektiğini düşünürdüm. Bu sebeple İslam tarihini, Peygamberimiz (sav)'in hayat</text:span><text:span text:style-name="T2">ı</text:span><text:span text:style-name="T3">n</text:span><text:span text:style-name="T2">ı</text:span><text:span text:style-name="T3"> ve sünnetini öğrendim, büyük İslam alimlerinin değerli eserlerini büyük bir titizlikle okudum ve bildiklerimi insanlara anlatmaya başlad</text:span><text:span text:style-name="T2">ı</text:span><text:span text:style-name="T3">m.</text:span></text:p>
      <text:p text:style-name="P86"><text:span text:style-name="T3">Hapis hayat</text:span><text:span text:style-name="T2">ı</text:span><text:span text:style-name="T3"> da baş</text:span><text:span text:style-name="T2">ı</text:span><text:span text:style-name="T3">m</text:span><text:span text:style-name="T2">ı</text:span><text:span text:style-name="T3">za gelen herşey gibi Allah'</text:span><text:span text:style-name="T2">ı</text:span><text:span text:style-name="T3">n yarattığ</text:span><text:span text:style-name="T2">ı</text:span><text:span text:style-name="T3"> bir s</text:span><text:span text:style-name="T2">ı</text:span><text:span text:style-name="T3">navd</text:span><text:span text:style-name="T2">ı</text:span><text:span text:style-name="T3">r ve çok büyük bir zevktir, güzelliktir.</text:span></text:p>
      <text:p text:style-name="P86"><text:span text:style-name="T3">Hiç kimsenin Allah'</text:span><text:span text:style-name="T2">ı</text:span><text:span text:style-name="T3">n kontrolü d</text:span><text:span text:style-name="T2">ı</text:span><text:span text:style-name="T3">ş</text:span><text:span text:style-name="T2">ı</text:span><text:span text:style-name="T3">nda herhangi bir insana zarar vermesi mümkün değil. Dolay</text:span><text:span text:style-name="T2">ı</text:span><text:span text:style-name="T3">s</text:span><text:span text:style-name="T2">ı</text:span><text:span text:style-name="T3">yla insan</text:span><text:span text:style-name="T2">ı</text:span><text:span text:style-name="T3"> hapse koyan da oradan ç</text:span><text:span text:style-name="T2">ı</text:span><text:span text:style-name="T3">karan da Allah't</text:span><text:span text:style-name="T2">ı</text:span><text:span text:style-name="T3">r." </text:span></text:p>
      <text:p text:style-name="P86"><text:span text:style-name="T3">Ben Darwinizm'in büyük bir aldatmaca olduğunu insanlara anlatman</text:span><text:span text:style-name="T2">ı</text:span><text:span text:style-name="T3">n her Müslüman</text:span><text:span text:style-name="T2">ı</text:span><text:span text:style-name="T3">n üzerine düşen büyük bir vazife olduğuna inan</text:span><text:span text:style-name="T2">ı</text:span><text:span text:style-name="T3">yorum.</text:span></text:p>
      <text:p text:style-name="P86"><text:soft-page-break/><text:span text:style-name="T3">Benim Darwinizm ile fikri mücadelem de Allah'</text:span><text:span text:style-name="T2">ı</text:span><text:span text:style-name="T3">n isteği ve ilham</text:span><text:span text:style-name="T2">ı</text:span><text:span text:style-name="T3"> ile mümkün olmuştur. Dolay</text:span><text:span text:style-name="T2">ı</text:span><text:span text:style-name="T3">s</text:span><text:span text:style-name="T2">ı</text:span><text:span text:style-name="T3">yla dünyada dinsizliğin ortadan kalkmas</text:span><text:span text:style-name="T2">ı</text:span><text:span text:style-name="T3"> ve yerine Kuran ahlak</text:span><text:span text:style-name="T2">ı</text:span><text:span text:style-name="T3">n</text:span><text:span text:style-name="T2">ı</text:span><text:span text:style-name="T3">n hakim olmas</text:span><text:span text:style-name="T2">ı</text:span><text:span text:style-name="T3"> için ilk aşamada dinsizliğin fikri temelinin ortadan kald</text:span><text:span text:style-name="T2">ı</text:span><text:span text:style-name="T3">r</text:span><text:span text:style-name="T2">ı</text:span><text:span text:style-name="T3">lmas</text:span><text:span text:style-name="T2">ı</text:span><text:span text:style-name="T3"> gerektiğini düşünüyorum. Bunu bana Allah gösterdi, ilham etti... Yirmi y</text:span><text:span text:style-name="T2">ı</text:span><text:span text:style-name="T3">la yak</text:span><text:span text:style-name="T2">ı</text:span><text:span text:style-name="T3">n bir zamand</text:span><text:span text:style-name="T2">ı</text:span><text:span text:style-name="T3">r devam eden fikri mücadelemiz çok güzel neticeler elde etmemizi sağlad</text:span><text:span text:style-name="T2">ı</text:span><text:span text:style-name="T3">… İnsanlar bu sapk</text:span><text:span text:style-name="T2">ı</text:span><text:span text:style-name="T3">n ideolojilerin çökmesiyle birlikte Allah'a ve hak din ahlakına yönelmeye başlad</text:span><text:span text:style-name="T2">ı</text:span><text:span text:style-name="T3">lar. Bu çok büyük bir tarihi gelişmedir. </text:span></text:p>
      <text:p text:style-name="P86"><text:span text:style-name="T3">Kötülerin ve kötülüklerin fikren yok edilmesi ve kötülerin kurduklar</text:span><text:span text:style-name="T2">ı</text:span><text:span text:style-name="T3"> ittifaklar</text:span><text:span text:style-name="T2">ı</text:span><text:span text:style-name="T3">n dağ</text:span><text:span text:style-name="T2">ı</text:span><text:span text:style-name="T3">lmas</text:span><text:span text:style-name="T2">ı</text:span><text:span text:style-name="T3"> için, inananlar</text:span><text:span text:style-name="T2">ı</text:span><text:span text:style-name="T3">n birleşmesi önemlidir. Ak</text:span><text:span text:style-name="T2">ı</text:span><text:span text:style-name="T3">ldan ç</text:span><text:span text:style-name="T2">ı</text:span><text:span text:style-name="T3">karmamak laz</text:span><text:span text:style-name="T2">ı</text:span><text:span text:style-name="T3">md</text:span><text:span text:style-name="T2">ı</text:span><text:span text:style-name="T3">r ki, İslam ahlak</text:span><text:span text:style-name="T2">ı</text:span><text:span text:style-name="T3">n</text:span><text:span text:style-name="T2">ı</text:span><text:span text:style-name="T3">n yay</text:span><text:span text:style-name="T2">ı</text:span><text:span text:style-name="T3">lmas</text:span><text:span text:style-name="T2">ı</text:span><text:span text:style-name="T3"> için çaba gösterenlerin en büyük yard</text:span><text:span text:style-name="T2">ı</text:span><text:span text:style-name="T3">mc</text:span><text:span text:style-name="T2">ı</text:span><text:span text:style-name="T3">s</text:span><text:span text:style-name="T2">ı</text:span><text:span text:style-name="T3"> ve destekçisi Yüce Allah't</text:span><text:span text:style-name="T2">ı</text:span><text:span text:style-name="T3">r. Bu çabalar</text:span><text:span text:style-name="T2">ı</text:span><text:span text:style-name="T3">n</text:span><text:span text:style-name="T2">ı</text:span><text:span text:style-name="T3">n karş</text:span><text:span text:style-name="T2">ı</text:span><text:span text:style-name="T3">l</text:span><text:span text:style-name="T2">ı</text:span><text:span text:style-name="T3">ğ</text:span><text:span text:style-name="T2">ı</text:span><text:span text:style-name="T3">n</text:span><text:span text:style-name="T2">ı</text:span><text:span text:style-name="T3"> Müslümanlar Allah Kat</text:span><text:span text:style-name="T2">ı</text:span><text:span text:style-name="T3">nda art</text:span><text:span text:style-name="T2">ı</text:span><text:span text:style-name="T3">r</text:span><text:span text:style-name="T2">ı</text:span><text:span text:style-name="T3">lm</text:span><text:span text:style-name="T2">ı</text:span><text:span text:style-name="T3">ş olarak alacaklard</text:span><text:span text:style-name="T2">ı</text:span><text:span text:style-name="T3">r. Samimi olan insanlara Allah, dünyada da çok güzel, huzurlu ve rahat bir hayat yaşat</text:span><text:span text:style-name="T2">ı</text:span><text:span text:style-name="T3">r. </text:span></text:p>
      <text:p text:style-name="P1"/>
      <text:p text:style-name="P73">Hİndİstan - IslamIc VoIce</text:p>
      <text:p text:style-name="P67"><text:span text:style-name="T9">I</text:span><text:span text:style-name="T4">slamic Voice</text:span><text:span text:style-name="T3">, Hindistan'da aylık olarak yayınlanan bir dergidir. Bu derginin Eylül 2000 tarihli sayısının "Kuran ve Bilim" bölümünde "Lut Gölü'ndeki Apaçık Deliller" başlığı altında bir Harun Yahya makalesi yayınlanmıştır. Bu makalede Lut kavminin nasıl helak olduğu arkeolojik delilleriyle birlikte incelenmiştir. Temmuz 2001 sayısında yine Harun Yahya'nın "Gözdeki Mucize" başlıklı makalesine yer verilmiştir. Dergide yazarın makaleleri düzenli olarak yayınlanmaya devam etmektedir.</text:span></text:p>
      <text:p text:style-name="P1"/>
      <text:p text:style-name="P73">İngİltere - Impact InternatIonal</text:p>
      <text:p text:style-name="P67"><text:span text:style-name="T10">I</text:span><text:span text:style-name="T4">mpact International, </text:span><text:span text:style-name="T3">Amerika, İngiltere, Kanada, Almanya, Kuveyt, Pakistan, Hindistan, Mauritus ve Sri Lanka başta olmak üzere toplam 18 ülkede yayınlanan bağımsız bir dergidir. 100 binin üstünde okuyucusu bulunan dergi, Mayıs 2001 tarihli sayısında Harun Yahya'nın "Kosova-Sırbistan-Makedonya Üçgeni" başlıklı makalesini yayınlamıştır. Bu makalede Balkanlar'da yaşanan son gelişmeler analiz edilmektedir.</text:span></text:p>
      <text:p text:style-name="P1"/>
      <text:p text:style-name="P90">Harun Yahya'nın, bu derginin Ağustos 2000 tarihli sayısında yayınlanan "OrtakMalzeme, Tasarım ve Yaratılış" başlıklı makalesinde ise Genom Projesi konusunda yaşanan son gelişmelere yer verilmiştir. Yazıda şu önemli bölümler yer almaktadır:</text:p>
      <text:p text:style-name="P83">"Bilindiği gibi içinde bulunduğumuz günlerde İnsan Genomu Projesi çerçevesinde insanlığın gen haritasının çıkarılması önemli bir bilimsel gelişme olmuştur. Ancak bu projenin bazı sonuçları kimi evrimci yayınlarca çarpıtılmaktadır. Şempanzelerin genlerinin insan genleri ile %98 benzerlik gösterdiği iddia edilmekte ve bunun maymunların insana yakın olduğunun ve dolayısıyla evrim teorisinin bir delili olduğu ileri sürülmektedir. Gerçekte bu, evrimcilerin, toplumun bu konulardaki bilgisizliğinden faydalanarak ortaya attıkları "sahte" bir delildir... Öncelikle belirtmek gerekir ki, evrimcilerin insan ve şempanze DNA'ları hakkında sık sık ileri sürdükleri %98 benzerlik kavramı aldatıcıdır. İnsanla şempanzenin genetik yapısının %98 birbirine benzer olduğunu iddia etmek için şu anda insanınki gibi şempanzenin de genetik haritasının çıkarılması, ikisinin karşılaştırılması ve bu karşılaştırma sonucunun elde edilmiş olması gerekir. Oysa elde böyle bir sonuç yoktur. Çünkü şu ana kadar yalnızca insanın genetik haritası çıkartılmıştır. Şempanze içinse henüz böyle bir <text:soft-page-break/>çalışma yapılmamıştır. Gerçekte, zaman zaman gündeme gelen insan ve maymun genlerinin %98 benzerliği yıllar önce kasıtlı olarak üretilmiş olan propaganda amaçlı bir slogandır..." </text:p>
      <text:p text:style-name="P73"/>
      <text:p text:style-name="P73">Tatarİstan - NovostI</text:p>
      <text:p text:style-name="P67"><text:span text:style-name="T9">R</text:span><text:span text:style-name="T3">usya Federasyonu'nda yaşayan Tatarları, siyasi ve kültürel alandaki önemli gelişmelerden haberdar etmeyi hedefleyen </text:span><text:span text:style-name="T4">Novosti</text:span><text:span text:style-name="T3">, aylık yayınlanan bir dergidir. Dergi 1993 yılında yayın hayatına başlamıştır ve uzun bir süredir Harun Yahya'nın makalelerini düzenli olarak yayınlamaktadır. Harun Yahya'nın bu dergide yer alan makaleleri genellikle, evrim teorisinin yanılgılarını, Darwinizm'in en temel iddialarının çökmüş olduğunu, evrendeki yaratılış delillerini ve İslam'ın inanç esaslarını ele almaktadır. </text:span></text:p>
      <text:p text:style-name="P1"/>
      <text:p text:style-name="P73">Kazakistan - Dil</text:p>
      <text:p text:style-name="P67"><text:span text:style-name="T9">K</text:span><text:span text:style-name="T3">azakça olarak yayınlanan </text:span><text:span text:style-name="T4">Dil</text:span><text:span text:style-name="T3"> gazetesi haftalık bir yayındır. Gazetenin 3 Mayıs 2002 tarihli sayısında, Harun Yahya'nın "Nuh Tufanı" konulu yazısında, Nuh Peygamberin Kıssasının Kuran'da ne şekilde anlatıldığı ele alınmıştır. </text:span></text:p>
      <text:p text:style-name="P1"/>
      <text:p text:style-name="P73">Rusya - TÜRK DÜNYASI</text:p>
      <text:p text:style-name="P67"><text:span text:style-name="T9">R</text:span><text:span text:style-name="T3">usça olarak yayınlanan </text:span><text:span text:style-name="T4">Türk Dünyası</text:span><text:span text:style-name="T3"> aylık bir dergidir. Derginin amacı, Rusya'da yaşayan Türkleri, Türk Dünyası'ndaki gelişmelerden ve Rusya'da gerçekleştirilen İslami aktivitelerden haberdar etmektir. Harun Yahya, derginin sürekli yazarlarından birisidir ve dergide Rusça makaleleri yer almaktadır. Dergide yayınlanan pek çok yazısından bazılarının başlıkları şöyledir: "İslam Terörü Lanetler", "Kavimlerin Helakı", "Evrim Teorisinin Çöküşü"...</text:span></text:p>
      <text:p text:style-name="P73"/>
      <text:p text:style-name="P73">Kazakİstan - JuldIz</text:p>
      <text:p text:style-name="P67"><text:span text:style-name="T9">H</text:span><text:span text:style-name="T3">arun Yahya'nın makalelerinin yayınlandığı bir diğer Kazakça dergi de, Kazakistan'ın en büyük dergilerinden birisi olan </text:span><text:span text:style-name="T4">Juldiz</text:span><text:span text:style-name="T3">'dir. Şubat 2002 tarihinde, dergide yayınlanan makalenin konusu Hz. İbrahim'in hayatıdır. Makalede şu bilgilere yer verilmektedir:</text:span></text:p>
      <text:p text:style-name="P83">"Hz. İbrahim Kuran'da çokça adı geçen ve Allah'ın tüm insanlığa örnek gösterdiği mübarek bir kişidir. Putlara tapan halkını Allah'a ibadet etmeye çağırmış ve Allah'tan korkup sakınmaları için onları uyarıp korkutmuştur. Buna rağmen halkı onun uyarılarını dinlememiş ve Hz.İbrahim'e başkaldırmıştır. Halkının baskısı arttığı zaman, Hz. İbrahim, eşi, Hz. Lut ve ona uyan az sayıda kişi ile birlikte başka topraklara hicret etmiştir." </text:p>
      <text:p text:style-name="P1"/>
      <text:p text:style-name="P73">BOSNA-HERSEK - PREPOROD</text:p>
      <text:p text:style-name="P67"><text:span text:style-name="T9">B</text:span><text:span text:style-name="T3">osna-Hersek Diyaneti'nin yay</text:span><text:span text:style-name="T2">ı</text:span><text:span text:style-name="T3">n</text:span><text:span text:style-name="T2">ı</text:span><text:span text:style-name="T3"> olan </text:span><text:span text:style-name="T4">Preporod</text:span><text:span text:style-name="T3">'da Harun Yahya'n</text:span><text:span text:style-name="T2">ı</text:span><text:span text:style-name="T3">n </text:span><text:span text:style-name="T4">Evrim Teorisinin Çöküşü</text:span><text:span text:style-name="T3"> adl</text:span><text:span text:style-name="T2">ı</text:span><text:span text:style-name="T3"> kitab</text:span><text:span text:style-name="T2">ı</text:span><text:span text:style-name="T3"> Boşnakça olarak seri halinde yay</text:span><text:span text:style-name="T2">ı</text:span><text:span text:style-name="T3">nlanm</text:span><text:span text:style-name="T2">ı</text:span><text:span text:style-name="T3">şt</text:span><text:span text:style-name="T2">ı</text:span><text:span text:style-name="T3">r. </text:span></text:p>
      <text:p text:style-name="P1"/>
      <text:p text:style-name="P73">MALEZYA - SERUAN MAGAZINE</text:p>
      <text:p text:style-name="P67"><text:span text:style-name="T9">M</text:span><text:span text:style-name="T3">alezya'da yay</text:span><text:span text:style-name="T2">ı</text:span><text:span text:style-name="T3">nlanan </text:span><text:span text:style-name="T4">Seruan Magazine</text:span><text:span text:style-name="T3">, Nisan 2004 say</text:span><text:span text:style-name="T2">ı</text:span><text:span text:style-name="T3">s</text:span><text:span text:style-name="T2">ı</text:span><text:span text:style-name="T3">nda Harun Yahya'n</text:span><text:span text:style-name="T2">ı</text:span><text:span text:style-name="T3">n "Kuran'</text:span><text:span text:style-name="T2">ı</text:span><text:span text:style-name="T3">n Bilimsel Mucizeleri: İnsan</text:span><text:span text:style-name="T2">ı</text:span><text:span text:style-name="T3">n Doğumu" başl</text:span><text:span text:style-name="T2">ı</text:span><text:span text:style-name="T3">kl</text:span><text:span text:style-name="T2">ı</text:span><text:span text:style-name="T3"> makalesini kapak konusu yapm</text:span><text:span text:style-name="T2">ı</text:span><text:span text:style-name="T3">şt</text:span><text:span text:style-name="T2">ı</text:span><text:span text:style-name="T3">r. Harun Yahya'nın yazıları dergide düzenli olarak yayınlanmaktadır. </text:span></text:p>
      <text:p text:style-name="P100"><text:soft-page-break/><text:span text:style-name="T3">Yazar, derginin Şubat 2004 say</text:span><text:span text:style-name="T2">ı</text:span><text:span text:style-name="T3">s</text:span><text:span text:style-name="T2">ı</text:span><text:span text:style-name="T3">nda şu sözlerle okuyuculara tan</text:span><text:span text:style-name="T2">ı</text:span><text:span text:style-name="T3">t</text:span><text:span text:style-name="T2">ı</text:span><text:span text:style-name="T3">lm</text:span><text:span text:style-name="T2">ı</text:span><text:span text:style-name="T3">şt</text:span><text:span text:style-name="T2">ı</text:span><text:span text:style-name="T3">r: </text:span></text:p>
      <text:p text:style-name="P86"><text:span text:style-name="T3">"200'den fazla kitab</text:span><text:span text:style-name="T2">ı</text:span><text:span text:style-name="T3">, 37 ayr</text:span><text:span text:style-name="T2">ı</text:span><text:span text:style-name="T3"> dilde yay</text:span><text:span text:style-name="T2">ı</text:span><text:span text:style-name="T3">nlanan Harun Yahya, siyasi, dini ve bilimsel konularda önemli çal</text:span><text:span text:style-name="T2">ı</text:span><text:span text:style-name="T3">şmalar</text:span><text:span text:style-name="T2">ı</text:span><text:span text:style-name="T3"> olan tan</text:span><text:span text:style-name="T2">ı</text:span><text:span text:style-name="T3">nm</text:span><text:span text:style-name="T2">ı</text:span><text:span text:style-name="T3">ş bir yazard</text:span><text:span text:style-name="T2">ı</text:span><text:span text:style-name="T3">r. Harun Yahya'n</text:span><text:span text:style-name="T2">ı</text:span><text:span text:style-name="T3">n kitaplar</text:span><text:span text:style-name="T2">ı</text:span><text:span text:style-name="T3"> Müslüman, gayri müslim, her yaştan, </text:span><text:span text:style-name="T2">ı</text:span><text:span text:style-name="T3">rktan ve milletten insana hitap etmekte ve tek bir amaçta birleşmektedir: Allah'</text:span><text:span text:style-name="T2">ı</text:span><text:span text:style-name="T3">n sonsuz varl</text:span><text:span text:style-name="T2">ı</text:span><text:span text:style-name="T3">ğ</text:span><text:span text:style-name="T2">ı</text:span><text:span text:style-name="T3">n</text:span><text:span text:style-name="T2">ı</text:span><text:span text:style-name="T3">n delillerini tan</text:span><text:span text:style-name="T2">ı</text:span><text:span text:style-name="T3">tarak okuyucular</text:span><text:span text:style-name="T2">ı</text:span><text:span text:style-name="T3">n zihinlerini açmak."</text:span></text:p>
      <text:p text:style-name="P100"><text:span text:style-name="T3">Yazar</text:span><text:span text:style-name="T2">ı</text:span><text:span text:style-name="T3">n bu dergide yay</text:span><text:span text:style-name="T2">ı</text:span><text:span text:style-name="T3">nlanan diğer makalelerinden bazılarının başl</text:span><text:span text:style-name="T2">ı</text:span><text:span text:style-name="T3">kları şöyledir:</text:span></text:p>
      <text:p text:style-name="P100"><text:span text:style-name="T3">Allah'</text:span><text:span text:style-name="T2">ı</text:span><text:span text:style-name="T3">n Yarat</text:span><text:span text:style-name="T2">ı</text:span><text:span text:style-name="T3">l</text:span><text:span text:style-name="T2">ı</text:span><text:span text:style-name="T3">ş Delilleri Üzerine Düşünmek</text:span></text:p>
      <text:p text:style-name="P100"><text:span text:style-name="T3">Gerçek İslam Ahlak</text:span><text:span text:style-name="T2">ı</text:span></text:p>
      <text:p text:style-name="P100"><text:span text:style-name="T3">Allah'</text:span><text:span text:style-name="T2">ı</text:span><text:span text:style-name="T3">n Apaç</text:span><text:span text:style-name="T2">ı</text:span><text:span text:style-name="T3">k Varl</text:span><text:span text:style-name="T2">ı</text:span><text:span text:style-name="T3">ğ</text:span><text:span text:style-name="T2">ı</text:span></text:p>
      <text:p text:style-name="P100"><text:span text:style-name="T3">Kuran'</text:span><text:span text:style-name="T2">ı</text:span><text:span text:style-name="T3">n Bilimsel Mucizeleri </text:span></text:p>
      <text:p text:style-name="P90">Evrenin Genişlemesi</text:p>
      <text:p text:style-name="P90"/>
      <text:p text:style-name="P73">BOSNA-HERSEK - KUN</text:p>
      <text:p text:style-name="P67"><text:span text:style-name="T9">B</text:span><text:span text:style-name="T3">osna-Hersek'in önde gelen gazetelerinden biri olan </text:span><text:span text:style-name="T4">Kun</text:span><text:span text:style-name="T3"> gazetesinde Harun Yahya'n</text:span><text:span text:style-name="T2">ı</text:span><text:span text:style-name="T3">n </text:span><text:span text:style-name="T4">Evrim Teorisinin Çöküşü</text:span><text:span text:style-name="T3"> adl</text:span><text:span text:style-name="T2">ı</text:span><text:span text:style-name="T3"> eserinin tan</text:span><text:span text:style-name="T2">ı</text:span><text:span text:style-name="T3">t</text:span><text:span text:style-name="T2">ı</text:span><text:span text:style-name="T3">m yaz</text:span><text:span text:style-name="T2">ı</text:span><text:span text:style-name="T3">s</text:span><text:span text:style-name="T2">ı</text:span><text:span text:style-name="T3"> yay</text:span><text:span text:style-name="T2">ı</text:span><text:span text:style-name="T3">nlanm</text:span><text:span text:style-name="T2">ı</text:span><text:span text:style-name="T3">şt</text:span><text:span text:style-name="T2">ı</text:span><text:span text:style-name="T3">r.</text:span></text:p>
      <text:p text:style-name="P73"/>
      <text:p text:style-name="P73">SİBİRYA - İHLAS GAZETESİ</text:p>
      <text:p text:style-name="P67"><text:span text:style-name="T9">S</text:span><text:span text:style-name="T3">ibirya yak</text:span><text:span text:style-name="T2">ı</text:span><text:span text:style-name="T3">nlar</text:span><text:span text:style-name="T2">ı</text:span><text:span text:style-name="T3">ndaki İseyk şehrinde yay</text:span><text:span text:style-name="T2">ı</text:span><text:span text:style-name="T3">nlanan </text:span><text:span text:style-name="T4">İhlas</text:span><text:span text:style-name="T3"> gazetesinde Harun Yahya'n</text:span><text:span text:style-name="T2">ı</text:span><text:span text:style-name="T3">n bilimsel ve imani içerikli makaleleri düzenli olarak yay</text:span><text:span text:style-name="T2">ı</text:span><text:span text:style-name="T3">nlanmaktad</text:span><text:span text:style-name="T2">ı</text:span><text:span text:style-name="T3">r.</text:span></text:p>
      <text:p text:style-name="P1"/>
      <text:p text:style-name="P73">ENDONEZYA - Suara Hidayatullah</text:p>
      <text:p text:style-name="P67"><text:span text:style-name="T9">A</text:span><text:span text:style-name="T3">yl</text:span><text:span text:style-name="T2">ı</text:span><text:span text:style-name="T3">k yay</text:span><text:span text:style-name="T2">ı</text:span><text:span text:style-name="T3">nlanan Endonezyaca </text:span><text:span text:style-name="T4">Suara Hidayatullah</text:span><text:span text:style-name="T3"> dergisi, bugüne dek Harun Yahya'n</text:span><text:span text:style-name="T2">ı</text:span><text:span text:style-name="T3">n pek çok makalesine sayfalar</text:span><text:span text:style-name="T2">ı</text:span><text:span text:style-name="T3">nda yer vermiştir. Derginin Nisan 2003 sayısında "Allah'ın Yıkıma Uğrattığı Kavimler" başlığıyla yer alan 6 sayfalık makalesinde yazar, Nuh kavminden İtalya'daki Pompei halkına kadar Allah'ın, zulümleri nedeniyle helak ettiği kavimlerin uğradıkları sondan bahsetmiştir. Kuran ayetleri ışığında tarihi ve bilimsel gerçeklerin değerlendirilmesiyle kaleme alınan bu makalede Lut kavminin başına gelen felaketler de anlatılmaktadır.</text:span></text:p>
      <text:p text:style-name="P90">"Hücredeki Mucize" başlıklı makale ise Temmuz 2003'te yayınlanmıştır. Harun Yahya'nın 6 sayfalık bu makalesi, "Vücudunuzun İçindeki Mucize: Hücre", "Hücresel Telefon ve Vücudumuzdaki Hücreler" gibi alt başlıklardan oluşmaktadır.</text:p>
      <text:p text:style-name="P90"/>
      <text:p text:style-name="P73">AZERBAYCAN - ELÇİ</text:p>
      <text:p text:style-name="P67"><text:span text:style-name="T9">A</text:span><text:span text:style-name="T3">zerbaycan'da yay</text:span><text:span text:style-name="T2">ı</text:span><text:span text:style-name="T3">nlanan haftal</text:span><text:span text:style-name="T2">ı</text:span><text:span text:style-name="T3">k gazetede Harun Yahya'n</text:span><text:span text:style-name="T2">ı</text:span><text:span text:style-name="T3">n aşağ</text:span><text:span text:style-name="T2">ı</text:span><text:span text:style-name="T3">daki makaleleri yay</text:span><text:span text:style-name="T2">ı</text:span><text:span text:style-name="T3">nlanm</text:span><text:span text:style-name="T2">ı</text:span><text:span text:style-name="T3">şt</text:span><text:span text:style-name="T2">ı</text:span><text:span text:style-name="T3">r:</text:span></text:p>
      <text:p text:style-name="P100"><text:span text:style-name="T3">Dağlar</text:span><text:span text:style-name="T2">ı</text:span><text:span text:style-name="T3">n Fonksiyonu ve Rolü, Baldaki Şifa, Ashab-</text:span><text:span text:style-name="T2">ı</text:span><text:span text:style-name="T3"> Kehf, Pompei'nin Sonu, Kuran Mucizeleri, Parmak İzlerindeki Kimlik Bilgisi, Uzayın Keşfi...</text:span></text:p>
      <text:p text:style-name="P1"/>
      <text:p text:style-name="P73">azerbaycan - EKSPRESS</text:p>
      <text:p text:style-name="P67"><text:span text:style-name="T9">A</text:span><text:span text:style-name="T3">zerbaycan'da bas</text:span><text:span text:style-name="T2">ı</text:span><text:span text:style-name="T3">lan </text:span><text:span text:style-name="T4">Ekspress</text:span><text:span text:style-name="T3"> gazetesinde, Harun Yahya'n</text:span><text:span text:style-name="T2">ı</text:span><text:span text:style-name="T3">n </text:span><text:span text:style-name="T4">Kuran Mucizeleri </text:span><text:span text:style-name="T3">adl</text:span><text:span text:style-name="T2">ı</text:span><text:span text:style-name="T3"> önemli eseri dizi halinde yay</text:span><text:span text:style-name="T2">ı</text:span><text:span text:style-name="T3">nlanm</text:span><text:span text:style-name="T2">ı</text:span><text:span text:style-name="T3">şt</text:span><text:span text:style-name="T2">ı</text:span><text:span text:style-name="T3">r. Ayrıca gazetede, 1 Kas</text:span><text:span text:style-name="T2">ı</text:span><text:span text:style-name="T3">m 2002 tarihinde, yazarla yap</text:span><text:span text:style-name="T2">ı</text:span><text:span text:style-name="T3">lan bir röportaja </text:span><text:soft-page-break/><text:span text:style-name="T3">yer verilmiştir. Bu röportajda Harun Yahya, Darwinizm'e karş</text:span><text:span text:style-name="T2">ı</text:span><text:span text:style-name="T3"> 20 seneden beri devam eden fikri mücadelesini anlatmaktad</text:span><text:span text:style-name="T2">ı</text:span><text:span text:style-name="T3">r. </text:span></text:p>
      <text:p text:style-name="P1"/>
      <text:p text:style-name="P73">KAZAKİSTAN - RUHANİ EMİR</text:p>
      <text:p text:style-name="P67"><text:span text:style-name="T9">T</text:span><text:span text:style-name="T3">arih, bilim ve dini konularda yay</text:span><text:span text:style-name="T2">ı</text:span><text:span text:style-name="T3">n yapan Ruhani Ömür dergisi iki haftada bir Kazakça bas</text:span><text:span text:style-name="T2">ı</text:span><text:span text:style-name="T3">lmaktad</text:span><text:span text:style-name="T2">ı</text:span><text:span text:style-name="T3">r. Bu dergide Harun Yahya'n</text:span><text:span text:style-name="T2">ı</text:span><text:span text:style-name="T3">n bilimsel, imani ve sosyal içerikli makaleleri çeşitli zamanlarda yay</text:span><text:span text:style-name="T2">ı</text:span><text:span text:style-name="T3">nlanm</text:span><text:span text:style-name="T2">ı</text:span><text:span text:style-name="T3">şt</text:span><text:span text:style-name="T2">ı</text:span><text:span text:style-name="T3">r.</text:span></text:p>
      <text:p text:style-name="P102"/>
      <text:p text:style-name="P73">arnavutluk - DRITA E DIJES</text:p>
      <text:p text:style-name="P67"><text:span text:style-name="T9">A</text:span><text:span text:style-name="T3">rnavutluk'ta Drita Kültür Kulübü'nün yay</text:span><text:span text:style-name="T2">ı</text:span><text:span text:style-name="T3">n</text:span><text:span text:style-name="T2">ı</text:span><text:span text:style-name="T3"> olan bu derginin Ekim 2002 say</text:span><text:span text:style-name="T2">ı</text:span><text:span text:style-name="T3">sında Harun Yahya'n</text:span><text:span text:style-name="T2">ı</text:span><text:span text:style-name="T3">n "Materyalizmin Çöküşü" başl</text:span><text:span text:style-name="T2">ı</text:span><text:span text:style-name="T3">kl</text:span><text:span text:style-name="T2">ı</text:span><text:span text:style-name="T3"> makalesi yay</text:span><text:span text:style-name="T2">ı</text:span><text:span text:style-name="T3">nlanm</text:span><text:span text:style-name="T2">ı</text:span><text:span text:style-name="T3">şt</text:span><text:span text:style-name="T2">ı</text:span><text:span text:style-name="T3">r.</text:span></text:p>
      <text:p text:style-name="P102"/>
      <text:p text:style-name="P73">malezya- AL-NAHDAH</text:p>
      <text:p text:style-name="P67"><text:span text:style-name="T9">M</text:span><text:span text:style-name="T3">alezya'da yayınlanan Güneydoğu Asya ve Pasifik Bölgesi İslami Dava Konseyi (RISEAP) adl</text:span><text:span text:style-name="T2">ı</text:span><text:span text:style-name="T3"> İslami vakf</text:span><text:span text:style-name="T2">ı</text:span><text:span text:style-name="T3">n yay</text:span><text:span text:style-name="T2">ı</text:span><text:span text:style-name="T3">n</text:span><text:span text:style-name="T2">ı</text:span><text:span text:style-name="T3"> olan </text:span><text:span text:style-name="T4">Al-Nahdah</text:span><text:span text:style-name="T3"> dergisinde, Harun Yahya'n</text:span><text:span text:style-name="T2">ı</text:span><text:span text:style-name="T3">n, "İman Eden Bilim Adamlar</text:span><text:span text:style-name="T2">ı</text:span><text:span text:style-name="T3">" ve "Kuran'da Yağmur" adl</text:span><text:span text:style-name="T2">ı</text:span><text:span text:style-name="T3"> makaleleri yer alm</text:span><text:span text:style-name="T2">ı</text:span><text:span text:style-name="T3">şt</text:span><text:span text:style-name="T2">ı</text:span><text:span text:style-name="T3">r. </text:span></text:p>
      <text:p text:style-name="P64"/>
      <text:p text:style-name="P73">fas - EL-ATTAJDID</text:p>
      <text:p text:style-name="P67"><text:span text:style-name="T9">F</text:span><text:span text:style-name="T3">as'ta yayınlanan </text:span><text:span text:style-name="T4">El-Attajdid</text:span><text:span text:style-name="T3">'de Harun Yahya'n</text:span><text:span text:style-name="T2">ı</text:span><text:span text:style-name="T3">n "Tohum ve Çekirdeğin Yarat</text:span><text:span text:style-name="T2">ı</text:span><text:span text:style-name="T3">l</text:span><text:span text:style-name="T2">ı</text:span><text:span text:style-name="T3">ş</text:span><text:span text:style-name="T2">ı</text:span><text:span text:style-name="T3">" başl</text:span><text:span text:style-name="T2">ı</text:span><text:span text:style-name="T3">kl</text:span><text:span text:style-name="T2">ı</text:span><text:span text:style-name="T3"> makalesi yay</text:span><text:span text:style-name="T2">ı</text:span><text:span text:style-name="T3">nlanm</text:span><text:span text:style-name="T2">ı</text:span><text:span text:style-name="T3">şt</text:span><text:span text:style-name="T2">ı</text:span><text:span text:style-name="T3">r.</text:span></text:p>
      <text:p text:style-name="P102"/>
      <text:p text:style-name="P73">ABD - Pakistan Link </text:p>
      <text:p text:style-name="P67"><text:span text:style-name="T9">A</text:span><text:span text:style-name="T3">merika'nın Los Angeles şehrinde Pakistanlılara yönelik yayınlanan bu haftalık gazetede Harun Yahya'nın yazıları yer almaktadır. Bunlardan biri de, "İslam'da Kadının Yeri" başlıklı makaledir. Harun Yahya bu makalesinde İslam dininde kadın haklarının nasıl korunduğunu anlatmaktadır. Harun Yahya söz konusu makalede şu satırlara yer vermiştir:</text:span></text:p>
      <text:p text:style-name="P83">Allah, Kuran ile insanlara 'şan ve şereflerinin getirildiğini' bildirmektedir. İslam ahlakına uyan, Allah'ın Kuran'da bildirdiği yolu izleyen insanlar her konuda refaha ulaşırlar. Cahiliye toplumlarında bazı kadınların maruz kaldıkları sıkıntıların tek çözümü ve kadınların toplum içinde hak ettikleri saygıyı görmelerinin yolu da yine Rabbimiz'in insanları karanlıklardan nura çıkarmak için Peygamberimiz (sav)'e vahyettiği Kuran'dadır. Allah Kuran'ın pek çok ayeti ile kadını ve kadın haklarını koruma altına almış, cahiliye toplumlarında kadınlara olan yanlış bakış açısını ortadan kaldırmış, kadına toplum içerisinde saygın bir yer kazandırmıştır. Kuran ayetleriyle insanlara Allah Katında üstünlük ölçüsünün cinsiyet değil, Allah korkusu, iman ve takva olduğu bildirilmiştir. </text:p>
      <text:p text:style-name="P1"/>
      <text:p text:style-name="P73">ENDONEZYA - Sabili Islamic Magazine</text:p>
      <text:p text:style-name="P100"><text:span text:style-name="T9">E</text:span><text:span text:style-name="T3">ndonezyaca bas</text:span><text:span text:style-name="T2">ı</text:span><text:span text:style-name="T3">lan </text:span><text:span text:style-name="T4">Sabili İslamic Magazine </text:span><text:span text:style-name="T3">adl</text:span><text:span text:style-name="T2">ı</text:span><text:span text:style-name="T3"> derginin Nisan 2003 say</text:span><text:span text:style-name="T2">ı</text:span><text:span text:style-name="T3">s</text:span><text:span text:style-name="T2">ı</text:span><text:span text:style-name="T3">nda Harun Yahya'n</text:span><text:span text:style-name="T2">ı</text:span><text:span text:style-name="T3">n "Irak Savaş</text:span><text:span text:style-name="T2">ı</text:span><text:span text:style-name="T3">'n</text:span><text:span text:style-name="T2">ı</text:span><text:span text:style-name="T3">n Perde Arkas</text:span><text:span text:style-name="T2">ı</text:span><text:span text:style-name="T3">" adl</text:span><text:span text:style-name="T2">ı</text:span><text:span text:style-name="T3"> makalesine alt</text:span><text:span text:style-name="T2">ı</text:span><text:span text:style-name="T3"> sayfa yer verilmiştir. Endonezyaca olarak yay</text:span><text:span text:style-name="T2">ı</text:span><text:span text:style-name="T3">nlanan bu makalesinde Harun Yahya, Irak savaş</text:span><text:span text:style-name="T2">ı</text:span><text:span text:style-name="T3"> planlar</text:span><text:span text:style-name="T2">ı</text:span><text:span text:style-name="T3">n</text:span><text:span text:style-name="T2">ı</text:span><text:span text:style-name="T3">n 11 Eylül sald</text:span><text:span text:style-name="T2">ı</text:span><text:span text:style-name="T3">r</text:span><text:span text:style-name="T2">ı</text:span><text:span text:style-name="T3">lar</text:span><text:span text:style-name="T2">ı</text:span><text:span text:style-name="T3">ndan çok daha önce </text:span><text:soft-page-break/><text:span text:style-name="T3">yap</text:span><text:span text:style-name="T2">ı</text:span><text:span text:style-name="T3">ld</text:span><text:span text:style-name="T2">ı</text:span><text:span text:style-name="T3">ğ</text:span><text:span text:style-name="T2">ı</text:span><text:span text:style-name="T3">na ve Müslümanlara karş</text:span><text:span text:style-name="T2">ı</text:span><text:span text:style-name="T3"> yürütülen anti-propagandan</text:span><text:span text:style-name="T2">ı</text:span><text:span text:style-name="T3">n, ancak etkin bir İslam Birliği'nin tesis edilmesiyle ortadan kald</text:span><text:span text:style-name="T2">ı</text:span><text:span text:style-name="T3">r</text:span><text:span text:style-name="T2">ı</text:span><text:span text:style-name="T3">labileceğine değiniyor. </text:span></text:p>
      <text:p text:style-name="P1"/>
      <text:p text:style-name="P73">azerbaycan- CAMAAT GAZETESİ</text:p>
      <text:p text:style-name="P67"><text:span text:style-name="T9">H</text:span><text:span text:style-name="T3">aftal</text:span><text:span text:style-name="T2">ı</text:span><text:span text:style-name="T3">k sosyal-dini gazete </text:span><text:span text:style-name="T4">Camaat</text:span><text:span text:style-name="T3">, Azerbaycan'da yay</text:span><text:span text:style-name="T2">ı</text:span><text:span text:style-name="T3">nlanmaktad</text:span><text:span text:style-name="T2">ı</text:span><text:span text:style-name="T3">r ve her say</text:span><text:span text:style-name="T2">ı</text:span><text:span text:style-name="T3">s</text:span><text:span text:style-name="T2">ı</text:span><text:span text:style-name="T3">nda Harun Yahya'n</text:span><text:span text:style-name="T2">ı</text:span><text:span text:style-name="T3">n imani ve bilimsel makalelerine yer vermektedir. Makalelerin yan</text:span><text:span text:style-name="T2">ı</text:span><text:span text:style-name="T3"> s</text:span><text:span text:style-name="T2">ı</text:span><text:span text:style-name="T3">ra gazete, 20 Eylül 2002 tarihli nüshas</text:span><text:span text:style-name="T2">ı</text:span><text:span text:style-name="T3">nda "İslam'la Bütünleşen Adam" başl</text:span><text:span text:style-name="T2">ı</text:span><text:span text:style-name="T3">ğ</text:span><text:span text:style-name="T2">ı</text:span><text:span text:style-name="T3">yla Harun Yahya ile yapılan özel bir röportaj</text:span><text:span text:style-name="T2">ı</text:span><text:span text:style-name="T3"> yay</text:span><text:span text:style-name="T2">ı</text:span><text:span text:style-name="T3">nlam</text:span><text:span text:style-name="T2">ı</text:span><text:span text:style-name="T3">şt</text:span><text:span text:style-name="T2">ı</text:span><text:span text:style-name="T3">r. Bu röportajdan bazı alıntılar şöyledir: </text:span></text:p>
      <text:p text:style-name="P90"/>
      <text:p text:style-name="P100"><text:span text:style-name="T4">"Bu dünya hayat</text:span><text:span text:style-name="T5">ı</text:span><text:span text:style-name="T4"> bir imtihan yeridir. Bu k</text:span><text:span text:style-name="T5">ı</text:span><text:span text:style-name="T4">sa zaman zarf</text:span><text:span text:style-name="T5">ı</text:span><text:span text:style-name="T4">nda iman eden herkesin baş</text:span><text:span text:style-name="T5">ı</text:span><text:span text:style-name="T4">na gelen herşey hay</text:span><text:span text:style-name="T5">ı</text:span><text:span text:style-name="T4">rl</text:span><text:span text:style-name="T5">ı</text:span><text:span text:style-name="T4">d</text:span><text:span text:style-name="T5">ı</text:span><text:span text:style-name="T4">r. Çünkü zaman ve mekandan münezzeh olan Rabbimiz'in haz</text:span><text:span text:style-name="T5">ı</text:span><text:span text:style-name="T4">rlad</text:span><text:span text:style-name="T5">ı</text:span><text:span text:style-name="T4">ğ</text:span><text:span text:style-name="T5">ı</text:span><text:span text:style-name="T4"> kader kusursuzdur."</text:span></text:p>
      <text:p text:style-name="P86"><text:span text:style-name="T3">"Halihaz</text:span><text:span text:style-name="T2">ı</text:span><text:span text:style-name="T3">rda dünyan</text:span><text:span text:style-name="T2">ı</text:span><text:span text:style-name="T3">n dört bir yan</text:span><text:span text:style-name="T2">ı</text:span><text:span text:style-name="T3">nda çeşitli dillerde kitaplar</text:span><text:span text:style-name="T2">ı</text:span><text:span text:style-name="T3">m bas</text:span><text:span text:style-name="T2">ı</text:span><text:span text:style-name="T3">l</text:span><text:span text:style-name="T2">ı</text:span><text:span text:style-name="T3">yor. Bu kitaplardan derlenen belgesel filmler de çeşitli kanallarda yay</text:span><text:span text:style-name="T2">ı</text:span><text:span text:style-name="T3">nlan</text:span><text:span text:style-name="T2">ı</text:span><text:span text:style-name="T3">yor. İngilizce, Almanca, İtalyanca, İspanyolca, Portekizce, Urduca, Arapça, Arnavutça, Rusça, Boşnakça, Uygurca, Malayca, Bengoli dili, S</text:span><text:span text:style-name="T2">ı</text:span><text:span text:style-name="T3">rpça, Bulgarca ve Çince gibi çeşitli dillere çevrilen eserler, pek çok ülkede geniş okuyucu kitlesi taraf</text:span><text:span text:style-name="T2">ı</text:span><text:span text:style-name="T3">ndan takip ediliyor."</text:span></text:p>
      <text:p text:style-name="P83"/>
      <text:p text:style-name="P73">KEŞMİR - The Weekly MuslIm</text:p>
      <text:p text:style-name="P67"><text:span text:style-name="T9">H</text:span><text:span text:style-name="T3">indistan, Keşmir'de yayınlanan haftalık </text:span><text:span text:style-name="T4">The Weekly Muslim</text:span><text:span text:style-name="T3"> dergisi, Harun Yahya'nın "Evrim Yanılgısı" adlı makalesine sayfalarında yer vermiştir.</text:span></text:p>
      <text:p text:style-name="P90"/>
      <text:p text:style-name="P73">KUVEYT - AL MUCTAMA</text:p>
      <text:p text:style-name="P86"><text:span text:style-name="T9">K</text:span><text:span text:style-name="T3">uveyt'te yayınlanan bu aylık İslami dergide Harun Yahya'nın "Hiyeroglif Yazılar, Kuran-ı Kerim ve Peygamberimiz (sav) Hakkındaki Bilgileri Destekliyor" başlıklı makalesi yayınlanmıştır.</text:span></text:p>
      <text:p text:style-name="P1"/>
      <text:p text:style-name="P73">UMMAN - AL WATAN</text:p>
      <text:p text:style-name="P67"><text:span text:style-name="T9">U</text:span><text:span text:style-name="T3">mman'da yayınlanan günlük siyasi gazete </text:span><text:span text:style-name="T4">Al Watan</text:span><text:span text:style-name="T3">'da Harun Yahya'nın çeşitli makaleleri yer almıştır. Bu makalelerden bazı başlıklar söyledir: "Bosna Savaşı'nın Perde Arkası", "Balkanlar'daki Savaşlar"...</text:span></text:p>
      <text:p text:style-name="P1"> </text:p>
      <text:p text:style-name="P73">RUSYA - NBAH</text:p>
      <text:p text:style-name="P67"><text:span text:style-name="T9">R</text:span><text:span text:style-name="T3">usya'da yayınlanan </text:span><text:span text:style-name="T4">Nbah </text:span><text:span text:style-name="T3">(İman) gazetesinde Harun Yahya'nın "Evrim Aldatmacası" başlıklı makalesi yayınlanmıştır. </text:span></text:p>
      <text:p text:style-name="P1"/>
      <text:p text:style-name="P73">İngİltere - The MuslIm Weekly </text:p>
      <text:p text:style-name="P67"><text:span text:style-name="T9">I</text:span><text:span text:style-name="T3">giltere'de yaşayan Müslümanlara yönelik yayınlanan haftalık siyasi-ilmi gazete </text:span><text:span text:style-name="T4">The Muslim Weekly</text:span><text:span text:style-name="T3">'de Harun Yahya'nın pek çok makalesi yer almıştır. 100 bin tirajlı, İngiltere'nin önde gelen bu gazetesi aracılığıyla Harun Yahya, Kuran ahlakının önemiyle ilgili yazılarının yanı sıra, İslam dünyasında yaşanan zulümlere çözüm önerileri sunan makalelerini de okuyucularıyla paylaşmaktadır. </text:span></text:p>
      <text:p text:style-name="P1"/>
      <text:p text:style-name="P80"/>
      <text:p text:style-name="P54">ABD - CIMIC </text:p>
      <text:p text:style-name="P67"><text:span text:style-name="T9">M</text:span><text:span text:style-name="T3">erkez Illinois Camisi ve İslam Merkezi tarafından yayınlanan aylık CIMIC gazetesinin Ağustos 2002 sayısında Harun Yahya'nın "Allah'ın Her İnsana İlhamı: Vicdan" başlıklı makalesi yayınlanmıştır.</text:span></text:p>
      <text:p text:style-name="P1"/>
      <text:p text:style-name="P73">KAZAKİSTAN - THE WORLD OF ISLAM </text:p>
      <text:p text:style-name="P67"><text:span text:style-name="T9">T</text:span><text:span text:style-name="T4">he World of Islam</text:span><text:span text:style-name="T3"> iki ayda bir yayınlanan, Kazakça bir dergidir. Dergi, İslam dünyasından haberlerin yanı sıra, Kazak Müslümanlarının düzenlediği aktivitelere ve imani konulara da yer vermektedir. </text:span></text:p>
      <text:p text:style-name="P90">Söz konusu dergide Harun Yahya'yı ve eserlerini anlatan tanıtıcı bir yazı da yayınlanmıştır. Aynı sayfada yayınlanan bir diğer makalesinde Harun Yahya, geçmişte dünyayı büyük bir kaosa sürükleyen faşist ideolojinin temelini oluşturan Darwinizm'in kültürel ve bilimsel alanda çökertilmesi gerektiğini anlatmaktadır.</text:p>
      <text:p text:style-name="P91"/>
      <text:p text:style-name="P91">KAZAKİSTAN – AHISKA</text:p>
      <text:p text:style-name="P90">Ahıska Türklerinin yayınladığı haftalık gazete Ahıska’da Harun Yahya’nın “İslam Terörü Lanetler” başlıklı makalesi yayınlanmıştır.</text:p>
      <text:p text:style-name="P1"/>
      <text:p text:style-name="P73">KAZAKİSTAN - İSLAM ERKANİYET </text:p>
      <text:p text:style-name="P67"><text:span text:style-name="T9">K</text:span><text:span text:style-name="T3">azakistan Diyaneti'nin yay</text:span><text:span text:style-name="T2">ı</text:span><text:span text:style-name="T3">n organ</text:span><text:span text:style-name="T2">ı</text:span><text:span text:style-name="T3"> olan ayl</text:span><text:span text:style-name="T2">ı</text:span><text:span text:style-name="T3">k</text:span><text:span text:style-name="T4"> İslam Erkaniyet</text:span><text:span text:style-name="T3"> gazetesinde Harun Yahya'n</text:span><text:span text:style-name="T2">ı</text:span><text:span text:style-name="T3">n bugüne kadar pek çok makalesi yay</text:span><text:span text:style-name="T2">ı</text:span><text:span text:style-name="T3">nlanm</text:span><text:span text:style-name="T2">ı</text:span><text:span text:style-name="T3">şt</text:span><text:span text:style-name="T2">ı</text:span><text:span text:style-name="T3">r. "Kitap Ehli'ne Davet" ve "Evrenin Yaratılışı" bu makalelerden bazılarıdır.</text:span></text:p>
      <text:p text:style-name="P101"><text:s/></text:p>
      <text:p text:style-name="P73">KAZAKİSTAN - PANaROMA ÇİMKENT</text:p>
      <text:p text:style-name="P67"><text:span text:style-name="T9">K</text:span><text:span text:style-name="T3">azakistan, Çimkent Belediyesi'nin haftal</text:span><text:span text:style-name="T2">ı</text:span><text:span text:style-name="T3">k yay</text:span><text:span text:style-name="T2">ı</text:span><text:span text:style-name="T3">n organ</text:span><text:span text:style-name="T2">ı</text:span><text:span text:style-name="T3"> olan ve Rusça yay</text:span><text:span text:style-name="T2">ı</text:span><text:span text:style-name="T3">nlanan </text:span><text:span text:style-name="T4">Panaroma Çimkent</text:span><text:span text:style-name="T3"> gazetesinde Harun Yahya'n</text:span><text:span text:style-name="T2">ı</text:span><text:span text:style-name="T3">n "Antisemitizm Irkç</text:span><text:span text:style-name="T2">ı</text:span><text:span text:style-name="T3">l</text:span><text:span text:style-name="T2">ı</text:span><text:span text:style-name="T3">kt</text:span><text:span text:style-name="T2">ı</text:span><text:span text:style-name="T3">r" başl</text:span><text:span text:style-name="T2">ı</text:span><text:span text:style-name="T3">kl</text:span><text:span text:style-name="T2">ı</text:span><text:span text:style-name="T3"> makalesi yay</text:span><text:span text:style-name="T2">ı</text:span><text:span text:style-name="T3">nlanm</text:span><text:span text:style-name="T2">ı</text:span><text:span text:style-name="T3">şt</text:span><text:span text:style-name="T2">ı</text:span><text:span text:style-name="T3">r.</text:span></text:p>
      <text:p text:style-name="P1"/>
      <text:p text:style-name="P73">ABD - MUSLIM KID'S JOURNAL </text:p>
      <text:p text:style-name="P67"><text:span text:style-name="T9">A</text:span><text:span text:style-name="T3">merikal</text:span><text:span text:style-name="T2">ı</text:span><text:span text:style-name="T3"> Müslüman çocuklara yönelik haz</text:span><text:span text:style-name="T2">ı</text:span><text:span text:style-name="T3">rlanan bu ayl</text:span><text:span text:style-name="T2">ı</text:span><text:span text:style-name="T3">k dergide Harun Yahya'n</text:span><text:span text:style-name="T2">ı</text:span><text:span text:style-name="T3">n çocuklar için haz</text:span><text:span text:style-name="T2">ı</text:span><text:span text:style-name="T3">rlad</text:span><text:span text:style-name="T2">ı</text:span><text:span text:style-name="T3">ğ</text:span><text:span text:style-name="T2">ı</text:span><text:span text:style-name="T3"> iman hakikatleri makaleleri yayınlanmaya devam etmektedir. </text:span></text:p>
      <text:p text:style-name="P102"/>
      <text:p text:style-name="P73">KAZAKİSTAN - ÇİMKENT GAZETESİ </text:p>
      <text:p text:style-name="P67"><text:span text:style-name="T9">K</text:span><text:span text:style-name="T3">azakistan, Çimkent Belediyesi'nin haftal</text:span><text:span text:style-name="T2">ı</text:span><text:span text:style-name="T3">k yay</text:span><text:span text:style-name="T2">ı</text:span><text:span text:style-name="T3">n organlarından biri olan ve Kazakça yay</text:span><text:span text:style-name="T2">ı</text:span><text:span text:style-name="T3">nlanan </text:span><text:span text:style-name="T4">Çimkent Kelbeti</text:span><text:span text:style-name="T3"> (Çimkent'in Yüzü) adl</text:span><text:span text:style-name="T2">ı</text:span><text:span text:style-name="T3"> bu gazetede Harun Yahya'n</text:span><text:span text:style-name="T2">ı</text:span><text:span text:style-name="T3">n Filistin sorunu ile ilgili bir makalesi yay</text:span><text:span text:style-name="T2">ı</text:span><text:span text:style-name="T3">nlanm</text:span><text:span text:style-name="T2">ı</text:span><text:span text:style-name="T3">şt</text:span><text:span text:style-name="T2">ı</text:span><text:span text:style-name="T3">r. </text:span></text:p>
      <text:p text:style-name="P1"/>
      <text:p text:style-name="P73">BOSNAHERSEK- İSLAM DÜNYASI</text:p>
      <text:p text:style-name="P67"><text:span text:style-name="T9">B</text:span><text:span text:style-name="T3">osna-Hersek'te yayınlanan </text:span><text:span text:style-name="T4">Glas İslama</text:span><text:span text:style-name="T3"> (İslam Dünyası) isimli aylık siyasi dergide, 2002 yılında Harun Yahya'nın "Komünizm Pusuda" başlıklı yazı dizisi 4 ay boyunca yayınlandı. Bu yazı dizisinden bir bölüm şöyledir:</text:span></text:p>
      <text:p text:style-name="P83"><text:soft-page-break/>"Komünizm, geçtiğimiz 20. yüzyıla damgasını vurmuş bir ideolojidir. Ama bu damga, sadece baskı, zulüm, kan ve gözyaşı doludur. Tarihçilerin hesaplamalarına göre, bu ideoloji nedeniyle sadece 20. yüzyıl boyunca 120 milyon insan öldürülmüştür. Bunlar, bir savaş sırasında cephede ölen askerler değil, komünist devletlerin kendi halklarının içinden öldürdükleri sivillerdir. 100 milyon erkek, kadın, yaşlı, çocuk, bebek sadece "komünizm" denen bu soğuk, katı, sert ve vahşi ideoloji nedeniyle yaşamlarını yitirmiştir. Dahası, komünist rejimler tarafından temel hak ve özgürlüklerinden yoksun bırakılan, göçe zorlanan, sistemli olarak kıtlıkla yüzyüze getirilen, hapsedilen, toplama kamplarında köle olarak kullanılan on milyonlarca insan vardır. Milyonlarca insan da komünist gerilla gruplarının, terör örgütlerinin kurşunlarına hedef olmuş veya hedef olma korkusu altında yaşamıştır.</text:p>
      <text:p text:style-name="P86"><text:span text:style-name="T3">Peki bu ideolojinin kökeni nedir? Nas</text:span><text:span text:style-name="T2">ı</text:span><text:span text:style-name="T3">l olmuştur da bu kadar kanl</text:span><text:span text:style-name="T2">ı</text:span><text:span text:style-name="T3"> ve ac</text:span><text:span text:style-name="T2">ı</text:span><text:span text:style-name="T3">mas</text:span><text:span text:style-name="T2">ı</text:span><text:span text:style-name="T3">z bir dünya görüşü, dünyan</text:span><text:span text:style-name="T2">ı</text:span><text:span text:style-name="T3">n dört bir yan</text:span><text:span text:style-name="T2">ı</text:span><text:span text:style-name="T3">nda taraftar bulmuş, devrimlerle iktidara gelmiş, milyonlar</text:span><text:span text:style-name="T2">ı</text:span><text:span text:style-name="T3"> ard</text:span><text:span text:style-name="T2">ı</text:span><text:span text:style-name="T3">ndan sürüklemiştir? Komünizm nereden doğmuş, nas</text:span><text:span text:style-name="T2">ı</text:span><text:span text:style-name="T3">l büyümüş ve nas</text:span><text:span text:style-name="T2">ı</text:span><text:span text:style-name="T3">l sona ermiştir? Gerçekten sona ermiş midir, yoksa hala dünyay</text:span><text:span text:style-name="T2">ı</text:span><text:span text:style-name="T3"> ve ülkemizi tehdit etmekte midir?</text:span></text:p>
      <text:p text:style-name="P86"><text:span text:style-name="T3">Bu yazıda bu sorular</text:span><text:span text:style-name="T2">ı</text:span><text:span text:style-name="T3">n cevaplar</text:span><text:span text:style-name="T2">ı</text:span><text:span text:style-name="T3">n</text:span><text:span text:style-name="T2">ı</text:span><text:span text:style-name="T3"> ortaya koyacağ</text:span><text:span text:style-name="T2">ı</text:span><text:span text:style-name="T3">z. Daha da önemlisi, büyük bir tehlikeye dikkat çekeceğiz. Komünist ideoloji, geçtiğimiz yüzy</text:span><text:span text:style-name="T2">ı</text:span><text:span text:style-name="T3">lda ac</text:span><text:span text:style-name="T2">ı</text:span><text:span text:style-name="T3">lara, felaketlere sebep olmuş, tüm dünya, komünist liderlerin katliamlar</text:span><text:span text:style-name="T2">ı</text:span><text:span text:style-name="T3">na, ac</text:span><text:span text:style-name="T2">ı</text:span><text:span text:style-name="T3">mas</text:span><text:span text:style-name="T2">ı</text:span><text:span text:style-name="T3">zl</text:span><text:span text:style-name="T2">ı</text:span><text:span text:style-name="T3">klar</text:span><text:span text:style-name="T2">ı</text:span><text:span text:style-name="T3">na şahit olmuştur. Peki şu an bu tehlike yeryüzünden silinmiş midir? Ne yaz</text:span><text:span text:style-name="T2">ı</text:span><text:span text:style-name="T3">k ki, silinmemiştir: KOMÜNİZM PUSUDADIR!"</text:span></text:p>
      <text:p text:style-name="P1"/>
      <text:p text:style-name="P73">YEMEN - YEMEN TIMES </text:p>
      <text:p text:style-name="P138"><text:span text:style-name="T9">Y</text:span><text:span text:style-name="T3"> emen'de 1991 yılından bu yana yayınlanan ve ülkenin en çok okunan ve ülkenin tek İngilizce gazetesi olan </text:span><text:span text:style-name="T4">Yemen Times</text:span><text:span text:style-name="T3">'ta Harun Yahya'nın güncel konularla ilgili çeşitli makaleleri yayınlanmaktadır. Gazetede ayrıca Harun Yahya'nın kitaplarının tanıtımı da yapılmaktadır.</text:span></text:p>
      <text:p text:style-name="P1"/>
      <text:p text:style-name="P73">YUNANİSTAN – HÜR HAKKA DAVET</text:p>
      <text:p text:style-name="P67"><text:span text:style-name="T9">H</text:span><text:span text:style-name="T4">ür Hakka Davet</text:span><text:span text:style-name="T3">, Yunanistan'ın Batı Trakya bölgesinde Türkçe olarak yayınlanan bir fikir dergisidir. Dergide Harun Yahya'nın çeşitli konulardaki makalelerine yer verilmektedir. </text:span></text:p>
      <text:p text:style-name="P1"/>
      <text:p text:style-name="P73">ABD - Al ARAB</text:p>
      <text:p text:style-name="P67"><text:span text:style-name="T9">A</text:span><text:span text:style-name="T3">BD'de haftalık olarak yayınlanan </text:span><text:span text:style-name="T4">Al Arab </text:span><text:span text:style-name="T3">gazetesi, Arapça ve İngilizce olarak basılmaktadır. </text:span><text:span text:style-name="T4">Al Arab</text:span><text:span text:style-name="T3">, 2001 yılından bu yana düzenli olarak Harun Yahya'nın çeşitli bilimsel ve imani makalelerine tam sayfa olarak yer vermektedir.</text:span></text:p>
      <text:p text:style-name="P73"/>
      <text:p text:style-name="P73">HOLLANDA - EURO HUZUR</text:p>
      <text:p text:style-name="P67"><text:span text:style-name="T10">E</text:span><text:span text:style-name="T4">uro Huzur, </text:span><text:span text:style-name="T3">Hollanda'da Türkçe olarak hazırlanan aylık sosyal, haber ve kültür dergisidir. Hollanda'nın yanı sıra diğer Avrupa ülkelerinde de dağıtılmaktadır. Dergi, yazarın makalelerini düzenli olarak yayınlamayı sürdürmektedir.</text:span></text:p>
      <text:p text:style-name="P1"/>
      <text:p text:style-name="P73">ABD - ILLUMINATION MAGAZINE</text:p>
      <text:p text:style-name="P67"><text:soft-page-break/><text:span text:style-name="T9">A</text:span><text:span text:style-name="T3">merikalı Müslüman gençler tarafından yayınlanan </text:span><text:span text:style-name="T4">Illumination Magazine</text:span><text:span text:style-name="T3">'de Harun Yahya'nın Kuran ahlakını anlatan yazıları yayınlanmaktadır. "Derin Düşünmek" ve "Yoksullara Gösterilen Merhamet" konulu makaleleri dergide yayınlanan yazılardan bazılarıdır.</text:span></text:p>
      <text:p text:style-name="P1"/>
      <text:p text:style-name="P80"/>
      <text:p text:style-name="P54">BAE - THE GULF TODAY</text:p>
      <text:p text:style-name="P67"><text:span text:style-name="T9">B</text:span><text:span text:style-name="T3">irleşik Arap Emirlikleri'nde yayınlanan ve ülkenin en büyük gazetelerinden biri olan </text:span><text:span text:style-name="T4">The Gulf Today</text:span><text:span text:style-name="T3"> 2004 Ramazan ayı boyunca Harun Yahya'nın makalelerine ve kitap tanıtımlarına yer verdi. Harun Yahya'nın Kuran ahlakını, Kuran'da yer alan bilimsel mucizeleri ve kainattaki yaratılış delillerini anlattığı bu makaleler okuyuculardan çok olumlu tepkiler aldı. </text:span></text:p>
      <text:p text:style-name="P1"/>
      <text:p text:style-name="P73">BREZİLYA - REVISTA CRIACIONISTA</text:p>
      <text:p text:style-name="P67"><text:span text:style-name="T10">R</text:span><text:span text:style-name="T4">evista Criacionista</text:span><text:span text:style-name="T3">, Brezilyalı Hıristiyan Yaratılışçı grupları tarafından yayınlanmaktadır. Portekizce olarak yayınlanan dergide Harun Yahya'nın evrim konulu makalelerine sık sık yer verilmektedir.</text:span></text:p>
      <text:p text:style-name="P1"/>
      <text:p text:style-name="P73">İNGİLTERE - FORUM</text:p>
      <text:p text:style-name="P67"><text:span text:style-name="T10">I</text:span><text:span text:style-name="T3">slam dinini yaymak ve İslami eğitimi güçlendirmek amacıyla İngiltere'de kurulan Sosyal BilimlerForumu (The Forum for Social Studies-FSS), aynı zamanda Müslüman akademisyenler, yazarlar ve din adamları için bir bilgi forumu haline gelmiştir. FSS 1988 yılından bu yana </text:span><text:span text:style-name="T4">Forum</text:span><text:span text:style-name="T3"> isimli aylık bir bülten çıkarmakta ve bu bülteni dünyanın dört bir yanına ücretsiz olarak dağıtmaktadır. Bu bültende Harun Yahya'nın yazıları sık aralıklarla yayınlanmaktadır. </text:span></text:p>
      <text:p text:style-name="P1"/>
      <text:p text:style-name="P73">ENDONEZYA - LA REPUBLIKA</text:p>
      <text:p text:style-name="P67"><text:span text:style-name="T9">E</text:span><text:span text:style-name="T3">ndonezya'nın en büyük gazetelerinden biri olan </text:span><text:span text:style-name="T4">La Republika</text:span><text:span text:style-name="T3"> gazetesinde Harun Yahya'nın yazıları yayınlanmaktadır. Bu yazıların bazılarının başlıkları şu şekildedir: "Levh-i Mahfuz", "Kuran ve Bilim", "Evrenin Genişlemesi ve Kuran", "İnsan Bir Hayvan Değildir", "Bitkilerdeki Mucize", "Işık Saçan Canlılar", "Çözüm Kuran Ahlakı"...</text:span></text:p>
      <text:p text:style-name="P64"/>
      <text:p text:style-name="P73">SRİ LANKA - AL HASENAT</text:p>
      <text:p text:style-name="P67"><text:span text:style-name="T9">S</text:span><text:span text:style-name="T3">ri Lanka'da yayınlanan </text:span><text:span text:style-name="T4">Al Hasenat</text:span><text:span text:style-name="T3"> dergisinde Harun Yahya'nın makaleleri düzenli olarak yayınlanmaktadır. Tamil dilindeki makalelerden biri de "Oksijen'deki Tasarım" makalesidir.</text:span></text:p>
      <text:p text:style-name="P1"/>
      <text:p text:style-name="P73">RUSYA - İSLAM GAZETESİ</text:p>
      <text:p text:style-name="P67"><text:span text:style-name="T9">M</text:span><text:span text:style-name="T3">oskova'da yayınlanan aylık </text:span><text:span text:style-name="T4">İslam Gazetesi</text:span><text:span text:style-name="T3">'nde Harun Yahya'nın </text:span><text:span text:style-name="T4">"Keşmir'deki Müslümanlara Yapılan Zulüm", "İngiltere'da İslam" ve "KitapEhli"</text:span><text:span text:style-name="T3"> gibi birçok makalesi yayınlanmıştır. </text:span></text:p>
      <text:p text:style-name="P1"/>
      <text:p text:style-name="P73">TÜRKİSTAN -TÜRKİSTAN GAZETESİ </text:p>
      <text:p text:style-name="P67"><text:span text:style-name="T9">H</text:span><text:span text:style-name="T3">aftal</text:span><text:span text:style-name="T2">ı</text:span><text:span text:style-name="T3">k Kazakça </text:span><text:span text:style-name="T4">Türkistan</text:span><text:span text:style-name="T3"> gazetesi Kazakistan 'da yay</text:span><text:span text:style-name="T2">ı</text:span><text:span text:style-name="T3">nlanmaktad</text:span><text:span text:style-name="T2">ı</text:span><text:span text:style-name="T3">r. Bu gazetede Harun Yahya 'n</text:span><text:span text:style-name="T2">ı</text:span><text:span text:style-name="T3">n "Kuran 'da Bildirilen Meyveler " başl</text:span><text:span text:style-name="T2">ı</text:span><text:span text:style-name="T3">kl</text:span><text:span text:style-name="T2">ı</text:span><text:span text:style-name="T3"> iki bölümlük makalesinin yan</text:span><text:span text:style-name="T2">ı</text:span><text:span text:style-name="T3"> s</text:span><text:span text:style-name="T2">ı</text:span><text:span text:style-name="T3">ra "İnsan</text:span><text:span text:style-name="T2">ı</text:span><text:span text:style-name="T3">n Yarat</text:span><text:span text:style-name="T2">ı</text:span><text:span text:style-name="T3">l</text:span><text:span text:style-name="T2">ı</text:span><text:span text:style-name="T3">ş</text:span><text:span text:style-name="T2">ı</text:span><text:span text:style-name="T3"> " adl</text:span><text:span text:style-name="T2">ı</text:span><text:span text:style-name="T3"> bir başka makalesi de yay</text:span><text:span text:style-name="T2">ı</text:span><text:span text:style-name="T3">nlanm</text:span><text:span text:style-name="T2">ı</text:span><text:span text:style-name="T3">şt</text:span><text:span text:style-name="T2">ı</text:span><text:span text:style-name="T3">r.</text:span></text:p>
      <text:p text:style-name="P102"/>
      <text:p text:style-name="P73">ABD - CULTURE WARS</text:p>
      <text:p text:style-name="P67"><text:soft-page-break/><text:span text:style-name="T9">A</text:span><text:span text:style-name="T3">merika'da Hıristiyan akademisyenler tarafından aylık olarak yayınlanan </text:span><text:span text:style-name="T4">Culture Wars </text:span><text:span text:style-name="T3">dergisinin Mayıs 2003 tarihli sayısında Harun Yahya'nın bir makalesine yer verilmiştir. "Irak Savaşı'nın Perde Arkası" başlıklı makale, hala devam eden savaşın arka planında yaşananlara ışık tutmaktadır. </text:span></text:p>
      <text:p text:style-name="P73">HOLLANDA - PLATFORM</text:p>
      <text:p text:style-name="P67"><text:span text:style-name="T9">H</text:span><text:span text:style-name="T3">ollanda'da Türkçe olarak yayınlanan </text:span><text:span text:style-name="T4">Platform</text:span><text:span text:style-name="T3"> dergisi Harun Yahya'nın makalelerine her ay geniş yer vermektedir. Bu dergiye abone olanlara Harun Yahya'nın eserlerinden derlenerek hazırlanan </text:span><text:span text:style-name="T4">İlmi Mercek</text:span><text:span text:style-name="T3"> dergisi de verilmektedir. </text:span></text:p>
      <text:p text:style-name="P1"/>
      <text:p text:style-name="P73">Endonezya - TarbawI</text:p>
      <text:p text:style-name="P67"><text:span text:style-name="T10">T</text:span><text:span text:style-name="T4">arbawi</text:span><text:span text:style-name="T3">, Endonezya 'da yayınlanan aylık bir dergidir. Bu dergi, bir sayısının arka kapağında Harun Yahya 'nın </text:span><text:span text:style-name="T4">Evrim Aldatmacası, Atom Mucizesi, Evrenin Yaratılışı, Doğadaki Tasarım, Çocuklar Darwin Yalan Söyledi, Hayatın Gerçek Kökeni, Darwinizm 'in Sonu</text:span><text:span text:style-name="T3"> adlı kitaplarını okuyucularına tanıtmıştır. Dergide aynı zamanda yazarla yapılan bir röportaja yer verilmiştir.</text:span></text:p>
      <text:p text:style-name="P1"/>
      <text:p text:style-name="P73">AZERBAYCAN - ILĞIM</text:p>
      <text:p text:style-name="P67"><text:span text:style-name="T9">A</text:span><text:span text:style-name="T3">zerbaycan'da yayınlanan günlük </text:span><text:span text:style-name="T4">Ilğım</text:span><text:span text:style-name="T3"> gazetesinde Harun Yahya'nın makalelerine düzenli olarak yer verilmektedir. Gazete, Harun Yahya'nın, iman hakikatleri, Kuran mucizeleri, ahir zaman alametleri gibi farklı konulardaki makalelerini tam sayfa olarak yayınlamaktadır.</text:span></text:p>
      <text:p text:style-name="P73"/>
      <text:p text:style-name="P73">POLONYA – NA POCZATKU</text:p>
      <text:p text:style-name="P67"><text:span text:style-name="T9">P</text:span><text:span text:style-name="T3">olonya'da faaliyet gösteren Polskie Towarzystwo Kreacjonistyczne (Polonya Yaratılışçılık Enstitüsü) tarafından aylık olarak yayınlanan No Poczatku dergisinde Harun Yahya'nın "Son Dino-Kuş Masalı ve Gerçekler" başlıklı Lehçe bir makalesine yer verilmiştir. 2003 yılının Mayıs ayında yayınlanan bu makalede Darwinistler'in insanları aldatmak amacıyla ortaya attıkları asılsız bir iddianın geçersizliği delilleriyle ortaya konmaktadır. </text:span></text:p>
      <text:p text:style-name="P1"/>
      <text:p text:style-name="P73">İLMİ MERCEK DERGİSİ</text:p>
      <text:p text:style-name="P67"><text:span text:style-name="T9">H</text:span><text:span text:style-name="T3">arun Yahya'nın eserlerinden faydalanılarak hazırlanan İlmi Mercek dergisinin yurtdışında çeşitli dillerde baskıları yapılmaktadır. Bunlardan bazıları şu şekildedir.</text:span></text:p>
      <text:p text:style-name="P139"/>
      <text:p text:style-name="P144"/>
      <text:p text:style-name="P35">HARUN YAHYA</text:p>
      <text:p text:style-name="P145">BELGESELLERİ</text:p>
      <text:p text:style-name="P145">VE</text:p>
      <text:p text:style-name="P145">SES KASETLERİ</text:p>
      <text:p text:style-name="P139"/>
      <text:p text:style-name="P139"/>
      <text:p text:style-name="P139">Harun Yahya'nın eserlerinden faydalanılarak hazırlanan, sayısı 150'ye yakın belgesel film, tıpkı kitaplar gibi, çeşitli dillere tercüme edilmiştir. Pakistan, Endonezya, Azerbaycan, ABD, Nijerya, Birleşik Arap Emirlikleri, Hollanda, Kanada, Yeni Zelanda gibi pek çok ülkede ulusal ve yerel kanallarda da yayınlanan bu belgeseller, dünya çapında büyük ilgi toplamaktadır. Bu belgeselleri yayınlayan kanalların yetkililerinden ve internet sitesine gelen mesajlardan da anlaşıldığı üzere, yayınlar izleyicilerden çok büyük bir destek görmekte, sürekli tekrar yayınlanmaları istenmekte ve programlar daha fazla kişinin izleyebileceği saatlere alınmaktadır. Bazı kanallarda belgeseller haber saatinde ve günde birkaç kez yayınlanmaktadır. </text:p>
      <text:p text:style-name="P139">Harun Yahya'nın eserlerinden faydalanılarak hazırlanan bu belgeseller şu ana kadar dünya çapında 100'e yakın kanalda yayınlanmıştır ve yayınlanmaya devam etmektedir. Belgesellerin ağırlıklı konuları ise şu şekildedir:</text:p>
      <text:p text:style-name="P139">- Allah'ın doğada delil olarak yarattığı canlıların hayatları ve bu canlılardan örnek alınarak gerçekleştirilen teknolojik gelişmeler,</text:p>
      <text:p text:style-name="P139">- İnsanlığa büyük kayıplar yaşatmış olan sapkın ideolojiler ve bunlardan sakınmanın yolları,</text:p>
      <text:p text:style-name="P139">- 19. yüzyıldan günümüze kadar bilimsel bir teori olarak yansıtılmaya çalışılan Darwin'in evrim teorisinin aslında bir aldatmaca ve insanlığı felaketlere sürüklemiş bir teori olduğu, </text:p>
      <text:p text:style-name="P139">- Gençlerin ve çocukların büyük ilgi gösterdiği yaratılış serileri,</text:p>
      <text:p text:style-name="P139">- Felsefe içerikli genel kültür seviyesini artıran belgeseller,</text:p>
      <text:p text:style-name="P139">- İnsanın yaratılış mucizesi ile ilgili belgeseller,</text:p>
      <text:p text:style-name="P139">- Dünyamızdaki terör ve mutsuzluğun ancak Kuran ahlakının yaşanmasıyla çözümlenebileceğini anlatan belgeseller,</text:p>
      <text:p text:style-name="P139">- Ahir zaman ve güzel ahlak ile ilgili belgeseller... </text:p>
      <text:p text:style-name="P139">Bu belgesellere birçok izleyici, Harun Yahya'nın eserlerinden faydalanılarak hazırlanan internet sitelerinden ücretsiz olarak ulaşabilmektedir. Kimi zaman da gönüllü kişiler tarafından üniversitelerde, çeşitli konferans ve toplantı salonlarında, sinemalarda toplu gösterimler düzenlenmekte, binlerce kişinin belgeselleri izlemesi için imkan oluşturulmaktadır. Belgesellerin oluşturduğu etkiyi gösteren binlerce izleyici mesajından birkaçı şöyledir:</text:p>
      <text:p text:style-name="P139">Yerel televizyon kanalımızda yayınlanan belgeselinizi izlediğimde derinden etkilendim. Çok mükemmel araştırılmış, ikna edici ve görülmeye değer. Bence dinimize mükemmel bir hizmet. Ben toplumumuzda hala gerçek alimler olduğu için mutluyum. </text:p>
      <text:p text:style-name="P139">Shazia Jamshed – Pakistan</text:p>
      <text:p text:style-name="P139"/>
      <text:p text:style-name="P146"/>
      <text:p text:style-name="P36">Huzur sonsuza dek kalplerinizde olsun. Video setleri için çok teşekkürler. Tüm Yaratılış muhteşem, güzel, mükemmel. Sahibimiz olan Allah'tan daha büyük hiçbir güç gerçekten yok. Çok teşekkürler. </text:p>
      <text:p text:style-name="P139">Juan - Kanarya Adaları – İspanya</text:p>
      <text:p text:style-name="P140"/>
      <text:p text:style-name="P139">Sayın Oktar, size Özbekistan'dan yazıyorum. ABD'de çalışıyorum. Videolarınızı seyretmekten ve kitaplarınızı okumaktan büyük zevk alıyorum. Bence siz gerçekten çok iyi bir iş yapıyorsunuz. Özellikle evrim teorisi karşıtı müthiş çabalarınız göz ardı edilemez. Genellikle Müslüman olmayanlarla bir konu tartışırken kitaplarınızı ve videolarınızı referans olarak kullanıyorum. </text:p>
      <text:p text:style-name="P139">Aziz Inoyatov - Özbekistan</text:p>
      <text:p text:style-name="P140"/>
      <text:p text:style-name="P139">Kar amacı gütmeyen, Institute for Intergovernmental Research Enstitüsü için çalışıyorum. Birleşik Devletler çapında yerel ve ulusal hukuk görevlilerine anti-terörizm konusunda eğitim sağlıyoruz. Sizin belgeselinizi müfredatımıza dahil etmek istiyoruz. Bu talebimizi kabul eder misiniz? </text:p>
      <text:p text:style-name="P139">Scott Tedcastle - Florida – ABD</text:p>
      <text:p text:style-name="P140"/>
      <text:p text:style-name="P139">Filminizi izledim ve onu izledikten sonra çok mutlu oldum, çünkü günümüzde birileri İslam ahlakını modern teknolojileri kullanarak yaymak için çalışıyor. Bu filmi izlemeden önce bir Müslüman olarak İslam hakkında çok şey bilmiyordum, fakat izledikten sonra benim iman ve inanç ile ilgili bilgimi artırdı. Bundan sonra dünyanın gerçek imanına ve inancına ait olduğum için kendimle gurur duyabilirim.</text:p>
      <text:p text:style-name="P139">Harun Yahya, İslam için yapılan bu güzel çalışma için tebrikler...</text:p>
      <text:p text:style-name="P139">Allah sizi korusun. Ve ümit ederim ki gelecekte daha da fazla bilgilendirici belgesel filmler yayınlarsınız... </text:p>
      <text:p text:style-name="P139">Ghalib Khan – Pakistan</text:p>
      <text:p text:style-name="P140"/>
      <text:p text:style-name="P139">Şu anda Çin'de okuyorum. Birçok filminizi izledim ve yaptığınız iş bana büyük bir ilham verdi. Bu hafta Maddenin Ardındaki Sır videonuzu Çinli arkadaşlarıma gösterdim. Hepsi çok beğendiler. Bu filmlerin Çince olanları hakkında daha fazla bilgi almak istiyorlar. Bu yüzden size Çince çeviriler konusunda yardım isteğimi dile getirmek istiyorum. Buradaki Müslüman topluluk çok büyük ve hepsi yalnızca Çince biliyor. </text:p>
      <text:p text:style-name="P139">Kashif Mehmood - Çin</text:p>
      <text:p text:style-name="P139"/>
      <text:p text:style-name="P139">Singapur'da yaşayan bir son sınıf öğrencisiyim. Kuran Mucizeleri CD'nizi aldım ve o kadar muhteşem hazırlanmış ki çok şaşırdım. Müslüman olmayan bir arkadaşıma bu CD'yi verdim. O da çok beğendi. Şimdi bu CD'yi kopyalamayı ve kütüphanelere vermeyi düşünüyoruz. Bunun için sizin izninizi istiyorum. Size çalışmalarınızda en büyük başarıyı dilerim. Allah size yardımcı olsun. Lütfen benimle irtibat kurun. Eğer Sayın Harun Yahya bana cevap verirse çok mutlu olurum. Lütfen mesajımı Harun Yahya'ya iletin. </text:p>
      <text:p text:style-name="P139">Abbas Shabeen – Srilanka</text:p>
      <text:p text:style-name="P140"/>
      <text:p text:style-name="P139"><text:soft-page-break/>Yakın zamanda harika web sitenizle tanıştım. Biz Sidney Avustralya'da kar amacı gütmeyen bir organizasyonuz. Imam Hussain İslami Merkezi. Tüm DVD'lerinizi sınıflarımızdaki öğrencilerimizin eğitiminde kullanmak üzere satın almak istiyoruz. </text:p>
      <text:p text:style-name="P139">Sh. Mansour Leghaei - Avustralya</text:p>
      <text:h text:style-name="P47" text:outline-level="1">TÜRKÇE BELGESELLER</text:h>
      <text:p text:style-name="P139"/>
      <text:p text:style-name="P139"/>
      <text:p text:style-name="P141">Peygamberlerin Hayatı Seti</text:p>
      <text:p text:style-name="P139"><text:s/>1- Hazreti Muhammed (sav)</text:p>
      <text:p text:style-name="P139"><text:s/>2- Hazreti İbrahim (as) Ve Hz. Lut (as)</text:p>
      <text:p text:style-name="P139"><text:s/>3- Hazreti İsa (as) Gelecek</text:p>
      <text:p text:style-name="P139"><text:s/>4- Hazreti Musa (as) </text:p>
      <text:p text:style-name="P139"><text:s/>5- Hazreti Süleyman (as) </text:p>
      <text:p text:style-name="P139"><text:s/>6- Hazreti Yusuf (as)</text:p>
      <text:p text:style-name="P139"><text:s/>7- Hazreti Nuh (as)</text:p>
      <text:p text:style-name="P139"><text:s/>8- Kuran Mucizeleri -1- </text:p>
      <text:p text:style-name="P139"><text:s/>9- Kuran Mucizeleri -2- </text:p>
      <text:p text:style-name="P139"><text:s/>10- Kuran Mucizeleri -3- </text:p>
      <text:p text:style-name="P139"><text:s/>11- Mehdi ve Ahir Zaman </text:p>
      <text:p text:style-name="P139"><text:s/>12- Kıyamet Alametleri</text:p>
      <text:p text:style-name="P139"><text:s/>13- Dünya Hayatının Gerçeği</text:p>
      <text:p text:style-name="P139"><text:s/>14- İslamla Yeni Tanışanlar</text:p>
      <text:p text:style-name="P139"><text:s/>15- Kavimlerin Helakı</text:p>
      <text:p text:style-name="P139"/>
      <text:p text:style-name="P141">Düşünen İnsanlar İçin Seti </text:p>
      <text:p text:style-name="P139">Bu set 60 VCD filmden oluşmaktadır. Bu filmlerden bazıları şunlardır: </text:p>
      <text:p text:style-name="P139">1- Savunma Sistemi Mucizesi</text:p>
      <text:p text:style-name="P139">2- İslam: Dünyayı Aydınlatan Işık</text:p>
      <text:p text:style-name="P139">3- Tapınak Sövalyeleri </text:p>
      <text:p text:style-name="P139">4- Çağımızın Putları </text:p>
      <text:p text:style-name="P139">5- Terör Sevgi ile Yok Edilir</text:p>
      <text:p text:style-name="P139">6- Altınçağ ve Hz. İsa (as)'nın Dönüşü</text:p>
      <text:p text:style-name="P139">7- Materyalizmin Çöküşü </text:p>
      <text:p text:style-name="P139">8- İslam Terörü Lanetler </text:p>
      <text:p text:style-name="P139">9- Doğadaki Mimarlar </text:p>
      <text:p text:style-name="P139">10- Allah'ın İsimleri </text:p>
      <text:p text:style-name="P139">11- Kuran'ın Matematiksel Sırları </text:p>
      <text:p text:style-name="P139">12- Tohumdan Bitkiye </text:p>
      <text:p text:style-name="P139">13- Doğadaki Teknoloji ve diğerleri.</text:p>
      <text:p text:style-name="P139"/>
      <text:p text:style-name="P141"><text:soft-page-break/>İslam'ın Yükselişi ve Karşısındaki Güçler Seti</text:p>
      <text:p text:style-name="P139"><text:s/>1- İslam'ın Yükselişi</text:p>
      <text:p text:style-name="P139"><text:s/>2- Ortadoğu ve İslam Birliği</text:p>
      <text:p text:style-name="P139"><text:s/>3- İslam Terörü Lanetler</text:p>
      <text:p text:style-name="P139"><text:s/>4- Dünya Osmanlı'ya Muhtaç</text:p>
      <text:p text:style-name="P139"><text:s/>5- Filistin</text:p>
      <text:p text:style-name="P139"><text:s/>6- Tapınak Şövalyeleri</text:p>
      <text:p text:style-name="P139"><text:s/>7- Masonluğun Felsefesi</text:p>
      <text:p text:style-name="P139"><text:s/>8- Türkiye'de Masonluk</text:p>
      <text:p text:style-name="P139"><text:s/>9- Komünizm'in Kara Tarihi-1</text:p>
      <text:p text:style-name="P139"><text:s/>10- Komünizm'in Kara Tarihi-2</text:p>
      <text:p text:style-name="P139"><text:s/>11- Komünizm'in Kara Tarihi-3</text:p>
      <text:p text:style-name="P139"><text:s/>12- Faşizm'in Kara Tarihi-1</text:p>
      <text:p text:style-name="P139"><text:s/>13- Faşizm'in Kara Tarihi-2</text:p>
      <text:p text:style-name="P139"><text:s/>14- Savaşların Perde Arkası</text:p>
      <text:p text:style-name="P139"><text:s/>15- Darwinizm'in Karanlık Yüzü</text:p>
      <text:p text:style-name="P139"/>
      <text:p text:style-name="P141">İslam'ın İnanç Esasları </text:p>
      <text:p text:style-name="P141">Seti</text:p>
      <text:p text:style-name="P139">1- Allah'ın İsimleri</text:p>
      <text:p text:style-name="P139">2- Kuran'da Dua</text:p>
      <text:p text:style-name="P139">3- Kuran'da Güzel Ahlak</text:p>
      <text:p text:style-name="P139">4- Müminlerde Sabır ve Tevekkül</text:p>
      <text:p text:style-name="P139">5- Şefkat ve Merhamet</text:p>
      <text:p text:style-name="P139">6- Hikmet Gözüyle Bakmak</text:p>
      <text:p text:style-name="P139">7- Sakın Unutmayın</text:p>
      <text:p text:style-name="P139">8- Dinsizliğin Kabusu</text:p>
      <text:p text:style-name="P139">9- Hz. Musa ve Ahit Sandığı</text:p>
      <text:p text:style-name="P139">10- Yecüc ve Mecüc</text:p>
      <text:p text:style-name="P139">11- Hinduizmin İçyüzü</text:p>
      <text:p text:style-name="P139">12- Budizmin İçyüzü</text:p>
      <text:p text:style-name="P139">13- Şeytanın Silahı Satanizm</text:p>
      <text:p text:style-name="P139">14- Reenkarnasyon Yanılgısı</text:p>
      <text:p text:style-name="P139">15- Hz. Meryem</text:p>
      <text:p text:style-name="P139"/>
      <text:p text:style-name="P141">Çocuklar Sizin İçin Seti</text:p>
      <text:p text:style-name="P139"><text:s/>1- Rabbimiz'i Tanıyalım</text:p>
      <text:p text:style-name="P139"><text:s/>2- Peygamberimiz (sav)'i Tanıyalım</text:p>
      <text:p text:style-name="P139"><text:s/>3- Yaratılış Gerçeği</text:p>
      <text:p text:style-name="P139"><text:s/>4- Çevremizdeki Nimetler</text:p>
      <text:p text:style-name="P139"><text:soft-page-break/><text:s/>5- Denizlerdeki Sevimli Canlılar</text:p>
      <text:p text:style-name="P139"><text:s/>6- Bitkilerin Dünyası</text:p>
      <text:p text:style-name="P139"><text:s/>7- Evrende Yolculuk</text:p>
      <text:p text:style-name="P139"><text:s/>8- Yolculuk Yapan Canlılar</text:p>
      <text:p text:style-name="P139"><text:s/>9- Hayvanlar Alemine Yolculuk</text:p>
      <text:p text:style-name="P139"><text:s/>10- Sevimli Dostlarımız</text:p>
      <text:p text:style-name="P139"><text:s/>11- Gizlenen Hayvanlar</text:p>
      <text:p text:style-name="P139"><text:s/>12- Yavrular ve Anneleri</text:p>
      <text:p text:style-name="P139"/>
      <text:p text:style-name="P141">10'lu DVD Seti</text:p>
      <text:p text:style-name="P139">Bu set, Türkçe başta olmak üzere 5 dilde seslendirilmiş ve 5 dilde alt yazılı olarak hazırlanmıştır.</text:p>
      <text:p text:style-name="P139">1- Düşünen İnsanlar İçin 1 </text:p>
      <text:p text:style-name="P139">2- Düşünen İnsanlar İçin 2</text:p>
      <text:p text:style-name="P139">3- Düşünen İnsanlar İçin 3</text:p>
      <text:p text:style-name="P139">4- Dünya Hayatının Gerçeği</text:p>
      <text:p text:style-name="P139">5- Kıyamet Alametleri</text:p>
      <text:p text:style-name="P139">6- Allah'ın Renk Sanatı</text:p>
      <text:p text:style-name="P139">7- Allah Akılla Bilinir</text:p>
      <text:p text:style-name="P139">8- Canlılardaki Anne Sevgisi ve Şefkati</text:p>
      <text:p text:style-name="P139">9- Derin Düşünmek</text:p>
      <text:p text:style-name="P139">10- Doğadaki Düzen</text:p>
      <text:p text:style-name="P139"/>
      <text:h text:style-name="P48" text:outline-level="1"/>
      <text:h text:style-name="P46" text:outline-level="1"/>
      <text:h text:style-name="P29" text:outline-level="1">HARUN YAHYA BELGESELLERİ 25 DİLDE</text:h>
      <text:p text:style-name="P139"/>
      <text:p text:style-name="P139"/>
      <text:h text:style-name="P43" text:outline-level="2"><text:span text:style-name="T14">İ</text:span><text:span text:style-name="T37">ngilizce Belgeseller</text:span><text:span text:style-name="T14"> </text:span></text:h>
      <text:p text:style-name="P139"/>
      <text:p text:style-name="P141">40'lı DVD seti</text:p>
      <text:p text:style-name="P139"/>
      <text:p text:style-name="P139">Harun Yahya'nın eserlerinden faydalanılarak hazırlanan ve 40 belgeselin yer aldığı bu sette, Evrenin Yaratılışı, Kuran Mucizeleri, İslam Terörü Lanetler, Maddenin Ardındaki Sır, Kavimlerin Helakı gibi önemli konularda belgeseller yer almaktadır. </text:p>
      <text:p text:style-name="P139"/>
      <text:p text:style-name="P139">Kıyamet Alametleri</text:p>
      <text:p text:style-name="P139"/>
      <text:p text:style-name="P139">Allah'ın Renk Sanatı</text:p>
      <text:p text:style-name="P139"/>
      <text:p text:style-name="P139">Canlılarda Sevgi ve Dayanışma</text:p>
      <text:p text:style-name="P139"/>
      <text:p text:style-name="P139">Komünizmin Kanlı Tarihi 1</text:p>
      <text:p text:style-name="P139"/>
      <text:p text:style-name="P139">Komünizmin Kanlı Tarihi 2</text:p>
      <text:p text:style-name="P139"/>
      <text:p text:style-name="P139">Komünizmin Kanlı Tarihi 3</text:p>
      <text:p text:style-name="P141"/>
      <text:p text:style-name="P141">20'li DVD seti</text:p>
      <text:p text:style-name="P139"/>
      <text:p text:style-name="P139">Bu sette 20 belgesel DVD'nin yanı sıra, Harun Yahya'nın 20 kitabı bulunmaktadır. Büyük ilgi gören bu sete dahil olan kitaplar arasında; Mesih Müjdesi, Dinimizi Öğrenelim, Kuran'ın Bazı Sırları, Hz. İsa Gelecek, Evrim Adatmacası, Derin Düşünmek eserleri bulunmaktadır. </text:p>
      <text:p text:style-name="P139"/>
      <text:p text:style-name="P139">Maddenin Ardındaki Sır</text:p>
      <text:p text:style-name="P139"/>
      <text:p text:style-name="P139">Evrenin Yaratılışı</text:p>
      <text:p text:style-name="P139"/>
      <text:p text:style-name="P139">Doğadaki Teknoloji</text:p>
      <text:p text:style-name="P139"/>
      <text:p text:style-name="P139">Mucize Gezegen 1</text:p>
      <text:p text:style-name="P139"/>
      <text:p text:style-name="P139">Solunum Mucizesi</text:p>
      <text:p text:style-name="P139"/>
      <text:p text:style-name="P139">Göklerdeki Düzen</text:p>
      <text:p text:style-name="P141"><text:soft-page-break/>Çok Dil Seçenekli 10'lu DVD Seti</text:p>
      <text:p text:style-name="P139"/>
      <text:p text:style-name="P139">İngilizce, Fransızca, Almanca, Arapça, İspanyolca ve Türkçe dil seçenekleri bulunan bu belgeseller arasında, Canlılarda Fedakarlık, Derin Düşünmek, Düşünen İnsanlar İçin 1-2-3 ve Dünya Hayatının Gerçeği filmleri bulunmaktadır. </text:p>
      <text:p text:style-name="P139"/>
      <text:p text:style-name="P139">Canlılarda Fedakarlık</text:p>
      <text:p text:style-name="P139"/>
      <text:p text:style-name="P139">Derin Düşünmek</text:p>
      <text:p text:style-name="P139"/>
      <text:p text:style-name="P139">Dünya Hayatının Gerçeği</text:p>
      <text:p text:style-name="P139"/>
      <text:p text:style-name="P139">Düşünen İnsanlar İçin 1</text:p>
      <text:p text:style-name="P139"/>
      <text:p text:style-name="P139">Düşünen İnsanlar İçin 2</text:p>
      <text:p text:style-name="P139"/>
      <text:p text:style-name="P139">Düşünen İnsanlar İçin 3</text:p>
      <text:p text:style-name="P139"/>
      <text:h text:style-name="P48" text:outline-level="1"/>
      <text:h text:style-name="P45" text:outline-level="1">İngilizce Belgesellerin Yayınlandığı Televizyon Kanalları</text:h>
      <text:p text:style-name="P11"/>
      <text:p text:style-name="P141">ABD</text:p>
      <text:p text:style-name="P139">Amerika'da pek çok yerel kanalda, Harun Yahya belgeselleri düzenli olarak yayınlanmaktadır. Üstelik sadece Müslüman camiasına hitap eden kanallarda değil, Hıristiyan televizyon kanallarında da bu belgesellere yer verilmektedir. Bu kanallar arasında, ACTV Cable Channel 21, Bridges TV, Universal Truth, Islam: A Guide to Human Excellence, Amica TV, Community Public Access Channel, Islamic Information Service TV (Los Angeles), TCTV (Torrance Cable TV- California), Arab American TV Chicago, Cox TV (California), Zindabad TV, Channel 77 kanalları bulunmaktadır. </text:p>
      <text:p text:style-name="P139"/>
      <text:p text:style-name="P141">Avustralya</text:p>
      <text:p text:style-name="P139">Harun Yahya belgesellerinin yoğun ilgi gördüğü ülkelerden biri de, Avustralya'dır. Avustralya İslam Koleji'nin sponsorluğunda yayın yapan Channel 31, düzenli olarak bu belgeselleri yayınlayan kanallardan biridir. Ayrıca, ABC (Australian Broadcasting Corporation) adlı televizyon kanalının Nightlife isimli programı içinde de Harun Yahya'nın belgeselleri yayınlanmaktadır. </text:p>
      <text:p text:style-name="P139"/>
      <text:p text:style-name="P141">Kanada</text:p>
      <text:p text:style-name="P139">Kanada'da Vision of Islam TV (Pakistan TV Network), Canada National Learning Center, Jafry Communications adlı kanallarda Harun Yahya belgesellerinin yayınlanmasına devam edilmektedir. </text:p>
      <text:p text:style-name="P141"/>
      <text:p text:style-name="P146"/>
      <text:p text:style-name="P37">Nijerya</text:p>
      <text:p text:style-name="P139">Nijerya'da farklı televizyon kanalları tarafından yayınlanan Harun Yahya belgesellerine büyük ilgi olduğu, internet sitesine gelen mesajların yoğunluğundan açıkça görülmektedir. TV Authority'e bağlı televizyon kanalları olan Edo Broadcasting Service, National TV, Radio Télévision Ténéré'de yayınlanan belgeseller, pek çok kişinin imanının güçlenmesine vesile olmaktadır. </text:p>
      <text:p text:style-name="P139"/>
      <text:p text:style-name="P141">Güney Afrika</text:p>
      <text:p text:style-name="P139">Harun Yahya belgeselleri Güney Afrika'da, Güney Afrika'nın ilk İngilizce yayın yapan İslami kanalı olan ITV'de yayınlanmaktadır. Söz konusu kanal, 24 saat yayın yapmaktadır ve yaklaşık 4 milyon kişi tarafından izlenmektedir. Afrika kıtasında yaklaşık 20 ülkede izlenen ITV'de Harun Yahya'nın İngilizce hazırlanmış olan tüm belgeselleri düzenli olarak gösterilmektedir. Ayrıca Güney Afrika'da Channel Africa adlı TV kanalında da belgeseller yayınlanmaktadır.</text:p>
      <text:p text:style-name="P139"/>
      <text:p text:style-name="P141">Tanzanya</text:p>
      <text:p text:style-name="P139">Harun Yahya belgesellerinin yayınlandığı bir diğer ülke de Tanzanya'dır. Belgeseller Zanzibar Cable TV adlı bir yerel kanalda düzenli olarak gösterilmektedir.</text:p>
      <text:p text:style-name="P139"/>
      <text:p text:style-name="P141">Yeni Zelanda</text:p>
      <text:p text:style-name="P139">Yeni Zelanda'da Shine Television isimli yerel kanalda Harun Yahya belgeselleri düzenli olarak yayınlanmaktadır. </text:p>
      <text:p text:style-name="P141"/>
      <text:p text:style-name="P141">Sri Lanka</text:p>
      <text:p text:style-name="P139">Sri Lanka da Harun Yahya belgesellerinin televizyonlarda gösterildiği ülkelerden biridir. Sri Lanka Ulusal televizyon kanalı olan National TV'de de Harun Yahya belgeselleri yayınlanmaktadır. </text:p>
      <text:p text:style-name="P139"/>
      <text:p text:style-name="P141">Guyana</text:p>
      <text:p text:style-name="P139">Güney Amerika'da bulunan Guyana'da TTS Channel 5 isimli yerel bir televizyon kanalında Harun Yahya belgeselleri yayınlanmaktadır. Kanal yöneticileri hem Müslüman hem de gayri müslim izleyicilerinden çok olumlu tepkiler aldıklarını ifade etmişlerdir. </text:p>
      <text:p text:style-name="P139"/>
      <text:p text:style-name="P139"/>
      <text:p text:style-name="P147">Belgesellerle İlgili Gelen Bazı Mesajlar</text:p>
      <text:p text:style-name="P139"/>
      <text:p text:style-name="P139">Kuran Mucizeleri ile ilgili bir CD'nizi seyrettim 10 tane daha almak istiyorum. Gördüğüm kadarıyla muhteşem bir iş yapmışsınız. Allah sizi korusun. İngiltere'de yaşıyorum nasıl alabilirim. </text:p>
      <text:p text:style-name="P139">Sadiq Mukibi – İngiltere</text:p>
      <text:p text:style-name="P139"/>
      <text:p text:style-name="P139">Yerel televizyonda belgesellerinizden birini seyrettim. Işığın nasıl oluştuğu, demir ve doğa kaynakları gibi konuların Kuran'da nasıl haber verildiğiyle ilgiliydi. Çok etkilendim. </text:p>
      <text:p text:style-name="P139">Abdulwahab Jelel - Nijerya</text:p>
      <text:p text:style-name="P139"><text:soft-page-break/>Esselamu aleykum, Allah'a çok şükür Müslümanım. Bazı belgesellerinizi seyrettim ve filmleriniz bana çok ilham verdi ve bilgimi çok artırdı. Bilgimi daha da artırmak istiyorum. Bu nedenle filmlerinizi seyrediyorum. </text:p>
      <text:p text:style-name="P139">Faraz</text:p>
      <text:p text:style-name="P139"/>
      <text:p text:style-name="P139">Adım Süleyman Tijani. Jamaika'da yerel bir üniversitede okuyorum. Jamaika'da İslam'a ve Müslümanlara karşı çok büyük bir yanlış bakış açısı var. İslam ve özellikle Kuran ahlakı üzerine olan programlarınız şu ana kadar gördüğüm en iyi programlar. Kardeşim Yahya, eserlerin gerçek Müslüman olmamda ve bu ülkeyi aydınlatmada gerçek bir ilham kaynağı oldu. 'Gerçeğe Davet'. Bu yüzden belgesellerini Jamaika'daki Müslümanlara dağıtmak için iznini istiyorum. Jamaika Müslüman Konseyi adına bunu senden istiyorum. Özellikle Filistin, Siyonizm ve Kuran Mucizeleri belgesellerini çok beğendim. Lütfen böyle parlak eserler vermeye devam et. Allah'a bizi doğru yola yönlendirmesi için dua ediyorum. Sen benim ilham kaynağımsın ve senin adımlarını takip edeceğim. Teşekkürler, Jamaikalı Müslümanlar'dan. Allah seni ödüllendirsin. Cevabını bekliyorum. </text:p>
      <text:p text:style-name="P139">Sulaiman Tijani – Jamaika</text:p>
      <text:p text:style-name="P139"/>
      <text:p text:style-name="P139">Sevgili Harun Yahya, bir süredir kitaplarınızı okuyor ve videolarınızı seyrediyorum. Özelikle Kuran Mucizeleri ve Darwinizm'in Çöküşü ile ilgili konular beni çok etkiledi. </text:p>
      <text:p text:style-name="P139">Llateef rahman – Nijerya</text:p>
      <text:p text:style-name="P139"/>
      <text:p text:style-name="P139">Harun Yahya'nın evrim ile ilgili çok fazla eserini okudum ve izledim. Bu tip çalışmalar olduğu için çok mutluyum. Daha önce kısıtlı bilgimle Müslüman olmayan arkadaşlarıma evrimin neden kabul edilmez oluduğunu anlatmaya çalışmıştım. Şimdi sizin çalışmalarınız sayesinde bilgimi artırdığım için çok daha mantıklı ve özlü bir şekilde onlara anlatabilirim. İslami Tıp Birliği vasıtasıyla toplantılar düzenlemek ve burada öğrencilere Harun Yahya'nın videolarını göstermek istiyorum. Böylece İslami bakış açısını görebilirler. Müslüman olmayanlar da izleyici ve konuşmacı olarak inşaAllah katılabilecekler.</text:p>
      <text:p text:style-name="P139">Saima Sharif - İngiltere</text:p>
      <text:p text:style-name="P139"/>
      <text:p text:style-name="P139">Sevgili Harun Yahya, Kuran Mucizeleri CD'nizin üzerinde sitenizin adresini buldum. Kuran ile ilgili açıklamalarınız gerçekten çok faydalı ve isabetli. Umarım CD'ler gibi sayfanız da Müslüman olmayanların dini anlamalarına yardımcı olur. </text:p>
      <text:p text:style-name="P139">Sawmeer Khan - Sri Lanka</text:p>
      <text:p text:style-name="P139"/>
      <text:p text:style-name="P139">Sevgili kardeşlerim, size ortaya koyduklarınızın ne kadar değerli olduğunu göstermek için bu yazıyı yazıyorum. Allah'ın yolunda hazırladığınız videoların büyük çoğunluğunu gördüm ve geri kalanını da görmeye niyetliyim inşaAllah. Allah rızası için kalbime ve ruhuma hitap ettiniz. Allah'ı daha iyi tanımak için araştırmaya başlamadan önce tam bir Müslüman değildim. Siz bana başkalarıyla ilgilenmeyi, dua etmeyi, sevmeyi ve öksüzlerle ilgilenmeyi ilham ettiniz inşaAllah. Allah sizin bana yardım ettiğiniz gibi size yardım etsin... İnşaAllah birgün cennette biraraya gelebiliriz. </text:p>
      <text:p text:style-name="P139">Farah Osman</text:p>
      <text:p text:style-name="P139"><text:soft-page-break/>Ben bir öğrenciyim ve bu internet sitesi hayatımı ve düşüncelerimi değiştirdi. Böyle bir imkanı İslam dünyasına sağlamış olduğu için öncelikle Allah'a ve sonra size şükranlarımı sunarım. İletişim teknolojisi ile yakından ilgili olduğum için sizin DVD filmlerinizi Avustralya'da çoğaltıp ücretsiz dağıtma imkanım olabilir mi, bu konuda müsaade eder misiniz? Bu konuda yönlendirmenizi bekliyorum. Çok teşekkürler...</text:p>
      <text:p text:style-name="P139">Sizin Muhammed'iniz – Avustralya</text:p>
      <text:p text:style-name="P139"/>
      <text:p text:style-name="P139">Ben Güney Afrika'da yaşıyorum. Burada sizin emeğiniz geçen ve muhteşem eserlerden oluşan CD'lerinizi gösteriyorum çevreme. Bu CD'lerin İngilizce olanlarını istiyorum. Kendim inşaAllah haftaya Türkiye'ye geliyorum. Bu CD'leri direk sizden temin etmek istiyorum. Türkiye'de mesela "Darwinizm'in Çöküşü" adlı gösterimler düzenlenmişti, ben kendim gidemedim maalesef, ama arkadaşlarımız çok etkilenmişlerdi. Şu anda Türkçe olan tüm CD'ler var elimde. Kitaplarınızdan da bazıları mevcut.</text:p>
      <text:p text:style-name="P139">Burası, yani Güney Afrika, sizin de bildiğiniz gibi, çok yardıma muhtaç olan bir ülke, özellikle İslam konusunda. İnsanlar bir cehalet içinde. Yalnız bu ülkede tanıtım ve gösterimler çok hür ve yasaksız bir şekilde yapılabiliyor. Herkes dinini yaymak istemekte çok özgür ve hür. Bunu benim gibi genç arkadaşların kullanması ve üzerimize düşen görevi yapmamız lazım diye düşünüyorum. Bu konuda lütfen bize yardımcı olunuz. Bu CD'leri toplantı halinde izlettirelim, ardından kitap satışı da söz konusu olabilir, sizinle bu konuda ne yapabiliriz? Cevabınızı bekliyorum. </text:p>
      <text:p text:style-name="P139">Umran Sesli - Güney Afrika</text:p>
      <text:p text:style-name="P139"/>
      <text:p text:style-name="P139">Bayramınızı kutlarım. Ben Kanada Belgesel Organizasyonu'nun bir üyesiyim. Kanada ve ABD'de ulusal olarak yayınlanacak bir İslami belgeseller dizisinin hazırlanması konusunu organizasyonumuzla konuşacağım. Sizinle çalışmayı umuyorum. </text:p>
      <text:p text:style-name="P139">Kardeşiniz Haroon - Kanada</text:p>
      <text:p text:style-name="P139"/>
      <text:p text:style-name="P139">Öncelikle, Allah çalışmalarınızın ve başarınızın sürmesinde yardımcınız olsun. Ben ve arkadaşlarım ABD'de Massachusetts Üniversitesi'nde öğrenciyiz. VCD, DVD ve kitaplarınızdan istifade ettiğimiz için çok mutluyuz. Tüm arkadaşlarımıza, öğretmenlerimize ve insanlara bunları tavsiye ediyoruz. </text:p>
      <text:p text:style-name="P139">Hasan Gök - Massachusetts, ABD</text:p>
      <text:p text:style-name="P139"/>
      <text:p text:style-name="P139">Bir ve tek olan Allah'ın varlığının delillerini gösterme konusunda kullandığınız yöntemlerle bence siz en iyisiniz. Teşekkürler. </text:p>
      <text:p text:style-name="P139">Nadia Toumi, Cezayir</text:p>
      <text:p text:style-name="P139"/>
      <text:p text:style-name="P139">Ahir zaman ve Mehdi belgeseli ve kitabı</text:p>
      <text:p text:style-name="P139"/>
      <text:p text:style-name="P139">Allah Akılla Bilinir Belgeseli</text:p>
      <text:p text:style-name="P139"/>
      <text:p text:style-name="P139"><text:soft-page-break/>Kuran Mucizeleri, Beyin Mucizesi: Koku ve Tat, Denizlerdeki Mucize Harun Yahya'nın çok ilgi gören belgesellerinden birkaçıdır.</text:p>
      <text:p text:style-name="P139"/>
      <text:p text:style-name="P147">Almanca Belgeseller</text:p>
      <text:p text:style-name="P139"/>
      <text:p text:style-name="P139">10 CD'den oluşan, her bir CD'de iki film bulunan bu sette, toplam 20 belgesel yer almaktadır. İslam Terörü Lanetler, Doğadaki Teknoloji, İnsanın Yaratılışı, Ateizmin Çöküşü, Materyalizmin Çöküşü, Dünya Hayatının Gerçeği, Çözüm Kuran Ahlakı, Darwinizm'in Karanlık Yüzü bu set içinde yer alan belgesel filmlerden bazılarıdır. </text:p>
      <text:p text:style-name="P139">Almanya'daki televizyon kanallarında ise hem Almanca hem de Türkçe belgeseller yayınlanmaktadır. Almanya'da belgesellerin düzenli yayınlandığı televizyon kanalları arasında TD1 ve Nur TV bulunmaktadır. </text:p>
      <text:p text:style-name="P139">Almanca belgeseller Avusturya gibi Almanca konuşulan diğer ülkelerde de geniş kitleler tarafından takip edilmektedir. Bazı okullarda öğretmenler tarafından kaynak eser olarak kullanılan bu belgeseller, öğrencilerin dikkatini çekmektedir. Okullardaki toplu gösterimlerde belgeselleri izleyen pek çok öğrenci daha sonra internet sitelerini ziyaret ederek Harun Yahya eserleri hakkında daha detaylı bilgi edinmektedir. </text:p>
      <text:p text:style-name="P139">Tüm bunların yanı sıra, gönüllü kişiler tarafından belgesellerin dağıtımı da yapılmaktadır. Örneğin Almanya'da yaşayan bir vatandaşımız Cuma namazları sonrasında kendi bulunduğu şehirde yaşayan Türklere, Almanca belgesellerimizi kendi imkanlarıyla çoğaltarak ücretsiz dağıttığını bildirmiştir. Yaklaşık 10 bin aileye bu şekilde ulaşan bu kişi yazdığı mesajında, belgeselleri izleyen pek çok kişinin imana yöneldiğini ifade etmiştir.</text:p>
      <text:p text:style-name="P139"/>
      <text:p text:style-name="P139"/>
      <text:p text:style-name="P147">Boşnakça Belgeseller</text:p>
      <text:p text:style-name="P139"/>
      <text:p text:style-name="P139">Boşnakça olarak hazırlanan ve 10 CD'den oluşan bu belgesel setine dahil olan belgesellerden bazıları, Darwinizm'in Karanlık Yüzü, Evrendeki Ahenk, Evrim Teorisinin Çöküşü, Kuran Mucizeleri, Modern Çağın Batıl Bir Dini: New Age belgeselleridir. </text:p>
      <text:p text:style-name="P139">Boşnakça kitaplar gibi Boşnakça belgeseller de Bosna'da büyük ilgi görmektedir. Bosna'da yoğun olarak izlenen NTV kanalı ve Sancak TV'de Harun Yahya belgeselleri 2004 Ramazan ayı boyunca yayınlanmıştır. Ayrıca TV Srbac'da da Harun Yahya belgeselleri düzenli olarak yayınlanmaktadır. </text:p>
      <text:p text:style-name="P139"/>
      <text:p text:style-name="P141">ARY TV'DE DE HARUN YAHYA'NIN </text:p>
      <text:p text:style-name="P141">ESERLERİ TANITILDI</text:p>
      <text:p text:style-name="P141"/>
      <text:p text:style-name="P139">Dubai'den yayın yapan ARY Digital TV'de yayınlanan Insight isimli programda Harun Yahya'nın eserleri tanıtıldı. Konuklar Harun Yahya'nın eserleri doğrultusunda "Osmanlı'dan Günümüze Türkiye, Avrupa ve Yakın Asya'da İslam" konulu bir program sundular. Pazartesi günleri haber saatinde yayına <text:soft-page-break/>giren Insight isimli bu program Pakistan, Hindistan, Bangladeş ve Körfez ülkelerine yönelik olarak İngilizce yayınlanıyor ve yaklaşık 128 ülkeye ulaşıyor.</text:p>
      <text:p text:style-name="P139">İlk programda konuklar, Harun Yahya sitelerine her gün internet vasıtasıyla gönderilen yüzlerce mesajdan, okuyucuların ilgisinin gözler önüne serildiğini ifade ettiler. Ayrıca Balkanlar'da ve Yakın Asya'daki Türki Cumhuriyetler'de komünist sistem altında yaşayıp yıllarca dinsizlik propagandasının etkisiyle dinlerini tanıyamayan kişilerin, artık Harun Yahya'nın internet sitesi aracılığıyla her türlü İslami materyale kolaylıkla ücretsiz bir şekilde ulaşabildiklerini anlattılar. </text:p>
      <text:p text:style-name="P139">Program yetkilileri ise benzer içerikli programların önümüzdeki günlerde de devam edeceğini belirttiler. </text:p>
      <text:p text:style-name="P139"/>
      <text:p text:style-name="P141">KAZAKİSTAN AS TV HABERLERİNDE HARUN YAHYA</text:p>
      <text:p text:style-name="P139"/>
      <text:p text:style-name="P139">Kazakistan'da yayın yapan AS TV, Harun Yahya belgesellerini düzenli olarak yayınlayan bir kanaldır. 2003 yılında, haberlerde Harun Yahya'nın Kazakistan'daki çalışmalarıyla ilgili özel bir haber yayınlanmıştır. Bu haberde, Harun Yahya eserlerinden faydalanılarak düzenlenen konferanslara yer verilmiş, halkla röportajlar yapılarak Harun Yahya'nın çalışmalarının olumlu etkisi gözler önüne serilmiştir. Ayrıca Kazakça belgeseller Dağıstan'daki TNT ve Mahachkala kanalları ve Kırgızistan'daki OSH TV'de düzenli olarak gösterilmektedir. </text:p>
      <text:p text:style-name="P139"/>
      <text:p text:style-name="P139">Kazakistan AS TV haber bülteninde Harun Yahya'nın tanıtıldığı bölümden görüntüler</text:p>
      <text:p text:style-name="P139"/>
      <text:p text:style-name="P139"/>
      <text:p text:style-name="P147">Endonezyaca Belgeseller</text:p>
      <text:p text:style-name="P139"/>
      <text:p text:style-name="P139">"Yaratılışın Delilleri" ismi altında hazırlanan, Harun Yahya belgeselleri seti içerisinde, Maddenin Ardındaki Sır, Evrim Teorisinin Çöküşü, Evrenin Yaratılışı gibi filmler bulunmaktadır. </text:p>
      <text:p text:style-name="P139">Endonezyaca belgeseller "Harun Yahya Serisi" adı altında setler halinde de hazırlanmıştır. Bu serilere dahil olan filmlerden bazıları şöyledir: Satanizm, Allah Akılla Bilinir, Canlılarda Sevgi ve Dayanışma, Komünizmin Çöküşü, Göklerdeki Düzen, Kuran Mucizeleri...</text:p>
      <text:p text:style-name="P139">Endonezya'da belgeseller farklı kanallarda yayınlanmakta, bunun dışında –diğer ülkelerde olduğu gibi- izleyiciler internet sitelerinden de Harun Yahya belgesellerine ulaşabilmektedirler. TPI adlı özel bir kanalda Harun Yahya belgesellerinin gösterimine düzenli olarak yer verilmektedir. Ayrıca Ar-Rahman TV'de de Harun Yahya belgeselleri yayınlanmaktadır. Belgesellerin yayınlandığı mevcut kanallar dışında da pek çok kanaldan belgeselleri yayınlama talebi gelmektedir. Bu kanallardan biri, Endonezya devlet televizyon kanalı olan TVRI (Televisi Republik Indonesia)'dır. Bu televizyonun program yapımcıları, Harun Yahya'nın Doğadaki Mimarlar isimli belgesel filmini izledikten sonra, bu filmden çok etkilenmiş ve belgeselleri televizyonlarında yayınlamak istediklerini belirtmişlerdir. </text:p>
      <text:p text:style-name="P139">Endonezya'da Harun Yahya belgesellerinin gördüğü büyük ilgiyi gözler önüne seren bir başka husus da, belgesellerin satış oranıdır. Belgesel filmlerin dağıtımını yapan NCR firmasının bir yetkilisi, 6 ay içinde 400 binin üzerinde belgesel filmin satıldığını bildirmiştir. Aynı yetkili, bu kadar kısa sürede bu <text:soft-page-break/>kadar çok talebin olmasının ve bu talebin artarak devam etmesinin Endonezya tarihinde ilk defa olduğunu da belirtmiştir.</text:p>
      <text:p text:style-name="P139"/>
      <text:p text:style-name="P139"/>
      <text:p text:style-name="P139">ENDONEZYACA </text:p>
      <text:p text:style-name="P139">HARUN YAHYA SERİSİ 6. SET</text:p>
      <text:p text:style-name="P139">- Satanizm</text:p>
      <text:p text:style-name="P139">- Kuran Mucizeleri</text:p>
      <text:p text:style-name="P139">- Allah Akılla Bilinir</text:p>
      <text:p text:style-name="P139">- Canlılarda Sevgi ve Dayanışma</text:p>
      <text:p text:style-name="P139">- Komünizmin Çöküşü</text:p>
      <text:p text:style-name="P139">- Göklerdeki Düzen</text:p>
      <text:p text:style-name="P139"/>
      <text:p text:style-name="P139">Kuran'dan Cevaplar 3 </text:p>
      <text:p text:style-name="P139"/>
      <text:p text:style-name="P139">Beyin Mucizesi: Koku ve Tat</text:p>
      <text:p text:style-name="P139"/>
      <text:p text:style-name="P139">Yüksek lisans öğrencisiyim. Matematik ve fizik okuyorum. Bence kitaplarınız ve referanslarınız müthiş. Maddenin Ardındaki Sır filminiz bana insan ruhu ile ilgili çok fazla bilgi verdi. Sayın Oktar ile doğrudan irtibat kurabileceğim bir adres verebilirseniz çok sevinirim. Kendisi o kadar akıllı bir insan ki belki onunla irtibat kurup fikirlerini öğrenebilirim. </text:p>
      <text:p text:style-name="P139">Aditya Rizky Munawar </text:p>
      <text:p text:style-name="P139">Endonezya</text:p>
      <text:p text:style-name="P139"/>
      <text:p text:style-name="P139">Mucize Gezegen 2</text:p>
      <text:p text:style-name="P139"/>
      <text:p text:style-name="P139">Allah'ın Renk Sanatı</text:p>
      <text:p text:style-name="P139"/>
      <text:p text:style-name="P139">Çocuklar İçin</text:p>
      <text:p text:style-name="P139"/>
      <text:p text:style-name="P139"/>
      <text:p text:style-name="P147">Urduca Belgeseller</text:p>
      <text:p text:style-name="P139"/>
      <text:p text:style-name="P139">Harun Yahya'nın pek çok belgeseli Urduca olarak hazırlanmıştır ve Pakistan, Hindistan gibi Urduca konuşan ülkelerde çeşitli televizyon kanallarında yayınlanmaktadır. Urduca belgeseller ayrıca, pek çok gönüllü insanın katkısıyla, toplu gösterimlerle izleyicilere ulaştırılmaktadır. Örneğin, Hindistan'da bir vakıf gönüllü olarak 7 bin adet Kuran Mucizeleri belgeselini çoğaltmış ve halka ücretsiz olarak dağıtmıştır. Aynı vakıf düzenlediği konferans ve seminerlerde de Harun Yahya belgesellerini göstermektedir. </text:p>
      <text:p text:style-name="P139"><text:soft-page-break/>Urduca belgeseller Pakistan'da Indus Vision ve Mutual Cable TV adlı televizyon kanallarında yayınlanmaktadır. Hindistan'da ise WIN TV, CMM Broadcasting Network Limited ve AASTHA TV Harun Yahya belgesellerini yayınlayan kanallardır. </text:p>
      <text:p text:style-name="P139"/>
      <text:p text:style-name="P148">Gelen Mesajlardan Birkaçı</text:p>
      <text:p text:style-name="P139">Televizyon kanallarımızdan birinde yayınlanan belgeselinizi görünce çok derinden etkilendim. O kadar mükemmel araştırılmış ve ikna edici ki mutlaka seyredilmeye değer. Dinimiz için büyük bir hizmet olduğunu düşünüyorum ve Müslümanlar içerisinde hala gerçek üstadların olduğunu görmekten çok memnunum. </text:p>
      <text:p text:style-name="P139">Shazia Jamshed – Pakistan</text:p>
      <text:p text:style-name="P139"/>
      <text:p text:style-name="P139">Öncelikle İslam ve bilim alanında yaptığınız çalışmalardan dolayı sizi kutlamak istiyorum. Sizin araştırmalarınızla ilgili Indus Vision televizyonunda pek çok program izledim ve sizin bilginizden çok istifade ettim. Ben Karachi Üniversitesi mikrobiyoloji departmanında doktora yapıyorum. Ve son zamanlarda sizin bir set kitabınızı kendi departmanımda gördüm. Bunları fakülte üyelerine göndermiştiniz. Bu kitaplar gerçekten çok bilgilendirici ve oldukça ilginçler. Teşekkürler. </text:p>
      <text:p text:style-name="P139">Sehar Afshan - Pakistan</text:p>
      <text:p text:style-name="P139"/>
      <text:p text:style-name="P139">Selamun Aleykum, Pakistan Satellite TV kanalında (QTV) yöneticiyim. Şirketinizin yaptığı bazı belgeselleri gördüm ve çok etkilendim. Bu videoları daha çok kimseye ulaşması için yayınlamak istiyoruz. Bu eğitici videolar sayesinde Müslüman olan olmayan kişilerin yaşamlarını etkileme ve değiştirme konusunda imkanımız olur. Bu videolara -yayınlama amacıyla- nasıl ulaşabileceğimiz ve Pakistan'da yayınlamak için gerekli prosedürün ne olduğu konusunda sizden bilgi rica ediyoruz. Videolardaki tek ve paket olarak fiyatlarını da iletmenizi rica ederiz. Videoların mesajların en fazla sayıda insan tarafından anlaşılabilmesi için yerel dillere de dublajlanmasını planlıyoruz. Teşekkürlerimizi ve takdirlerimizi sunarız. Saygılarımızla,</text:p>
      <text:p text:style-name="P139">Tariq Ghaffar</text:p>
      <text:p text:style-name="P139"/>
      <text:p text:style-name="P139">Selam,</text:p>
      <text:p text:style-name="P139">Pakistanlı bir bilgisayar öğrencisiyim. Harun Yahya'yı televizyon kanalında izlediğim videoları ile tanıdım. Daha sonradan siteyi buldum ve bazı videoları bilgisayarıma yükledim. Bunların çok iyi ve birçok insan tarafından kolay anlaşılır ve kabul edilebilir olduğunu söylememe gerek bile yok. Gerçekler o kadar net ve açık bir şekilde sunuluyor ki, tüm bunları bir kasete koymak çok muhteşem bir iş. </text:p>
      <text:p text:style-name="P139">Usman Sajeel Haider - İslamabad, Pakistan</text:p>
      <text:p text:style-name="P139"/>
      <text:p text:style-name="P139">İslam'ı anlatmak ve yaymak için yaptığınız önemli çalışmalardan dolayı Allah'ı tesbih ediyoruz ve şükrediyoruz. Allah'ın Kendi yolunda yaptığınız çalışmalardan dolayı sizi en güzel şekilde ödüllendirmesi için dua ediyoruz. Hıristiyanlara ve Hindulara tebliğ yapan "Gerçek" isimli bir kuruluşumuz var. Sizin kitap, ses kaseti ve video kasetlerinizi kullanmak bizim için çok faydalı olacak. </text:p>
      <text:p text:style-name="P139">Basher Pattelthazham – Hindistan</text:p>
      <text:p text:style-name="P139"><text:soft-page-break/></text:p>
      <text:p text:style-name="P139">Sevgili Harun Yahya,</text:p>
      <text:p text:style-name="P139">Esselamu Aleyküm, Kuran ile ilgili yaptıklarınızı gördüğümde ve bunları nasıl başarmış olduğunuzu düşündüğümde şaşırdım. Indus TV'de Urduca çalışmalarınızı seyrediyorum ve aynı zamanda Hindistan'da Goodword tarafından basılmış kitaplarınızı aldım. </text:p>
      <text:p text:style-name="P139">Arz Mohammed - Birleşik Arap Emirlikleri</text:p>
      <text:p text:style-name="P139"/>
      <text:p text:style-name="P139"/>
      <text:p text:style-name="P147">Malezyaca Belgeseller</text:p>
      <text:p text:style-name="P139"/>
      <text:p text:style-name="P139">Harun Yahya'nın Malezyaca belgeselleri arasında, Evrim Teorisinin Çöküşü, Evrenin Yaratılışı, Maddenin Ardındaki Sır, Kuran Mucizeleri, Yaratılış Gerçeği ve Hücredeki Mucize belgeselleri bulunmaktadır. </text:p>
      <text:p text:style-name="P139">Malezyaca belgeseller TV3 televizyon kanalında Cyberjaya TV adı verilen bir internet televizyonunda yayınlanmaktadır. </text:p>
      <text:p text:style-name="P139">Cyberjaya TV Harun Yahya belgesellerini düzenli olarak yayınlayan Malezya merkezli bir kanaldır. Uydu üzerinden yayın yapan Cyberjaya TV, yaklaşık 60 ülkede izlenmektedir. Belgesellerin yanı sıra Harun Yahya'nın çalışmalarını tanıtan programlara da yer verilmektedir. 26 Mayıs 2004 tarihinde yayınlanan bu programda, Harun Yahya'nın Malezya'daki çalışmaları hakkında detaylı bilgi verilmiştir. </text:p>
      <text:p text:style-name="P139"/>
      <text:p text:style-name="P139">Yukarıda Malezyaca belgesellerin bulunduğu "Yaratıcı'nın Delilleri" adlı set için hazırlanmış olan tanıtım posteri görülmektedir. Yanda ise Malezya'da düzenlenen konferanslar sırasında dağıtımı yapılan belgesel setinin resmi görülmektedir. </text:p>
      <text:p text:style-name="P139"/>
      <text:p text:style-name="P139"/>
      <text:p text:style-name="P147">Arapça Belgeseller</text:p>
      <text:p text:style-name="P139"/>
      <text:p text:style-name="P139">Sayısı 50'ye yakın Arapça Harun Yahya belgeselleri arasında Derinlerin Gizemi, Denizlerdeki İhtişam, Çözüm Kuran Ahlakı, Hz. İbrahim ve Hz. Lut, Hz. İsa Gelecek, Harika Canlılar 1 ve 2 gibi filmler bulunmaktadır. Arapça konuşulan pek çok ülkede televizyon kanallarında yayınlanan belgeseller büyük ilgi görmektedir. </text:p>
      <text:p text:style-name="P139">Ayrıca diğer ülkelerde olduğu gibi Arapça konuşulan ülkelerde de belgeseller, okullarda, toplantı ve konferans salonlarında gösterilmektedir. Örneğin Fas Kazablanka Üniversitesi Harun Yahya'nın belgesellerinin derslerde kaynak olarak kullanıldığı, üniversitenin konferans salonlarında gösterimlerin yapıldığı yerlerden biridir. Belgesellerin doğrudan gösterilmesinin yanı sıra bazı program yapımcıları da programlarında bu filmlerden geniş alıntılar yapmaktadır. Bunun örneklerinden biri Irak'ta yayın yapan Unity TV'dir. Bu televizyon kanalında evrim teorisiyle ilgili yapılan programlarda Harun Yahya'nın belgesellerinden faydalanılmaktadır. </text:p>
      <text:p text:style-name="P139"/>
      <text:p text:style-name="P141">Suudi Arabistan</text:p>
      <text:p text:style-name="P139"><text:soft-page-break/>Suud El Mecd televizyon kanalı Harun Yahya'nın tüm filmlerini yayınlamaktadır. Suudi Arabistan'da yayın yapan en büyük kanallardan biri olan Iqra TV'de de Harun Yahya'nın belgeselleri gösterilmektedir.</text:p>
      <text:p text:style-name="P139"/>
      <text:p text:style-name="P141">Bahreyn</text:p>
      <text:p text:style-name="P139">Bahreyn'de Harun Yahya belgeselleri Discover Islam adlı televizyon kanalı tarafından yayınlanmaktadır. </text:p>
      <text:p text:style-name="P139"/>
      <text:p text:style-name="P141">Umman Sultanlığı</text:p>
      <text:p text:style-name="P139">Umman Sultanlığı'nın resmi televizyon kanalı, 2004 Ramazan ayının ikinci bölümünden itibaren, günde iki defa olmak üzere toplam 15 adet Harun Yahya filmini yayınlamıştır. Bu kanal uydu vasıtasıyla birçok ülkeden seyredilmektedir. </text:p>
      <text:p text:style-name="P139"/>
      <text:p text:style-name="P146"/>
      <text:p text:style-name="P37">Yemen</text:p>
      <text:p text:style-name="P139">Yemen'de Harun Yahya belgeselleri Yemen TV adlı televizyon kanalı tarafından yayınlanmaktadır. </text:p>
      <text:p text:style-name="P139"/>
      <text:p text:style-name="P148">Gelen Mesajlardan Birkaçı</text:p>
      <text:p text:style-name="P139">Filmler ve Matrix ile ilgili eserlerinizi gördüm. Allah'a bana akademik çalışmalarımı sonuçlandırmamda yardımcı olması için dua ediyorum. İnşaAllah birgün karşılaşırız çünkü sizin siteniz bana göre en iyisi. Size Filistin'le ilgili yayınlar yapmanız için yardımcı olmaya çalışacağım. Selam</text:p>
      <text:p text:style-name="P139">Fareed Atamna - Filistin</text:p>
      <text:p text:style-name="P139"/>
      <text:p text:style-name="P139">Suudi Arabistan'ın doğusunda yaşıyorum ve buradaki satış büronuzun adresini öğrenmek istiyorum. Bazı önemli Urduca filmler satın almak istiyorum. Lütfen bana adresi verin. </text:p>
      <text:p text:style-name="P139">Mahmood Alam - Suudi Arabistan</text:p>
      <text:p text:style-name="P139"/>
      <text:p text:style-name="P139">Ben Ortadoğu'da MBC uydusunda yayın yapan bir televizyon kanalının yöneticisiyim. Yayınımız, Arap gençliğini etkilemek ve kendilerini eğitmelerini hedef alan bir yayın. Şeyh Harun Yahya'nın çalışmalarından çok etkilendim. Kendisi bizim programımızda düzenli konuşmacı olabilir mi? </text:p>
      <text:p text:style-name="P139">Hani Khoja - Suudi Arabistan</text:p>
      <text:p text:style-name="P139"/>
      <text:p text:style-name="P139"/>
      <text:p text:style-name="P147">Sırpça Belgeseller</text:p>
      <text:p text:style-name="P139"/>
      <text:p text:style-name="P139">Harun Yahya'nın Sırpça'ya tercüme edilmiş olan belgeselleri, Sırbistan ve Yugoslavya Cumhuriyeti'ndeki çeşitli televizyon kanallarında gösterilmekte ve ilgiyle seyredilmektedir.</text:p>
      <text:p text:style-name="P139"><text:s/></text:p>
      <text:p text:style-name="P141">Yugoslavya</text:p>
      <text:p text:style-name="P139">Yugoslavya'da Sırp kesiminin en etkili televizyon kanalı olan Vojvodina isimli televizyon kanalında Harun Yahya'nın Sırpça'ya çevrilmiş belgeselleri yayınlanmaktadır. Yugoslavya'da Harun Yahya'nın belgeselleri ayrıca TV Jesenjin, Elmag TV (Karadağ), Yu Info, TV Valjev, TV Most'ta gösterilmektedir.</text:p>
      <text:p text:style-name="P141"/>
      <text:p text:style-name="P141">Sırbistan</text:p>
      <text:p text:style-name="P139">TV Gornji Milanovac, TV Aleksinac, TV Paracin, TV Odzaci, TV Vicom (Gradiska) Sırbistan'da Harun Yahya belgesellerini yayınlayan kanallardır. </text:p>
      <text:p text:style-name="P139"/>
      <text:p text:style-name="P139"/>
      <text:p text:style-name="P147">Azerice Belgeseller</text:p>
      <text:p text:style-name="P139"/>
      <text:p text:style-name="P139">Harun Yahya belgesellerine yoğun ilgi gösterilen ülkelerden biri de Azerbaycan'dır. Şu ana kadar 16 belgesel Azerice'ye tercüme edilmiştir. Büyük kısmının da tercüme çalışmaları devam etmektedir. Azerbaycan'da ulusal televizyon kanallarında yayınlanan bu belgeseller, zaman zaman da sinemalarda <text:soft-page-break/>toplu gösterimle halka ulaştırılmaktadır. Az TV, Space TV, Lider TV Harun Yahya belgesellerinin yayınlandığı kanallardandır. Azerice'ye tercüme edilmiş olan bazı belgeseller şunlardır: Maddenin Ardındaki Sır, Kuran Mucizeleri, Şehirlerin Anası Mekke ve Kutsal Mekan Kabe, Tapınak Şövalyeleri ve Masonluk.</text:p>
      <text:p text:style-name="P139"/>
      <text:p text:style-name="P148">Gelen Mesajlardan Biri</text:p>
      <text:p text:style-name="P139">Sevgili kardeşlerim, günümüzde Batı, İslam'ı terör dini olarak göstermeye çalışırken, dinimiz hakkında gerçekleri konuşabilecek akıllı ve bilgili insanlara ihtiyacımız var. Müslüman toplumu Harun Yahya gibi bir alime sahip olduğu için mutluyum. Allah onu ve tüm imanlı Müslüman kardeşlerimi korusun. </text:p>
      <text:p text:style-name="P139">Geçen sene Harun Yahya'nın kitabına dayandırılarak hazırlanmış bir film seyrettim ve çok beğendim. Geçen Aralık ayında bir arkadaşımdan Harun Yahya'nın bir kitabını alıp okudum. Bu kitaptan da çok şey öğrendim ve bunu da çok sevdim. Sitenizi ziyaret ettiğimde bazı kitap ve videoların Azerice ve başka farklı dillerde olduğunu fark ettim. Çok mutlu oldum. Gösterdiğiniz çabalar için teşekkür ederim. Bu kutsal çalışmaya bir yardımım olmasını isterdim. Size gelecekte başarı ve kıyamet günü Allah'tan bağışlama dilerim. En iyi dileklerimle,</text:p>
      <text:p text:style-name="P139">Zahir Ahmadov - Azerbaycan</text:p>
      <text:p text:style-name="P139"/>
      <text:p text:style-name="P139">Arapça belgesellerin dağıtımcısı olan Al-Sirat şirketinin Kavimlerin Helakı ve Karıncadaki Mucize belgeselleri için hazırladığı tanıtım posterleri.</text:p>
      <text:p text:style-name="P139"/>
      <text:p text:style-name="P139">Arapça</text:p>
      <text:p text:style-name="P139">İnsanın Yaratılışı belgeseli</text:p>
      <text:p text:style-name="P139"/>
      <text:p text:style-name="P139">Arapça</text:p>
      <text:p text:style-name="P139">Yaratılış Gerçeği belgeseli</text:p>
      <text:p text:style-name="P139"/>
      <text:p text:style-name="P139">Arapça</text:p>
      <text:p text:style-name="P139">Doğadaki Mimarlar belgeseli</text:p>
      <text:p text:style-name="P139"/>
      <text:p text:style-name="P139">Sırpça hazırlanmış olan Kuşlardaki Mucize, Denizlerdeki Mucize, Kuran Mucizeleri, Doğadaki Mimarlar, Hücredeki Mucize ve Yaratılış Gerçeği belgeselleri</text:p>
      <text:p text:style-name="P139"/>
      <text:p text:style-name="P139">Azerice, Doğadaki Mimarlar ve Hücredeki Mucize belgeselleri</text:p>
      <text:p text:style-name="P139"/>
      <text:p text:style-name="P139">Azerice Ahir zaman ve Mehdi, İslam Dünyayı Aydınlatan Işık, Evrim Teorisinin Çöküşü belgeselleri</text:p>
      <text:p text:style-name="P139"/>
      <text:p text:style-name="P139"/>
      <text:p text:style-name="P147">Hollandaca Belgeseller</text:p>
      <text:p text:style-name="P139"><text:soft-page-break/></text:p>
      <text:p text:style-name="P139">Harun Yahya'nın İslam Terörü Lanetler isimli belgeseli Hollandaca olarak hazırlanmıştır. Hollandaca belgesel, Feza TV, TTA TV gibi bazı ulusal yayınlarda da gösterilmiştir. Harun Yahya'nın İnsanın Yaratılışı adlı belgeseli de Hollandaca'ya tercüme edilmiş, İslam Terörü Lanetler isimli belgeseli ise alt yazılı olarak hazırlanmıştır.</text:p>
      <text:p text:style-name="P139"/>
      <text:p text:style-name="P139">Hollandaca İslam Terörü Lanetler belgeseli</text:p>
      <text:p text:style-name="P139"/>
      <text:p text:style-name="P139"/>
      <text:p text:style-name="P147">Arnavutça Belgeseller</text:p>
      <text:p text:style-name="P139"/>
      <text:p text:style-name="P139">Harun Yahya'nın 10'dan fazla belgeseli Arnavutça'ya tercüme edilmiştir. Dünya Hayatının Gerçeği, Dünya Bir Osmanlı'ya Muhtaç, Hücredeki Tasarım Mucizesi, Evrenin Yaratılışı, Dünya Savaşlarının Perde Arkası Arnavutça olarak hazırlanmış belgesellerden birkaçıdır. </text:p>
      <text:p text:style-name="P139">Arnavutça belgeseller, Arnavutluk'ta başta ulusal televizyon kanalı TVSH olmak üzere, TV Shijak, Neser TV, Gjeli Vizion, Teuta TV, Adriatik TV gibi pek çok kanalda yayınlanmaktadır. Ayrıca Kosova'daki bazı yerel televizyonlarda da düzenli olarak gösterilmektedir.</text:p>
      <text:p text:style-name="P139"/>
      <text:p text:style-name="P139">Yanda sırasıyla Harun Yahya'nın Arnavutça Evrenin Yaratılışı, Kıyamet Alametleri, Canlılardaki Fedakarlık, Kavimlerin Helakı, Kuran Mucizeleri, Denizlerdeki İhtişam, Kuşlardaki Mucize belgeselleri görülmektedir.</text:p>
      <text:p text:style-name="P139"/>
      <text:p text:style-name="P139">Esselamun aleyküm değerliler,</text:p>
      <text:p text:style-name="P139">Sizlerle çalışmak ve beraberlik içinde olmak bizleri çok memnun eder...</text:p>
      <text:p text:style-name="P139">Bizim Makedonya'da sivil toplum kuruluşu olarak değişik projelerde imzalarımız vardır. Kuruluşumuzun çalışma sektörlerinden biri de gençliği ve halkı eğitmek ve bilgilendirmektir. Eğitim alanında, kuruluşumuzun kapsamında, gençlik ve çocuk merkezimiz LITTLE BIG, faaliyet göstermektedir. Eğitim programında gençlere ve çocuklara sizin çıkarttığınız CD'lerle vizyon dersleri düzenliyoruz, bu CD'leri geçen yıl sizler temin etmiştiniz (Allah Razı olsun sizlerden). Allah'a emanet olun</text:p>
      <text:p text:style-name="P139">Senat Vraynko Bekiri-STK Başkanı</text:p>
      <text:p text:style-name="P139">Millenium Association – Makedonya </text:p>
      <text:p text:style-name="P139"/>
      <text:p text:style-name="P139"/>
      <text:p text:style-name="P147">Kazakça Belgeseller</text:p>
      <text:p text:style-name="P139"/>
      <text:p text:style-name="P139">Kazakça tercüme edilmiş olan belgeseller çeşitli Kazak televizyon kanalları tarafından yayınlanmaktadır. Örneğin Kazakistan Devlet Kanalı, I. Kanal Harun Yahya belgesellerini her hafta Cumartesi günleri düzenli olarak yayınlamaktadır. Söz konusu kanal tüm Kazakistan'a yayın yapmaktadır. </text:p>
      <text:p text:style-name="P139"><text:soft-page-break/>Kazakistan'da belgesellerin yayınlandığı bir diğer televizyon kanalı da Başkent Astana'da yayın yapan ERA TV'dir. Bu kanalda Harun Yahya belgeselleri her hafta Rusça olarak yayınlamaktadır. Ayrıca söz konusu kanal, her Pazar günü Cumhurbaşkanlığı Kültür Merkezi'nde Harun Yahya belgesellerinin gösterimini ücretsiz olarak organize etmektedir. </text:p>
      <text:p text:style-name="P139">Karaganda TV K'da ise Harun Yahya belgeselleri haftada iki gün, Rusça olarak yayınlanmaktadır. Ayrıca Harun Yahya'nın çalışmalarını tanıtan programlara da yer verilmektedir.</text:p>
      <text:p text:style-name="P139"/>
      <text:p text:style-name="P139">Ben Kazakistan Ahmet Yesevi Üniversitesi mezunuyum. Bulunduğum şehirde geçen yıl sizin CD'nizi yerel bir televizyonda yayınlattık, Türkçe olmasına rağmen büyük ilgi gördü ve birçok kişinin hidayetine vesile oldu. </text:p>
      <text:p text:style-name="P139">Ferit Dereli - Kazakistan</text:p>
      <text:p text:style-name="P139"/>
      <text:p text:style-name="P139"/>
      <text:p text:style-name="P147">Çekçe Belgeseller</text:p>
      <text:p text:style-name="P139"/>
      <text:p text:style-name="P139">Harun Yahya'nın Evrenin Yaratılışı isimli belgeseli Çekçe'ye tercüme edilmiştir.</text:p>
      <text:p text:style-name="P139"/>
      <text:p text:style-name="P139"/>
      <text:p text:style-name="P147">Özbekçe Belgeseller</text:p>
      <text:p text:style-name="P139"/>
      <text:p text:style-name="P139">Hayvanlardaki Kamuflaj ve Akıllı Davranışlar isimli Harun Yahya belgeseli Özbekçe'ye tercüme edilmiştir.</text:p>
      <text:p text:style-name="P139"/>
      <text:p text:style-name="P139"/>
      <text:p text:style-name="P147">İtalyanca Belgeseller</text:p>
      <text:p text:style-name="P139"/>
      <text:p text:style-name="P139">Harun Yahya'nın Evrenin Yaratılışı isimli belgeseli İtalyanca olarak hazırlanmıştır. </text:p>
      <text:p text:style-name="P139"/>
      <text:p text:style-name="P139"/>
      <text:p text:style-name="P147">Bengoli Dilinde Belgeseller</text:p>
      <text:p text:style-name="P139"/>
      <text:p text:style-name="P139">Bengoli, Bangladeş'de kullanılan dildir. Harun Yahya'nın Hücredeki Tasarım Mucizesi, Evrenin Yaratılışı, Kuran Mucizeleri adlı belgeselleri Bengoli diline tercüme edilmiştir. Bu belgeseller, Bangladeş'de ulusal televizyon kanalı olan Bangladeş TV tarafından yayınlanmaktadır. Bu eserlerin Bangladeş'deki tüm yayın haklarını alan Bangladeş TV, belgeselleri İngilizce olarak da yayınlamaktadır. Bir yandan da pek çok belgeselin Bengoli diline tercümesi devam etmektedir.</text:p>
      <text:p text:style-name="P139"/>
      <text:p text:style-name="P147"/>
      <text:p text:style-name="P147">Fransızca Belgeseller</text:p>
      <text:p text:style-name="P139"><text:soft-page-break/></text:p>
      <text:p text:style-name="P139">Fransıza'ya tercüme edilmiş olan belgeseller başta Fransa olmak üzere, Fransızca konuşulan pek çok ülkede yoğun ilgi görmektedir. Bu belgesellerden bazıları şunlardır: Biyomimetik: Teknoloji Doğayı Taklit Ediyor, Çözüm Kuran Ahlakı, Darwinizm'in Karanlık Yüzü, Evrenin Yaratılışı, Evrim Teorisinin Çöküşü...</text:p>
      <text:p text:style-name="P147">Macarca Belgeseller</text:p>
      <text:p text:style-name="P139"/>
      <text:p text:style-name="P139">Kuran Mucizeleri, Kuşlardaki Mucize, İslam; Dünyayı Aydınlatan Işık, Evrenin Yaratılışı, Dünya Savaşlarının Perde Arkası, Sakın Unutmayın, Kavimlerin Helakı Harun Yahya'nın Macarca'ya tercüme edilmiş olan belgeselleridir. Bu belgeseller Macaristan'da lise ve üniversitelerde izlettirilmektedir. </text:p>
      <text:p text:style-name="P139"/>
      <text:p text:style-name="P148">Birleşik Arap Emirlikleri'nden bir mesaj</text:p>
      <text:p text:style-name="P139">Sayın Harun Yahya'ya çok teşekkür etmek istiyorum. İnsanların seyretmesi, okuması ve öğrenmesi için bu kadar fazla kitap ve filmi oluşturmanız gerçekten çok iyi oldu. Sizi, bu kadar akıllı ve çok çalışan bir insan olduğunuz için kutlamama izin verin. Allah sizi korusun. </text:p>
      <text:p text:style-name="P139">Dariush Khalifeh - Birleşik Arap Emirlikleri</text:p>
      <text:p text:style-name="P139"/>
      <text:p text:style-name="P139"/>
      <text:p text:style-name="P147">Tamil Dili</text:p>
      <text:p text:style-name="P139"/>
      <text:p text:style-name="P139">Harun Yahya'nın Kuran Mucizeleri isimli belgeseli, Singapur, Birleşik Arap Emirlikleri ve Güney Afrika'nın bazı bölgelerinde konuşulan Tamil diline de tercüme edilmiştir.</text:p>
      <text:p text:style-name="P139"/>
      <text:p text:style-name="P147"/>
      <text:p text:style-name="P147">Bulgarca Belgeseller</text:p>
      <text:p text:style-name="P139"/>
      <text:p text:style-name="P139">Harika Canlılar 1, 2 ve 3, Kıyamet Alametleri altyazılı İslam Birliğine Çağrı, İslam; Dünyayı Aydınlatan Işık, Şeytanın Kanlı Öğretisi: Satanizm isimli Harun Yahya belgeselleri Bulgarca'ya tercüme edilmiştir.</text:p>
      <text:p text:style-name="P139"/>
      <text:p text:style-name="P139"/>
      <text:p text:style-name="P147">Malayalam Dilinde Belgeseller</text:p>
      <text:p text:style-name="P139"/>
      <text:p text:style-name="P139">Malayalam dili Hindistan'ın, Malezya'nın ve Birleşik Arap Emirlikleri'nin bazı bölgelerinde konuşulmaktadır. Harun Yahya'nın Evrenin Yaratılışı, Harika Canlılar 1 ve Kuran Mucizeleri isimli belgeselleri Malayalam diline tercüme edilmiştir. </text:p>
      <text:p text:style-name="P139"/>
      <text:p text:style-name="P139"/>
      <text:p text:style-name="P147">DUBAI TV'DE HARUN YAHYA'NIN ESERLERİ TANITILDI</text:p>
      <text:p text:style-name="P139"><text:soft-page-break/></text:p>
      <text:p text:style-name="P139">Harun Yahya eserleri Dubai Televizyonu'nda da tanıtıldı. Dünyanın pek çok ülkesinde yayını izlenebilen, tanınmış bir kanal olan Dubai TV'de 4 Ocak 2003 Cumartesi günü yayınlanan bir programda, Harun Yahya'nın eserlerinden faydalanılarak hazırlanan, Arapça İnsanın Yaratılışı Mucizesi belgeselinden bazı bölümler gösterildi. Programda ayrıca İlmi Mercek dergisinin Arapça tercümesi olan El-Afak dergisi de tanıtıldı. Bu dergi ile ücretsiz olarak okuyuculara verilen belgesellerin içerikleri anlatıldı. Programda özellikle Evrim Aldatmacası gibi Arapça basılan kitaplar tanıtıldı. Bunun yanı sıra Harun Yahya'nın çalışmaları hakkında Science dergisinde çıkan haberden bahsedildi. </text:p>
      <text:p text:style-name="P139">Aynı kanalda yayınlanan başka bir programda da yine Harun Yahya'nın çeşitli eserleri tanıtıldı. Özellikle de İslam Terörü Lanetler isimli kitabının içeriği programın sunucusu tarafından detaylarıyla özetlendi. </text:p>
      <text:p text:style-name="P139">Bu programda Harun Yahya'nın hayatı ve eserleri de izleyicilere aktarıldı. Yazarın, bu kitapları sadece Allah'ın rızasını kazanmak için kaleme aldığı, Türkçe 200'ü aşkın eseri olduğu, bu eserlerin yabancı dillere çevrildiği ve basıldığı, halen 200 kadar eserinin de basılmayı beklediği belirtildi. Yazarın bu eserlerin diğer dillere çevrilmesinden hiçbir telif ücreti talep etmediği de üstünde durulan başka bir konuydu.</text:p>
      <text:p text:style-name="P139"/>
      <text:p text:style-name="P139">Dubai Televizyonu'nda Harun Yahya'nın İslam Terörü Lanetler kitabı tanıtıldı.</text:p>
      <text:p text:style-name="P139"/>
      <text:p text:style-name="P139">Programda, Harun Yahya'nın İnsanın Yaratılışı belgeselinin Arapça baskısı tanıtıldı. </text:p>
      <text:p text:style-name="P139"/>
      <text:p text:style-name="P139">Televizyon programında Harun Yahya'nın Arapça eserlerinin birkaçının kapakları yakından gösterildi.</text:p>
      <text:p text:style-name="P139"/>
      <text:p text:style-name="P139"/>
      <text:p text:style-name="P147">Çince Belgeseller</text:p>
      <text:p text:style-name="P139"/>
      <text:p text:style-name="P139">Zor koşullara rağmen, Harun Yahya'nın belgeselleri Çin'de de büyük ilgi görmektedir. Maddenin Ardındaki Sır isimli belgesel alt yazılı olarak hazırlanmıştır. Çince'ye tercüme edilmiş olan belgeseller ise şunlardır: Doğadaki Mimarlar, Dünya Hayatının Gerçeği, Canlılarda Anne Şefkati ve Yavru Sevgisi. Söz konusu belgeseller hem Hong Kong hem de Çin'de ilgiyle takip edilmekte, camilerde, okullarda, çeşitli vakıf ve derneklerde toplu olarak gösterilmektedir. </text:p>
      <text:p text:style-name="P139"/>
      <text:p text:style-name="P139"/>
      <text:p text:style-name="P147">Uygurca Belgeseller</text:p>
      <text:p text:style-name="P139"/>
      <text:p text:style-name="P139">Harun Yahya'nın eserlerinin ulaştığı ülkelerden biri de Doğu Türkistan'dır. Uzun yıllardır komünizmin baskısı altında ezilen Uygur Türkleri, Harun Yahya'nın eserlerini ilgiyle takip etmektedirler. Dünya Hayatının Gerçeği, Evrim Teorisinin Çöküşü, Doğadaki Mimarlar, Denizlerdeki İhtişam, Kuran Mucizeleri, Kuşlardaki Mucize gibi belgeseller Uygurca olarak hazırlanmıştır. </text:p>
      <text:p text:style-name="P139"><text:soft-page-break/></text:p>
      <text:p text:style-name="P139"/>
      <text:p text:style-name="P147">Fince Belgeseller</text:p>
      <text:p text:style-name="P139"/>
      <text:p text:style-name="P139">Yaratılış Gerçeği ve Evrenin Yaratılışı isimli belgeseller, Fince alt yazılı olarak hazırlanmıştır.</text:p>
      <text:p text:style-name="P139"/>
      <text:p text:style-name="P139"/>
      <text:p text:style-name="P149"/>
      <text:p text:style-name="P38">Rusça Belgeseller</text:p>
      <text:p text:style-name="P139"/>
      <text:p text:style-name="P139">Harun Yahya'nın Rusça'ya tercüme edilmiş pek çok belgeseli bulunmaktadır. Rusya'nın çeşitli bölgelerinde büyük ilgiyle izlenen bu belgesel filmlerden bazıları şöyledir: Doğadaki Mimarlar, Doğadaki Teknoloji, Dünya Savaşlarının Perde Arkası, Hz. İsa Gelecek, Hz. İbrahim ve Hz. Lut, İmtihanın Sırrı, İnsanın Yaratılışı...</text:p>
      <text:p text:style-name="P139"/>
      <text:p text:style-name="P139">Hz. Muhammed (sav)</text:p>
      <text:p text:style-name="P139"/>
      <text:p text:style-name="P139">Hz. Süleyman</text:p>
      <text:p text:style-name="P139"/>
      <text:p text:style-name="P139">Hz. Lut</text:p>
      <text:p text:style-name="P139"/>
      <text:p text:style-name="P139">Hz. Yusuf</text:p>
      <text:p text:style-name="P139"/>
      <text:p text:style-name="P139">Allah Akılla Bilinir</text:p>
      <text:p text:style-name="P139"/>
      <text:p text:style-name="P139">Biyomimetik</text:p>
      <text:p text:style-name="P139"/>
      <text:p text:style-name="P139">Savaşların Perde Arkası</text:p>
      <text:p text:style-name="P139"/>
      <text:p text:style-name="P139">Ahir Zaman ve Mehdi</text:p>
      <text:p text:style-name="P139"/>
      <text:p text:style-name="P139">Sakın Unutmayın</text:p>
      <text:p text:style-name="P139"/>
      <text:p text:style-name="P139">Harika Canlılar 2</text:p>
      <text:p text:style-name="P139"/>
      <text:p text:style-name="P139">Kuran Mucizeleri</text:p>
      <text:p text:style-name="P139"/>
      <text:p text:style-name="P139">Evrim Teorisinin Çöküşü</text:p>
      <text:p text:style-name="P139"/>
      <text:p text:style-name="P139">Tüm bu ülkelerin yanı sıra Afganistan'ın kuzeyinde ve Özbekistan'da izlenen ve Afganistan'ın tek özel kanalı olan Ayna TV'de Harun Yahya belgeselleri Afgan Türkçesiyle yayınlanmaktadır. </text:p>
      <text:p text:style-name="P139"/>
      <text:p text:style-name="P139">Yanda sırasıyla Harun Yahya'nın eserlerinden derlenerek hazırlanan Fransızca Kuran Mucizeleri, İslam Terörü Lanetler, Evrenin Yaratılışı, Evrim Teorisinin Çöküşü ve Denizlerdeki İhtişam belgeselleri görülmektedir.</text:p>
      <text:p text:style-name="P139"/>
      <text:p text:style-name="P139">Tamil dilinde hazırlanan Kuran Mucizeleri belgeseli</text:p>
      <text:p text:style-name="P139"/>
      <text:p text:style-name="P139"><text:soft-page-break/>Malayalam dilinde Kuşlardaki Mucize belgeseli</text:p>
      <text:p text:style-name="P139"><text:s/></text:p>
      <text:p text:style-name="P139">Çinçe Maddenin Ardındaki Sır belgeseli</text:p>
      <text:p text:style-name="P139"/>
      <text:p text:style-name="P139">Uygurca Doğadaki Mimarlar</text:p>
      <text:p text:style-name="P139"/>
      <text:p text:style-name="P139">Uygurca Evrim Teorisinin Çöküşü</text:p>
      <text:p text:style-name="P139"/>
      <text:p text:style-name="P139"/>
      <text:p text:style-name="P142">ENDONEZYA ULUSAL KANALI RCTI TV'DE</text:p>
      <text:p text:style-name="P142">PROGRAM KONUSU: HARUN YAHYA</text:p>
      <text:p text:style-name="P139"/>
      <text:p text:style-name="P139">Bu televizyon programı Endonezya'da özel bir ulusal kanal olan RCTI TV tarafından hazırlanmıştır. 19 Mart 3003 günü sabah saatlerinde yayınlanan programda, Harun Yahya'nın çalışmaları ve Endonezya'daki etkisi üzerinde durulmuştur. </text:p>
      <text:p text:style-name="P139"/>
      <text:p text:style-name="P139"/>
      <text:p text:style-name="P142">HARUN YAHYA'NIN SES KASETLERİ ÇEŞİTLİ</text:p>
      <text:p text:style-name="P142">ÜLKELERİN RADYOLARINDA YAYINLANIYOR</text:p>
      <text:p text:style-name="P139"/>
      <text:p text:style-name="P139">Harun Yahya'nın eserlerinden faydalanılarak hazırlanan çeşitli dillerdeki ses kasetleri de pek çok ülkenin radyo kanallarında yayınlanmaktadır. Bu kanalların bazıları kasetleri düzenli programlar şeklinde yayınlarken, bazıları Ramazan aylarında, bazıları da önemli gün ve bayramlarda yayınlamaktadırlar. Bu radyo kanallarından bazıları şu şekildedir:</text:p>
      <text:p text:style-name="P139"/>
      <text:p text:style-name="P139">İngiltere: </text:p>
      <text:p text:style-name="P139">Radio Ramadhan-Birmingham ve Radio Ramadhan-Glasgow'da düzenli olarak Harun Yahya'nın ses kasetleri yayınlanmaktadır. </text:p>
      <text:p text:style-name="P139"/>
      <text:p text:style-name="P139">ABD: </text:p>
      <text:p text:style-name="P139">CJSW Radio, Harun Yahya'nın eserlerinden hazırlanan ses kasetlerini haftada bir tane olmak üzere düzenli olarak yayınlamaktadır.</text:p>
      <text:p text:style-name="P139">Africa Radio International'da Kuran Mucizeleri kaseti yayınlanmıştır. Diğer kasetleri de bir plan içinde yayınlanmaya başlayacaktır.</text:p>
      <text:p text:style-name="P139">Velayat TV and Radio, 3 ay boyunca tüm kasetleri dizi şeklinde yayınlamışlardır.</text:p>
      <text:p text:style-name="P139">KPFK FM, Mucizeler Serisi'ni 7 bölüm halinde yayınlamıştır.</text:p>
      <text:p text:style-name="P139">FHL TV Faith, Hope, Love isimli radyo kanalı Evrim Teorisi'nin Çöküşü isimli ses kasedini yayınlamıştır. </text:p>
      <text:p text:style-name="P139">KADV FM, Evrenin Yaratılışı belgeselini 3 ay içinde 9 kez yayınlamıştır.</text:p>
      <text:p text:style-name="P139"><text:soft-page-break/>Victory Television Network, Channel 11, KCHF, Harun Yahya belgesellerinden bir program hazırlayıp bunu yayınlamışlardır. Yeni yayın döneminde de yayınlamak istediklerini belirtmişlerdir.</text:p>
      <text:p text:style-name="P139">The Bible Broadcasting Network, Arıdaki Mucize, Hücredeki Mucize, Doğum Mucizesi, Karıncadaki Mucize isimli eserleri 20'şer dakikalık programlar olarak bir ay boyunca yayınlamıştır.</text:p>
      <text:p text:style-name="P139">Soundvision, IANA Radio, IIO Radio, Voice of Turkey, Microteam, Family Life Today, KPFK FM, Village Radio, Salam Radio, İslamic Discovery, IBN (Islamic Broadcasting Network), The Voice of Islam gibi radyo kanalları da, Harun Yahya ses kasetlerini yayınlayan kanallar arasındadır.</text:p>
      <text:p text:style-name="P139"/>
      <text:p text:style-name="P139">Avustralya: </text:p>
      <text:p text:style-name="P139">Hatikvah Film Foundation Inc, Düşünen İnsanlar İçin serisini bölüm bölüm yayınlamıştır.</text:p>
      <text:p text:style-name="P139">Radyo Türkiyem, ZZZ, İslamic Radio, Lin2 gibi radyo kanalları da düzenli olarak Harun Yahya'nın eserlerinden hazırlanan ses kasetlerini yayınlamaktadırlar. </text:p>
      <text:p text:style-name="P139"/>
      <text:p text:style-name="P139">Güney Afrika: </text:p>
      <text:p text:style-name="P139">The Voice of the Cape adlı radyo kanalı Arıdaki Mucize ve Karıncadaki Mucize konulu ses kasetlerini yayınlamıştır. Söz konusu kanal, diğer kasetlerin yayınına devam etmektedir.</text:p>
      <text:p text:style-name="P139">The Voice South Africa, Channel Islam, Radio Islam, Radio Al Ansar, Channel Africa isimli radyo kanallarında da ses kasetleri düzenli olarak yayınlanmaktadır.</text:p>
      <text:p text:style-name="P139"/>
      <text:p text:style-name="P139">Bosna: </text:p>
      <text:p text:style-name="P139">RTV BIH adlı radyo kanalı Harun Yahya ses kasetlerini yayınlamaktadır.</text:p>
      <text:p text:style-name="P139"/>
      <text:p text:style-name="P139">Brunei: </text:p>
      <text:p text:style-name="P139">BRT (Devlet Radyosu), Harun Yahya ses kasetlerini yayınlayan radyo kanallarından biridir. </text:p>
      <text:p text:style-name="P139"/>
      <text:p text:style-name="P139">Kanada: </text:p>
      <text:p text:style-name="P139">CHSR FM, Kavimlerin Helakı ses kasetini yayınlamış, kanalın yetkilileri çok büyük ilgiyle karşılaştıklarını ifade etmişlerdir.</text:p>
      <text:p text:style-name="P139">CKUW FM (Winnipeg Üniversitesi Kampüs FM radyosu), Harun Yahya ses kasetlerinin yayınlandığı yerel radyo kanallarından biridir.</text:p>
      <text:p text:style-name="P139"/>
      <text:p text:style-name="P139">Gana: </text:p>
      <text:p text:style-name="P139">Radio ADA ve Choice FM Gana'da Harun Yahya ses kasetlerini yayınlamakta olan kanallardır.</text:p>
      <text:p text:style-name="P139"/>
      <text:p text:style-name="P139">Kenya: </text:p>
      <text:p text:style-name="P139">East FM, Ramazan ayı boyunca kasetleri birkaç defa yayınlamıştır. </text:p>
      <text:p text:style-name="P139"/>
      <text:p text:style-name="P139">Malawi: </text:p>
      <text:p text:style-name="P139">Capital FM, Harun Yahya'nın Mucizeler Serisi'nden hazırlanan ses kasetlerini yayınlamıştır.</text:p>
      <text:p text:style-name="P139"/>
      <text:p text:style-name="P139"><text:soft-page-break/>Solomon Adaları: </text:p>
      <text:p text:style-name="P139">SIBC FM Kavimlerin Helakı, Gözdeki Mucize kasetlerini 2 ayrı program halinde 2 kez yayınlamıştır.</text:p>
      <text:p text:style-name="P139"/>
      <text:p text:style-name="P139">Fransa: </text:p>
      <text:p text:style-name="P139">Özlem FM'de Harun Yahya'nın ses kasetleri sık sık yayınlanmaktadır.</text:p>
      <text:p text:style-name="P139"/>
      <text:p text:style-name="P139">Hollanda: </text:p>
      <text:p text:style-name="P139">Mesaj FM, Hollanda'da ses kasetlerini yayınlayan radyo kanallarından biridir.</text:p>
      <text:p text:style-name="P139"/>
      <text:p text:style-name="P139">Irak: </text:p>
      <text:p text:style-name="P139">TERT (Türkmen Eli Radyo)'da Harun Yahya'nın ses kasetleri düzenli olarak yayınlanmaktadır. </text:p>
      <text:p text:style-name="P139"/>
      <text:p text:style-name="P139">İsveç: </text:p>
      <text:p text:style-name="P139">İslamic Radio'da yayınlanan Harun Yahya ses kasetleri büyük ilgi görmüştür.</text:p>
      <text:p text:style-name="P139"/>
      <text:p text:style-name="P139">Nijerya: </text:p>
      <text:p text:style-name="P139">Kaduna Broadcasting Co. ve Shafi'u M adlı radyo kanallarında Harun Yahya'nın ses kasetleri düzenli olarak yayınlanmaktadır. </text:p>
      <text:p text:style-name="P139"/>
      <text:p text:style-name="P139">Ürdün: </text:p>
      <text:p text:style-name="P139">4 Arabs Radio, Harun Yahya ses kasetlerini yayınlayan kanallardan biridir. </text:p>
      <text:p text:style-name="P139"/>
      <text:p text:style-name="P139">Harun Yahya'nın eserlerinden faydalanılarak hazırlanan İngilizce ses CD'lerinden birkaçı: Kuran'da Vicdanın Önemi, Pişman Olmadan Önce, Kuran'da Temel Kavramlar...</text:p>
      <text:p text:style-name="P139"/>
      <text:p text:style-name="P139">Hücredeki Mucize ve Doğum Mucizesi</text:p>
      <text:p text:style-name="P139"/>
      <text:p text:style-name="P139">Karıncadaki Mucize ve Balarısı Mucizesi</text:p>
      <text:p text:style-name="P139"/>
      <text:p text:style-name="P139">Kuran Bilime Yol Gösterir 1</text:p>
      <text:p text:style-name="P139"/>
      <text:p text:style-name="P139">Evrenin Yaratılışı, Hücredeki Mucize, Doğum Mucizesi, DNA'daki Mucize ses kasetleri</text:p>
      <text:p text:style-name="P139"/>
      <text:p text:style-name="P139">Arnavutça Evrim Teorisinin Çöküşü, Kavimlerin Helakı, Kuran Mucizeleri ses kasetleri</text:p>
      <text:p text:style-name="P139"/>
      <text:p text:style-name="P139">Evrim Teorisinin Çöküşü Yaratılış Gerçeği, Gözdeki Mucize, Kuran Mucizeleri ses kasetleri</text:p>
      <text:p text:style-name="P139"/>
      <text:p text:style-name="P139">İngilizce İslam Terörü Lanetler ses kaseti</text:p>
      <text:p text:style-name="P139"/>
      <text:p text:style-name="P139"><text:soft-page-break/></text:p>
      <text:p text:style-name="P139">Endonezya'da yayın yapan Dakta FM, Harun Yahya belgesellerini düzenli olarak yayınlayan radyo kanallarından biridir. Aşağıda, bu kanalda Harun Yahya eserleri hakkında yapılan bir söyleşi görülmektedir.</text:p>
      <text:p text:style-name="P11"/>
      <text:p text:style-name="P144"/>
      <text:p text:style-name="P35">HARUN YAHYA</text:p>
      <text:p text:style-name="P145">SİTELERİ</text:p>
      <text:p text:style-name="P139"/>
      <text:p text:style-name="P139"/>
      <text:p text:style-name="P139">Harun Yahya'nın sayısı 200'ü aşan eserleri ve bu eserlerden faydalanılarak hazırlanan belgesel filmler, sesli anlatımlar, görsel galeri ve çeşitli konulardaki makalelerin tümü internette ücretsiz olarak okuyuculara sunulmaktadır. Bu sitelerde Harun Yahya'nın tüm eserleri okunabilmekte ve istenildiği takdirde ücretsiz olarak bilgisayara yüklenebilmektedir. Bu bölümde Harun Yahya'nın eserlerinden faydalanılarak hazırlanan internet siteleriyle ilgili bilgiler ve söz konusu sitelere gelen okuyucu mesajlarından bazı örnekler yer almaktadır.</text:p>
      <text:p text:style-name="P139"/>
      <text:h text:style-name="P48" text:outline-level="1">www.harunyahya.org</text:h>
      <text:p text:style-name="P139"/>
      <text:p text:style-name="P139">http://www.harunyahya.com - http://www.harunyahya.com/fr</text:p>
      <text:p text:style-name="P139">http://www.harunyahya/ru - http://www.harunyahya.org/bos</text:p>
      <text:p text:style-name="P139">http://www.harunyahya.org/malaysian </text:p>
      <text:p text:style-name="P139">http://www.harunyahya.org/indo </text:p>
      <text:p text:style-name="P139">http://www.harunyahya.org/arabic </text:p>
      <text:p text:style-name="P139">http://www.harunyahya.de</text:p>
      <text:p text:style-name="P139"/>
      <text:h text:style-name="P49" text:outline-level="1">www.harunyahya.com adresine gelen bazı mesajlar</text:h>
      <text:p text:style-name="P139"/>
      <text:p text:style-name="P139">www.harunyahya.com sitesi başta İngilizce olmak üzere 24 dilde hizmet vermektedir. Bu dillerden bazıları şunlardır: Arapça , Almanca, Rusça, Fransızca, Endonezyaca, İtalyanca, Malezyaca, Çince, Boşnakça... Yazarın bu dillerdeki tüm eserlerine www.harunyahya.com sitesi üzerinden ulaşabilirsiniz. Ayrıca bu siteye her gün yüzlerce destek mesajı gelmektedir. Bu mesajlardan bazıları şu şekildedir:</text:p>
      <text:p text:style-name="P139"/>
      <text:p text:style-name="P139">Merhaba Bay Yahya, isminizi ve sitenizi National Geographic'teki makalede gördüm ve çok mutlu oldum. Bir kitabınızı okudum. Ardından neredeyse tüm kitaplarınızı bilgisayarıma indirdim. Kitaplarınızı ücretsiz olarak internete koymuş olmanız mükemmel bir davranış. Bence insanlar ön yargıda bulunmadan önce biraz araştırma yapmalılar… Şöyle söyleyeyim, artık yeni bir savunucu kazandınız.</text:p>
      <text:p text:style-name="P139">Nicola - Almanya</text:p>
      <text:p text:style-name="P139"/>
      <text:p text:style-name="P139">Harun Yahya hayatımda gördüğüm en iyi ve en güçlü Müslüman. Allah bize daha çok Yahya'lar versin, biz Müslümanlar da daha iyi düşünüp karar verebilelim. Ben Harun Yahya'nın kitaplarını çok sık okuyorum. Ben ve arkadaşlarım kendisinin çalışmalarını yaymak için elimizden geleni yapıyoruz. O benim hayatımdaki ideal insan. Hayatla mücadele şekli, sürekli Allah'a şükredişi Müslüman olmamdan <text:soft-page-break/>dolayı gurur duymamı sağlıyor ve bana müthiş bir yaşama azmi veriyor... Size teşekkür ederim Harun Yahya...</text:p>
      <text:p text:style-name="P139">Rehan AbdulAziz - Suudi Arabistan</text:p>
      <text:p text:style-name="P139"/>
      <text:p text:style-name="P139">Bu site insanın günde en az 5 kere ziyaret etmek isteyeceği bir site. Makalelerinizden çok etkilendim. Bilimin gerçeklerini ve dini yayma çabalarınızı çok takdir ettim. Allah sizi korusun, size sağlık versin. Sitenizin, okuyucularına faydası olması için dua ediyorum. </text:p>
      <text:p text:style-name="P139">Muhammad Saeed - Maldivler</text:p>
      <text:p text:style-name="P139"/>
      <text:p text:style-name="P139">Aslında şu anda şoktayım. Size bir şekilde ulaşabilmiş olmam, sözlerimin size ulaşmış olması beni çok şaşırttı. Makalelerinizdeki ve kitaplarınızdaki güzellikleri anlatamam. İnanılmazlar. Yazdığınız başlıklara bakın. En önemli konular hakkında yazıyorsunuz. Sadece bir kitabınızı bile okuduğumda çok fazla şey öğrendim. O da Evrim Aldatmacası kitabınız. Okulda bana öğretilen şeylerden dolayı çok şaşırırdım. Her zaman bize Kuran'da öğretilenleri ve Peygamberimiz (sav)'in öğrettiklerini anlatmak için mükemmel yöntemler olsun istedim.Ama Müslüman olmayan öğrencilere ve öğretmenlere bu evrim konusunu nasıl anlatacağımı bilemedim. Kitabın sonunda neredeyse bütün kitaplarınızın listelendiği bir bölüm var. Sizi bir yazar, bir Müslüman olarak ve kitaplarınızı, kitaplarınız için seçtiğiniz başlıkları düşünüyorum. MaşaAllah siz inanılmaz bir yazarsınız. Bütün hepsini ısmarlayacağım, sizin kitaplarınızın koleksiyonuna sahip olmak istiyorum. Biliyorum ki bazen başımıza bir şeyler gelir ve Allah bize yardım eder. Allah sizi yaptıklarınızdan dolayı ödüllendirsin. Birçok insana yardım ediyorsunuz. (Allah bilir). Umarım bir gün sizin gibi biri olabilirim. Kitaplarınıza, yazar ve bir birey olarak size hayranım. Ben de amatör bir yazarım. Sizin kitaplarınızı okumak, bir gün benim de kitabımı bitireceğim konusunda bana umut verdi. </text:p>
      <text:p text:style-name="P139">Khadija Gull</text:p>
      <text:p text:style-name="P139"/>
      <text:p text:style-name="P139">Sizin yazılarınızı El Dawah dergisinde Haziran ayında okudum. Yazı tamamen eğitici, öğretici ve çok güzel bir yazıydı. Sizin daha fazla dergide yazmanızı istiyoruz, çünkü yeni neslin bundan faydalanması gerek. Ekim'de yapılacak konferans için Suudi Arabistan'a gelmeyi düşünüyor musunuz? Orada sizinle tanışmayı çok isterim. </text:p>
      <text:p text:style-name="P139">Aratumi el-Amin, İslami Atletler Organizasyonu Başkanı - Nijerya </text:p>
      <text:p text:style-name="P139"/>
      <text:p text:style-name="P139">Siteniz, içindeki bilgilerle birlikte gerçekten harika. Yeni Zelanda'da Harun Yahya'nın eserlerini okuyan ve öğrenen pek çok Müslüman var. Eserler son derece çağdaş ve günümüz dünyası için çok gerekli. Ben aynı zamanda Harun Yahya'nın hayat hikayesini de okudum ve başına gelenlerden dolayı hayal kırıklığına uğradım. İnşaAllah gerçek her zaman ortaya çıkacaktır. Sizleri temin ederim ki eğer gelecekte Harun Yahya'ya karşı böylesine girişimlerde bulunulursa, Yeni Zelanda'da bizler kendisine destek için hazırız... Sizin kitaplarınızı okuyan pek çok genç arkadaşım, hemen dinlerine ilgi duymaya başladılar ve dinimizin yayılmasına yardımcı olmak için çalışmalara başladılar. Kalem her zaman kılıçtan keskindir ve doğru olan her zaman yanlış olanı yenecektir. Bu, Allah'ın adetullahıdır. Yazmaya devam <text:soft-page-break/>edin Harun Yahya. Allah sizi korusun. Ayrıca lütfen bütün eserlerinizi tüm dillere çevirtin böylelikle gezegenimizin her köşesindeki insanlara bu eserler ulaşsın. </text:p>
      <text:p text:style-name="P139">Zaid - Yeni Zelanda</text:p>
      <text:p text:style-name="P139"/>
      <text:p text:style-name="P139">... Harun Yahya'nın sitesine girdim. Anında gözlerim takıldı, hatta bu site beni kalbimden yakaladı. İyi bir kitabın bize neler getirebileceği üzerinde düşünüyordum, cevabını bu sitede buldum. Bu, hayatın gerçeği, insanın ve evrenin yaratılışı ve kendimiz hakkında tamamen değişik ve yeni bir bakış açısı. Bunu kimse inkar edemez. Bu yüzden sizin çevirmenlerinizden hatta yayıncılarınızdan biri olmaktan gurur duyarım. Bunun uğrunda her türlü tehlikeyle karşılaşabilirim, ama inanıyorum ki gerçekler kendini gösterecektir. Çünkü siz mükemmel bir iş yapıyorsunuz. Ve bu işler karanlıklar içinde kalmış kişilerin bir yerlerde ışığı bulmalarını sağlayacak. </text:p>
      <text:p text:style-name="P139">Shania sun - Çin</text:p>
      <text:p text:style-name="P139"/>
      <text:p text:style-name="P139">Şunu söylemek istiyorum ki, sizin siteniz dünyadaki en iyi İslami içerikli site. Bu, benim uzun zamandır bulmaya çalıştığım şeydi. Aramakta olduğum şey, İslam'ı en iyi şekilde tanıtacak eserlerdi. Bu nedenle size tüm Müslümanların yararına olacak birşey önermek istiyorum. Sizin kitaplarınızın Arnavutça konuşulan bölgelerde, Kosova, Makedonya, Karadağ, Sırbistan ve Yunanistan'da satışını yapmak istiyorum. Arnavutça, Boşnakça ve İngilizce biliyorum. Tüm bu bölgelerde sizin değerli eserlerinize acilen ihtiyacı olan insanlar tanıyorum. Umarım bu teklifimi dikkate alırsınız. </text:p>
      <text:p text:style-name="P139">Burhan Shehu - Kosova</text:p>
      <text:p text:style-name="P139"/>
      <text:p text:style-name="P139">Son derece yüksek (asil) bir kişi olan Adnan Oktar için Allah'a şükürler olsun. MaşaAllah. Mükemmel bir site. Hem Müslümanlar hem de Müslüman olmayanlar için muhteşem bir şekilde yazılmış. Dengeli, bilgilendirici, Kuran'dan ayetlerle çok güzel açıklanmış kısa ve özlü. Sevgili Adnan Oktar. Sizin eserlerinizi düşündükçe aklıma şu ayet geliyor: "Bizim uğrumuzda mücadele edenlere şüphesiz yollarımızı gösteririz. Gerçekten Allah, ihsan edenlerle beraberdir." (Ankebut Suresi, 69) Allah sizi korusun. Sizin çabalarınız çok asil. Ödül bu dünyada ve ahirette Allah Katı'ndadır. En içten selamlarımla,</text:p>
      <text:p text:style-name="P139">Kaniza - İngiltere</text:p>
      <text:p text:style-name="P139"/>
      <text:p text:style-name="P139">Öncelikle mükemmel siteniz ve sitenin itinalı olarak güncellenmesinden dolayı size minnettarlığımı ve tebriklerimi sunmak isterim. Sayfanızla ilgili bir Müslüman olarak gurur duymaktan da öte hislerim var. Mükemmel bir biçimde tasarlanmış olan bu site, insanları bir adım daha gerçek dine yaklaştırıyor. Teşekkürler, yine teşekkürler, Bay Yahya ve bu sitede çalışan bütün harika kadroya.</text:p>
      <text:p text:style-name="P139">Tamer El Nashar – ABD </text:p>
      <text:p text:style-name="P139"/>
      <text:p text:style-name="P139">Harun Yahya'ya, dürüst çalışmaları için samimi minnettarlığımı iletmek istiyorum. Tüm çalışmalarını ve kitaplarındaki her bir başlığı Arapça ve çok daha başka dillerde görebilmeyi ümit ediyorum. Böylece insanlar Kutsal Kitabımız Kuran hakkındaki, tek gerçeği görebilir, duyabilir ve okuyabilirler. </text:p>
      <text:p text:style-name="P139"><text:soft-page-break/>Mahran Al-Barwani - Umman</text:p>
      <text:p text:style-name="P139"/>
      <text:p text:style-name="P139">Bu internet sitesi Adnan Oktar (Harun Yahya) tarafından hazırlandı. İslami bir kaynak olması ve bilgi teknolojisinin kullanımı açısından çok güzel bir site. Bu site, insanlar için çok geniş ve yararlı bilgileri kapsıyor. Bu sitenin yapımcısı olan kişiyi seviyor ve takdir ediyorum. Diğer bir deyişle, Adnan Oktar; çok büyük bir iş başardınız.</text:p>
      <text:p text:style-name="P139">Mudasser Aziz Hiall - Pakistan</text:p>
      <text:p text:style-name="P139"/>
      <text:p text:style-name="P139">Sitenizi ziyaret etme imkanım oldu. Bütün kitaplarınızı ve videolarınızı yükledim. Bu mükemmel ve alışılmamış çalışmayı görünce hayretler içinde kaldım. Sanırım çalışmalarınızın hepsini bütün öğrencilere göstermeliyiz. Böylece bugüne kadar onlara gerçekmiş gibi öğretilen yanlış teorilerin etkilerinden onları uzak tutabiliriz. Eğer maddi olarak karşılayabilirsem tüm kitaplarınızın ve videolarınızın setlerini çoğunluğu Müslüman olan öğrencilerin bulunduğu okullara bağışlamayı planlıyorum.</text:p>
      <text:p text:style-name="P139">Parvez Murshid - Bahreyn</text:p>
      <text:p text:style-name="P139"/>
      <text:p text:style-name="P139">Selam, gönderdiğiniz tüm mesajlar için çok çok teşekkür ederim. Kendimi onurlandırılmış hissediyorum. Din ve toplum için yaptığınız müthiş çalışmaları anlatmak için kelime bulamıyorum. Ne zaman internete bağlansam, harunyahya.com adresine girip, belgesel formatında çok değerli ve çok fazla bilgi topluyorum. Aynı zamanda Türk olmanız ve kardeş bir ükeden olmanızdan dolayı da mutluyum. Sitenizin ismini Global Science adındaki aylık dergiden öğrendim. Geniş çapta bir çalışma yaptığınız için çok teşekkür ederim. </text:p>
      <text:p text:style-name="P139">Nasir Munir - Pakistan</text:p>
      <text:p text:style-name="P139"/>
      <text:p text:style-name="P139">Selam, size söyleyeceklerimi nasıl ifade edeceğimi bilmiyorum. Sevgili Harun Yahya, siz İslam dünyası ve Müslüman toplumu için olağanüstü bir kişisiniz. Savunma Sistemi Mucizesi kitabınızı elime aldıktan sonra bilime olan bakış açım müthiş genişledi. Bilime karşı bitmeyen tutkum birdenbire farklı bir yön aldı... Yaşam mücadelem devam ederken benim desteğim Yüce Rabbim ve bilginin daha derinlerine inmek için ise Harun Yahya'nın kitapları. Her hafta düzenli olarak kitapçıya uğruyorum. ....</text:p>
      <text:p text:style-name="P139">Ben ve tüm diğer Müslümanlar İslam'ın güzelliğini kanıtlamak için gösterdiğiniz gelişme ve şevkinizin devamlılığı için dua ediyoruz. Size sağlık ve mutluluk diliyorum. Samimi alçak gönüllüğünüz ve şevkiniz ödüllendirilecektir. Bu dünya da olmazsa eğer inşaAllah ahirette. </text:p>
      <text:p text:style-name="P139">İngiltere</text:p>
      <text:p text:style-name="P139"/>
      <text:p text:style-name="P139">Sevgili Profesör Harun Yahya, Allah'ın rahmeti üzerinizde olsun. Allah size İslam ve bilim konusunda yaptığınız çarpıcı çalışmalar nedeniyle büyük ecir versin. Bunları bigisayarıma yükledim ve iş arkadaşlarım ile paylaştım. Din ile ilgili geçmişleri ne olursa olsun hepsi tarafından büyük takdir gördü. Kardeşim lütfen internet sitenizde yaptığınız gerçeğe davet ve muhteşem, akıllarda kalıcı ve yok olmayacak çalışmanız için de minnettimi kabul edin. </text:p>
      <text:p text:style-name="P139">Dr Shirwa Omar Haji Mohamed – Etiyopya</text:p>
      <text:p text:style-name="P139"><text:soft-page-break/></text:p>
      <text:p text:style-name="P139">Sevgili Kardeşim Harun Yahya internet sitenizi ziyaret ettim. Bugünümüzün ihtiyacı: Darwinizm, yaratılış ve karma ile ilgili kitaplarınız gerçekten çok önemli ve hayati. Yüce Allah'a yaptıklarınızı kabul etmesi, size güçlü bir sağlık ve uzun bir yaşam vermesi için dua ediyorum. Kutsal toprakları ne zaman ziyaret etsem uzun ömür ve sağlık için size dua ediyorum. İslam'da kardeşiniz. </text:p>
      <text:p text:style-name="P139">Muslehuddin Ahmed - Suudi Arabistan</text:p>
      <text:p text:style-name="P139"/>
      <text:p text:style-name="P139">Biraz önce internette yayınlanan Kıyamet Günü adlı kitabınızı bitirdim. MaşaAllah. Beni memnun etti ve aynı zamanda da korkuttu. Gerçekten okumaktan zevk aldım ve bunu Müslüman olan ve olmayan arkadaşlarımla paylaşacağım (tabii ki izninizle). Çünkü onların Allah'ı, Hz. Muhammed (sav)'i, Kuran'ı ve İslam'ı tanımalarını istiyorum. Sizin bilginize sahip olmayı böylece bunu tüm dünya ile paylaşabilmeyi isterdim. Allah'a, size ve ailenize, müthiş çalışmanız ve bilgi paylaşımınız karşılığında cenneti vermesi için dua ediyorum. Daha fazla kitabınızı okuyacağım inşaAllah. </text:p>
      <text:p text:style-name="P139">Amor Alloui - ABD </text:p>
      <text:p text:style-name="P139"/>
      <text:p text:style-name="P139">Selam, Benim adım Muhammed Umair. Ben Pakistan Karaçi'de tıp öğrencisiyim. Harun Yahya'nın büyük bir hayranıyım. Biz burada Sindh Tıp Üniversitesi'nin öğrencileri olarak Harun Yahya'nın üniversitemizi ziyaret etmesini ve Darwinizm ve özellikle bizim tıp kitaplarında okutulan evrim konusu üzerine bir konferans vermesini istiyoruz. Tıp öğrencilerinin bu konuda (okutulan İslami olmayan teoriler dolayısıyla) kafaları karışmış durumda. Her ne kadar burada kitapları ve belgeselleri olsa da biz kendisini burada istiyoruz ve hem öğrencilerle hem de öğretmenlerle bu yanlış teoriyle ilgili konuşmasını istiyoruz. Onun kişiliğinin yapacağı etkinin yerini hiçbir şey alamaz. Harun Yahya gibi çok ünlü olan bir kişinin her yere gitmesinin mümkün olmayacağını biliyoruz, ama yine de tüm kalbimizle davet ediyoruz. </text:p>
      <text:p text:style-name="P139">Sayın Harun Yahya, ülkemizi ve üniversitemizi ziyaret edin ve öğrenci ve öğretmenlere konferans verin. Tüm şehrimiz (Pakistan'ın en büyük şehri 18 milyon nüfus) aydınlansın. Lütfen, lütfen, lütfen, davetimizi kabul edin ve sizinle diğer konularda konuşabilmemiz için bize telefon numaranızı verin. </text:p>
      <text:p text:style-name="P139">Sayın Harun Yahya'yı ve tüm ekibini seviyoruz ve bu insanları Allah korusun ve sevsin ve O'nun elçisi de. </text:p>
      <text:p text:style-name="P139">Muhammad Umair – Pakistan</text:p>
      <text:p text:style-name="P139"/>
      <text:p text:style-name="P139">www.harunyahya.org sitesinde yer alan yazarla yapılan bir röportaj.</text:p>
      <text:p text:style-name="P139"/>
      <text:p text:style-name="P139">www.harunyahya.com sitesinde yer alan ve kutup ayılarının şaşırtıcı özelliklerini anlatan bir sunum.</text:p>
      <text:p text:style-name="P139"/>
      <text:p text:style-name="P139">Gazetelerde yayınlanan çeşitli ilanların örnekleri de bu sitede yer almaktadır.</text:p>
      <text:p text:style-name="P139"/>
      <text:h text:style-name="P48" text:outline-level="1"/>
      <text:h text:style-name="P49" text:outline-level="1">İSLAM TERÖRÜ LANETLER SİTESİ</text:h>
      <text:p text:style-name="P139"/>
      <text:p text:style-name="P139"><text:soft-page-break/>Bu site İngilizce, Fransızca, Almanca ve Rusça olarak da hazırlanmıştır. </text:p>
      <text:p text:style-name="P139"/>
      <text:h text:style-name="P49" text:outline-level="1">www.islamterorulanetler.com adresine gelen bazı mesajlar</text:h>
      <text:p text:style-name="P139"/>
      <text:p text:style-name="P139">Ben bir Museviyim. Bana İslam ve terör hakkında verdiğiniz anlayış için çok teşekkürler. Şimdi Müslümanların terörist olmadıklarını çok daha iyi anlıyorum. Bir kez daha teşekkürler. </text:p>
      <text:p text:style-name="P139">Becky- İngiltere</text:p>
      <text:p text:style-name="P139"/>
      <text:p text:style-name="P139">Verdiğiniz bilgi için teşekkürler. Savaştan uzak durmayla ilgili makalenizi okumayı henüz bitirdim. Sayın Harun Yahya sadece mükemmel bir yazar, derin düşünen bir insan değil, aynı zamanda çok büyük bir bilge ve çok akıllı bir barış adamı. Makalesi her iki taraf için de çok adil ve dürüst. Öyle ki makale savaş yerine, barış platformu için kabul edilmeli. Bugüne kadar okuduğum, içinde barış umudu olan tek makale. Kişisel olarak Harun Yahya'ya makalesi ve şu andaki kriz için sunduğu yaklaşım için teşekkür etmek istiyorum. Hatta Harun Yahya'nın bağımsız bir barış delegasyonunu başlatmasını ve ona önderlik etmesini ya da Birleşmiş Milletler'de barış insiyatifini tüm taraflara anlatarak barışı getirmesini istiyorum. Böylece yakında olabilecek ve feci sonuçlar doğurabilecek bir savaşı önlemesini tavsiye ediyorum. </text:p>
      <text:p text:style-name="P139">Bachir Mabizari - ABD</text:p>
      <text:p text:style-name="P139"/>
      <text:p text:style-name="P139">Az önce terörizm ve İslam konulu makalenizi okudum. Ne kadar ufuk açıcı bir yazı! Böylesine düşünceli bir makale yazdığınız için teşekkürler. Ben bir Hıristiyanım, sözde "İslami cihad" adına düzenlenen terörist saldırılar nedeniyle benim de kafam karışmıştı. Bu düşünceleri temizlediğiniz için teşekkürler. Şu anda daha iyi anlıyorum ki, tıpkı gerçek bir Hıristiyan gibi, kendisini gerçek bir Müslüman olarak tanımlayan bir kişinin de New York'taki ikiz kulelere öyle bir saldırı düzenlemesine imkan yoktur. Harika bir çalışma, lütfen böyle devam edin…</text:p>
      <text:p text:style-name="P139">Vladimir Bogdanov - Kanada</text:p>
      <text:p text:style-name="P139"/>
      <text:p text:style-name="P139"/>
      <text:h text:style-name="P49" text:outline-level="1">İSLAM ANTİSEMİTİZMİ LANETLER SİTESİ</text:h>
      <text:p text:style-name="P139"/>
      <text:p text:style-name="P139">Bu site İngilizce, Almanca ve İbranice olarak da hazırlanmıştır. </text:p>
      <text:p text:style-name="P139"/>
      <text:h text:style-name="P49" text:outline-level="1">www.islamantisemitizmilanetler.com adresine </text:h>
      <text:h text:style-name="P49" text:outline-level="1">gelen bazı mesajlar</text:h>
      <text:p text:style-name="P139"/>
      <text:p text:style-name="P139">İnternet sayfanız sayesinde yaptığınız bu çalışmalardan dolayı Allah sizi korusun! Ben bir Yahudiyim, evet Yahudiyim, Yahudilerin Filistin'e geri dönmelerini desteklemiş bir kişiyim. Fakat siz onurlu bir kişisiniz ve gerçeği onurlu bir şekilde ifade ediyorsunuz. Bu yaptığınız İslam dini için büyük bir hizmet. Adaletlisiniz ve ben de Filistinlilerin adaleti ve kendileri için rahat edecekleri, makul bir hayatı yaşamayı hak ettiklerini inkar edemem. Siz dininizin kardeşlik ve sevgi elini uzattığınızda ben bunu geri <text:soft-page-break/>çeviremem ve saygıdan başka bir karşılıkla karşılık veremem. Avrupa'da yapılan kötülüklere, Nazilerin düşmanca tavırlarına ve anti-semitizme dikkat çektiğiniz için teşekkür ederim. </text:p>
      <text:p text:style-name="P139">Filistin'de barış olması için, Araplarla İsraillilerin ve Yahudilerle Müslümanların uzlaşması için dua ediyorum ve size çalışmalarınızdan dolayı teşekkür ediyorum. </text:p>
      <text:p text:style-name="P139">Reuben M. Vabner, Dobbs Ferry - New York, ABD</text:p>
      <text:p text:style-name="P139"/>
      <text:p text:style-name="P139">Bir İsrailli olarak, Arap-İsrail çatışmasına karşı koyanların ve adil bir çözüm yolu oluşturmak isteyenlerin olduğunu görmek beni çok cesaretlendiriyor... Bu samimi girişiminiz beni derinden etkiledi. Yazarın insani ve ahlaki duruşunu takdir ediyorum. Saygılarımla...</text:p>
      <text:p text:style-name="P139">Dr. Aryeh Finkelberg</text:p>
      <text:p text:style-name="P139"/>
      <text:p text:style-name="P139">Yazılarınız için çok teşekkürler. Müslümanlar, Yahudiler ve Hıristiyanlar barışa inanıyorlar ve insanlığın iyiliğini istiyorlar. Bu önemli değerlerin İsrail-Arap barışına engel teşkil eden radikaller tarafından göz ardı edildiğini görmek çok acı. </text:p>
      <text:p text:style-name="P139">Philip C. Wilcox, Jr., Foundation for Middle East Peace (Ortadoğu Barışı Vakfı) Başkanı</text:p>
      <text:h text:style-name="P49" text:outline-level="1"/>
      <text:h text:style-name="P49" text:outline-level="1"/>
      <text:h text:style-name="P49" text:outline-level="1">KİTAP EHLİ SİTESİ</text:h>
      <text:p text:style-name="P139"/>
      <text:p text:style-name="P139">Bu site İngilizce ve Fransızca olarak da hazırlanmıştır. </text:p>
      <text:p text:style-name="P139"/>
      <text:p text:style-name="P141">www.kitapehli.com adresine gelen bazı mesajlar</text:p>
      <text:p text:style-name="P139"/>
      <text:p text:style-name="P139">Harun Yahya'yı ve kendisinin kişiliğini görmeyi büyük bir merakla istiyorum. Eserleriniz gerçekten müthiş ve övülmeye değer. Bunları Allah size ilham etmiş olmalı. Ben Hıristiyanım ve İslami bağlantılarım var. Allah'ın neden benim bir Hristiyan ve Müslüman'ı biraraya getirmemi isteyeceğine dair bir neden arıyordum. Sizin internet sayfanız sayesinde artık olayları çok farklı bir bakış açısıyla değerlendirebiliyorum. Harun Yahya'ya bir arkadaş ve bir akıl hocası olarak sahip olmak bizim imanımız arasındaki farklılıkları ve benzerlikleri daha iyi anlamamıza yardımcı olacaktır. </text:p>
      <text:p text:style-name="P139">Michele Tolu - Nijerya</text:p>
      <text:p text:style-name="P139"/>
      <text:p text:style-name="P139">Bu sayfada saatler harcayarak tüm makaleleri okudum. Ben Yahudiyim ve yakın zamanda anti semitizm, kökeni ve insanların neden sadece Yahudiliğe karşı değil diğer dinlere de bu kadar nefret dolu olduğunu araştırıyorum. Siteniz birçok konu hakkında çok aydınlatıcı oldu. Çok teşekkür ederim. </text:p>
      <text:p text:style-name="P139">Katie K. - ABD</text:p>
      <text:p text:style-name="P139"/>
      <text:p text:style-name="P139">Güzel ve etkileyici sitenizi ilk kez gezdim ve üç ana dinin arasındaki anlayışı geliştiren mükemmel çalışmanızdan dolayı çok etkilendim. Ben bir İspanyolum ve ileri düzeyde İngilizce biliyorum. Sizin çalışmalarınızı tercüme etmeyi çok isterim. Bunu Allah'ın yardımlarıyla boş vaktimde ücretsiz olarak yapmayı istiyorum. Sizden haber bekliyorum. Saygılarımla...</text:p>
      <text:p text:style-name="P139"><text:soft-page-break/>José Antunez Romero - İspanya</text:p>
      <text:p text:style-name="P139"/>
      <text:p text:style-name="P139">www.hazretiisagelecek.com sitesi İngilizce, Almanca, Fransızca, İtalyanca, Rusça ve Bulgarca'ya tercüme edilmiştir.</text:p>
      <text:p text:style-name="P139"/>
      <text:p text:style-name="P139">www.kiyametalametleri.com</text:p>
      <text:p text:style-name="P139"/>
      <text:p text:style-name="P139">www.kiyametalametleri.com sitesi İngilizce olarak da hazırlanmıştır.</text:p>
      <text:p text:style-name="P139"/>
      <text:p text:style-name="P139">www.hazretiisagelecek.com</text:p>
      <text:p text:style-name="P139"/>
      <text:p text:style-name="P139">www.kiyametgunu.com</text:p>
      <text:p text:style-name="P139"/>
      <text:p text:style-name="P139">Dünya çapındaki internet siteleri arasında benim en beğendiğim site. Mükemmel işler yapmayı sürdürün.</text:p>
      <text:p text:style-name="P139">Ghousia Javid - Danimarka </text:p>
      <text:p text:style-name="P139"/>
      <text:p text:style-name="P139">www.ahirzaman.net</text:p>
      <text:p text:style-name="P139"/>
      <text:p text:style-name="P139">Bu site İngilizce olarak da hazırlanmıştır.</text:p>
      <text:p text:style-name="P139"/>
      <text:p text:style-name="P139">www.evrimmasali.com</text:p>
      <text:p text:style-name="P139"/>
      <text:p text:style-name="P139">www.darwinizmdini.com</text:p>
      <text:p text:style-name="P139"/>
      <text:p text:style-name="P139">www.canlilarinevrimi.com</text:p>
      <text:p text:style-name="P139"/>
      <text:p text:style-name="P139">"Scientific American'ın 15 hatası" adlı makaleniz için size teşekkür etmek istiyorum. Ben bir Hıristiyanım ve bütün yorumlarınıza katılıyorum. Sayfanızı Hıristiyan ve Müslüman arkadaşlarımla paylaşacağım. </text:p>
      <text:p text:style-name="P139">L Barr - İngiltere</text:p>
      <text:p text:style-name="P139"/>
      <text:p text:style-name="P139">www.evrimefsanesi.com</text:p>
      <text:p text:style-name="P139"/>
      <text:p text:style-name="P139">www.evrimaldatmacasi.com</text:p>
      <text:p text:style-name="P139"/>
      <text:p text:style-name="P139">Evrim aldatmacası sitesi İspanyolca, Rusça, Boşnakça, Endonezyaca, Urduca, Malayalam dili, Hausa dili (Afrika'da konuşuluyor) ve Çince olarak da hazırlanmıştır. </text:p>
      <text:p text:style-name="P139"/>
      <text:p text:style-name="P139">www.darwinizminsonu.com</text:p>
      <text:p text:style-name="P139"><text:soft-page-break/></text:p>
      <text:p text:style-name="P139">Darwinizm'in sonu sitesinin İngilizcesi bulunmaktadır. </text:p>
      <text:p text:style-name="P139"/>
      <text:h text:style-name="P49" text:outline-level="1">Evrim teorisiyle ilgili sitelere gelen bazı mesajlar</text:h>
      <text:p text:style-name="P139"/>
      <text:p text:style-name="P139">Allah'ın sözlerini yayma çabalarınızdan dolayı size teşekkür ediyorum. Evrim Aldatmacası CD'lerinizin Endonezyaca'ya çevrilmiş olanlarını gördüm. Hem ailem için hem diğer insanlar için çok güzel bir hizmet. Hatta Müslüman olmayanlar için bile. Bugün ilk defa sitenizi gezdim ve düşündüğümden çok daha fazla bilgiyle karşılaştım. Burada çok fazla okuyabileceğim kitap var. Allah, Harun Yahya'ya düşünmesi ve kitap yazması için hidayet vermiş.</text:p>
      <text:p text:style-name="P139">Wildan Usman - Endonezya</text:p>
      <text:p text:style-name="P139">Merhaba ne söyleyeceğimi bilemiyorum, ama Harun Yahya, siteniz olağanüstü. Ben Tanzanya'da yaşayan bir Müslümanım ve burada kitaplarınızı bulabiliyorum. Çoğu zaman okumaya vaktimiz olmuyor fakat din öğretmenim bana bu siteyi tavsiye etti. Çok müthiş. Evrim Aldatmacası gibi hiç bilmediğim birçok gerçeği ortaya çıkarıyor. Hepinize teşekkür ederim. </text:p>
      <text:p text:style-name="P139">Minhaal Ramani - Tanzanya </text:p>
      <text:p text:style-name="P139"/>
      <text:p text:style-name="P139">Ben Hindistan'da yüksek mahkemede çalışan bir avukatım. Daha önceden bir ateist ve aynı zamanda da komünisttim. Yaklaşık sekiz sene önce, bir Yaratıcı'nın olduğunu fark ettim ve Müslüman bir aileden gelmeme rağmen çeşitli araştırma ve çalışmalar sonucunda doğru dinin İslam olduğunun farkına vardım. Ve kendi ülkemde ve diğer ülkelerde hem Malayalam dilinde hem de İngilizce olarak konferanslar vermeye başladım. Son zamanlarda Harun Yahya'nın bazı kitapları ile karşılaştım. Bu kitaplar son derece bilgi içerikli, öğretici. Bir konuşmacı ve tartışmacı olarak, ateistlerle yaptığım tartışmalarda bu kitaplar sayesinde kendime güvenim daha da arttı. Artık üniversite öğrencilerini Allah'ın varlığı konusunda daha güçlü şekilde ikna edebilir oldum. Yüce Allah'ın rahmeti üzerinize olsun. </text:p>
      <text:p text:style-name="P139">Avukat Mayan Kutty Mather - Hindistan</text:p>
      <text:p text:style-name="P139"/>
      <text:p text:style-name="P139">"Ateizmin Çöküşü" adlı makaleniz henüz elime ulaştı. İçinde hem tarih hem bilimsel gerçekler hem de Allah'ın yanında olmak var. Eğer yazıcımı ayarlayabilirsem bunun kopyalarını arkadaşlarıma dağıtmayı düşünüyorum. Akıllı Dizayn Hareketindeki arkadaşlarımın yanı sıra naturalizmin zayıflatılması için size yardım ederim. </text:p>
      <text:p text:style-name="P139">Saygılarımla</text:p>
      <text:p text:style-name="P139">Prof. Bernard Brandstater, Loma Linda University - ABD</text:p>
      <text:p text:style-name="P139"/>
      <text:p text:style-name="P139">www.evrimcilerinitiraflari.com </text:p>
      <text:p text:style-name="P139"/>
      <text:p text:style-name="P139">Gördüklerimden çok etkilendim. Siteniz beni çok heyecanlandırdı. Değindiğiniz konular çok ilgi uyandırıyor ve daha güzel bir evreni ortaya çıkarıyor. </text:p>
      <text:p text:style-name="P139">Micheal Denver Emekli Kimya Profesörü, Texas Üniversitesi-ABD</text:p>
      <text:p text:style-name="P139"/>
      <text:p text:style-name="P139"><text:soft-page-break/>www.hayatinkokeni.com</text:p>
      <text:p text:style-name="P139"/>
      <text:p text:style-name="P139">www.evrimbelgeseli.com</text:p>
      <text:p text:style-name="P139"/>
      <text:p text:style-name="P139">www.cehennemazabi.com</text:p>
      <text:p text:style-name="P139"/>
      <text:p text:style-name="P139">www.ALLAHvar.com </text:p>
      <text:p text:style-name="P139"/>
      <text:p text:style-name="P139">www.dunyahayatiningercegi.com</text:p>
      <text:p text:style-name="P139"/>
      <text:p text:style-name="P139">Merhaba, harika internet sitenizi ziyaret edip birçok şey okudum. Grafikler fevkalade ve çocuklar için öylesine güzel bir sayfa hazırlamışsınız ki. Güzel, bilgilendirici, yardımcı ve dini içerikli. Gerçekten çok sevdim. </text:p>
      <text:p text:style-name="P139">Margaret - Kanada</text:p>
      <text:p text:style-name="P139"/>
      <text:p text:style-name="P139">www.dusunencocuk.org</text:p>
      <text:p text:style-name="P139"/>
      <text:p text:style-name="P139">"Düşünen Çocuk" ve "Çocuklar için" siteleri İngilizce'ye tercüme edilmiştir. </text:p>
      <text:p text:style-name="P139"/>
      <text:p text:style-name="P139">www.sevimlicanlilar.com</text:p>
      <text:p text:style-name="P139"/>
      <text:p text:style-name="P139">Selam, sitenizi çok seviyorum. İslam, bilim ve hayvanlar hakkında öğrenilecek çok fazla şey var. 8. sınıftayım. Elhamdülillah. Harun Yahya, sizin başarınız için dua edeceğim. </text:p>
      <text:p text:style-name="P139">Rida Liaqat Ali</text:p>
      <text:p text:style-name="P139">Pakistan</text:p>
      <text:p text:style-name="P139"/>
      <text:p text:style-name="P139">www.cocuklaricin.net</text:p>
      <text:p text:style-name="P139"/>
      <text:p text:style-name="P139">www.islaminyukselisi.com</text:p>
      <text:p text:style-name="P139"/>
      <text:p text:style-name="P139">www.batidunyasi.com</text:p>
      <text:p text:style-name="P139"/>
      <text:p text:style-name="P139">Sayın Oktar, size Özbekistan'dan yazıyorum. ABD'de çalışıyorum. Videolarınızı seyretmekten ve kitaplarınızı okumaktan büyük zevk alıyorum. Genellikle Müslüman olmayanlarla bir konu tartışırken kitaplarınızı ve videolarınızı referans olarak kullanıyorum. </text:p>
      <text:p text:style-name="P139">Aziz Inoyatov – Özbekistan</text:p>
      <text:p text:style-name="P139"/>
      <text:p text:style-name="P139">www.islambirligi.org</text:p>
      <text:p text:style-name="P139"/>
      <text:p text:style-name="P139">www.islamvebudizm.com</text:p>
      <text:p text:style-name="P139"><text:soft-page-break/></text:p>
      <text:p text:style-name="P139">Her iki site İngilizce olarak da hazırlanmıştır. </text:p>
      <text:p text:style-name="P139"/>
      <text:p text:style-name="P139">www.karmafelsefesi.com</text:p>
      <text:p text:style-name="P139"/>
      <text:p text:style-name="P139">www.kuranmucizeleri.com</text:p>
      <text:p text:style-name="P139"/>
      <text:p text:style-name="P139">Her iki site İngilizce olarak da hazırlanmıştır.</text:p>
      <text:p text:style-name="P139"/>
      <text:p text:style-name="P139">www.maddeninardindakisir.com</text:p>
      <text:p text:style-name="P139">www.islamahizmet.com</text:p>
      <text:p text:style-name="P139"/>
      <text:p text:style-name="P139">www.islamadavet.org</text:p>
      <text:h text:style-name="P48" text:outline-level="1"/>
      <text:h text:style-name="P49" text:outline-level="1">www.islamahizmet.com ve www.islamadavet.org </text:h>
      <text:h text:style-name="P49" text:outline-level="1">adreslerine gelen bazı mesajlar</text:h>
      <text:p text:style-name="P139"/>
      <text:p text:style-name="P139">Harun Yahya'nın internet sitelerini ziyaret eden pek çok okuyucu, imkanları ölçüsünde İslam ahlakının yayılmasına katkıda bulunmak için destek önermektedir. Bu destek mesajlarından bazıları şöyledir:</text:p>
      <text:p text:style-name="P139"/>
      <text:p text:style-name="P139">Size kendimi tanıtayım. Ben Mısır, Kahire'den Nora Kafafi. Harun Yahya'nın internet sitelerinde gerçekleştirdiğiniz müthiş çabalarınız hakkında birşeyler söylemek istiyorum. Sitenizi düzenli olarak hergün ziyaret ediyorum ve bir kere bile yeni birşey öğrenmeden veya dikkatimi cezbeden yeni bir konuyla karşılaşmadan sitenizden çıktığımı hatırlamıyorum.</text:p>
      <text:p text:style-name="P139">Kanada'da doğup büyümüş bir kişi olarak Arapça benim 3. dilim. İnternette okuyabileceğim, öğrenebileceğim ve etrafımdakilere aktarabileceğim doğru İslami bilgiler arıyordum. Açıkçası pek bulamamıştım. Ta ki sizin güzel sitenizle karşılaşana kadar. Gerçekten mükemmel! Sitenizle karşılaşır karşılaşmaz akrabalarıma ve arkadaşlarıma bildirdim. MaşaAllah, şimdiye kadar rastladığım siteler arasında en mükemmeli.</text:p>
      <text:p text:style-name="P139">Yaptığınız işler ve çabalarınız için yaşadığım süre boyunca size dua edeceğim. Sizlere yardım edebileceğim herhangi birşey olursa lütfen bana bildirin. Şu anda arkadaşımla beraber bir site hazırlıyoruz. Burada izninizle Harun Yahya'nın eserlerini yayınlamak istiyoruz. Sitenizdeki tüm bilgiler benim için çok ayrıcalıklıydı ve benim değişimime çok yardımcı oldu, bu yüzden tüm bu bilgileri ne kadar fazla kişiye ulaştırabilirsem o kadar iyi olacağını düşünüyorum. Allah sizden razı olsun. </text:p>
      <text:p text:style-name="P139">Nora Kafafi.</text:p>
      <text:p text:style-name="P139"/>
      <text:p text:style-name="P139">Selam, çalışmalarınız içerisinde beni de dikkate aldığınız için size çok müteşekkirim. Tercüme edilmiş kitaplarınızın üzerinden düzeltme yapmayı çok isterim. Ayrıca eğer Urduca'ya çevrilmemiş <text:soft-page-break/>kitaplarınız varsa bana İngilizcelerini gönderin. Ben burada çevrilmelerini ve basılıp dağıtılmalarını ayarlayabilirim. </text:p>
      <text:p text:style-name="P139">Adil Sulman - Pakistan</text:p>
      <text:p text:style-name="P139"/>
      <text:p text:style-name="P139">Suriye'den yazıyorum. Ben size elimden gelen her şekilde yardım etmek istiyorum, sizden ücret de istemiyorum. Yalnızca İslam için yapabileceğimin en iyisini yapmak istiyorum. Yalnızca bana bu imkanı verin. </text:p>
      <text:p text:style-name="P139">Bishr al Tarabichi – Suriye</text:p>
      <text:p text:style-name="P139"/>
      <text:p text:style-name="P139">Selamun Aleykum, Harun Yahya'nın çalışmalarını kendi aile, arkadaş çevrem ve tanıdığım herkes arasında tanıtmak ve yaygınlaştırmak için çok istekliyim. Bu konuda en verimli şekilde nasıl çalışabilirim lütfen bana bildirin. Gerçeği herkes öğrenmeli. </text:p>
      <text:p text:style-name="P139">Bemat</text:p>
      <text:p text:style-name="P139"/>
      <text:p text:style-name="P139">Kitaplarınızı okudum ve İngilizce ve Endonezyaca sayfanızı ziyaret ettim. Elhamdüllilah, aklımı çok açtılar, şimdi araştırmanın ortasındayız. Sizin kitaplarınızın gönüllü çevirmeni olmak istiyorum İnşaAllah. İngilizce'den Endonezyaca'ya çevirebilirim. Kitap, video her türlü yayınınızı çevirebilirim. Fakat beni yönlendirmeniz gerekecek. Kitaplarınızı ve diğer çalışmalarınızı duyurmak için gidebileceğim kadar fazla yere gideceğim. İslam'ı daha geniş kitlelere yayma misyonunuzun bir parçası olmak için çok istekliyim. Lütfen beni neler yapmam gerektiği konusunda yönlendirin. Allah hepimizin yardımcısı olsun, Selamlar... Dian Kurnia Novita</text:p>
      <text:p text:style-name="P139"/>
      <text:p text:style-name="P139">Dün sitenizde "bizimle birlikte çalışın" bölümüne girdim. Bu bölümde ilgilenen yayıncılara, tercümanlara ve dağıtımcılara davette bulunulmuş. Bu çalışmaların ücretsiz olması insanların ahiretleri için yapılmış bir çalışma olduğunu gösteriyor. Ben Pakistan'da bal işi ile uğraşıyorum. Benim için bütün bir kitabı bastırıp dağıtmak mümkün değil. Fakat her seferinde 1-2 makaleyi çevirip, bastırıp, ücretsiz olarak Allah'ın Yüceliği ve Kuran'da bilim konularına ilgi duyan insanlara dağıtabilirim. Lütfen bunu yaparken dikkat etmem gereken hususlarla ilgili olarak beni bilgilendirin. Minnettarlığımı sunarım</text:p>
      <text:p text:style-name="P139">Jawad Abdul Mateen - Pakistan</text:p>
      <text:p text:style-name="P139"/>
      <text:p text:style-name="P139">Selam, Size Pakistan'dan yazıyorum. Birçok internet sitesinin yöneticiliğini yapıyorum. İnternet sitenizi ağımda ücretsiz olarak sizi desteklemek için tanıtmak istiyorum. Bir arkadaşımdan farklı ebatlarda ve tasarımlarda tanıtıcı reklamlar hazırladığınızı duymuştum. Bunları bana bu hafta gönderebilir misiniz?</text:p>
      <text:p text:style-name="P139">Abdullah Mahmood - Pakistan</text:p>
      <text:p text:style-name="P139"/>
      <text:p text:style-name="P139">Selam, size bilgiyi yayma konusunda destek vermek istiyorum. Makale, kitap ve videoları Hollandaca'ya tercüme edebilirim. Ayrıca kitap ve videoları satmaya çalışabilirim. En çok nasıl destek olabileceğimi lütfen bana bildirin. </text:p>
      <text:p text:style-name="P139">Amina - Hollanda.</text:p>
      <text:p text:style-name="P139"><text:soft-page-break/></text:p>
      <text:p text:style-name="P139">Selam, Harika... internet tasarımı konusunda size ücretsiz olarak hizmet verebilirim. Zaten çalışmalarınızı akademik olan ve olmayan ziyaretçilere ulaştırmak için çalışmaya başladım. Bana internet sitesi ile ilgili gereksinimlerinizi en kısa zamanda bildirin lütfen. Çalışmalarınızla büyük gurur duyuyorum. Lütfen nasıl yardım edebileceğimi bana bildirin!</text:p>
      <text:p text:style-name="P139">Hani Elbeyali – ABD</text:p>
      <text:p text:style-name="P139"/>
      <text:p text:style-name="P139">Size Pakistan'dan yazıyorum. Yakın bir zamanda çok geniş içerikli büyük bir siteyi açacağım. Burada şiir, politika, eğitim, bilgisayar ve İslam gibi farklı konu başlıkları olacak. Sizin materyallerinizi sitemde kullanmayı ve İslam ile ilgili olarak sayfamı ziyaret edenleri araştırmaya dayalı bir düşünce tarzı için teşvik etmeyi istiyorum. İzninizi almak istiyorum. </text:p>
      <text:p text:style-name="P139">Tanveer Tiwana, Urdu Today Genel Müdür - Pakistan</text:p>
      <text:p text:style-name="P139"/>
      <text:p text:style-name="P139">Selamun Aleyküm, Web sitenizi ziyaret ettim ve çok etkilendim. Çünkü sizin siteniz şimdiye kadar ziyaret ettiğim Müslüman sitelerden en profesyonelce hazırlananı. Birçok kitap ve film indirdim. 3 dil biliyorum, çevirilere yardımcı olmak isterim. Yardımcı olabilirsem benim için bir zevk olacak.</text:p>
      <text:p text:style-name="P139">Zellal</text:p>
      <text:p text:style-name="P139"/>
      <text:p text:style-name="P139">Sevgili Harun Yahya, böylesine mükemmel bir siteyi ilk kez gördüm. Bir arkadaşım tavsiye etmişti. İlk bakışta sitenin çok ilgi çekici olduğunu gördüm ve yeni doğan oğlumu eğitmemde bana yardımcı olacağını düşünüyorum. </text:p>
      <text:p text:style-name="P139">Aldela – Malezya</text:p>
      <text:p text:style-name="P139"/>
      <text:p text:style-name="P139">Muhteşem sitenizden dolayı sizi tebrik etmek istiyorum. Çok güzel bir iş yapmışsınız. Bu güzel işleri yapmaya devam edin. Allah sizi yaptıklarınızdan dolayı ödüllendirsin. Hem bu dünyada hem de ahirette. </text:p>
      <text:p text:style-name="P139">Arslan Ashraf - İngiltere </text:p>
      <text:p text:style-name="P139"/>
      <text:p text:style-name="P139">İman Hakikatleri sitesi İngilizce'ye, Evrenin Yaratılışı sitesi İngilizce ve Çince'ye tercüme edilmiştir. </text:p>
      <text:p text:style-name="P139"/>
      <text:p text:style-name="P139">www.hayvanlaralemi.net</text:p>
      <text:p text:style-name="P139"/>
      <text:p text:style-name="P139">www.evreninyaratilisi.com</text:p>
      <text:p text:style-name="P139"/>
      <text:p text:style-name="P139">www.imanhakikatleri.com</text:p>
      <text:p text:style-name="P139"/>
      <text:p text:style-name="P139">www.bitkidunyasi.net</text:p>
      <text:p text:style-name="P139"/>
      <text:p text:style-name="P139"><text:soft-page-break/>Birdenbire sizin web sitenizi görünce çok şaşırdım.İslam'ı yaymak için bir şeyler yapmak istiyorum. Size herhangi bir konuda yardım edebilir miyim diye sormak istiyorum. </text:p>
      <text:p text:style-name="P139">Jalal Safarov – Azerbaycan</text:p>
      <text:p text:style-name="P139"/>
      <text:p text:style-name="P139">www.kuranfihristi.net</text:p>
      <text:p text:style-name="P139"/>
      <text:p text:style-name="P139">www.kurandakadin.com</text:p>
      <text:p text:style-name="P139"/>
      <text:p text:style-name="P139">www.hazretimuhammed.org</text:p>
      <text:p text:style-name="P139"/>
      <text:p text:style-name="P139">Bu kadar bilgilendirici bir site için teşekkür ederim. Sitenizi sık sık ziyaret ediyorum ve arkadaşlarıma ziyaret etmelerini tavsiye ediyorum. Kar amacı güden pek çok site var, ama sizinki tamamen ücretsiz bir kaynak. Günlük yaşamlarımızı etkileyerek, izler bırakan konuları işlediğiniz için tekrar teşekkür ederim. </text:p>
      <text:p text:style-name="P139">Al Vinur – Singapur</text:p>
      <text:p text:style-name="P139"/>
      <text:p text:style-name="P139">www.kuranbilgisi.com</text:p>
      <text:p text:style-name="P139">Allah'a şükürler olsun ki bana Nur'u, sizin çalışmalarınızı gösterdi. Makalelerinizi Swahili diline çevirmek için gönüllü olmak isterim. Bana bu şekilde yardımcı olmam için bir imkan verir misiniz? Sizden en kısa zamanda haber bekliyorum. Teşekkürler</text:p>
      <text:p text:style-name="P139">Amir H. Amir - Tanzanya</text:p>
      <text:p text:style-name="P139"/>
      <text:p text:style-name="P139">Sayın Adnan Oktar'a selamlar. Kitaplarınız Allah'a olan imanımıza çok büyük bir destek oldu. Çünkü şu anda bilimsel bir şekilde Darwinizm ve materyalizme karşı çıkabilecek cesaretimiz var. Umarım bu yolda mücadeleye devam edersiniz. Allah'ın koruması sizin ve organizasyonunuzun üzerinde olsun. </text:p>
      <text:p text:style-name="P139">Delshad - İsviçre</text:p>
      <text:p text:style-name="P139"/>
      <text:p text:style-name="P139">www.imanikonular.com</text:p>
      <text:p text:style-name="P139"/>
      <text:p text:style-name="P139">www.yaratilis.com</text:p>
      <text:p text:style-name="P139"/>
      <text:p text:style-name="P139">www.insanmucizesi.com</text:p>
      <text:p text:style-name="P139"/>
      <text:p text:style-name="P139">İslam hakkında konuşan pek çok kişi gördüm ama hiçbiri İslam'ın gerçek anlamını sizin gibi anlatmıyor. Sizin için Allah'tan en iyisini diliyorum ve bana inanın size inanan milyarlarca insan var. Kalbimin en derin yerinden... Allah'ın size istediğiniz herşeyi vermesini diliyorum. Ali - Suriye</text:p>
      <text:p text:style-name="P139"/>
      <text:p text:style-name="P139">www.filistinzulmu.com</text:p>
      <text:p text:style-name="P139"/>
      <text:p text:style-name="P139"><text:soft-page-break/>www.dunyasavaslari.com</text:p>
      <text:p text:style-name="P139"/>
      <text:p text:style-name="P139">www.fikiryazilari.net</text:p>
      <text:p text:style-name="P139"/>
      <text:p text:style-name="P139">Çok teşekkürler Bay Harun. Mükemmel çalışmanız Evrim Aldatmacası'nı yazmanızdan dolayı Allah sizi korusun. Bazı ateistleri alt etmemde bana yardımcı oldu. </text:p>
      <text:p text:style-name="P139">Ziad Alnahdi - Tunus</text:p>
      <text:p text:style-name="P139"/>
      <text:p text:style-name="P139">www.doguturkistan.com</text:p>
      <text:p text:style-name="P139"/>
      <text:p text:style-name="P139">www.globalkitap.com</text:p>
      <text:p text:style-name="P139"/>
      <text:p text:style-name="P139">Bu siteler İngilizce olarak da hazırlanmıştır. </text:p>
      <text:p text:style-name="P139"/>
      <text:p text:style-name="P139">www.e-kutuphane.net ve www.bedavakitaplar.com</text:p>
      <text:p text:style-name="P139"/>
      <text:p text:style-name="P139">www.satanizmtehlikesi.com</text:p>
      <text:p text:style-name="P139"/>
      <text:p text:style-name="P139">www.reenkarnasyonyanilgilari.com</text:p>
      <text:p text:style-name="P139"/>
      <text:p text:style-name="P139">İnanılmaz! Harun Yahya ile ilgili söyleyebileceğim tek şey bu. Günümüzde Harun Yahya kadar İslam ve bilimle ilgili yazı yazan başka birini daha görmedim. Ateistlerin ve yanlış fikirlerin üstesinden gelişi çok güzel. Yazdığı kitapların sayısı çok fazla. Allah onu ödüllendirsin ve ahirette onu mutlu olanlardan kılsın.</text:p>
      <text:p text:style-name="P139">Abu Shuayb</text:p>
      <text:p text:style-name="P139"/>
      <text:p text:style-name="P139">Sayfanızı bulduğum için çok mutluyum. Birisi bana Darwinizm hakkında soru sordu ve internet siteniz bana yardımcı oldu. Lütfen çalışmalarınızı sürdürün. Allah sizden razı olsun. Allah'ın evreni ve herşeyi yarattığına olan inancımı destekleyecek herşeyi lütfen bana gönderin... </text:p>
      <text:p text:style-name="P139">Lorna I. Wilson – ABD</text:p>
      <text:p text:style-name="P139"/>
      <text:p text:style-name="P139">www.belgeseller.net</text:p>
      <text:p text:style-name="P139"/>
      <text:p text:style-name="P139">www.tasarimmucizesi.com</text:p>
      <text:p text:style-name="P139"/>
      <text:p text:style-name="P139">www.bilgilerdunyasi.com</text:p>
      <text:p text:style-name="P139"/>
      <text:p text:style-name="P139">www.masonluk.net</text:p>
      <text:p text:style-name="P139"/>
      <text:p text:style-name="P139">www.ilmimercek.com</text:p>
      <text:p text:style-name="P139"><text:soft-page-break/></text:p>
      <text:p text:style-name="P139">www.ilmiarastirma.com</text:p>
      <text:p text:style-name="P139"/>
      <text:p text:style-name="P139">www.turkislamkulturu.com</text:p>
      <text:p text:style-name="P139"/>
      <text:p text:style-name="P139">www.turkdunyasi.org</text:p>
      <text:p text:style-name="P139"/>
      <text:p text:style-name="P139">www.osmanlisanati.com</text:p>
      <text:p text:style-name="P139"/>
      <text:p text:style-name="P139">Huzur sonsuza dek kalplerinizde olsun. Video dizileri için çok teşekürler (örümcek: tasarım mühendisi). Tüm Yaratılış muhteşem, güzel, mükemmel. Sahibimiz olan Allah'tan daha büyük hiçbir güç gerçekten yok. Çok teşekkürler. </text:p>
      <text:p text:style-name="P139">Juan - Kanarya Adaları – İspanya</text:p>
      <text:p text:style-name="P139"/>
      <text:p text:style-name="P139">www.mehter.info</text:p>
      <text:p text:style-name="P139"/>
      <text:p text:style-name="P139">www.uluonderataturk.com</text:p>
      <text:p text:style-name="P139"/>
      <text:p text:style-name="P139">www.atamizindeyiz.com</text:p>
      <text:p text:style-name="P139">www.bozkurtataturk.com</text:p>
      <text:p text:style-name="P139"/>
      <text:p text:style-name="P139">www.bediuzzamansaidnursi.net</text:p>
      <text:p text:style-name="P139"/>
      <text:p text:style-name="P139">www.cavityalcin.com</text:p>
      <text:p text:style-name="P139"/>
      <text:p text:style-name="P139"/>
      <text:p text:style-name="P144"/>
      <text:p text:style-name="P35">HARUN YAHYA'NIN MAKALELERİNE YER VEREN</text:p>
      <text:p text:style-name="P145">İNTERNET SİTELERİ</text:p>
      <text:p text:style-name="P139"/>
      <text:p text:style-name="P139"/>
      <text:p text:style-name="P139">İnternette Harun Yahya'nın bilimsel, imani ve siyasi makalelerini çeşitli dillerde yayınlayan yüzlerce site bulunmaktadır. Dünyanın dört bir yanındaki Müslümanlar bu şekilde Harun Yahya'nın makalelerini hem yazarın kendi sitesinden hem de çeşitli dillerdeki diğer sitelerinden takip etmektedirler. Islamonline.net, Mediamonitors.net, Islamicity.org gibi günde milyonlara varan girişlerin yapıldığı sitelerde de Harun Yahya'nın onlarca makalesi yayınlanmaktadır. </text:p>
      <text:p text:style-name="P139"/>
      <text:h text:style-name="P48" text:outline-level="1">ISLAMONLINE.NET SİTESİ</text:h>
      <text:p text:style-name="P139"/>
      <text:p text:style-name="P139">Böceklerin Uçuşundaki Mucizevi Tasarım</text:p>
      <text:p text:style-name="P139"/>
      <text:p text:style-name="P139">Yaprak: En Küçük Temizlik Aracı</text:p>
      <text:p text:style-name="P139"/>
      <text:p text:style-name="P139">Üstte yazarın Islamonline.net sitesinde yayınlanan bilimsel makalelerinden </text:p>
      <text:p text:style-name="P139">ikisi görülmektedir. Yazarın aynı sitede yayınlanan diğer </text:p>
      <text:p text:style-name="P139">bilimsel makalelerinden bazı başlıklar da şöyledir:</text:p>
      <text:p text:style-name="P139">Rain by Design, (Yağmurdaki Tasarım), Why Life Could Not Have Come From Outer Space? (Hayat Neden Uzaydan Gelmiş Olamaz?), Blood: Life-Giving Fluid, (Kan: Hayat Veren Sıvı), Thermodynamics Falsifies Evolution (Termodinamik, Evrimi Yalanlıyor), The Extraordinary Design of the Eye (Gözün Sıra dışı Tasarımı)</text:p>
      <text:p text:style-name="P139"/>
      <text:p text:style-name="P139">Ramazan Ayı ve Orucun Önemi</text:p>
      <text:p text:style-name="P139"/>
      <text:p text:style-name="P139">Kuran'da Anlatılan Bilimsel Gerçekler</text:p>
      <text:p text:style-name="P139"/>
      <text:p text:style-name="P139">Birçok Müslümanın imanının derinleşmesine vesile olan Harun Yahya'nın Kuran ahlakını anlatan makaleleri de Islamonline.net sitesinde yer almaktadır:</text:p>
      <text:p text:style-name="P139">Pondering on the Signs of God (Yaratılış Delilleri Üzerinde Düşünmek)</text:p>
      <text:p text:style-name="P139">www.islamonline.net/english/introducingislam/belief/Allah/article02.shtml</text:p>
      <text:p text:style-name="P139">Relativity of Time and the Reality of Fate (Zamansızlık ve Kader Gerçeği)</text:p>
      <text:p text:style-name="P139">www.islamonline.net/english/Contemporary/2002/05/Article24.shtml</text:p>
      <text:p text:style-name="P139">Patience of Believers (Müminlerin Sabrı)</text:p>
      <text:p text:style-name="P139">www.islamonline.net/english/introducingislam/Individual/article04.shtml</text:p>
      <text:p text:style-name="P139"/>
      <text:p text:style-name="P139">Dua ile Allah'ın Rızasını Kazanmak</text:p>
      <text:p text:style-name="P139"/>
      <text:p text:style-name="P139"><text:soft-page-break/>İslam Dini Hayata Kolaylık Getirir</text:p>
      <text:h text:style-name="P49" text:outline-level="1">MEDIAMONITORS.NET SİTESİ</text:h>
      <text:p text:style-name="P139"/>
      <text:p text:style-name="P139">2000 yılında açılan Media Monitors Network sitesi dünya çapında birçok ünlü araştırmacı, akademisyen ve yazarın biraraya geldiği büyük bir medya platformudur. Her ay yaklaşık 5 milyon kişinin ziyaret ettiği bu sitede Harun Yahya'nın dünya kamuoyunu meşgul eden güncel konularla ilgili makaleleri yayınlanmaktadır. Sitede bugüne kadar yazarın 50'den fazla makalesi yayınlanmıştır. </text:p>
      <text:p text:style-name="P139"/>
      <text:p text:style-name="P139">Umutsuzluk ve Karamsarlık</text:p>
      <text:p text:style-name="P139"/>
      <text:p text:style-name="P139">İslam Terörün Kaynağı Değil, Çözümüdür</text:p>
      <text:p text:style-name="P139"/>
      <text:p text:style-name="P139">"... Masum insanlara karşı terör eylemi düzenlemek, İslam'a tamamen aykırı bir eylemdir ve hiçbir Müslüman böyle bir suç işleyemez. Aksine, Müslümanlar bu suçları işleyen insanları durdurmakla, yeryüzündeki bozgunculuğu ortadan kaldırmak ve tüm insanlara huzur ve güven getirmekle sorumludurlar. Müslümanlık terörle birlikte düşünülemez, aksine İslam terörün engelleyicisi ve çözümüdür..." </text:p>
      <text:p text:style-name="P139">(www.mediamonitors.net sitesinde yayınlanan "İslam Terörün Kaynağı Değil, Çözümüdür" başlıklı makaleden)</text:p>
      <text:p text:style-name="P139"/>
      <text:p text:style-name="P139">Terörizmin Asıl İdeolojik Kökeni Darwinizm ve Materyalizmdir</text:p>
      <text:p text:style-name="P139"/>
      <text:p text:style-name="P139">"İslam Terörün Kaynağı Değil, Çözümüdür" başlıklı makalesinde Harun Yahya, 11 Eylül saldırılarının ardından Amerika'yı ve tüm dünya Müslümanlarını sağduyulu düşünmeye çağırmış ve terörün önlenmesi için çözüm önerileri sunmuştur. </text:p>
      <text:p text:style-name="P139">Harun Yahya'nın İslam dünyasını yakından ilgilendiren ve Hıristiyan, Müslüman ve Yahudilerin ortak sorunlarına çözüm önerileri sunan diğer makaleleri de Mediamonitors.net sitesinde yayınlanmıştır.</text:p>
      <text:p text:style-name="P139"/>
      <text:p text:style-name="P139">"... Fransa dinden, din ahlakından, dindarlardan korkan bir toplum haline gelmiştir. Oysa bu temeli olmayan bir korkudur. Asıl korkulması gereken din değil, dinsizliktir... Bu nedenle de Fransa'da yaşanan "din korkusu" gereksiz bir korkudur. Savaşın, çatışmaların, şiddetin, ahlaksızlığın hakim olduğu toplumlar din ahlakının hakim olmadığı toplumlardır..."</text:p>
      <text:p text:style-name="P139">(www.mediamonitors.net sitesinde yayınlanan "Fransa Dinden Neden Bu Kadar Korkuyor?" başlıklı makaleden)</text:p>
      <text:p text:style-name="P139"/>
      <text:p text:style-name="P139">Fransa Dinden Neden Bu Kadar Korkuyor?</text:p>
      <text:p text:style-name="P139"/>
      <text:p text:style-name="P139">"Irak Savaşı'nın Perde Arkası" başlıklı makalesinde ise Harun Yahya, Irak Savaşı'nın perde arkasındaki gerçek nedenleri incelemiş ve tüm dünyayı "medeniyetler barışı" hareketine davet etmiştir. <text:soft-page-break/>Aynı makalede Batı ile İslam dünyası arasındaki sorunlara çözüm getirecek önemli bir projeye; "İslam Birliği"ne de dikkat çekmiştir. </text:p>
      <text:p text:style-name="P139"/>
      <text:p text:style-name="P139">Irak Savaşı'nın Perde Arkası</text:p>
      <text:h text:style-name="P48" text:outline-level="1"/>
      <text:h text:style-name="P49" text:outline-level="1">ISLAMICITY.COM SİTESİ</text:h>
      <text:p text:style-name="P139"/>
      <text:p text:style-name="P139">100'den fazla ülkede takip edilen ve Amerika'nın en büyük Müslüman sitelerinden biri olan Islamicity.com'da bugüne kadar Harun Yahya'nın onlarca makalesi yayınlanmıştır. En çok giriş yapılan İslami sitelerden biri olan Islamicity.com'u Ocak 2001 tarihinden bu yana 300 milyondan fazla kişi ziyaret etmiştir.</text:p>
      <text:p text:style-name="P139"/>
      <text:p text:style-name="P139">Üstte Harun Yahya'nın Islamicity.com sitesinde yer alan "Zamansızlık ve Kader Gerçeği" ve "Lut Kavmi ve Yerle Bir Olan Şehir" adlı imani makaleleri, aşağıda ise "Neden Evrim Teorisi?" ve "Sivrisinek" başlıklı bilimsel makaleleri görülmektedir.</text:p>
      <text:p text:style-name="P139"/>
      <text:h text:style-name="P49" text:outline-level="1">PAKISTAN MONITOR.NET SİTESİ</text:h>
      <text:p text:style-name="P139"/>
      <text:p text:style-name="P139">Media Monitors Network sitesinin bir servisi olan Pakistan Monitor sitesinde bugüne kadar Harun Yahya'nın imani ve siyasi pek çok makalesi yayınlanmıştır. </text:p>
      <text:p text:style-name="P139"/>
      <text:p text:style-name="P139">Duygusallığın Dinde Yeri Yoktur</text:p>
      <text:p text:style-name="P139"/>
      <text:p text:style-name="P139">Romantik Milliyetçilik</text:p>
      <text:p text:style-name="P139"/>
      <text:p text:style-name="P139">Dinsizliğin Dini ile Mücadele</text:p>
      <text:p text:style-name="P139"/>
      <text:p text:style-name="P139">Umutsuzluk ve Karamsarlık</text:p>
      <text:h text:style-name="P48" text:outline-level="1"/>
      <text:h text:style-name="P49" text:outline-level="1">HOPEWAYS.ORG SİTESİ</text:h>
      <text:p text:style-name="P139"/>
      <text:p text:style-name="P139">Dinlerarası diyalog ve hoşgörünün artırılmasına yönelik çalışmalar yapan Hopeways sitesi Harun Yahya'nın bu konudaki eserlerinin tanıtımını yapmış, İngilizce ve İbranice olmak üzere yazarın pek çok makalesini de yayınlamıştır. </text:p>
      <text:p text:style-name="P139"/>
      <text:p text:style-name="P139">Sitenin editörü üyelerine gönderdiği bir duyuruda Harun Yahya'nın makalesini okuyuculara tavsiye etmiştir: "İstanbul, Türkiye'deki dostumuz Harun Yahya'nın da önemli bir makalesini yayınlamaktan memnuniyet duyarız."</text:p>
      <text:p text:style-name="P139"/>
      <text:p text:style-name="P139"><text:soft-page-break/>Hopeways sitesinin düzenli yazarlarından olan Harun Yahya, sitede şöyle tanıtılmaktadır: "Harun Yahya'nın eserleri, yaş, ırk, ulus farkı gözetmeksizin Müslüman ve gayrimüslim tüm insanlara hitap ederek, onları tek bir amaç etrafında biraraya getirmeye yöneliktir: Okuyuculara Allah'ın sonsuz varlığının delillerini tanıtarak onların zihinlerini açmak."</text:p>
      <text:p text:style-name="P139"/>
      <text:p text:style-name="P139">Yanda: Hopeways.org sitesinde yer alan bu sayfada Harun Yahya ve çalışmaları hakkında bilgi verilmektedir. </text:p>
      <text:p text:style-name="P139"/>
      <text:p text:style-name="P139">Gelin Birlik Olalım (İbranice)</text:p>
      <text:p text:style-name="P139"/>
      <text:p text:style-name="P139">Gelin Birlik Olalım (İngilizce)</text:p>
      <text:h text:style-name="P41" text:outline-level="2"/>
      <text:h text:style-name="P41" text:outline-level="2">Bir Okuyucu Mesajı</text:h>
      <text:p text:style-name="P139"/>
      <text:p text:style-name="P139">Harun Yahya'nın "İslam'ın, Yahudiliği ve Hıristiyanlığı Kabulü" başlıklı makalesinin sitede yayınlanmasının ardından okuyuculardan gelen bir mesaj şöyledir:</text:p>
      <text:p text:style-name="P139">"Harun Yahya'ya katılıyorum. Allah'a imanı olan her insan inançsızlığa karşı birleşmelidir. Harun Yahya makalesinde teşvik edici bir Kuran ayetine yer vermişti: "Sana da (Ey Muhammed,) önündeki kitap(lar)ı doğrulayıcı ve ona 'bir şahid-gözetleyici' olarak Kitab'ı (Kur'an'ı) indirdik. Öyleyse aralarında Allah'ın indirdiğiyle hükmet ve sana gelen haktan sapıp onların heva (istek ve tutku)larına uyma. Sizden her biriniz için bir şeriat ve bir yol-yöntem kıldık. Eğer Allah dileseydi, sizi bir tek ümmet kılardı; ancak (bu,) verdikleriyle sizi denemesi içindir. Artık hayırlarda yarışınız. Tümünüzün dönüşü Allah'adır. Hakkında anlaşmazlığa düştüğünüz şeyleri size haber verecektir." (Maide Suresi, 48) Eski Ahit'in Levililer bölümünde de benzer bir söz vardır: Allah'ı tüm kalbinizle sevin ve komşunuzu da kendiniz gibi sevin... Benim nefrete karşı mücadele anlayışım şudur ki "önce Allah'ı sevmeliyiz, sonra kendimizi sonra da diğerlerini."</text:p>
      <text:p text:style-name="P139">http://www.</text:p>
      <text:p text:style-name="P139">hopeways.org/e_index.htm</text:p>
      <text:p text:style-name="P139"/>
      <text:p text:style-name="P139">Dünyanın çeşitli gazete ve dergilerinde ilan olarak yayınlanan ve tüm Kitap Ehlini birliğe davet eden bu yazı Hopeways sitesinde de yayınlanmıştır.</text:p>
      <text:p text:style-name="P139"/>
      <text:p text:style-name="P139">Harun Yahya'nın "İslam ve Kitap Ehli" başlıklı makalesinin İngilizce ve İbranice tercümeleri hopeways.org sitesinde yayınlanmıştır.</text:p>
      <text:p text:style-name="P139"/>
      <text:p text:style-name="P139">Ocak 2005'te www.hopeways.org sitesinin ana sayfasında yer alan Harun Yahya'nın "Radikalizme Karşı Birleşmek" başlıklı makalesini sitenin editörü şu duyuruyla okuyucularına sunmuştur:</text:p>
      <text:p text:style-name="P139">11 Eylül terör saldırılarından sonra, pek çok kişi Samuel P. Huntington'ın tarif ettiği gibi dünyanın, özellikle de İslam dünyası ile Yahudi-Hıristiyan Batı'nın "Medeniyetler Çatışması" yaşadığına inanmaya başladı. Bu anlayış sık sık din adına hareket ettiğini söyleyen şiddet yanlısı gruplar tarafından <text:soft-page-break/>geliştiriliyor. Bununla birlikte, üç tek tanrılı din, barış, sevgi ve şefkat gibi insani değerleri de öğütlüyor. Bu nedenle öyle gözüküyor ki, her bir gelenek kendi izleyicilerine militan yorumlarla toleranslı olanlar arasında bir seçenek sunuyor. Türkiye'den ünlü İslami yazar Harun Yahya (http://www.hopeways.org/e_haru02.shtml) , bu seçeneğin yoğun olarak insani eğilimlerden ve modern politik ideolojilerden etkilendiğini öne sürüyor. "Radikalizme Karşı Birleşmek" adlı makalesinde (http://www.hopeways.org/e_index.htm) Yahya, radikal zihniyetin İslam'ın özüyle taban tabana zıt olduğunu ve bu nedenle kin ve şiddeti savunanların İslam'ın gerçek temsilcileri olarak görülemeyeceğini belirtmektedir. Ayrıca tüm tarafların fanatikleri arasındaki çatışmanın sadece gerçek iman edenlerin ortak hareketi ile durdurulabileceğini düşünmektedir. </text:p>
      <text:p text:style-name="P139"/>
      <text:p text:style-name="P139">Radikalizme Karşı Birlik Olma (İbranice)</text:p>
      <text:p text:style-name="P139"/>
      <text:p text:style-name="P139">Radikalizme Karşı Birlik Olma (ingilizce)</text:p>
      <text:p text:style-name="P139"/>
      <text:p text:style-name="P139">"Samimiyetle ifade ediyorum ki, Harun Yahya'nın makalelerinin insanların hayatını kurtarabileceğine inanıyorum. Makalelerdeki dini öğretiler, bunları okuyan genç bir insanın şiddetten ve nefretten uzak durması için yeterlidir." (Hopeways.org sitesi editörü)</text:p>
      <text:p text:style-name="P139"/>
      <text:h text:style-name="P49" text:outline-level="1">UTAH'S INDEPENDENT MEDIA SOURCE</text:h>
      <text:p text:style-name="P139"/>
      <text:p text:style-name="P139">Utah Bağımsız Haber Kaynağı isimli internet sitesinde Harun Yahya'nın "İslam'ın Yükselişi" adlı makalesi yayınlanmıştır.</text:p>
      <text:p text:style-name="P139"/>
      <text:h text:style-name="P49" text:outline-level="1">URSASOFT SİTESİ</text:h>
      <text:p text:style-name="P139"/>
      <text:p text:style-name="P139">İngiliz yazar Peter B. Lloyd sitesinde Harun Yahya'nın İdealizm, Matriks Felsefesi ve Maddenin Gerçeği kitabının tanıtımını yapmıştır. Burada, Harun Yahya'nın idealizmi oldukça açık ve ispatlı bir dille anlattığını belirtmektedir.</text:p>
      <text:p text:style-name="P139"/>
      <text:h text:style-name="P49" text:outline-level="1">SPARKLYWATER.CO.UK SİTESİ</text:h>
      <text:p text:style-name="P139"/>
      <text:p text:style-name="P139">Seçkin İslami referansların biraraya getirildiği Sparklywater.co.uk sitesinde Harun Yahya'nın kitaplarından derlenerek hazırlanan tanıtımlara yer verilmiştir. </text:p>
      <text:p text:style-name="P139"/>
      <text:h text:style-name="P49" text:outline-level="1">ISLAMIC-WORLD.NET SİTESİ</text:h>
      <text:p text:style-name="P141"/>
      <text:p text:style-name="P139">3000 sayfasıyla İslami kaynakları biraraya toplayan dünyanın en büyük İslami sitelerinden olan Islamic-world.net'te Harun Yahya'nın çocuklar için hazırlanan "Truths For Kids" isimli sayfasına yer verilmiştir. Harun Yahya'nın birbirinden etkileyici iman hakikatlerini ve dini bilgileri içeren çocuklara yönelik kitapları bu siteden İngilizce olarak okunabilmektedir. </text:p>
      <text:p text:style-name="P139"><text:soft-page-break/></text:p>
      <text:h text:style-name="P49" text:outline-level="1">MUSLIMWORLD.CO.UK SİTESİ</text:h>
      <text:p text:style-name="P139"/>
      <text:p text:style-name="P139">İngiltere'de yaşayan Müslümanlar tarafından hazırlanan ve çeşitli inançlardaki insanlara İslam hakkında bilgi veren geniş içerikli bu sitede, Harun Yahya'nın hayatının anlatıldığı bir yazının yanı sıra yazarın çeşitli makaleleri de yer almaktadır.</text:p>
      <text:p text:style-name="P139"/>
      <text:p text:style-name="P139">Profesyonel Avcılar</text:p>
      <text:p text:style-name="P139"/>
      <text:p text:style-name="P139">Harun Yahya Kimdir?</text:p>
      <text:p text:style-name="P139"/>
      <text:h text:style-name="P49" text:outline-level="1">THEAMERICANMUSLIM.ORG SİTESİ</text:h>
      <text:p text:style-name="P139"/>
      <text:p text:style-name="P139">1989-1995 yılları arasında dergi olarak yayınlanan ve daha sonra American Muslim sitesinden yayınına devam eden bu dergide İslam hakkında her çeşit bilgi ve diğer dinlere karşı hoşgörüyü içeren makaleler yayınlanmaktadır. Bu elektronik derginin Eylül-Ekim 2002 sayısında Harun Yahya'nın "İslam Terörün Kaynağı Değil, Çözümüdür" başlıklı makalesi yayınlanmış ve okuyuculardan çok olumlu tepkiler gelmiştir. Bir okuyucu, mesajında düşüncelerini şöyle belirtmiştir: "Mükemmel bir makale. Bunu herkes okumalı. Samira, 14 Şubat 2004" </text:p>
      <text:p text:style-name="P139"/>
      <text:p text:style-name="P139">İslam Terörün Kaynağı Değil, Çözümüdür</text:p>
      <text:p text:style-name="P139"/>
      <text:h text:style-name="P49" text:outline-level="1">UMMAH.COM SİTESİ</text:h>
      <text:p text:style-name="P139"/>
      <text:p text:style-name="P139">Dünya genelinde Müslüman topluluklara hizmet veren ummah.com sitesinde İslam dini hakkındaki çeşitli bilgilerin yanı sıra sürekli güncellenen haberler ve makaleler de yer almaktadır. Bu sitede Harun Yahya'nın binlerce satan eseri Evrim Aldatmacası da yayınlanmaktadır. </text:p>
      <text:p text:style-name="P139"/>
      <text:h text:style-name="P49" text:outline-level="1">LIBRAIRIE ISLAMIQUE SİTESİ</text:h>
      <text:p text:style-name="P139"/>
      <text:p text:style-name="P139">Kuran'ın ve Peygamberimiz (sav)'in mesajını insanlara iletmek amacıyla kurulan Librairie Islamique sitesinde saygın Müslüman yazarlar tanıtılmakta, onların eserlerine ve makalelerine yer verilmektedir. Bu sitede Harun Yahya'nın biyografisi de yayınlanmıştır.</text:p>
      <text:p text:style-name="P139"/>
      <text:h text:style-name="P49" text:outline-level="1">ISLAMHERALD.COM SİTESİ</text:h>
      <text:p text:style-name="P139"/>
      <text:p text:style-name="P139">İslam dini hakkında temel bilgileri içeren bu sitede, Harun Yahya'nın 1979 yılında Ankara'dan İstanbul'a gelişiyle birlikte başlayan insanlara İslam ahlakını anlatma faaliyetlerinin ve bu amaçla o güne kadar karşılaştığı zorlukların anlatıldığı, yazarın hayatını içeren bir yazı yer almaktadır. Bunun yanı sıra <text:soft-page-break/>"Evrim Teorisi'nin Kısa Tarihi" adlı makalesi ve Dünya Hayatının Gerçeği adlı eserinin kısa özeti de yayınlanmaktadır. </text:p>
      <text:p text:style-name="P139"/>
      <text:h text:style-name="P49" text:outline-level="1">VICTORY NEWS MAGAZINE.COM SİTESİ</text:h>
      <text:p text:style-name="P139"/>
      <text:p text:style-name="P139">Endonezya'da hazırlanan victorynewsmagazine.com sitesinde, Harun Yahya adına hazırlanmış özel bir bölüm bulunmaktadır. Yanda görülen Harun Yahya köşesinden yazarın Ramazan ayı için hazırlanan sayfalarına ve diğer makalelerine ulaşılabilmektedir. </text:p>
      <text:p text:style-name="P139"/>
      <text:p text:style-name="P139">Yazarın bu sitede yayınlanan makalelerinden bazı başlıklar şöyledir: "Oksijendeki Tasarım", "Sebe Kavmi ve Arim Seli", "Yaratılışın En Önemli Delillerinden Biri: Kulak"</text:p>
      <text:h text:style-name="P48" text:outline-level="1"/>
      <text:h text:style-name="P49" text:outline-level="1">JAMIAT.ORG.ZA SİTESİ</text:h>
      <text:p text:style-name="P139"/>
      <text:p text:style-name="P139">Güney Afrika'da 1955 yılında kurulan Müslüman Din Adamları Konseyi'nin sitesinde Harun Yahya'nın hayat hikayesine yer verilmektedir. Ayrıca yazarın pek çok makalesinin yanı sıra, kitap tanıtımları da bu sitede yayınlanmaktadır.</text:p>
      <text:p text:style-name="P139"/>
      <text:h text:style-name="P49" text:outline-level="1">PAKISTANTIMES.NET SİTESİ</text:h>
      <text:p text:style-name="P141"/>
      <text:p text:style-name="P139">Pakistan'ın ilk bağımsız günlük internet gazetesi olan Pakistan Times'ta "büyük üne sahip Türk aydını" olarak tanıtılan Harun Yahya'nın "Fransa Dinden Neden Bu Kadar Korkuyor?" başlıklı makalesi yayınlanmıştır. </text:p>
      <text:p text:style-name="P139"/>
      <text:h text:style-name="P49" text:outline-level="1">ISLAM: THE MODERN RELIGION SİTESİ</text:h>
      <text:p text:style-name="P139"/>
      <text:p text:style-name="P139">Islam: The Modern Religion sitesi İslam'ın her konuda çözüm olduğunu ortaya koymak amacıyla 1998 yılında hazırlanmıştır. Bu sitede Harun Yahya'nın bilimsel makalelerinin yanı sıra Kuran ahlakını anlatan çeşitli makaleleri de yayınlanmıştır. </text:p>
      <text:p text:style-name="P139"/>
      <text:p text:style-name="P139">Allah'a Şükretmek</text:p>
      <text:p text:style-name="P139"/>
      <text:p text:style-name="P139">Tırtıldan Kelebeğe</text:p>
      <text:p text:style-name="P141"/>
      <text:h text:style-name="P49" text:outline-level="1">THE MOSCOW NEWS SİTESİ</text:h>
      <text:p text:style-name="P139"/>
      <text:p text:style-name="P139">Rusya'da 70 yıldır yayınlanan The Moskow News gazetesinin internet sitesinde Harun Yahya'nın "Irak Savaşı'nın Perde Arkası" başlıklı yazı dizisi 6 bölüm halinde yayınlanmıştır. Yazarın daha başka makaleleri de sitede yer almaktadır.</text:p>
      <text:p text:style-name="P139"/>
      <text:p text:style-name="P139"><text:soft-page-break/>Dünya Barışının Tek Yolu: İslam Birliği</text:p>
      <text:p text:style-name="P139"/>
      <text:h text:style-name="P49" text:outline-level="1">ONE UMMAH SİTESİ</text:h>
      <text:p text:style-name="P141"/>
      <text:p text:style-name="P139">One Ummah sitesi, İslam'ın evrenselliği ile çatışan ırkçılık, ayrımcılık ve çeşitli din dışı ideolojiler konusunda Müslümanları uyarmak ve İslam'ın özünde var olan hoşgörü ve sevgiyi yaymak amacıyla kurulmuştur. Harun Yahya da bu sitede yayınlanan "Gerçek İslam Ahlakı" başlıklı makalesinde, İslam'ın barış ve esenlik dini olduğunu, Allah'ın bozgunculuğu lanetlediğini ve gerçek İslam ahlakının insanlığa barış getireceğini anlatmaktadır. </text:p>
      <text:p text:style-name="P139"/>
      <text:h text:style-name="P49" text:outline-level="1">SUARA MERDEKA GAZETESİ</text:h>
      <text:p text:style-name="P141"/>
      <text:p text:style-name="P139">Endonezya'nın en çok okunan günlük gazetelerinden biri olan Suara Merdeka'nın internet sitesindeki bu haberde Endonezya'da Eylül-Ekim 2002 yılında gerçekleştirilen konferanslar hakkında bilgi verilmekte ve yazar Harun Yahya şöyle tanıtılmaktadır: "1956 yılında Ankara'da dünyaya gelen ünlü Müslüman Türk düşünürü ve bilim adamı Harun Yahya, materyalist düşüncenin hakim olduğu bilim dünyasını sarsmaktadır. Asıl adı Adnan Oktar olan Harun Yahya, üstün ilmi yeteneği sayesinde, bilimsel yaklaşımları da kullanarak materyalizm taraftarlarının ortaya attığı sözde bilimsel aldatmacalarını ifşa etmektedir."</text:p>
      <text:p text:style-name="P139"/>
      <text:h text:style-name="P49" text:outline-level="1">ISLAM INFORMATION AUSTRALIA SİTESİ</text:h>
      <text:p text:style-name="P139"/>
      <text:p text:style-name="P139">Islam Information Australia sitesi, Avustralya'da yaşayan Müslümanlara İslam dini hakkında her türlü bilgiyi sağlamak amacıyla kurulmuştur. Bu sitede, Harun Yahya'nın Dünya Hayatının Gerçeği ve Allah'ın Renk Sanatı kitapları da dahil olmak üzere pek çok eseri Avustralyalı okuyuculara sunulmuştur. </text:p>
      <text:p text:style-name="P139"/>
      <text:p text:style-name="P139">Yaratılış ve Allah'ın Varlığı</text:p>
      <text:p text:style-name="P139"/>
      <text:p text:style-name="P139">Allah'ın Renk Sanatı</text:p>
      <text:p text:style-name="P139"/>
      <text:h text:style-name="P49" text:outline-level="1">NEWS FROM BANGLADESH SİTESİ</text:h>
      <text:p text:style-name="P139"/>
      <text:p text:style-name="P139">News From Bangladesh isimli internet haber sitesinde Harun Yahya'nın İslam Birliğine Çağrı adlı eserinin tanıtımı yayınlanmıştır. </text:p>
      <text:p text:style-name="P139"/>
      <text:h text:style-name="P49" text:outline-level="1">FAMOUS MUSLIMS SİTESİ</text:h>
      <text:p text:style-name="P139"/>
      <text:p text:style-name="P139">Bu sitede dünya çapında üne sahip Müslüman bilim adamları, aydınlar, sporcular ve siyasetçilerin biyografileri biraraya toplanmıştır. Müslüman aydınlar kategorisinde Harun Yahya'nın biyografisine de yer verilmiştir. Yazı şu sözlerle başlamaktadır:</text:p>
      <text:p text:style-name="P139"><text:soft-page-break/></text:p>
      <text:p text:style-name="P139">Harun Yahya tüm hayatını Allah'ın varlığı ve birliğini ve Kuran ahlakının muhteşemliği hakkındaki görüşlerini diğer insanlarla paylaşmaya adamış idealist bir insandır. Üniversite yıllarından itibaren hayatının her anını bu amaca hizmet etmek için geçirmiş ve zorluklar karşısında asla yılmamıştır.</text:p>
      <text:p text:style-name="P139"/>
      <text:h text:style-name="P49" text:outline-level="1">ISLAM AND NEW ZEALAND SİTESİ</text:h>
      <text:p text:style-name="P139"/>
      <text:p text:style-name="P139">Yeni Zelanda İslam sayfasında Harun Yahya'nın eserlerinin tanıtımı yapılmış ve internet kullanıcılarına ücretsiz okuma imkanı sağlanmıştır. Ayrıca sitenin ana sayfasında da Harun Yahya için özel bir köşe yapılmıştır. Bu bölümden okuyucular yazar hakkında çeşitli bilgilere ve pek çok esere ulaşabilmektedirler. </text:p>
      <text:p text:style-name="P139"/>
      <text:h text:style-name="P49" text:outline-level="1">EDU TV NEWS SİTESİ</text:h>
      <text:p text:style-name="P139"/>
      <text:p text:style-name="P139">Harvard Tıp Fakültesi Profesörü William W. Montgomery'nin sitesinde Harun Yahya'nın kitaplarına, belgesel filmlerine ve tanıtımlarına yer verilmektedir. </text:p>
      <text:p text:style-name="P139"/>
      <text:p text:style-name="P139">Yazarın İnsanın Yaratılışı ve İslam Terörü Lanetler adlı kitaplarına; Hücredeki Mucize, Dünya Hayatının Gerçeği, Beynin Mucizeleri adlı belgesel filmlerine: Koku ve Tat, Mucize Gezegen Dünya, Devenin Yaratılışı, Örümcekteki Mucize adlı tanıtımlarına bu siteden İngilizce olarak ulaşmak mümkündür.</text:p>
      <text:p text:style-name="P139"/>
      <text:p text:style-name="P139">Fransa Dinden Neden Bu Kadar Korkuyor? </text:p>
      <text:p text:style-name="P139"/>
      <text:h text:style-name="P49" text:outline-level="1">LE PETIT SAVANT SİTESİ</text:h>
      <text:p text:style-name="P139"/>
      <text:p text:style-name="P139">Le Petit Savant adlı sitede Harun Yahya'nın çocuklar için hazırladığı Küçük Dostlarımız Karıncaların Dünyası adlı eseri Fransızca olarak yayınlanmaktadır.</text:p>
      <text:h text:style-name="P48" text:outline-level="1"/>
      <text:h text:style-name="P49" text:outline-level="1">JAFARIYA NEWS SİTESİ</text:h>
      <text:p text:style-name="P139"/>
      <text:p text:style-name="P139">Pakistan'da yayınlanan internet gazetesi jafariyanews.com sitesinde, Harun Yahya'nın "Allah Sevgisi ve Allah Korkusu", "Savaş Nasıl Engellenir?" ve "Karşılık Beklemeden İyilikte Bulunmak" başlıklı makaleleri yer almıştır. </text:p>
      <text:p text:style-name="P139"/>
      <text:h text:style-name="P49" text:outline-level="1">AL-MADEENA SİTESİ</text:h>
      <text:p text:style-name="P139"/>
      <text:p text:style-name="P139">Pek çok İslami sayfaya bağlantısı olan bu geniş içerikli sitede Harun Yahya için ayrılmış bir ana sayfa bulunmaktadır. Bu sayfadan Harun Yahya'nın biyografisine ve çeşitli eserlerine ulaşmak mümkündür.</text:p>
      <text:p text:style-name="P139"><text:soft-page-break/></text:p>
      <text:p text:style-name="P139">"Harun Yahya Kimdir?" başlıklı yazı</text:p>
      <text:p text:style-name="P139"/>
      <text:h text:style-name="P48" text:outline-level="1">HYAHYA.VZE.COM SİTESİ</text:h>
      <text:p text:style-name="P139"/>
      <text:p text:style-name="P139">Harun Yahya'nın eserlerinden derlenerek hazırlanan belgesel filmler onlarca farklı dile çevrilmiştir. Bu sitede yazarın Endonezyaca'ya çevrilen belgesel filmlerinin tanıtımı ve satışı yapılmaktadır. </text:p>
      <text:p text:style-name="P139"/>
      <text:h text:style-name="P49" text:outline-level="1">ISLAM AWAKENING SİTESİ</text:h>
      <text:p text:style-name="P139"/>
      <text:p text:style-name="P139">Islam Awakening sitesi, Kuran ve Peygamberimiz (sav)'in sünnetleri doğrultusunda insanlara İslam'ı tanıtmak için kurulmuş bir haber sitesidir. 7 Ekim 2004 tarihinde bu sitede Harun Yahya'nın "Doğu Türkistan'da Yargısız İnfazlar Devam Ediyor" başlıklı makalesi yayınlanmıştır. </text:p>
      <text:p text:style-name="P139"/>
      <text:h text:style-name="P49" text:outline-level="1">COISLAM SCIENCE SİTESİ</text:h>
      <text:p text:style-name="P139"/>
      <text:p text:style-name="P139">İslam, Bilim ve Teknoloji hakkında İngilizce ve Urduca olarak iki ayrı dilde hazırlanan bu sitenin Bilim bölümü tamamen Harun Yahya'nın eserlerine ayrılmıştır. Sitede yazarın eserleri, Kuran ve Bilim, İslam ve Bilim, Gerçeğe Çağrı başlıkları altında toplanmıştır. </text:p>
      <text:p text:style-name="P139"/>
      <text:h text:style-name="P49" text:outline-level="1">TANZANYA İSLAM SAYFASI</text:h>
      <text:p text:style-name="P139"/>
      <text:p text:style-name="P139">Tanzanya İslam sayfasında Harun Yahya'nın "Evrim Teorisi ve Termodinamik Yanılgısı" konulu makalesi Tanzanya'da konuşulan Swahili dilinde yayınlanmıştır. </text:p>
      <text:h text:style-name="P49" text:outline-level="1"/>
      <text:h text:style-name="P49" text:outline-level="1">INSIGHT SİTESİ</text:h>
      <text:p text:style-name="P139"/>
      <text:p text:style-name="P139">Insight dergisi Avustralya'da, Islamic Foundation for Education and Welfare isimli İslami Eğitim Vakfı'nın bir yayınıdır. Bu derginin internet sayfalarından Harun Yahya hakkında çeşitli bilgilere ve yazarın "İmanı Reddedenler" ve "Modern Bilimin Dini" başlıklı makalelerine ulaşmak mümkündür.</text:p>
      <text:p text:style-name="P139"/>
      <text:h text:style-name="P49" text:outline-level="1">ISLAMIC BULLETIN SİTESİ</text:h>
      <text:p text:style-name="P139"/>
      <text:p text:style-name="P139">İnternet dergisi The Islamic Bulletin'in Ramazan sayısında, Harun Yahya'nın "Karıncadaki Mucize" adlı makalesi yayınlanmıştır.</text:p>
      <text:p text:style-name="P139"/>
      <text:h text:style-name="P49" text:outline-level="1">KHWARZIMIC.ORG SİTESİ</text:h>
      <text:p text:style-name="P139"/>
      <text:p text:style-name="P139"><text:soft-page-break/>Khwarzimic.org, Pakistan'da faaliyet gösteren "The Khwarzimic Science Society" adlı bilimsel organizasyonun internet sitesidir. Pakistan'ın en aktif organizasyonlarından biri olan bu kuruluşun amacı bilimin toplumda yaygınlaştırılmasını sağlamaktır. Kuruluş bu amaç doğrultusunda Harun Yahya'nın Evrim Aldatmacası adlı ünlü eserini de sitesinde okuyucularına sunmaktadır. </text:p>
      <text:p text:style-name="P139"/>
      <text:h text:style-name="P49" text:outline-level="1">PALESTINE CHRONICLE SİTESİ</text:h>
      <text:p text:style-name="P141"/>
      <text:p text:style-name="P139">Onursal Editör Kurulu Üyeleri arasında Filistinli kadın siyasetçi Hanan Ashrawi ve ünlü düşünür ve dil bilimci Noam Chomsky'nin de bulunduğu bağımsız internet dergisi Palestine Chronicle'da Harun Yahya'nın Ramazan ayı için hazırladığı makale yayınlanmıştır. </text:p>
      <text:p text:style-name="P139"/>
      <text:h text:style-name="P49" text:outline-level="1">ONLINE ISLAMIC STORE SİTESİ</text:h>
      <text:p text:style-name="P139"/>
      <text:p text:style-name="P139">Harun Yahya'nın eserleri için özel bölüm hazırlayan internet kitapçısı Online Islamic Store'da Harun Yahya'nın tüm kitaplarının yanı sıra belgesel filmlerini de bulmak mümkündür. </text:p>
      <text:p text:style-name="P139"/>
      <text:h text:style-name="P49" text:outline-level="1">INTERACTIVE ISLAM SİTESİ</text:h>
      <text:p text:style-name="P10"/>
      <text:p text:style-name="P139">Hergün güncellenen bilgileriyle internet kullanıcılarına İslam ile ilgili çeşitli yazılı, sesli ve görüntülü bilgiyi sağlayan bu geniş içerikli sitede Harun Yahya'nın "Herşeyde Hayır Vardır" başlıklı makalesi yayınlanmıştır.</text:p>
      <text:p text:style-name="P139"/>
      <text:h text:style-name="P49" text:outline-level="1">ISLAMIC INFORMATION OFFICE OF HAWAII SİTESİ</text:h>
      <text:p text:style-name="P139"/>
      <text:p text:style-name="P139">Hawaii İslami Bilgi Ofisi'nin internet sayfasında Harun Yahya için özel bir bölüm ayrılmıştır. Bu bölümde Harun Yahya'nın eserlerinden derlenerek hazırlanan poster ve belgesellerin yanı sıra yazarın çeşitli eserleri ve çocuklar için hazırladığı kitaplar da yayınlanmaktadır. "İnanca Adanan Hayat" başlıklı bölümde yazarın biyografisine yer verilmiştir. </text:p>
      <text:p text:style-name="P139"/>
      <text:h text:style-name="P49" text:outline-level="1">PROF. STEVEN LEHAR'IN KİŞİSEL SİTESİ</text:h>
      <text:p text:style-name="P139"/>
      <text:p text:style-name="P139">Algı ve Sinir Sistemi konusunda uzman olan Profesör Steven Lehar kişisel sayfasında Harun Yahya'nın "Maddenin Ardındaki Sır" sitesini okuyucularına önermektedir.</text:p>
      <text:h text:style-name="P48" text:outline-level="1"/>
      <text:h text:style-name="P48" text:outline-level="1">HARUN YAHYA'NIN ESERLERİNE YER VEREN </text:h>
      <text:h text:style-name="P49" text:outline-level="1">BAZI ARAPÇA SİTELER</text:h>
      <text:p text:style-name="P139"/>
      <text:p text:style-name="P139">Harun Yahya'nın eserleri internette yüzlerce sitede yayınlanmaktadır. Bu çalışmalar İngilizce, Almanca, Fransızca, Boşnakça, Arnavutça, Endonezyaca, Malezyaca gibi pek çok dilde yayın yapan <text:soft-page-break/>sitelerde yayınlanmaktadır. Arapça sitelerde de Harun Yahya'nın hem makaleleri yayınlanmakta hem de kitaplarının tanıtımı ve satışı yapılmaktadır. </text:p>
      <text:p text:style-name="P139"/>
      <text:p text:style-name="P139">İnternet üzerinden satış yapan www.adabwafan.com adlı sitede Harun Yahya'nın Arapça'ya çevrilen Allah'ın Renk Sanatı, Derin Düşünmek, Mucizeler Zinciri gibi pek çok eserinin satışı yapılmaktadır. </text:p>
      <text:p text:style-name="P139"/>
      <text:p text:style-name="P139">Birkaç İslami sitenin biraraya getirilmesiyle oluşturulan bu siteden www.harunyahya.com sitesinin Arapça bölümüne geçiş yapmak mümkündür.</text:p>
      <text:p text:style-name="P139"/>
      <text:p text:style-name="P139">En çok takip edilen İslami sitelerden biri olan www.islamonline.net'te Harun Yahya'nın pek çok makale ve belgesel filmlerinin Arapça tercümelerine ulaşmak mümkündür. </text:p>
      <text:p text:style-name="P139"/>
      <text:p text:style-name="P139">İlmi eserlerin biraraya getirildiği bu sitede Harun Yahya'nın Arapça'ya tercüme edilmiş Hücredeki Bilinç, İnsanın Yaratılış Mucizesi, Evrim Aldatmacası, Mucizeler Zinciri, Derin Düşünmek, Doğadaki Tasarım, Kuran Mucizeleri, Kuran'da Vicdanın Önemi isimli kitaplarına da yer verilmiştir.</text:p>
      <text:p text:style-name="P139"/>
      <text:p text:style-name="P139">www.islamiyyat.com sitesinde onlarca Harun Yahya belgeselini seyretmek mümkündür. Bu sitedeki eserler şu başlık altında sunulmaktadır: Türk düşünür Harun Yahya'nın Eserlerinden Derlenerek Hazırlanan İlmi Belgeseller ve Kuran'dan Deliller</text:p>
      <text:p text:style-name="P139"/>
      <text:h text:style-name="P49" text:outline-level="1">HARUN YAHYA'NIN ÇALIŞMALARINA YER VEREN DİĞER BAZI SİTELER</text:h>
      <text:p text:style-name="P139"/>
      <text:p text:style-name="P139">http://www.playandlearn.org/Quran/</text:p>
      <text:p text:style-name="P139"/>
      <text:p text:style-name="P139">http://www.jodkowski.pl/kk/HYahya001.html</text:p>
      <text:p text:style-name="P139"/>
      <text:p text:style-name="P139">http://ourislamonline.tripod.com/godsexistance.htm#author</text:p>
      <text:p text:style-name="P139"/>
      <text:p text:style-name="P139">http://cafemuslims.faithweb.com/</text:p>
      <text:p text:style-name="P139"/>
      <text:p text:style-name="P139">http://www.youngmuslims.ca/online_library/books/truth_of_this_world/truth.html</text:p>
      <text:p text:style-name="P139"/>
      <text:p text:style-name="P139">http://www.theambition.com/details.asp?article=18</text:p>
      <text:p text:style-name="P139"/>
      <text:p text:style-name="P139">http://www.whymuhammad.com/EN/Contents.aspx?AID=2065&amp;HL=1&amp;Q=Harun%20Yahya</text:p>
      <text:p text:style-name="P139"/>
      <text:p text:style-name="P153">http://www.nolashura.org/home/modules.php?name=News&amp;file=article&amp;sid=15&amp;mode=&amp;order=0&amp;thold=0</text:p>
      <text:p text:style-name="P139"/>
      <text:p text:style-name="P139"><text:soft-page-break/>http://www.cis-ca.org/voices/</text:p>
      <text:p text:style-name="P139"/>
      <text:p text:style-name="P139">h/Harun%20Yahya-f.htm</text:p>
      <text:p text:style-name="P139"/>
      <text:p text:style-name="P139">http://www.faithfreedom.com/essential_learning/unwise_interpret_quran.htm</text:p>
      <text:p text:style-name="P139"/>
      <text:p text:style-name="P139">http://www.eramuslim.com/ar/ip/31/4870,1,v.html</text:p>
      <text:p text:style-name="P139"/>
      <text:p text:style-name="P139">http://www.sunnahonline.com/ilm/dawah/0006.htm</text:p>
      <text:p text:style-name="P139"/>
      <text:p text:style-name="P139">http://cimic.prairienet.org/</text:p>
      <text:p text:style-name="P139"/>
      <text:p text:style-name="P139">http://pages.intnet.mu/tic/</text:p>
      <text:p text:style-name="P139"/>
      <text:p text:style-name="P139">http://www.balochistanpost.com/item.asp?ID=3724</text:p>
      <text:p text:style-name="P139"/>
      <text:p text:style-name="P139">http://www.minaretonline.com/article.asp?fromall=1&amp;catid=3&amp;artid=1&amp;issueid=27</text:p>
      <text:p text:style-name="P139">http://www.islam4you.co.uk/Freemasons/index.html</text:p>
      <text:p text:style-name="P139"/>
      <text:p text:style-name="P139">http://www.matamoulana.net/index.html</text:p>
      <text:p text:style-name="P139"/>
      <text:p text:style-name="P139">http://www.republika.co.id/suplemen/cetak_detail.asp?mid=5&amp;id=180730&amp;kat_id=105&amp;kat_id1=147</text:p>
      <text:p text:style-name="P139"/>
      <text:p text:style-name="P139">http://www.mail-archive.com/uighur-l@taklamakan.org/msg02362.html</text:p>
      <text:p text:style-name="P139"/>
      <text:p text:style-name="P139">http://www.islamicissues.info/essays/others/islam_condemns_terrorism.html</text:p>
      <text:p text:style-name="P139"/>
      <text:p text:style-name="P139">http://www.angelfire.com/journal/sunnah/Sciences/genome.html</text:p>
      <text:p text:style-name="P139"/>
      <text:p text:style-name="P139">http://www.islam-belgique.com</text:p>
      <text:p text:style-name="P139">/articles2.cfm?articleID=31</text:p>
      <text:p text:style-name="P139"/>
      <text:p text:style-name="P139">http://www.al-shia.com/html</text:p>
      <text:p text:style-name="P139">/fre/quran/sciences/08.htm</text:p>
      <text:p text:style-name="P139"/>
      <text:p text:style-name="P139">http://action.espoir.free.fr/actualit%E9.htm</text:p>
      <text:p text:style-name="P139"/>
      <text:p text:style-name="P139">http://www.islamarabe.com/modules.php?name=News&amp;file=article&amp;sid=10</text:p>
      <text:p text:style-name="P139"/>
      <text:p text:style-name="P139"><text:soft-page-break/>http://membres.lycos.fr/islamorale/Lecroyant.htm</text:p>
      <text:p text:style-name="P139"/>
      <text:p text:style-name="P139">http://news.stcom.net/modules.php?name=News&amp;file=article&amp;sid=467</text:p>
      <text:p text:style-name="P139"/>
      <text:p text:style-name="P139">http://arabsites.com/links/Society_and_Culture/Religion/</text:p>
      <text:p text:style-name="P139"/>
      <text:p text:style-name="P139">http://www.republika.co.id/ramadhan/info.asp?kat_id=164&amp;kat_id1=279</text:p>
      <text:p text:style-name="P139"/>
      <text:p text:style-name="P139">http://www.alkahf.org/lien.php4</text:p>
      <text:p text:style-name="P139"/>
      <text:p text:style-name="P139">http://www.islamophile.org/liens.html</text:p>
      <text:p text:style-name="P139"/>
      <text:p text:style-name="P139">http://www.asianamerican.net/article12.html</text:p>
      <text:p text:style-name="P139"/>
      <text:p text:style-name="P139">http://www.pakistanlink.com/Opinion/2004/Dec04/17/06.htm</text:p>
      <text:p text:style-name="P139"/>
      <text:p text:style-name="P139">http://www.readmirror.com/wa/wa2001/feb06471501.htm</text:p>
      <text:p text:style-name="P139"/>
      <text:p text:style-name="P139">http://www.asa3.org/archive/asa/</text:p>
      <text:p text:style-name="P139">200105/0161.html</text:p>
      <text:p text:style-name="P139"/>
      <text:p text:style-name="P139"/>
      <text:p text:style-name="P139"/>
      <text:p text:style-name="P143">Dediler ki: “Sen Yücesin, bize öğrettiğinden başka bizim hiçbir bilgimiz yok.</text:p>
      <text:p text:style-name="P143">Gerçekten Sen, herşeyi bilen, hüküm ve hikmet sahibi olansın.”</text:p>
      <text:p text:style-name="P143">(Bakara Suresi, 32)</text:p>
      <text:p text:style-name="P139"/>
      <text:p text:style-name="P19"/>
      <text:p text:style-name="P26"/>
      <text:p text:style-name="P3"/>
      <text:p text:style-name="P5">Harun Yahya'nın eserlerinin dünya üzerindeki etkisini gözler önüne seren bu kitap, Dünyadan Yankılar kitabının ikinci cildidir. Kitabın ilk cildinin hazırlanış tarihi olan Mart 2002'den bugüne Harun Yahya'nın eserlerinin sayısı, eserlerin çevrildiği dillerin miktarı, makalelerin yayınlandığı dergi ve gazetelerin, belgesellerin yayınlandığı televizyon ve internet sayfalarının adedi katlanarak artmıştır.</text:p>
      <text:p text:style-name="P5">Harun Yahya, kainattaki yaratılış delillerini gözler önüne serdiği bilimsel kitaplarıyla, İslam ahlakını Kuran ayetleri doğrultusunda anlattığı eserleriyle ve dünya üzerindeki siyasi gelişmelerin ve tarihi olayların perde arkasında kalmış gizli yönlerini ortaya koyduğu siyasi kitaplarıyla, her ülkeden, her dil ve dinden milyonlarca insana hitap etmektedir.</text:p>
      <text:p text:style-name="P5">Yazarın eserleri İngilizce, Fransızca, Almanca, İtalyanca, Rusça, Çince, İspanyolca, Arapça, Portekizce, Lehçe, Boşnakça, Arnavutça, Endonezyaca, Malayca, Urduca, Estonyaca, Kishwahili, Hausa, Bulgarca, Sırpça, Uygurca ve Bengoli gibi dillere çevrilmiştir. Daha pek çok dilde yapılan çeviriler hızla devam etmektedir. Hedef, tüm kitapların dünyanın dört bir yanına dağıtılması ve tüm insanların Allah'ın varlığından, Kuran ahlakının güzelliklerinden, ahiretin varlığından ve Darwinizm yalanından haberdar olmalarının sağlanmasıdır.</text:p>
      <text:p text:style-name="P5">Harun Yahya'nın eserlerinin yer aldığı İslami organizasyonların, bilimsel kuruluşların ve çeşitli üniversitelerin internet sayfalarını, dünyanın dört bir yanından gelen okur mektuplarını, Harun Yahya eserlerinin sergilendiği fuarlarda ve konferanslarda oluşan büyük etkinin yankılarını bulabileceğiniz bu kitapta, belli sayıda kaynağa yer verilebilmiştir. Gerçekte ise bu etki tahmin edilenin çok daha üstündedir.</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pitals" svg:font-family="Capitals" style:font-family-generic="roman" style:font-pitch="variable"/>
    <style:font-face style:name="Courier" svg:font-family="Courier" style:font-family-generic="roman" style:font-pitch="variable"/>
    <style:font-face style:name="Geneva" svg:font-family="Geneva"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Courier New" style:font-family-asian="'Courier New'" style:font-family-generic-asian="system" style:font-pitch-asian="variable" style:font-size-asian="12pt" style:language-asian="tr" style:country-asian="TR" style:font-name-complex="Symbol" style:font-family-complex="Symbo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center" style:justify-single-word="false" fo:keep-with-next="always"/>
      <style:text-properties style:font-name="Geneva" fo:font-family="Geneva" style:font-family-generic="roman" style:font-pitch="variable" fo:font-size="15pt" fo:font-weight="bold" style:font-size-asian="15pt" style:font-weight-asian="bold"/>
    </style:style>
    <style:style style:name="Heading_20_2" style:display-name="Heading 2" style:family="paragraph" style:parent-style-name="Standard" style:default-outline-level="2" style:list-style-name="" style:class="text">
      <style:paragraph-properties fo:keep-with-next="always"/>
      <style:text-properties style:font-name="Geneva" fo:font-family="Geneva" style:font-family-generic="roman" style:font-pitch="variable" fo:font-size="22pt" style:font-size-asian="22pt"/>
    </style:style>
    <style:style style:name="Heading_20_3" style:display-name="Heading 3" style:family="paragraph" style:parent-style-name="Standard" style:default-outline-level="3" style:list-style-name="" style:class="text">
      <style:paragraph-properties fo:text-align="end" style:justify-single-word="false" fo:keep-with-next="always"/>
      <style:text-properties style:font-name="Geneva" fo:font-family="Geneva" style:font-family-generic="roman" style:font-pitch="variable" fo:font-size="30pt" fo:letter-spacing="0.026cm" fo:language="tr" fo:country="TR" style:font-size-asian="30pt"/>
    </style:style>
    <style:style style:name="Heading_20_4" style:display-name="Heading 4" style:family="paragraph" style:parent-style-name="Standard" style:default-outline-level="4" style:list-style-name="" style:class="text">
      <style:paragraph-properties fo:keep-with-next="always"/>
      <style:text-properties style:font-name="Geneva" fo:font-family="Geneva" style:font-family-generic="roman" style:font-pitch="variable" fo:language="tr" fo:country="TR" style:text-underline-style="solid" style:text-underline-width="auto" style:text-underline-color="font-color"/>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Courier New" style:font-family-asian="'Courier New'" style:font-family-generic-asian="system" style:font-pitch-asian="variable" style:font-size-asian="10pt" style:language-asian="tr" style:country-asian="TR" style:font-name-complex="Symbol" style:font-family-complex="Symbol" style:font-family-generic-complex="system" style:font-pitch-complex="variable" style:font-size-complex="12pt"/>
    </style:style>
    <style:style style:name="ARA_20_BASLIK" style:display-name="ARA BASLIK" style:family="paragraph" style:parent-style-name="Standard" style:default-outline-level="">
      <style:paragraph-properties fo:margin-top="0.3cm" fo:margin-bottom="0.4cm" loext:contextual-spacing="false" fo:line-height="0.776cm" fo:text-align="center" style:justify-single-word="false"/>
      <style:text-properties fo:font-size="26pt" fo:letter-spacing="0.035cm" fo:font-weight="bold" style:font-size-asian="26pt" style:font-weight-asian="bold"/>
    </style:style>
    <style:style style:name="ANA_20_METIN" style:display-name="ANA METIN" style:family="paragraph" style:parent-style-name="Standard" style:default-outline-level="">
      <style:paragraph-properties fo:line-height="0.564cm" fo:text-align="justify" style:justify-single-word="false"/>
      <style:text-properties fo:font-size="10pt" style:font-size-asian="10pt"/>
    </style:style>
    <style:style style:name="buyuk_20_baslik" style:display-name="buyuk baslik" style:family="paragraph" style:parent-style-name="Standard" style:default-outline-level="">
      <style:paragraph-properties fo:margin-left="0.801cm" fo:margin-right="0cm" fo:margin-top="0cm" fo:margin-bottom="0.499cm" loext:contextual-spacing="false" fo:text-align="center" style:justify-single-word="false" fo:text-indent="0cm" style:auto-text-indent="false"/>
      <style:text-properties fo:text-transform="uppercase" fo:font-size="14pt" style:font-size-asian="14pt"/>
    </style:style>
    <style:style style:name="RESIM_20_ALTI" style:display-name="RESIM ALTI" style:family="paragraph" style:parent-style-name="Standard" style:default-outline-level="">
      <style:text-properties fo:font-size="7pt" fo:font-weight="bold" style:font-size-asian="7pt" style:font-weight-asian="bold"/>
    </style:style>
    <style:style style:name="site_20_adi" style:display-name="site adi" style:family="paragraph" style:parent-style-name="Standard" style:default-outline-level="">
      <style:paragraph-properties fo:text-align="justify" style:justify-single-word="false"/>
      <style:text-properties fo:color="#0000ff"/>
    </style:style>
    <style:style style:name="kutu_20_yazilari" style:display-name="kutu yazilari" style:family="paragraph" style:parent-style-name="Standard" style:default-outline-level="">
      <style:paragraph-properties fo:line-height="0.388cm" fo:text-align="justify" style:justify-single-word="false"/>
      <style:text-properties fo:font-size="7pt" fo:font-weight="bold" style:font-size-asian="7pt" style:font-weight-asian="bold"/>
    </style:style>
    <style:style style:name="alinti" style:family="paragraph" style:parent-style-name="Standard" style:default-outline-level="">
      <style:paragraph-properties fo:margin-left="0.499cm" fo:margin-right="0cm" fo:margin-top="0.199cm" fo:margin-bottom="0cm" loext:contextual-spacing="false" fo:line-height="0.564cm" fo:text-align="justify" style:justify-single-word="false" fo:text-indent="0cm" style:auto-text-indent="false"/>
      <style:text-properties fo:font-size="10pt" style:font-size-asian="10pt"/>
    </style:style>
    <style:style style:name="site_20_adii" style:display-name="site adii" style:family="paragraph" style:parent-style-name="Standard" style:default-outline-level="">
      <style:paragraph-properties fo:text-align="justify" style:justify-single-word="false"/>
      <style:text-properties fo:color="#0000ff"/>
    </style:style>
    <style:style style:name="birch_20_karakteri" style:display-name="birch karakteri" style:family="paragraph" style:parent-style-name="Standard" style:default-outline-level="">
      <style:paragraph-properties fo:text-align="justify" style:justify-single-word="false"/>
      <style:text-properties fo:font-size="9pt" style:font-size-asian="9pt"/>
    </style:style>
    <style:style style:name="Body_20_Text_20_2" style:display-name="Body Text 2" style:family="paragraph" style:parent-style-name="Standard" style:default-outline-level="">
      <style:paragraph-properties fo:text-align="center" style:justify-single-word="false"/>
      <style:text-properties style:font-name="Capitals" fo:font-family="Capitals" style:font-family-generic="roman" style:font-pitch="variable" fo:font-size="22pt" fo:font-weight="bold" style:font-size-asian="22pt" style:font-weight-asian="bold"/>
    </style:style>
    <style:style style:name="YAZAN_20_ISMI" style:display-name="YAZAN ISMI" style:family="paragraph" style:parent-style-name="Standard" style:default-outline-level="">
      <style:paragraph-properties fo:text-align="center" style:justify-single-word="false"/>
      <style:text-properties fo:font-size="10pt" style:font-size-asian="10pt"/>
    </style:style>
    <style:style style:name="YAZIOZET" style:family="paragraph" style:parent-style-name="Standard" style:default-outline-level="">
      <style:paragraph-properties fo:margin-left="0cm" fo:margin-right="0cm" fo:line-height="0.564cm" fo:text-align="justify" style:justify-single-word="false" fo:text-indent="0.801cm" style:auto-text-indent="false"/>
      <style:text-properties fo:font-size="11pt" style:font-size-asian="11pt"/>
    </style:style>
    <style:style style:name="metin_20_2" style:display-name="metin 2" style:family="paragraph" style:parent-style-name="Standard" style:default-outline-level="">
      <style:paragraph-properties fo:margin-left="0cm" fo:margin-right="0cm" fo:margin-top="0.049cm" fo:margin-bottom="0.049cm" loext:contextual-spacing="false" fo:line-height="0.564cm" fo:text-align="justify" style:justify-single-word="false" fo:text-indent="0.801cm" style:auto-text-indent="false"/>
      <style:text-properties fo:font-size="10pt" style:font-size-asian="10pt"/>
    </style:style>
    <style:style style:name="mektubu_20_yazan" style:display-name="mektubu yazan" style:family="paragraph" style:parent-style-name="Standard" style:default-outline-level="">
      <style:paragraph-properties fo:text-align="end" style:justify-single-word="false"/>
      <style:text-properties fo:font-size="11pt" fo:letter-spacing="0.009cm" style:font-size-asian="11pt"/>
    </style:style>
    <style:style style:name="metin" style:family="paragraph" style:parent-style-name="Standard" style:default-outline-level="">
      <style:paragraph-properties fo:margin-left="0.499cm" fo:margin-right="0.499cm" fo:margin-top="0.049cm" fo:margin-bottom="0.049cm" loext:contextual-spacing="false" fo:line-height="0.512cm" fo:text-align="justify" style:justify-single-word="false" fo:text-indent="0cm" style:auto-text-indent="false"/>
      <style:text-properties fo:font-size="10pt" style:font-size-asian="10pt"/>
    </style:style>
    <style:style style:name="baslýk" style:family="paragraph" style:parent-style-name="Standard" style:default-outline-level="">
      <style:paragraph-properties fo:line-height="0.564cm" fo:text-align="center" style:justify-single-word="false"/>
      <style:text-properties fo:font-size="13pt" style:font-size-asian="13pt"/>
    </style:style>
    <style:style style:name="ULKE_20_ADI_20_ÝSÝM" style:display-name="ULKE ADI ÝSÝM" style:family="paragraph" style:parent-style-name="Standard" style:default-outline-level="">
      <style:paragraph-properties fo:margin-left="0.499cm" fo:margin-right="0.499cm" fo:margin-top="0.049cm" fo:margin-bottom="0.049cm" loext:contextual-spacing="false" fo:line-height="0.512cm" fo:text-align="center" style:justify-single-word="false" fo:text-indent="0cm" style:auto-text-indent="false"/>
      <style:text-properties fo:font-size="10pt" style:font-size-asian="10pt"/>
    </style:style>
    <style:style style:name="ovgumetin" style:family="paragraph" style:parent-style-name="Standard" style:default-outline-level="">
      <style:paragraph-properties fo:margin-left="0cm" fo:margin-right="0cm" fo:line-height="0.564cm" fo:text-align="justify" style:justify-single-word="false" fo:text-indent="0.499cm" style:auto-text-indent="false"/>
      <style:text-properties fo:font-size="10pt" style:font-size-asian="10pt"/>
    </style:style>
    <style:style style:name="BASLIK" style:family="paragraph" style:parent-style-name="Standard" style:default-outline-level="">
      <style:paragraph-properties fo:margin-left="0.801cm" fo:margin-right="0cm" fo:margin-top="0cm" fo:margin-bottom="0.499cm" loext:contextual-spacing="false" fo:text-align="center" style:justify-single-word="false" fo:text-indent="0cm" style:auto-text-indent="false"/>
      <style:text-properties fo:text-transform="uppercase" fo:font-size="14pt" style:text-underline-style="solid" style:text-underline-width="auto" style:text-underline-color="font-color" style:font-size-asian="14pt"/>
    </style:style>
    <style:style style:name="ALINTI" style:family="paragraph" style:parent-style-name="Standard" style:default-outline-level="">
      <style:paragraph-properties fo:margin-left="0.801cm" fo:margin-right="0cm" fo:margin-top="0.071cm" fo:margin-bottom="0.071cm" loext:contextual-spacing="false" fo:text-align="justify" style:justify-single-word="false" fo:text-indent="0cm" style:auto-text-indent="false"/>
      <style:text-properties fo:font-size="10pt" fo:font-style="italic" style:font-size-asian="10pt" style:font-style-asian="italic"/>
    </style:style>
    <style:style style:name="BUYUKBASLIK" style:family="paragraph" style:parent-style-name="Standard" style:default-outline-level="">
      <style:paragraph-properties fo:margin-left="0.801cm" fo:margin-right="0cm" fo:margin-top="0cm" fo:margin-bottom="0.499cm" loext:contextual-spacing="false" fo:text-align="center" style:justify-single-word="false" fo:text-indent="0cm" style:auto-text-indent="false"/>
      <style:text-properties fo:text-transform="uppercase" fo:font-size="18pt" style:font-size-asian="18pt"/>
    </style:style>
    <style:style style:name="Title" style:family="paragraph" style:parent-style-name="Standard" style:default-outline-level="" style:class="chapter">
      <style:paragraph-properties fo:text-align="center" style:justify-single-word="false"/>
      <style:text-properties fo:color="#000000" style:font-name="Capitals" fo:font-family="Capitals" style:font-family-generic="roman" style:font-pitch="variable" fo:font-size="22pt" style:font-size-asian="22pt"/>
    </style:style>
    <style:style style:name="ANAMETÝN_20_BAZEN_20_ÝLK_20_SATIR" style:display-name="ANAMETÝN BAZEN ÝLK SATIR" style:family="paragraph" style:parent-style-name="Standard" style:default-outline-level="">
      <style:paragraph-properties fo:line-height="0.635cm" fo:text-align="justify" style:justify-single-word="false"/>
      <style:text-properties fo:font-size="10pt" style:font-size-asian="10pt"/>
    </style:style>
    <style:style style:name="Plain_20_Text" style:display-name="Plain Text" style:family="paragraph" style:parent-style-name="Standard" style:default-outline-level="">
      <style:text-properties style:font-name="Courier" fo:font-family="Courier" style:font-family-generic="roman" style:font-pitch="variable" fo:language="tr" fo:country="TR"/>
    </style:style>
    <style:style style:name="Document_20_Map" style:display-name="Document Map" style:family="paragraph" style:parent-style-name="Standard" style:default-outline-level="">
      <style:text-properties style:font-name="Lucida Grande" fo:font-family="'Lucida Grande'" style:font-family-generic="roman" style:font-pitch="variable" fo:language="tr" fo:country="TR"/>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fo:language="tr" fo:country="TR"/>
    </style:style>
    <style:style style:name="alýntý" style:family="paragraph" style:parent-style-name="Standard" style:default-outline-level="">
      <style:paragraph-properties fo:line-height="0.441cm" fo:text-align="justify" style:justify-single-word="false"/>
      <style:text-properties fo:font-size="9pt" fo:font-style="italic" style:font-size-asian="9pt" style:font-style-asian="italic"/>
    </style:style>
    <style:style style:name="altyazý" style:family="paragraph" style:parent-style-name="Standard" style:default-outline-level="">
      <style:paragraph-properties fo:line-height="0.423cm"/>
      <style:text-properties fo:font-size="8pt" fo:letter-spacing="0.009cm" fo:font-weight="bold" style:font-size-asian="8pt" style:font-weight-asian="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ÜNYADAN YANKILAR 2</dc:title>
    <meta:initial-creator>HARUN YAHYA</meta:initial-creator>
    <meta:creation-date>2005-03-04T15:45:00</meta:creation-date>
    <dc:date>2019-10-13T20:22:48.567549310</dc:date>
    <meta:editing-cycles>130</meta:editing-cycles>
    <meta:editing-duration>PT9M38S</meta:editing-duration>
    <meta:generator>LibreOffice/6.3.2.2$Linux_X86_64 LibreOffice_project/ddcf6633b674837c71d3649d97a9cb3c0d392a84</meta:generator>
    <dc:subject>DÜNYADANYANKILAR-2-</dc:subject>
    <meta:document-statistic meta:table-count="0" meta:image-count="0" meta:object-count="0" meta:page-count="148" meta:paragraph-count="1991" meta:word-count="33658" meta:character-count="271296" meta:non-whitespace-character-count="238949"/>
    <meta:user-defined meta:name="Operator">2001</meta:user-defined>
  </office:meta>
</office:document-meta>
</file>